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5875cm"/>
    </style:style>
    <style:style style:name="co3" style:family="table-column">
      <style:table-column-properties fo:break-before="auto" style:column-width="2.67229166666667cm"/>
    </style:style>
    <style:style style:name="co4" style:family="table-column">
      <style:table-column-properties fo:break-before="auto" style:column-width="2.40770833333333cm"/>
    </style:style>
    <style:style style:name="co5" style:family="table-column">
      <style:table-column-properties fo:break-before="auto" style:column-width="4.63020833333333cm"/>
    </style:style>
    <style:style style:name="co6" style:family="table-column">
      <style:table-column-properties fo:break-before="auto" style:column-width="4.365625cm"/>
    </style:style>
    <style:style style:name="co7" style:family="table-column">
      <style:table-column-properties fo:break-before="auto" style:column-width="6.53520833333333cm"/>
    </style:style>
    <style:style style:name="co8" style:family="table-column">
      <style:table-column-properties fo:break-before="auto" style:column-width="6.29708333333333cm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6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4" table:default-cell-style-name="ce1"/>
        <table:table-row table:style-name="ro1">
          <table:table-cell office:value-type="string" table:style-name="ce5">
            <text:p>Experiment 4</text:p>
          </table:table-cell>
          <table:table-cell table:number-columns-repeated="4" table:style-name="ce1"/>
          <table:table-cell table:style-name="ce6"/>
          <table:table-cell table:number-columns-repeated="16378" table:style-name="ce1"/>
        </table:table-row>
        <table:table-row table:style-name="ro2">
          <table:table-cell office:value-type="string" table:style-name="ce5">
            <text:p><text:s/>T_start</text:p>
          </table:table-cell>
          <table:table-cell office:value-type="string" table:style-name="ce2">
            <text:p><text:s/>T_end</text:p>
          </table:table-cell>
          <table:table-cell office:value-type="string" table:style-name="ce5">
            <text:p>T_elapsed (ms)</text:p>
          </table:table-cell>
          <table:table-cell office:value-type="string" table:style-name="ce5">
            <text:p>Voltage (W)</text:p>
          </table:table-cell>
          <table:table-cell office:value-type="string" table:style-name="ce7">
            <text:p>Current (mA)</text:p>
          </table:table-cell>
          <table:table-cell office:value-type="string" table:style-name="ce4">
            <text:p>Consumed energy (J=Ws)</text:p>
          </table:table-cell>
          <table:table-cell table:number-columns-repeated="2" table:style-name="ce5"/>
          <table:table-cell office:value-type="string" table:style-name="ce5">
            <text:p>Consumed energy without SO (J=Ws)</text:p>
          </table:table-cell>
          <table:table-cell office:value-type="string" table:style-name="ce5">
            <text:p>Base power consumption by SO (Ws)</text:p>
          </table:table-cell>
          <table:table-cell table:number-columns-repeated="16374"/>
        </table:table-row>
        <table:table-row table:style-name="ro1">
          <table:table-cell office:value-type="time" office:time-value="PT17H2M0S" table:style-name="ce3">
            <text:p>17:02:00</text:p>
          </table:table-cell>
          <table:table-cell office:value-type="time" office:time-value="PT17H2M1S" table:style-name="ce3">
            <text:p>17:02:01</text:p>
          </table:table-cell>
          <table:table-cell office:value-type="float" office:value="1055" table:style-name="ce1">
            <text:p>1055</text:p>
          </table:table-cell>
          <table:table-cell office:value-type="float" office:value="5.13" table:style-name="ce1">
            <text:p>5,13</text:p>
          </table:table-cell>
          <table:table-cell office:value-type="float" office:value="695.65" table:style-name="ce1">
            <text:p>695,65</text:p>
          </table:table-cell>
          <table:table-cell office:value-type="float" office:value="3.7649621474999995" table:formula="of:=[.C3]/1000 * [.D3]*[.E3]/1000" table:style-name="ce6">
            <text:p>3,764962148</text:p>
          </table:table-cell>
          <table:table-cell table:number-columns-repeated="2" table:style-name="ce1"/>
          <table:table-cell office:value-type="float" office:value="1.0832624023233692" table:formula="of:=[.F3]-([.$J$3]*[.C3]/1000)" table:style-name="ce1">
            <text:p>1,083262402</text:p>
          </table:table-cell>
          <table:table-cell office:value-type="float" office:value="2.541895493058417" table:style-name="ce1">
            <text:p>2,541895493</text:p>
          </table:table-cell>
          <table:table-cell table:number-columns-repeated="16374"/>
        </table:table-row>
        <table:table-row table:style-name="ro1">
          <table:table-cell office:value-type="time" office:time-value="PT17H2M1S" table:style-name="ce3">
            <text:p>17:02:01</text:p>
          </table:table-cell>
          <table:table-cell office:value-type="time" office:time-value="PT17H2M2S" table:style-name="ce3">
            <text:p>17:02:02</text:p>
          </table:table-cell>
          <table:table-cell office:value-type="float" office:value="1051" table:style-name="ce1">
            <text:p>1051</text:p>
          </table:table-cell>
          <table:table-cell office:value-type="float" office:value="5.14" table:style-name="ce1">
            <text:p>5,14</text:p>
          </table:table-cell>
          <table:table-cell office:value-type="float" office:value="628.26" table:style-name="ce1">
            <text:p>628,26</text:p>
          </table:table-cell>
          <table:table-cell office:value-type="float" office:value="3.3939484763999994" table:formula="of:=[.C4]/1000 * [.D4]*[.E4]/1000" table:style-name="ce6">
            <text:p>3,393948476</text:p>
          </table:table-cell>
          <table:table-cell table:number-columns-repeated="2" table:style-name="ce1"/>
          <table:table-cell office:value-type="float" office:value="0.72241631319560318" table:formula="of:=[.F4]-([.$J$3]*[.C4]/1000)" table:style-name="ce1">
            <text:p>0,722416313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17H2M2S" table:style-name="ce3">
            <text:p>17:02:02</text:p>
          </table:table-cell>
          <table:table-cell office:value-type="time" office:time-value="PT17H2M3S" table:style-name="ce3">
            <text:p>17:02:03</text:p>
          </table:table-cell>
          <table:table-cell office:value-type="float" office:value="1075" table:style-name="ce1">
            <text:p>1075</text:p>
          </table:table-cell>
          <table:table-cell office:value-type="float" office:value="5.16" table:style-name="ce1">
            <text:p>5,16</text:p>
          </table:table-cell>
          <table:table-cell office:value-type="float" office:value="573" table:style-name="ce1">
            <text:p>573</text:p>
          </table:table-cell>
          <table:table-cell office:value-type="float" office:value="3.1784310000000002" table:formula="of:=[.C5]/1000 * [.D5]*[.E5]/1000" table:style-name="ce6">
            <text:p>3,178431</text:p>
          </table:table-cell>
          <table:table-cell table:number-columns-repeated="2" table:style-name="ce1"/>
          <table:table-cell office:value-type="float" office:value="0.44589334496220179" table:formula="of:=[.F5]-([.$J$3]*[.C5]/1000)" table:style-name="ce1">
            <text:p>0,445893345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17H2M3S" table:style-name="ce3">
            <text:p>17:02:03</text:p>
          </table:table-cell>
          <table:table-cell office:value-type="time" office:time-value="PT17H2M4S" table:style-name="ce3">
            <text:p>17:02:04</text:p>
          </table:table-cell>
          <table:table-cell office:value-type="float" office:value="1058" table:style-name="ce1">
            <text:p>1058</text:p>
          </table:table-cell>
          <table:table-cell office:value-type="float" office:value="5.16" table:style-name="ce1">
            <text:p>5,16</text:p>
          </table:table-cell>
          <table:table-cell office:value-type="float" office:value="599.70000000000005" table:style-name="ce1">
            <text:p>599,7</text:p>
          </table:table-cell>
          <table:table-cell office:value-type="float" office:value="3.2739302160000006" table:formula="of:=[.C6]/1000 * [.D6]*[.E6]/1000" table:style-name="ce6">
            <text:p>3,273930216</text:p>
          </table:table-cell>
          <table:table-cell table:number-columns-repeated="2" table:style-name="ce1"/>
          <table:table-cell office:value-type="float" office:value="0.58460478434419549" table:formula="of:=[.F6]-([.$J$3]*[.C6]/1000)" table:style-name="ce1">
            <text:p>0,584604784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17H2M4S" table:style-name="ce3">
            <text:p>17:02:04</text:p>
          </table:table-cell>
          <table:table-cell office:value-type="time" office:time-value="PT17H2M6S" table:style-name="ce3">
            <text:p>17:02:06</text:p>
          </table:table-cell>
          <table:table-cell office:value-type="float" office:value="1058" table:style-name="ce1">
            <text:p>1058</text:p>
          </table:table-cell>
          <table:table-cell office:value-type="float" office:value="5.16" table:style-name="ce1">
            <text:p>5,16</text:p>
          </table:table-cell>
          <table:table-cell office:value-type="float" office:value="570.72" table:style-name="ce1">
            <text:p>570,72</text:p>
          </table:table-cell>
          <table:table-cell office:value-type="float" office:value="3.1157202816000003" table:formula="of:=[.C7]/1000 * [.D7]*[.E7]/1000" table:style-name="ce6">
            <text:p>3,115720282</text:p>
          </table:table-cell>
          <table:table-cell table:number-columns-repeated="2" table:style-name="ce1"/>
          <table:table-cell office:value-type="float" office:value="0.42639484994419519" table:formula="of:=[.F7]-([.$J$3]*[.C7]/1000)" table:style-name="ce1">
            <text:p>0,42639485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17H2M6S" table:style-name="ce3">
            <text:p>17:02:06</text:p>
          </table:table-cell>
          <table:table-cell office:value-type="time" office:time-value="PT17H2M7S" table:style-name="ce3">
            <text:p>17:02:07</text:p>
          </table:table-cell>
          <table:table-cell office:value-type="float" office:value="1081" table:style-name="ce1">
            <text:p>1081</text:p>
          </table:table-cell>
          <table:table-cell office:value-type="float" office:value="5.17" table:style-name="ce1">
            <text:p>5,17</text:p>
          </table:table-cell>
          <table:table-cell office:value-type="float" office:value="564.97" table:style-name="ce1">
            <text:p>564,97</text:p>
          </table:table-cell>
          <table:table-cell office:value-type="float" office:value="3.1574873868999997" table:formula="of:=[.C8]/1000 * [.D8]*[.E8]/1000" table:style-name="ce6">
            <text:p>3,157487387</text:p>
          </table:table-cell>
          <table:table-cell table:number-columns-repeated="2" table:style-name="ce1"/>
          <table:table-cell office:value-type="float" office:value="0.40969835890385076" table:formula="of:=[.F8]-([.$J$3]*[.C8]/1000)" table:style-name="ce1">
            <text:p>0,409698359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17H2M7S" table:style-name="ce3">
            <text:p>17:02:07</text:p>
          </table:table-cell>
          <table:table-cell office:value-type="time" office:time-value="PT17H2M8S" table:style-name="ce3">
            <text:p>17:02:08</text:p>
          </table:table-cell>
          <table:table-cell office:value-type="float" office:value="1076" table:style-name="ce1">
            <text:p>1076</text:p>
          </table:table-cell>
          <table:table-cell office:value-type="float" office:value="5.16" table:style-name="ce1">
            <text:p>5,16</text:p>
          </table:table-cell>
          <table:table-cell office:value-type="float" office:value="562.96" table:style-name="ce1">
            <text:p>562,96</text:p>
          </table:table-cell>
          <table:table-cell office:value-type="float" office:value="3.1256439936000007" table:formula="of:=[.C9]/1000 * [.D9]*[.E9]/1000" table:style-name="ce6">
            <text:p>3,125643994</text:p>
          </table:table-cell>
          <table:table-cell table:number-columns-repeated="2" table:style-name="ce1"/>
          <table:table-cell office:value-type="float" office:value="0.39056444306914395" table:formula="of:=[.F9]-([.$J$3]*[.C9]/1000)" table:style-name="ce1">
            <text:p>0,390564443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17H2M8S" table:style-name="ce3">
            <text:p>17:02:08</text:p>
          </table:table-cell>
          <table:table-cell office:value-type="time" office:time-value="PT17H2M9S" table:style-name="ce3">
            <text:p>17:02:09</text:p>
          </table:table-cell>
          <table:table-cell office:value-type="float" office:value="1074" table:style-name="ce1">
            <text:p>1074</text:p>
          </table:table-cell>
          <table:table-cell office:value-type="float" office:value="5.16" table:style-name="ce1">
            <text:p>5,16</text:p>
          </table:table-cell>
          <table:table-cell office:value-type="float" office:value="547.65" table:style-name="ce1">
            <text:p>547,65</text:p>
          </table:table-cell>
          <table:table-cell office:value-type="float" office:value="3.0349886760000002" table:formula="of:=[.C10]/1000 * [.D10]*[.E10]/1000" table:style-name="ce6">
            <text:p>3,034988676</text:p>
          </table:table-cell>
          <table:table-cell table:number-columns-repeated="2" table:style-name="ce1"/>
          <table:table-cell office:value-type="float" office:value="0.3049929164552605" table:formula="of:=[.F10]-([.$J$3]*[.C10]/1000)" table:style-name="ce1">
            <text:p>0,304992916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17H2M9S" table:style-name="ce3">
            <text:p>17:02:09</text:p>
          </table:table-cell>
          <table:table-cell office:value-type="time" office:time-value="PT17H2M10S" table:style-name="ce3">
            <text:p>17:02:10</text:p>
          </table:table-cell>
          <table:table-cell office:value-type="float" office:value="1073" table:style-name="ce1">
            <text:p>1073</text:p>
          </table:table-cell>
          <table:table-cell office:value-type="float" office:value="5.17" table:style-name="ce1">
            <text:p>5,17</text:p>
          </table:table-cell>
          <table:table-cell office:value-type="float" office:value="550.35" table:style-name="ce1">
            <text:p>550,35</text:p>
          </table:table-cell>
          <table:table-cell office:value-type="float" office:value="3.0530170934999998" table:formula="of:=[.C11]/1000 * [.D11]*[.E11]/1000" table:style-name="ce6">
            <text:p>3,053017094</text:p>
          </table:table-cell>
          <table:table-cell table:number-columns-repeated="2" table:style-name="ce1"/>
          <table:table-cell office:value-type="float" office:value="0.32556322944831839" table:formula="of:=[.F11]-([.$J$3]*[.C11]/1000)" table:style-name="ce1">
            <text:p>0,325563229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17H2M10S" table:style-name="ce3">
            <text:p>17:02:10</text:p>
          </table:table-cell>
          <table:table-cell office:value-type="time" office:time-value="PT17H2M11S" table:style-name="ce3">
            <text:p>17:02:11</text:p>
          </table:table-cell>
          <table:table-cell office:value-type="float" office:value="1072" table:style-name="ce1">
            <text:p>1072</text:p>
          </table:table-cell>
          <table:table-cell office:value-type="float" office:value="5.17" table:style-name="ce1">
            <text:p>5,17</text:p>
          </table:table-cell>
          <table:table-cell office:value-type="float" office:value="525.34" table:style-name="ce1">
            <text:p>525,34</text:p>
          </table:table-cell>
          <table:table-cell office:value-type="float" office:value="2.9115603616000003" table:formula="of:=[.C12]/1000 * [.D12]*[.E12]/1000" table:style-name="ce6">
            <text:p>2,911560362</text:p>
          </table:table-cell>
          <table:table-cell table:number-columns-repeated="2" table:style-name="ce1"/>
          <table:table-cell office:value-type="float" office:value="0.18664839304137759" table:formula="of:=[.F12]-([.$J$3]*[.C12]/1000)" table:style-name="ce1">
            <text:p>0,186648393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17H2M11S" table:style-name="ce3">
            <text:p>17:02:11</text:p>
          </table:table-cell>
          <table:table-cell office:value-type="time" office:time-value="PT17H2M12S" table:style-name="ce3">
            <text:p>17:02:12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40.21" table:style-name="ce1">
            <text:p>540,21</text:p>
          </table:table-cell>
          <table:table-cell office:value-type="float" office:value="2.9855948133000001" table:formula="of:=[.C13]/1000 * [.D13]*[.E13]/1000" table:style-name="ce6">
            <text:p>2,985594813</text:p>
          </table:table-cell>
          <table:table-cell table:number-columns-repeated="2" table:style-name="ce1"/>
          <table:table-cell office:value-type="float" office:value="0.26830853122055265" table:formula="of:=[.F13]-([.$J$3]*[.C13]/1000)" table:style-name="ce1">
            <text:p>0,268308531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17H2M12S" table:style-name="ce3">
            <text:p>17:02:12</text:p>
          </table:table-cell>
          <table:table-cell office:value-type="time" office:time-value="PT17H2M13S" table:style-name="ce3">
            <text:p>17:02:13</text:p>
          </table:table-cell>
          <table:table-cell office:value-type="float" office:value="1083" table:style-name="ce1">
            <text:p>1083</text:p>
          </table:table-cell>
          <table:table-cell office:value-type="float" office:value="5.17" table:style-name="ce1">
            <text:p>5,17</text:p>
          </table:table-cell>
          <table:table-cell office:value-type="float" office:value="566.98" table:style-name="ce1">
            <text:p>566,98</text:p>
          </table:table-cell>
          <table:table-cell office:value-type="float" office:value="3.1745833877999998" table:formula="of:=[.C14]/1000 * [.D14]*[.E14]/1000" table:style-name="ce6">
            <text:p>3,174583388</text:p>
          </table:table-cell>
          <table:table-cell table:number-columns-repeated="2" table:style-name="ce1"/>
          <table:table-cell office:value-type="float" office:value="0.42171056881773428" table:formula="of:=[.F14]-([.$J$3]*[.C14]/1000)" table:style-name="ce1">
            <text:p>0,421710569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17H2M13S" table:style-name="ce3">
            <text:p>17:02:13</text:p>
          </table:table-cell>
          <table:table-cell office:value-type="time" office:time-value="PT17H2M14S" table:style-name="ce3">
            <text:p>17:02:14</text:p>
          </table:table-cell>
          <table:table-cell office:value-type="float" office:value="1057" table:style-name="ce1">
            <text:p>1057</text:p>
          </table:table-cell>
          <table:table-cell office:value-type="float" office:value="5.15" table:style-name="ce1">
            <text:p>5,15</text:p>
          </table:table-cell>
          <table:table-cell office:value-type="float" office:value="582.86" table:style-name="ce1">
            <text:p>582,86</text:p>
          </table:table-cell>
          <table:table-cell office:value-type="float" office:value="3.1728275530000003" table:formula="of:=[.C15]/1000 * [.D15]*[.E15]/1000" table:style-name="ce6">
            <text:p>3,172827553</text:p>
          </table:table-cell>
          <table:table-cell table:number-columns-repeated="2" table:style-name="ce1"/>
          <table:table-cell office:value-type="float" office:value="0.48604401683725351" table:formula="of:=[.F15]-([.$J$3]*[.C15]/1000)" table:style-name="ce1">
            <text:p>0,486044017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17H2M14S" table:style-name="ce3">
            <text:p>17:02:14</text:p>
          </table:table-cell>
          <table:table-cell office:value-type="time" office:time-value="PT17H2M15S" table:style-name="ce3">
            <text:p>17:02:15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46.19000000000005" table:style-name="ce1">
            <text:p>546,19</text:p>
          </table:table-cell>
          <table:table-cell office:value-type="float" office:value="3.0073494494999999" table:formula="of:=[.C16]/1000 * [.D16]*[.E16]/1000" table:style-name="ce6">
            <text:p>3,00734945</text:p>
          </table:table-cell>
          <table:table-cell table:number-columns-repeated="2" table:style-name="ce1"/>
          <table:table-cell office:value-type="float" office:value="0.30023074939278604" table:formula="of:=[.F16]-([.$J$3]*[.C16]/1000)" table:style-name="ce1">
            <text:p>0,300230749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17H2M15S" table:style-name="ce3">
            <text:p>17:02:15</text:p>
          </table:table-cell>
          <table:table-cell office:value-type="time" office:time-value="PT17H2M17S" table:style-name="ce3">
            <text:p>17:02:17</text:p>
          </table:table-cell>
          <table:table-cell office:value-type="float" office:value="1079" table:style-name="ce1">
            <text:p>1079</text:p>
          </table:table-cell>
          <table:table-cell office:value-type="float" office:value="5.16" table:style-name="ce1">
            <text:p>5,16</text:p>
          </table:table-cell>
          <table:table-cell office:value-type="float" office:value="559.78" table:style-name="ce1">
            <text:p>559,78</text:p>
          </table:table-cell>
          <table:table-cell office:value-type="float" office:value="3.1166535191999998" table:formula="of:=[.C17]/1000 * [.D17]*[.E17]/1000" table:style-name="ce6">
            <text:p>3,116653519</text:p>
          </table:table-cell>
          <table:table-cell table:number-columns-repeated="2" table:style-name="ce1"/>
          <table:table-cell office:value-type="float" office:value="0.37394828218996778" table:formula="of:=[.F17]-([.$J$3]*[.C17]/1000)" table:style-name="ce1">
            <text:p>0,373948282</text:p>
          </table:table-cell>
          <table:table-cell table:number-columns-repeated="16375"/>
        </table:table-row>
        <table:table-row table:style-name="ro1">
          <table:table-cell office:value-type="time" office:time-value="PT17H2M17S" table:style-name="ce3">
            <text:p>17:02:17</text:p>
          </table:table-cell>
          <table:table-cell office:value-type="time" office:time-value="PT17H2M18S" table:style-name="ce3">
            <text:p>17:02:18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53.91" table:style-name="ce1">
            <text:p>553,91</text:p>
          </table:table-cell>
          <table:table-cell office:value-type="float" office:value="3.0553897164000001" table:formula="of:=[.C18]/1000 * [.D18]*[.E18]/1000" table:style-name="ce6">
            <text:p>3,055389716</text:p>
          </table:table-cell>
          <table:table-cell table:number-columns-repeated="2" table:style-name="ce1"/>
          <table:table-cell office:value-type="float" office:value="0.33810343432055268" table:formula="of:=[.F18]-([.$J$3]*[.C18]/1000)" table:style-name="ce1">
            <text:p>0,338103434</text:p>
          </table:table-cell>
          <table:table-cell table:number-columns-repeated="16375"/>
        </table:table-row>
        <table:table-row table:style-name="ro1">
          <table:table-cell office:value-type="time" office:time-value="PT17H2M18S" table:style-name="ce3">
            <text:p>17:02:18</text:p>
          </table:table-cell>
          <table:table-cell office:value-type="time" office:time-value="PT17H2M19S" table:style-name="ce3">
            <text:p>17:02:19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52.37" table:style-name="ce1">
            <text:p>552,37</text:p>
          </table:table-cell>
          <table:table-cell office:value-type="float" office:value="3.0554457024000001" table:formula="of:=[.C19]/1000 * [.D19]*[.E19]/1000" table:style-name="ce6">
            <text:p>3,055445702</text:p>
          </table:table-cell>
          <table:table-cell table:number-columns-repeated="2" table:style-name="ce1"/>
          <table:table-cell office:value-type="float" office:value="0.33053373384137741" table:formula="of:=[.F19]-([.$J$3]*[.C19]/1000)" table:style-name="ce1">
            <text:p>0,330533734</text:p>
          </table:table-cell>
          <table:table-cell table:number-columns-repeated="16375"/>
        </table:table-row>
        <table:table-row table:style-name="ro1">
          <table:table-cell office:value-type="time" office:time-value="PT17H2M19S" table:style-name="ce3">
            <text:p>17:02:19</text:p>
          </table:table-cell>
          <table:table-cell office:value-type="time" office:time-value="PT17H2M20S" table:style-name="ce3">
            <text:p>17:02:20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56.88" table:style-name="ce1">
            <text:p>556,88</text:p>
          </table:table-cell>
          <table:table-cell office:value-type="float" office:value="3.0832663583999995" table:formula="of:=[.C20]/1000 * [.D20]*[.E20]/1000" table:style-name="ce6">
            <text:p>3,083266358</text:p>
          </table:table-cell>
          <table:table-cell table:number-columns-repeated="2" table:style-name="ce1"/>
          <table:table-cell office:value-type="float" office:value="0.35581249434831808" table:formula="of:=[.F20]-([.$J$3]*[.C20]/1000)" table:style-name="ce1">
            <text:p>0,355812494</text:p>
          </table:table-cell>
          <table:table-cell table:number-columns-repeated="16375"/>
        </table:table-row>
        <table:table-row table:style-name="ro1">
          <table:table-cell office:value-type="time" office:time-value="PT17H2M20S" table:style-name="ce3">
            <text:p>17:02:20</text:p>
          </table:table-cell>
          <table:table-cell office:value-type="time" office:time-value="PT17H2M21S" table:style-name="ce3">
            <text:p>17:02:21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21.78" table:style-name="ce1">
            <text:p>521,78</text:p>
          </table:table-cell>
          <table:table-cell office:value-type="float" office:value="2.8783419741999996" table:formula="of:=[.C21]/1000 * [.D21]*[.E21]/1000" table:style-name="ce6">
            <text:p>2,878341974</text:p>
          </table:table-cell>
          <table:table-cell table:number-columns-repeated="2" table:style-name="ce1"/>
          <table:table-cell office:value-type="float" office:value="0.16613948310666871" table:formula="of:=[.F21]-([.$J$3]*[.C21]/1000)" table:style-name="ce1">
            <text:p>0,166139483</text:p>
          </table:table-cell>
          <table:table-cell table:number-columns-repeated="16375"/>
        </table:table-row>
        <table:table-row table:style-name="ro1">
          <table:table-cell office:value-type="time" office:time-value="PT17H2M21S" table:style-name="ce3">
            <text:p>17:02:21</text:p>
          </table:table-cell>
          <table:table-cell office:value-type="time" office:time-value="PT17H2M22S" table:style-name="ce3">
            <text:p>17:02:22</text:p>
          </table:table-cell>
          <table:table-cell office:value-type="float" office:value="1074" table:style-name="ce1">
            <text:p>1074</text:p>
          </table:table-cell>
          <table:table-cell office:value-type="float" office:value="5.16" table:style-name="ce1">
            <text:p>5,16</text:p>
          </table:table-cell>
          <table:table-cell office:value-type="float" office:value="538.66" table:style-name="ce1">
            <text:p>538,66</text:p>
          </table:table-cell>
          <table:table-cell office:value-type="float" office:value="2.9851675343999999" table:formula="of:=[.C22]/1000 * [.D22]*[.E22]/1000" table:style-name="ce6">
            <text:p>2,985167534</text:p>
          </table:table-cell>
          <table:table-cell table:number-columns-repeated="2" table:style-name="ce1"/>
          <table:table-cell office:value-type="float" office:value="0.25517177485526021" table:formula="of:=[.F22]-([.$J$3]*[.C22]/1000)" table:style-name="ce1">
            <text:p>0,255171775</text:p>
          </table:table-cell>
          <table:table-cell table:number-columns-repeated="16375"/>
        </table:table-row>
        <table:table-row table:style-name="ro1">
          <table:table-cell office:value-type="time" office:time-value="PT17H2M22S" table:style-name="ce3">
            <text:p>17:02:22</text:p>
          </table:table-cell>
          <table:table-cell office:value-type="time" office:time-value="PT17H2M23S" table:style-name="ce3">
            <text:p>17:02:23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65.41999999999996" table:style-name="ce1">
            <text:p>565,42</text:p>
          </table:table-cell>
          <table:table-cell office:value-type="float" office:value="3.1305496055999997" table:formula="of:=[.C23]/1000 * [.D23]*[.E23]/1000" table:style-name="ce6">
            <text:p>3,130549606</text:p>
          </table:table-cell>
          <table:table-cell table:number-columns-repeated="2" table:style-name="ce1"/>
          <table:table-cell office:value-type="float" office:value="0.40309574154831829" table:formula="of:=[.F23]-([.$J$3]*[.C23]/1000)" table:style-name="ce1">
            <text:p>0,403095742</text:p>
          </table:table-cell>
          <table:table-cell table:number-columns-repeated="16375"/>
        </table:table-row>
        <table:table-row table:style-name="ro1">
          <table:table-cell office:value-type="time" office:time-value="PT17H2M23S" table:style-name="ce3">
            <text:p>17:02:23</text:p>
          </table:table-cell>
          <table:table-cell office:value-type="time" office:time-value="PT17H2M24S" table:style-name="ce3">
            <text:p>17:02:24</text:p>
          </table:table-cell>
          <table:table-cell office:value-type="float" office:value="1074" table:style-name="ce1">
            <text:p>1074</text:p>
          </table:table-cell>
          <table:table-cell office:value-type="float" office:value="5.16" table:style-name="ce1">
            <text:p>5,16</text:p>
          </table:table-cell>
          <table:table-cell office:value-type="float" office:value="559.11" table:style-name="ce1">
            <text:p>559,11</text:p>
          </table:table-cell>
          <table:table-cell office:value-type="float" office:value="3.0984981624000003" table:formula="of:=[.C24]/1000 * [.D24]*[.E24]/1000" table:style-name="ce6">
            <text:p>3,098498162</text:p>
          </table:table-cell>
          <table:table-cell table:number-columns-repeated="2" table:style-name="ce1"/>
          <table:table-cell office:value-type="float" office:value="0.36850240285526059" table:formula="of:=[.F24]-([.$J$3]*[.C24]/1000)" table:style-name="ce1">
            <text:p>0,368502403</text:p>
          </table:table-cell>
          <table:table-cell table:number-columns-repeated="16375"/>
        </table:table-row>
        <table:table-row table:style-name="ro1">
          <table:table-cell office:value-type="time" office:time-value="PT17H2M24S" table:style-name="ce3">
            <text:p>17:02:24</text:p>
          </table:table-cell>
          <table:table-cell office:value-type="time" office:time-value="PT17H2M25S" table:style-name="ce3">
            <text:p>17:02:25</text:p>
          </table:table-cell>
          <table:table-cell office:value-type="float" office:value="1071" table:style-name="ce1">
            <text:p>1071</text:p>
          </table:table-cell>
          <table:table-cell office:value-type="float" office:value="5.17" table:style-name="ce1">
            <text:p>5,17</text:p>
          </table:table-cell>
          <table:table-cell office:value-type="float" office:value="548.79999999999995" table:style-name="ce1">
            <text:p>548,8</text:p>
          </table:table-cell>
          <table:table-cell office:value-type="float" office:value="3.0387440159999994" table:formula="of:=[.C25]/1000 * [.D25]*[.E25]/1000" table:style-name="ce6">
            <text:p>3,038744016</text:p>
          </table:table-cell>
          <table:table-cell table:number-columns-repeated="2" table:style-name="ce1"/>
          <table:table-cell office:value-type="float" office:value="0.31637394293443499" table:formula="of:=[.F25]-([.$J$3]*[.C25]/1000)" table:style-name="ce1">
            <text:p>0,316373943</text:p>
          </table:table-cell>
          <table:table-cell table:number-columns-repeated="16375"/>
        </table:table-row>
        <table:table-row table:style-name="ro1">
          <table:table-cell office:value-type="time" office:time-value="PT17H2M25S" table:style-name="ce3">
            <text:p>17:02:25</text:p>
          </table:table-cell>
          <table:table-cell office:value-type="time" office:time-value="PT17H2M26S" table:style-name="ce3">
            <text:p>17:02:26</text:p>
          </table:table-cell>
          <table:table-cell office:value-type="float" office:value="1077" table:style-name="ce1">
            <text:p>1077</text:p>
          </table:table-cell>
          <table:table-cell office:value-type="float" office:value="5.16" table:style-name="ce1">
            <text:p>5,16</text:p>
          </table:table-cell>
          <table:table-cell office:value-type="float" office:value="572.99" table:style-name="ce1">
            <text:p>572,99</text:p>
          </table:table-cell>
          <table:table-cell office:value-type="float" office:value="3.1842887867999998" table:formula="of:=[.C26]/1000 * [.D26]*[.E26]/1000" table:style-name="ce6">
            <text:p>3,184288787</text:p>
          </table:table-cell>
          <table:table-cell table:number-columns-repeated="2" table:style-name="ce1"/>
          <table:table-cell office:value-type="float" office:value="0.44666734077608439" table:formula="of:=[.F26]-([.$J$3]*[.C26]/1000)" table:style-name="ce1">
            <text:p>0,446667341</text:p>
          </table:table-cell>
          <table:table-cell table:number-columns-repeated="16375"/>
        </table:table-row>
        <table:table-row table:style-name="ro1">
          <table:table-cell office:value-type="time" office:time-value="PT17H2M26S" table:style-name="ce3">
            <text:p>17:02:26</text:p>
          </table:table-cell>
          <table:table-cell office:value-type="time" office:time-value="PT17H2M28S" table:style-name="ce3">
            <text:p>17:02:28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46.41" table:style-name="ce1">
            <text:p>546,41</text:p>
          </table:table-cell>
          <table:table-cell office:value-type="float" office:value="3.0083804651999997" table:formula="of:=[.C27]/1000 * [.D27]*[.E27]/1000" table:style-name="ce6">
            <text:p>3,008380465</text:p>
          </table:table-cell>
          <table:table-cell table:number-columns-repeated="2" table:style-name="ce1"/>
          <table:table-cell office:value-type="float" office:value="0.2961779741066688" table:formula="of:=[.F27]-([.$J$3]*[.C27]/1000)" table:style-name="ce1">
            <text:p>0,296177974</text:p>
          </table:table-cell>
          <table:table-cell table:number-columns-repeated="16375"/>
        </table:table-row>
        <table:table-row table:style-name="ro1">
          <table:table-cell office:value-type="time" office:time-value="PT17H2M28S" table:style-name="ce3">
            <text:p>17:02:28</text:p>
          </table:table-cell>
          <table:table-cell office:value-type="time" office:time-value="PT17H2M29S" table:style-name="ce3">
            <text:p>17:02:29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56.46" table:style-name="ce1">
            <text:p>556,46</text:p>
          </table:table-cell>
          <table:table-cell office:value-type="float" office:value="3.0723269520000005" table:formula="of:=[.C28]/1000 * [.D28]*[.E28]/1000" table:style-name="ce6">
            <text:p>3,072326952</text:p>
          </table:table-cell>
          <table:table-cell table:number-columns-repeated="2" table:style-name="ce1"/>
          <table:table-cell office:value-type="float" office:value="0.35249877442749433" table:formula="of:=[.F28]-([.$J$3]*[.C28]/1000)" table:style-name="ce1">
            <text:p>0,352498774</text:p>
          </table:table-cell>
          <table:table-cell table:number-columns-repeated="16375"/>
        </table:table-row>
        <table:table-row table:style-name="ro1">
          <table:table-cell office:value-type="time" office:time-value="PT17H2M29S" table:style-name="ce3">
            <text:p>17:02:29</text:p>
          </table:table-cell>
          <table:table-cell office:value-type="time" office:time-value="PT17H2M30S" table:style-name="ce3">
            <text:p>17:02:30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48.82000000000005" table:style-name="ce1">
            <text:p>548,82</text:p>
          </table:table-cell>
          <table:table-cell office:value-type="float" office:value="3.0331799586000003" table:formula="of:=[.C29]/1000 * [.D29]*[.E29]/1000" table:style-name="ce6">
            <text:p>3,033179959</text:p>
          </table:table-cell>
          <table:table-cell table:number-columns-repeated="2" table:style-name="ce1"/>
          <table:table-cell office:value-type="float" office:value="0.31589367652055289" table:formula="of:=[.F29]-([.$J$3]*[.C29]/1000)" table:style-name="ce1">
            <text:p>0,315893677</text:p>
          </table:table-cell>
          <table:table-cell table:number-columns-repeated="16375"/>
        </table:table-row>
        <table:table-row table:style-name="ro1">
          <table:table-cell office:value-type="time" office:time-value="PT17H2M30S" table:style-name="ce3">
            <text:p>17:02:30</text:p>
          </table:table-cell>
          <table:table-cell office:value-type="time" office:time-value="PT17H2M31S" table:style-name="ce3">
            <text:p>17:02:31</text:p>
          </table:table-cell>
          <table:table-cell office:value-type="float" office:value="1080" table:style-name="ce1">
            <text:p>1080</text:p>
          </table:table-cell>
          <table:table-cell office:value-type="float" office:value="5.17" table:style-name="ce1">
            <text:p>5,17</text:p>
          </table:table-cell>
          <table:table-cell office:value-type="float" office:value="564.86" table:style-name="ce1">
            <text:p>564,86</text:p>
          </table:table-cell>
          <table:table-cell office:value-type="float" office:value="3.1539522960000004" table:formula="of:=[.C30]/1000 * [.D30]*[.E30]/1000" table:style-name="ce6">
            <text:p>3,153952296</text:p>
          </table:table-cell>
          <table:table-cell table:number-columns-repeated="2" table:style-name="ce1"/>
          <table:table-cell office:value-type="float" office:value="0.40870516349691011" table:formula="of:=[.F30]-([.$J$3]*[.C30]/1000)" table:style-name="ce1">
            <text:p>0,408705163</text:p>
          </table:table-cell>
          <table:table-cell table:number-columns-repeated="16375"/>
        </table:table-row>
        <table:table-row table:style-name="ro1">
          <table:table-cell office:value-type="time" office:time-value="PT17H2M31S" table:style-name="ce3">
            <text:p>17:02:31</text:p>
          </table:table-cell>
          <table:table-cell office:value-type="time" office:time-value="PT17H2M32S" table:style-name="ce3">
            <text:p>17:02:32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48.48" table:style-name="ce1">
            <text:p>548,48</text:p>
          </table:table-cell>
          <table:table-cell office:value-type="float" office:value="3.0284652288" table:formula="of:=[.C31]/1000 * [.D31]*[.E31]/1000" table:style-name="ce6">
            <text:p>3,028465229</text:p>
          </table:table-cell>
          <table:table-cell table:number-columns-repeated="2" table:style-name="ce1"/>
          <table:table-cell office:value-type="float" office:value="0.31372084221361085" table:formula="of:=[.F31]-([.$J$3]*[.C31]/1000)" table:style-name="ce1">
            <text:p>0,313720842</text:p>
          </table:table-cell>
          <table:table-cell table:number-columns-repeated="16375"/>
        </table:table-row>
        <table:table-row table:style-name="ro1">
          <table:table-cell office:value-type="time" office:time-value="PT17H2M32S" table:style-name="ce3">
            <text:p>17:02:32</text:p>
          </table:table-cell>
          <table:table-cell office:value-type="time" office:time-value="PT17H2M33S" table:style-name="ce3">
            <text:p>17:02:33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42.27" table:style-name="ce1">
            <text:p>542,27</text:p>
          </table:table-cell>
          <table:table-cell office:value-type="float" office:value="2.9941763412000002" table:formula="of:=[.C32]/1000 * [.D32]*[.E32]/1000" table:style-name="ce6">
            <text:p>2,994176341</text:p>
          </table:table-cell>
          <table:table-cell table:number-columns-repeated="2" table:style-name="ce1"/>
          <table:table-cell office:value-type="float" office:value="0.27943195461361103" table:formula="of:=[.F32]-([.$J$3]*[.C32]/1000)" table:style-name="ce1">
            <text:p>0,279431955</text:p>
          </table:table-cell>
          <table:table-cell table:number-columns-repeated="16375"/>
        </table:table-row>
        <table:table-row table:style-name="ro1">
          <table:table-cell office:value-type="time" office:time-value="PT17H2M33S" table:style-name="ce3">
            <text:p>17:02:33</text:p>
          </table:table-cell>
          <table:table-cell office:value-type="time" office:time-value="PT17H2M34S" table:style-name="ce3">
            <text:p>17:02:34</text:p>
          </table:table-cell>
          <table:table-cell office:value-type="float" office:value="1080" table:style-name="ce1">
            <text:p>1080</text:p>
          </table:table-cell>
          <table:table-cell office:value-type="float" office:value="5.16" table:style-name="ce1">
            <text:p>5,16</text:p>
          </table:table-cell>
          <table:table-cell office:value-type="float" office:value="563.12" table:style-name="ce1">
            <text:p>563,12</text:p>
          </table:table-cell>
          <table:table-cell office:value-type="float" office:value="3.1381551360000004" table:formula="of:=[.C33]/1000 * [.D33]*[.E33]/1000" table:style-name="ce6">
            <text:p>3,138155136</text:p>
          </table:table-cell>
          <table:table-cell table:number-columns-repeated="2" table:style-name="ce1"/>
          <table:table-cell office:value-type="float" office:value="0.39290800349691013" table:formula="of:=[.F33]-([.$J$3]*[.C33]/1000)" table:style-name="ce1">
            <text:p>0,392908003</text:p>
          </table:table-cell>
          <table:table-cell table:number-columns-repeated="16375"/>
        </table:table-row>
        <table:table-row table:style-name="ro1">
          <table:table-cell office:value-type="time" office:time-value="PT17H2M34S" table:style-name="ce3">
            <text:p>17:02:34</text:p>
          </table:table-cell>
          <table:table-cell office:value-type="time" office:time-value="PT17H2M35S" table:style-name="ce3">
            <text:p>17:02:35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45.87" table:style-name="ce1">
            <text:p>545,87</text:p>
          </table:table-cell>
          <table:table-cell office:value-type="float" office:value="3.0166741331999996" table:formula="of:=[.C34]/1000 * [.D34]*[.E34]/1000" table:style-name="ce6">
            <text:p>3,016674133</text:p>
          </table:table-cell>
          <table:table-cell table:number-columns-repeated="2" table:style-name="ce1"/>
          <table:table-cell office:value-type="float" office:value="0.29430406013443511" table:formula="of:=[.F34]-([.$J$3]*[.C34]/1000)" table:style-name="ce1">
            <text:p>0,29430406</text:p>
          </table:table-cell>
          <table:table-cell table:number-columns-repeated="16375"/>
        </table:table-row>
        <table:table-row table:style-name="ro1">
          <table:table-cell office:value-type="time" office:time-value="PT17H2M35S" table:style-name="ce3">
            <text:p>17:02:35</text:p>
          </table:table-cell>
          <table:table-cell office:value-type="time" office:time-value="PT17H2M36S" table:style-name="ce3">
            <text:p>17:02:36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52.38" table:style-name="ce1">
            <text:p>552,38</text:p>
          </table:table-cell>
          <table:table-cell office:value-type="float" office:value="3.0557109220000003" table:formula="of:=[.C35]/1000 * [.D35]*[.E35]/1000" table:style-name="ce6">
            <text:p>3,055710922</text:p>
          </table:table-cell>
          <table:table-cell table:number-columns-repeated="2" table:style-name="ce1"/>
          <table:table-cell office:value-type="float" office:value="0.33588274442749411" table:formula="of:=[.F35]-([.$J$3]*[.C35]/1000)" table:style-name="ce1">
            <text:p>0,335882744</text:p>
          </table:table-cell>
          <table:table-cell table:number-columns-repeated="16375"/>
        </table:table-row>
        <table:table-row table:style-name="ro1">
          <table:table-cell office:value-type="time" office:time-value="PT17H2M36S" table:style-name="ce3">
            <text:p>17:02:36</text:p>
          </table:table-cell>
          <table:table-cell office:value-type="time" office:time-value="PT17H2M37S" table:style-name="ce3">
            <text:p>17:02:37</text:p>
          </table:table-cell>
          <table:table-cell office:value-type="float" office:value="1075" table:style-name="ce1">
            <text:p>1075</text:p>
          </table:table-cell>
          <table:table-cell office:value-type="float" office:value="5.17" table:style-name="ce1">
            <text:p>5,17</text:p>
          </table:table-cell>
          <table:table-cell office:value-type="float" office:value="544.23" table:style-name="ce1">
            <text:p>544,23</text:p>
          </table:table-cell>
          <table:table-cell office:value-type="float" office:value="3.0246942824999996" table:formula="of:=[.C36]/1000 * [.D36]*[.E36]/1000" table:style-name="ce6">
            <text:p>3,024694283</text:p>
          </table:table-cell>
          <table:table-cell table:number-columns-repeated="2" table:style-name="ce1"/>
          <table:table-cell office:value-type="float" office:value="0.29215662746220117" table:formula="of:=[.F36]-([.$J$3]*[.C36]/1000)" table:style-name="ce1">
            <text:p>0,292156627</text:p>
          </table:table-cell>
          <table:table-cell table:number-columns-repeated="16375"/>
        </table:table-row>
        <table:table-row table:style-name="ro1">
          <table:table-cell office:value-type="time" office:time-value="PT17H2M37S" table:style-name="ce3">
            <text:p>17:02:37</text:p>
          </table:table-cell>
          <table:table-cell office:value-type="time" office:time-value="PT17H2M39S" table:style-name="ce3">
            <text:p>17:02:39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47.41999999999996" table:style-name="ce1">
            <text:p>547,42</text:p>
          </table:table-cell>
          <table:table-cell office:value-type="float" office:value="3.0224153039999999" table:formula="of:=[.C37]/1000 * [.D37]*[.E37]/1000" table:style-name="ce6">
            <text:p>3,022415304</text:p>
          </table:table-cell>
          <table:table-cell table:number-columns-repeated="2" table:style-name="ce1"/>
          <table:table-cell office:value-type="float" office:value="0.30258712642749375" table:formula="of:=[.F37]-([.$J$3]*[.C37]/1000)" table:style-name="ce1">
            <text:p>0,302587126</text:p>
          </table:table-cell>
          <table:table-cell table:number-columns-repeated="16375"/>
        </table:table-row>
        <table:table-row table:style-name="ro1">
          <table:table-cell office:value-type="time" office:time-value="PT17H2M39S" table:style-name="ce3">
            <text:p>17:02:39</text:p>
          </table:table-cell>
          <table:table-cell office:value-type="time" office:time-value="PT17H2M40S" table:style-name="ce3">
            <text:p>17:02:40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42.32000000000005" table:style-name="ce1">
            <text:p>542,32</text:p>
          </table:table-cell>
          <table:table-cell office:value-type="float" office:value="2.9944524192000004" table:formula="of:=[.C38]/1000 * [.D38]*[.E38]/1000" table:style-name="ce6">
            <text:p>2,994452419</text:p>
          </table:table-cell>
          <table:table-cell table:number-columns-repeated="2" table:style-name="ce1"/>
          <table:table-cell office:value-type="float" office:value="0.27970803261361121" table:formula="of:=[.F38]-([.$J$3]*[.C38]/1000)" table:style-name="ce1">
            <text:p>0,279708033</text:p>
          </table:table-cell>
          <table:table-cell table:number-columns-repeated="16375"/>
        </table:table-row>
        <table:table-row table:style-name="ro1">
          <table:table-cell office:value-type="time" office:time-value="PT17H2M40S" table:style-name="ce3">
            <text:p>17:02:40</text:p>
          </table:table-cell>
          <table:table-cell office:value-type="time" office:time-value="PT17H2M41S" table:style-name="ce3">
            <text:p>17:02:41</text:p>
          </table:table-cell>
          <table:table-cell office:value-type="float" office:value="1085" table:style-name="ce1">
            <text:p>1085</text:p>
          </table:table-cell>
          <table:table-cell office:value-type="float" office:value="5.17" table:style-name="ce1">
            <text:p>5,17</text:p>
          </table:table-cell>
          <table:table-cell office:value-type="float" office:value="555.94000000000005" table:style-name="ce1">
            <text:p>555,94</text:p>
          </table:table-cell>
          <table:table-cell office:value-type="float" office:value="3.1185176330000002" table:formula="of:=[.C39]/1000 * [.D39]*[.E39]/1000" table:style-name="ce6">
            <text:p>3,118517633</text:p>
          </table:table-cell>
          <table:table-cell table:number-columns-repeated="2" table:style-name="ce1"/>
          <table:table-cell office:value-type="float" office:value="0.36056102303161763" table:formula="of:=[.F39]-([.$J$3]*[.C39]/1000)" table:style-name="ce1">
            <text:p>0,360561023</text:p>
          </table:table-cell>
          <table:table-cell table:number-columns-repeated="16375"/>
        </table:table-row>
        <table:table-row table:style-name="ro1">
          <table:table-cell office:value-type="time" office:time-value="PT17H2M41S" table:style-name="ce3">
            <text:p>17:02:41</text:p>
          </table:table-cell>
          <table:table-cell office:value-type="time" office:time-value="PT17H2M42S" table:style-name="ce3">
            <text:p>17:02:42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36.5" table:style-name="ce1">
            <text:p>536,5</text:p>
          </table:table-cell>
          <table:table-cell office:value-type="float" office:value="2.95658712" table:formula="of:=[.C40]/1000 * [.D40]*[.E40]/1000" table:style-name="ce6">
            <text:p>2,95658712</text:p>
          </table:table-cell>
          <table:table-cell table:number-columns-repeated="2" table:style-name="ce1"/>
          <table:table-cell office:value-type="float" office:value="0.24184273341361084" table:formula="of:=[.F40]-([.$J$3]*[.C40]/1000)" table:style-name="ce1">
            <text:p>0,241842733</text:p>
          </table:table-cell>
          <table:table-cell table:number-columns-repeated="16375"/>
        </table:table-row>
        <table:table-row table:style-name="ro1">
          <table:table-cell office:value-type="time" office:time-value="PT17H2M42S" table:style-name="ce3">
            <text:p>17:02:42</text:p>
          </table:table-cell>
          <table:table-cell office:value-type="time" office:time-value="PT17H2M43S" table:style-name="ce3">
            <text:p>17:02:43</text:p>
          </table:table-cell>
          <table:table-cell office:value-type="float" office:value="1073" table:style-name="ce1">
            <text:p>1073</text:p>
          </table:table-cell>
          <table:table-cell office:value-type="float" office:value="5.17" table:style-name="ce1">
            <text:p>5,17</text:p>
          </table:table-cell>
          <table:table-cell office:value-type="float" office:value="542.97" table:style-name="ce1">
            <text:p>542,97</text:p>
          </table:table-cell>
          <table:table-cell office:value-type="float" office:value="3.0120772076999995" table:formula="of:=[.C41]/1000 * [.D41]*[.E41]/1000" table:style-name="ce6">
            <text:p>3,012077208</text:p>
          </table:table-cell>
          <table:table-cell table:number-columns-repeated="2" table:style-name="ce1"/>
          <table:table-cell office:value-type="float" office:value="0.28462334364831809" table:formula="of:=[.F41]-([.$J$3]*[.C41]/1000)" table:style-name="ce1">
            <text:p>0,284623344</text:p>
          </table:table-cell>
          <table:table-cell table:number-columns-repeated="16375"/>
        </table:table-row>
        <table:table-row table:style-name="ro1">
          <table:table-cell office:value-type="time" office:time-value="PT17H2M43S" table:style-name="ce3">
            <text:p>17:02:43</text:p>
          </table:table-cell>
          <table:table-cell office:value-type="time" office:time-value="PT17H2M44S" table:style-name="ce3">
            <text:p>17:02:44</text:p>
          </table:table-cell>
          <table:table-cell office:value-type="float" office:value="1058" table:style-name="ce1">
            <text:p>1058</text:p>
          </table:table-cell>
          <table:table-cell office:value-type="float" office:value="5.16" table:style-name="ce1">
            <text:p>5,16</text:p>
          </table:table-cell>
          <table:table-cell office:value-type="float" office:value="555.12" table:style-name="ce1">
            <text:p>555,12</text:p>
          </table:table-cell>
          <table:table-cell office:value-type="float" office:value="3.0305555136000004" table:formula="of:=[.C42]/1000 * [.D42]*[.E42]/1000" table:style-name="ce6">
            <text:p>3,030555514</text:p>
          </table:table-cell>
          <table:table-cell table:number-columns-repeated="2" table:style-name="ce1"/>
          <table:table-cell office:value-type="float" office:value="0.34123008194419535" table:formula="of:=[.F42]-([.$J$3]*[.C42]/1000)" table:style-name="ce1">
            <text:p>0,341230082</text:p>
          </table:table-cell>
          <table:table-cell table:number-columns-repeated="16375"/>
        </table:table-row>
        <table:table-row table:style-name="ro1">
          <table:table-cell office:value-type="time" office:time-value="PT17H2M44S" table:style-name="ce3">
            <text:p>17:02:44</text:p>
          </table:table-cell>
          <table:table-cell office:value-type="time" office:time-value="PT17H2M45S" table:style-name="ce3">
            <text:p>17:02:45</text:p>
          </table:table-cell>
          <table:table-cell office:value-type="float" office:value="1058" table:style-name="ce1">
            <text:p>1058</text:p>
          </table:table-cell>
          <table:table-cell office:value-type="float" office:value="5.15" table:style-name="ce1">
            <text:p>5,15</text:p>
          </table:table-cell>
          <table:table-cell office:value-type="float" office:value="529.13" table:style-name="ce1">
            <text:p>529,13</text:p>
          </table:table-cell>
          <table:table-cell office:value-type="float" office:value="2.8830706309999998" table:formula="of:=[.C43]/1000 * [.D43]*[.E43]/1000" table:style-name="ce6">
            <text:p>2,883070631</text:p>
          </table:table-cell>
          <table:table-cell table:number-columns-repeated="2" table:style-name="ce1"/>
          <table:table-cell office:value-type="float" office:value="0.19374519934419476" table:formula="of:=[.F43]-([.$J$3]*[.C43]/1000)" table:style-name="ce1">
            <text:p>0,193745199</text:p>
          </table:table-cell>
          <table:table-cell table:number-columns-repeated="16375"/>
        </table:table-row>
        <table:table-row table:style-name="ro1">
          <table:table-cell office:value-type="time" office:time-value="PT17H2M45S" table:style-name="ce3">
            <text:p>17:02:45</text:p>
          </table:table-cell>
          <table:table-cell office:value-type="time" office:time-value="PT17H2M46S" table:style-name="ce3">
            <text:p>17:02:46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32.72" table:style-name="ce1">
            <text:p>532,72</text:p>
          </table:table-cell>
          <table:table-cell office:value-type="float" office:value="2.9386912807999996" table:formula="of:=[.C44]/1000 * [.D44]*[.E44]/1000" table:style-name="ce6">
            <text:p>2,938691281</text:p>
          </table:table-cell>
          <table:table-cell table:number-columns-repeated="2" table:style-name="ce1"/>
          <table:table-cell office:value-type="float" office:value="0.22648878970666875" table:formula="of:=[.F44]-([.$J$3]*[.C44]/1000)" table:style-name="ce1">
            <text:p>0,22648879</text:p>
          </table:table-cell>
          <table:table-cell table:number-columns-repeated="16375"/>
        </table:table-row>
        <table:table-row table:style-name="ro1">
          <table:table-cell office:value-type="time" office:time-value="PT17H2M46S" table:style-name="ce3">
            <text:p>17:02:46</text:p>
          </table:table-cell>
          <table:table-cell office:value-type="time" office:time-value="PT17H2M47S" table:style-name="ce3">
            <text:p>17:02:47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57.61" table:style-name="ce1">
            <text:p>557,61</text:p>
          </table:table-cell>
          <table:table-cell office:value-type="float" office:value="3.0788770716" table:formula="of:=[.C45]/1000 * [.D45]*[.E45]/1000" table:style-name="ce6">
            <text:p>3,078877072</text:p>
          </table:table-cell>
          <table:table-cell table:number-columns-repeated="2" table:style-name="ce1"/>
          <table:table-cell office:value-type="float" office:value="0.36413268501361085" table:formula="of:=[.F45]-([.$J$3]*[.C45]/1000)" table:style-name="ce1">
            <text:p>0,364132685</text:p>
          </table:table-cell>
          <table:table-cell table:number-columns-repeated="16375"/>
        </table:table-row>
        <table:table-row table:style-name="ro1">
          <table:table-cell office:value-type="time" office:time-value="PT17H2M47S" table:style-name="ce3">
            <text:p>17:02:47</text:p>
          </table:table-cell>
          <table:table-cell office:value-type="time" office:time-value="PT17H2M48S" table:style-name="ce3">
            <text:p>17:02:48</text:p>
          </table:table-cell>
          <table:table-cell office:value-type="float" office:value="1073" table:style-name="ce1">
            <text:p>1073</text:p>
          </table:table-cell>
          <table:table-cell office:value-type="float" office:value="5.17" table:style-name="ce1">
            <text:p>5,17</text:p>
          </table:table-cell>
          <table:table-cell office:value-type="float" office:value="560.08000000000004" table:style-name="ce1">
            <text:p>560,08</text:p>
          </table:table-cell>
          <table:table-cell office:value-type="float" office:value="3.1069933928000002" table:formula="of:=[.C46]/1000 * [.D46]*[.E46]/1000" table:style-name="ce6">
            <text:p>3,106993393</text:p>
          </table:table-cell>
          <table:table-cell table:number-columns-repeated="2" table:style-name="ce1"/>
          <table:table-cell office:value-type="float" office:value="0.37953952874831876" table:formula="of:=[.F46]-([.$J$3]*[.C46]/1000)" table:style-name="ce1">
            <text:p>0,379539529</text:p>
          </table:table-cell>
          <table:table-cell table:number-columns-repeated="16375"/>
        </table:table-row>
        <table:table-row table:style-name="ro1">
          <table:table-cell office:value-type="time" office:time-value="PT17H2M48S" table:style-name="ce3">
            <text:p>17:02:48</text:p>
          </table:table-cell>
          <table:table-cell office:value-type="time" office:time-value="PT17H2M50S" table:style-name="ce3">
            <text:p>17:02:50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54.13" table:style-name="ce1">
            <text:p>554,13</text:p>
          </table:table-cell>
          <table:table-cell office:value-type="float" office:value="3.0508846236" table:formula="of:=[.C47]/1000 * [.D47]*[.E47]/1000" table:style-name="ce6">
            <text:p>3,050884624</text:p>
          </table:table-cell>
          <table:table-cell table:number-columns-repeated="2" table:style-name="ce1"/>
          <table:table-cell office:value-type="float" office:value="0.33868213250666912" table:formula="of:=[.F47]-([.$J$3]*[.C47]/1000)" table:style-name="ce1">
            <text:p>0,338682133</text:p>
          </table:table-cell>
          <table:table-cell table:number-columns-repeated="16375"/>
        </table:table-row>
        <table:table-row table:style-name="ro1">
          <table:table-cell office:value-type="time" office:time-value="PT17H2M50S" table:style-name="ce3">
            <text:p>17:02:50</text:p>
          </table:table-cell>
          <table:table-cell office:value-type="time" office:time-value="PT17H2M51S" table:style-name="ce3">
            <text:p>17:02:51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22.32000000000005" table:style-name="ce1">
            <text:p>522,32</text:p>
          </table:table-cell>
          <table:table-cell office:value-type="float" office:value="2.8892235264000004" table:formula="of:=[.C48]/1000 * [.D48]*[.E48]/1000" table:style-name="ce6">
            <text:p>2,889223526</text:p>
          </table:table-cell>
          <table:table-cell table:number-columns-repeated="2" table:style-name="ce1"/>
          <table:table-cell office:value-type="float" office:value="0.16431155784137763" table:formula="of:=[.F48]-([.$J$3]*[.C48]/1000)" table:style-name="ce1">
            <text:p>0,164311558</text:p>
          </table:table-cell>
          <table:table-cell table:number-columns-repeated="16375"/>
        </table:table-row>
        <table:table-row table:style-name="ro1">
          <table:table-cell office:value-type="time" office:time-value="PT17H2M51S" table:style-name="ce3">
            <text:p>17:02:51</text:p>
          </table:table-cell>
          <table:table-cell office:value-type="time" office:time-value="PT17H2M52S" table:style-name="ce3">
            <text:p>17:02:52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65.21" table:style-name="ce1">
            <text:p>565,21</text:p>
          </table:table-cell>
          <table:table-cell office:value-type="float" office:value="3.1264704192000004" table:formula="of:=[.C49]/1000 * [.D49]*[.E49]/1000" table:style-name="ce6">
            <text:p>3,126470419</text:p>
          </table:table-cell>
          <table:table-cell table:number-columns-repeated="2" table:style-name="ce1"/>
          <table:table-cell office:value-type="float" office:value="0.40155845064137763" table:formula="of:=[.F49]-([.$J$3]*[.C49]/1000)" table:style-name="ce1">
            <text:p>0,401558451</text:p>
          </table:table-cell>
          <table:table-cell table:number-columns-repeated="16375"/>
        </table:table-row>
        <table:table-row table:style-name="ro1">
          <table:table-cell office:value-type="time" office:time-value="PT17H2M52S" table:style-name="ce3">
            <text:p>17:02:52</text:p>
          </table:table-cell>
          <table:table-cell office:value-type="time" office:time-value="PT17H2M53S" table:style-name="ce3">
            <text:p>17:02:53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42.72" table:style-name="ce1">
            <text:p>542,72</text:p>
          </table:table-cell>
          <table:table-cell office:value-type="float" office:value="2.9852639232000002" table:formula="of:=[.C50]/1000 * [.D50]*[.E50]/1000" table:style-name="ce6">
            <text:p>2,985263923</text:p>
          </table:table-cell>
          <table:table-cell table:number-columns-repeated="2" table:style-name="ce1"/>
          <table:table-cell office:value-type="float" office:value="0.27560332759972761" table:formula="of:=[.F50]-([.$J$3]*[.C50]/1000)" table:style-name="ce1">
            <text:p>0,275603328</text:p>
          </table:table-cell>
          <table:table-cell table:number-columns-repeated="16375"/>
        </table:table-row>
        <table:table-row table:style-name="ro1">
          <table:table-cell office:value-type="time" office:time-value="PT17H2M53S" table:style-name="ce3">
            <text:p>17:02:53</text:p>
          </table:table-cell>
          <table:table-cell office:value-type="time" office:time-value="PT17H2M54S" table:style-name="ce3">
            <text:p>17:02:54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20.69000000000005" table:style-name="ce1">
            <text:p>520,69</text:p>
          </table:table-cell>
          <table:table-cell office:value-type="float" office:value="2.8613998260000004" table:formula="of:=[.C51]/1000 * [.D51]*[.E51]/1000" table:style-name="ce6">
            <text:p>2,861399826</text:p>
          </table:table-cell>
          <table:table-cell table:number-columns-repeated="2" table:style-name="ce1"/>
          <table:table-cell office:value-type="float" office:value="0.15428112589278653" table:formula="of:=[.F51]-([.$J$3]*[.C51]/1000)" table:style-name="ce1">
            <text:p>0,154281126</text:p>
          </table:table-cell>
          <table:table-cell table:number-columns-repeated="16375"/>
        </table:table-row>
        <table:table-row table:style-name="ro1">
          <table:table-cell office:value-type="time" office:time-value="PT17H2M54S" table:style-name="ce3">
            <text:p>17:02:54</text:p>
          </table:table-cell>
          <table:table-cell office:value-type="time" office:time-value="PT17H2M55S" table:style-name="ce3">
            <text:p>17:02:55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33.97" table:style-name="ce1">
            <text:p>533,97</text:p>
          </table:table-cell>
          <table:table-cell office:value-type="float" office:value="2.9481551640000001" table:formula="of:=[.C52]/1000 * [.D52]*[.E52]/1000" table:style-name="ce6">
            <text:p>2,948155164</text:p>
          </table:table-cell>
          <table:table-cell table:number-columns-repeated="2" table:style-name="ce1"/>
          <table:table-cell office:value-type="float" office:value="0.22832698642749394" table:formula="of:=[.F52]-([.$J$3]*[.C52]/1000)" table:style-name="ce1">
            <text:p>0,228326986</text:p>
          </table:table-cell>
          <table:table-cell table:number-columns-repeated="16375"/>
        </table:table-row>
        <table:table-row table:style-name="ro1">
          <table:table-cell office:value-type="time" office:time-value="PT17H2M55S" table:style-name="ce3">
            <text:p>17:02:55</text:p>
          </table:table-cell>
          <table:table-cell office:value-type="time" office:time-value="PT17H2M56S" table:style-name="ce3">
            <text:p>17:02:56</text:p>
          </table:table-cell>
          <table:table-cell office:value-type="float" office:value="1066" table:style-name="ce1">
            <text:p>1066</text:p>
          </table:table-cell>
          <table:table-cell office:value-type="float" office:value="5.17" table:style-name="ce1">
            <text:p>5,17</text:p>
          </table:table-cell>
          <table:table-cell office:value-type="float" office:value="563.25" table:style-name="ce1">
            <text:p>563,25</text:p>
          </table:table-cell>
          <table:table-cell office:value-type="float" office:value="3.1041946650000001" table:formula="of:=[.C53]/1000 * [.D53]*[.E53]/1000" table:style-name="ce6">
            <text:p>3,104194665</text:p>
          </table:table-cell>
          <table:table-cell table:number-columns-repeated="2" table:style-name="ce1"/>
          <table:table-cell office:value-type="float" office:value="0.39453406939972746" table:formula="of:=[.F53]-([.$J$3]*[.C53]/1000)" table:style-name="ce1">
            <text:p>0,394534069</text:p>
          </table:table-cell>
          <table:table-cell table:number-columns-repeated="16375"/>
        </table:table-row>
        <table:table-row table:style-name="ro1">
          <table:table-cell office:value-type="time" office:time-value="PT17H2M56S" table:style-name="ce3">
            <text:p>17:02:56</text:p>
          </table:table-cell>
          <table:table-cell office:value-type="time" office:time-value="PT17H2M57S" table:style-name="ce3">
            <text:p>17:02:57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67.41" table:style-name="ce1">
            <text:p>567,41</text:p>
          </table:table-cell>
          <table:table-cell office:value-type="float" office:value="3.1240005852000001" table:formula="of:=[.C54]/1000 * [.D54]*[.E54]/1000" table:style-name="ce6">
            <text:p>3,124000585</text:p>
          </table:table-cell>
          <table:table-cell table:number-columns-repeated="2" table:style-name="ce1"/>
          <table:table-cell office:value-type="float" office:value="0.41179809410666923" table:formula="of:=[.F54]-([.$J$3]*[.C54]/1000)" table:style-name="ce1">
            <text:p>0,411798094</text:p>
          </table:table-cell>
          <table:table-cell table:number-columns-repeated="16375"/>
        </table:table-row>
        <table:table-row table:style-name="ro1">
          <table:table-cell office:value-type="time" office:time-value="PT17H2M57S" table:style-name="ce3">
            <text:p>17:02:57</text:p>
          </table:table-cell>
          <table:table-cell office:value-type="time" office:time-value="PT17H2M58S" table:style-name="ce3">
            <text:p>17:02:58</text:p>
          </table:table-cell>
          <table:table-cell office:value-type="float" office:value="1085" table:style-name="ce1">
            <text:p>1085</text:p>
          </table:table-cell>
          <table:table-cell office:value-type="float" office:value="5.16" table:style-name="ce1">
            <text:p>5,16</text:p>
          </table:table-cell>
          <table:table-cell office:value-type="float" office:value="518.73" table:style-name="ce1">
            <text:p>518,73</text:p>
          </table:table-cell>
          <table:table-cell office:value-type="float" office:value="2.9041617780000002" table:formula="of:=[.C55]/1000 * [.D55]*[.E55]/1000" table:style-name="ce6">
            <text:p>2,904161778</text:p>
          </table:table-cell>
          <table:table-cell table:number-columns-repeated="2" table:style-name="ce1"/>
          <table:table-cell office:value-type="float" office:value="0.14620516803161765" table:formula="of:=[.F55]-([.$J$3]*[.C55]/1000)" table:style-name="ce1">
            <text:p>0,146205168</text:p>
          </table:table-cell>
          <table:table-cell table:number-columns-repeated="16375"/>
        </table:table-row>
        <table:table-row table:style-name="ro1">
          <table:table-cell office:value-type="time" office:time-value="PT17H2M58S" table:style-name="ce3">
            <text:p>17:02:58</text:p>
          </table:table-cell>
          <table:table-cell office:value-type="time" office:time-value="PT17H2M59S" table:style-name="ce3">
            <text:p>17:02:59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33.72" table:style-name="ce1">
            <text:p>533,72</text:p>
          </table:table-cell>
          <table:table-cell office:value-type="float" office:value="2.9302508928000002" table:formula="of:=[.C56]/1000 * [.D56]*[.E56]/1000" table:style-name="ce6">
            <text:p>2,930250893</text:p>
          </table:table-cell>
          <table:table-cell table:number-columns-repeated="2" table:style-name="ce1"/>
          <table:table-cell office:value-type="float" office:value="0.22567408818584456" table:formula="of:=[.F56]-([.$J$3]*[.C56]/1000)" table:style-name="ce1">
            <text:p>0,225674088</text:p>
          </table:table-cell>
          <table:table-cell table:number-columns-repeated="16375"/>
        </table:table-row>
        <table:table-row table:style-name="ro1">
          <table:table-cell office:value-type="time" office:time-value="PT17H2M59S" table:style-name="ce3">
            <text:p>17:02:59</text:p>
          </table:table-cell>
          <table:table-cell office:value-type="time" office:time-value="PT17H3M0S" table:style-name="ce3">
            <text:p>17:03:00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41.24" table:style-name="ce1">
            <text:p>541,24</text:p>
          </table:table-cell>
          <table:table-cell office:value-type="float" office:value="2.9772962912000001" table:formula="of:=[.C57]/1000 * [.D57]*[.E57]/1000" table:style-name="ce6">
            <text:p>2,977296291</text:p>
          </table:table-cell>
          <table:table-cell table:number-columns-repeated="2" table:style-name="ce1"/>
          <table:table-cell office:value-type="float" office:value="0.27271948658584444" table:formula="of:=[.F57]-([.$J$3]*[.C57]/1000)" table:style-name="ce1">
            <text:p>0,272719487</text:p>
          </table:table-cell>
          <table:table-cell table:number-columns-repeated="16375"/>
        </table:table-row>
        <table:table-row table:style-name="ro1">
          <table:table-cell office:value-type="time" office:time-value="PT17H3M1S" table:style-name="ce3">
            <text:p>17:03:01</text:p>
          </table:table-cell>
          <table:table-cell office:value-type="time" office:time-value="PT17H3M2S" table:style-name="ce3">
            <text:p>17:03:02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31" table:style-name="ce1">
            <text:p>531</text:p>
          </table:table-cell>
          <table:table-cell office:value-type="float" office:value="2.9317571999999998" table:formula="of:=[.C58]/1000 * [.D58]*[.E58]/1000" table:style-name="ce6">
            <text:p>2,9317572</text:p>
          </table:table-cell>
          <table:table-cell table:number-columns-repeated="2" table:style-name="ce1"/>
          <table:table-cell office:value-type="float" office:value="0.21192902242749367" table:formula="of:=[.F58]-([.$J$3]*[.C58]/1000)" table:style-name="ce1">
            <text:p>0,211929022</text:p>
          </table:table-cell>
          <table:table-cell table:number-columns-repeated="16375"/>
        </table:table-row>
        <table:table-row table:style-name="ro1">
          <table:table-cell office:value-type="time" office:time-value="PT17H3M2S" table:style-name="ce3">
            <text:p>17:03:02</text:p>
          </table:table-cell>
          <table:table-cell office:value-type="time" office:time-value="PT17H3M3S" table:style-name="ce3">
            <text:p>17:03:03</text:p>
          </table:table-cell>
          <table:table-cell office:value-type="float" office:value="1071" table:style-name="ce1">
            <text:p>1071</text:p>
          </table:table-cell>
          <table:table-cell office:value-type="float" office:value="5.17" table:style-name="ce1">
            <text:p>5,17</text:p>
          </table:table-cell>
          <table:table-cell office:value-type="float" office:value="525.15" table:style-name="ce1">
            <text:p>525,15</text:p>
          </table:table-cell>
          <table:table-cell office:value-type="float" office:value="2.9077923105000001" table:formula="of:=[.C59]/1000 * [.D59]*[.E59]/1000" table:style-name="ce6">
            <text:p>2,907792311</text:p>
          </table:table-cell>
          <table:table-cell table:number-columns-repeated="2" table:style-name="ce1"/>
          <table:table-cell office:value-type="float" office:value="0.18542223743443564" table:formula="of:=[.F59]-([.$J$3]*[.C59]/1000)" table:style-name="ce1">
            <text:p>0,185422237</text:p>
          </table:table-cell>
          <table:table-cell table:number-columns-repeated="16375"/>
        </table:table-row>
        <table:table-row table:style-name="ro1">
          <table:table-cell office:value-type="time" office:time-value="PT17H3M3S" table:style-name="ce3">
            <text:p>17:03:03</text:p>
          </table:table-cell>
          <table:table-cell office:value-type="time" office:time-value="PT17H3M4S" table:style-name="ce3">
            <text:p>17:03:04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14.66999999999996" table:style-name="ce1">
            <text:p>514,67</text:p>
          </table:table-cell>
          <table:table-cell office:value-type="float" office:value="2.828317518" table:formula="of:=[.C60]/1000 * [.D60]*[.E60]/1000" table:style-name="ce6">
            <text:p>2,828317518</text:p>
          </table:table-cell>
          <table:table-cell table:number-columns-repeated="2" table:style-name="ce1"/>
          <table:table-cell office:value-type="float" office:value="0.12119881789278608" table:formula="of:=[.F60]-([.$J$3]*[.C60]/1000)" table:style-name="ce1">
            <text:p>0,121198818</text:p>
          </table:table-cell>
          <table:table-cell table:number-columns-repeated="16375"/>
        </table:table-row>
        <table:table-row table:style-name="ro1">
          <table:table-cell office:value-type="time" office:time-value="PT17H3M4S" table:style-name="ce3">
            <text:p>17:03:04</text:p>
          </table:table-cell>
          <table:table-cell office:value-type="time" office:time-value="PT17H3M5S" table:style-name="ce3">
            <text:p>17:03:05</text:p>
          </table:table-cell>
          <table:table-cell office:value-type="float" office:value="1066" table:style-name="ce1">
            <text:p>1066</text:p>
          </table:table-cell>
          <table:table-cell office:value-type="float" office:value="5.17" table:style-name="ce1">
            <text:p>5,17</text:p>
          </table:table-cell>
          <table:table-cell office:value-type="float" office:value="562.89" table:style-name="ce1">
            <text:p>562,89</text:p>
          </table:table-cell>
          <table:table-cell office:value-type="float" office:value="3.1022106257999997" table:formula="of:=[.C61]/1000 * [.D61]*[.E61]/1000" table:style-name="ce6">
            <text:p>3,102210626</text:p>
          </table:table-cell>
          <table:table-cell table:number-columns-repeated="2" table:style-name="ce1"/>
          <table:table-cell office:value-type="float" office:value="0.39255003019972712" table:formula="of:=[.F61]-([.$J$3]*[.C61]/1000)" table:style-name="ce1">
            <text:p>0,39255003</text:p>
          </table:table-cell>
          <table:table-cell table:number-columns-repeated="16375"/>
        </table:table-row>
        <table:table-row table:style-name="ro1">
          <table:table-cell office:value-type="time" office:time-value="PT17H3M5S" table:style-name="ce3">
            <text:p>17:03:05</text:p>
          </table:table-cell>
          <table:table-cell office:value-type="time" office:time-value="PT17H3M6S" table:style-name="ce3">
            <text:p>17:03:06</text:p>
          </table:table-cell>
          <table:table-cell office:value-type="float" office:value="1076" table:style-name="ce1">
            <text:p>1076</text:p>
          </table:table-cell>
          <table:table-cell office:value-type="float" office:value="5.16" table:style-name="ce1">
            <text:p>5,16</text:p>
          </table:table-cell>
          <table:table-cell office:value-type="float" office:value="552.91" table:style-name="ce1">
            <text:p>552,91</text:p>
          </table:table-cell>
          <table:table-cell office:value-type="float" office:value="3.0698447856000004" table:formula="of:=[.C62]/1000 * [.D62]*[.E62]/1000" table:style-name="ce6">
            <text:p>3,069844786</text:p>
          </table:table-cell>
          <table:table-cell table:number-columns-repeated="2" table:style-name="ce1"/>
          <table:table-cell office:value-type="float" office:value="0.33476523506914369" table:formula="of:=[.F62]-([.$J$3]*[.C62]/1000)" table:style-name="ce1">
            <text:p>0,334765235</text:p>
          </table:table-cell>
          <table:table-cell table:number-columns-repeated="16375"/>
        </table:table-row>
        <table:table-row table:style-name="ro1">
          <table:table-cell office:value-type="time" office:time-value="PT17H3M6S" table:style-name="ce3">
            <text:p>17:03:06</text:p>
          </table:table-cell>
          <table:table-cell office:value-type="time" office:time-value="PT17H3M7S" table:style-name="ce3">
            <text:p>17:03:07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28.83000000000004" table:style-name="ce1">
            <text:p>528,83</text:p>
          </table:table-cell>
          <table:table-cell office:value-type="float" office:value="2.906132382" table:formula="of:=[.C63]/1000 * [.D63]*[.E63]/1000" table:style-name="ce6">
            <text:p>2,906132382</text:p>
          </table:table-cell>
          <table:table-cell table:number-columns-repeated="2" table:style-name="ce1"/>
          <table:table-cell office:value-type="float" office:value="0.19901368189278612" table:formula="of:=[.F63]-([.$J$3]*[.C63]/1000)" table:style-name="ce1">
            <text:p>0,199013682</text:p>
          </table:table-cell>
          <table:table-cell table:number-columns-repeated="16375"/>
        </table:table-row>
        <table:table-row table:style-name="ro1">
          <table:table-cell office:value-type="time" office:time-value="PT17H3M7S" table:style-name="ce3">
            <text:p>17:03:07</text:p>
          </table:table-cell>
          <table:table-cell office:value-type="time" office:time-value="PT17H3M8S" table:style-name="ce3">
            <text:p>17:03:08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28.89" table:style-name="ce1">
            <text:p>528,89</text:p>
          </table:table-cell>
          <table:table-cell office:value-type="float" office:value="2.9093604232000003" table:formula="of:=[.C64]/1000 * [.D64]*[.E64]/1000" table:style-name="ce6">
            <text:p>2,909360423</text:p>
          </table:table-cell>
          <table:table-cell table:number-columns-repeated="2" table:style-name="ce1"/>
          <table:table-cell office:value-type="float" office:value="0.20478361858584471" table:formula="of:=[.F64]-([.$J$3]*[.C64]/1000)" table:style-name="ce1">
            <text:p>0,204783619</text:p>
          </table:table-cell>
          <table:table-cell table:number-columns-repeated="16375"/>
        </table:table-row>
        <table:table-row table:style-name="ro1">
          <table:table-cell office:value-type="time" office:time-value="PT17H3M8S" table:style-name="ce3">
            <text:p>17:03:08</text:p>
          </table:table-cell>
          <table:table-cell office:value-type="time" office:time-value="PT17H3M9S" table:style-name="ce3">
            <text:p>17:03:09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51.16" table:style-name="ce1">
            <text:p>551,16</text:p>
          </table:table-cell>
          <table:table-cell office:value-type="float" office:value="3.0373766207999999" table:formula="of:=[.C65]/1000 * [.D65]*[.E65]/1000" table:style-name="ce6">
            <text:p>3,037376621</text:p>
          </table:table-cell>
          <table:table-cell table:number-columns-repeated="2" table:style-name="ce1"/>
          <table:table-cell office:value-type="float" office:value="0.32263223421361076" table:formula="of:=[.F65]-([.$J$3]*[.C65]/1000)" table:style-name="ce1">
            <text:p>0,322632234</text:p>
          </table:table-cell>
          <table:table-cell table:number-columns-repeated="16375"/>
        </table:table-row>
        <table:table-row table:style-name="ro1">
          <table:table-cell office:value-type="time" office:time-value="PT17H3M9S" table:style-name="ce3">
            <text:p>17:03:09</text:p>
          </table:table-cell>
          <table:table-cell office:value-type="time" office:time-value="PT17H3M10S" table:style-name="ce3">
            <text:p>17:03:10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44.11" table:style-name="ce1">
            <text:p>544,11</text:p>
          </table:table-cell>
          <table:table-cell office:value-type="float" office:value="2.9958968654999998" table:formula="of:=[.C66]/1000 * [.D66]*[.E66]/1000" table:style-name="ce6">
            <text:p>2,995896866</text:p>
          </table:table-cell>
          <table:table-cell table:number-columns-repeated="2" table:style-name="ce1"/>
          <table:table-cell office:value-type="float" office:value="0.28877816539278589" table:formula="of:=[.F66]-([.$J$3]*[.C66]/1000)" table:style-name="ce1">
            <text:p>0,288778165</text:p>
          </table:table-cell>
          <table:table-cell table:number-columns-repeated="16375"/>
        </table:table-row>
        <table:table-row table:style-name="ro1">
          <table:table-cell office:value-type="time" office:time-value="PT17H3M10S" table:style-name="ce3">
            <text:p>17:03:10</text:p>
          </table:table-cell>
          <table:table-cell office:value-type="time" office:time-value="PT17H3M11S" table:style-name="ce3">
            <text:p>17:03:11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56.61" table:style-name="ce1">
            <text:p>556,61</text:p>
          </table:table-cell>
          <table:table-cell office:value-type="float" office:value="3.0704778379" table:formula="of:=[.C67]/1000 * [.D67]*[.E67]/1000" table:style-name="ce6">
            <text:p>3,070477838</text:p>
          </table:table-cell>
          <table:table-cell table:number-columns-repeated="2" table:style-name="ce1"/>
          <table:table-cell office:value-type="float" office:value="0.35827534680666906" table:formula="of:=[.F67]-([.$J$3]*[.C67]/1000)" table:style-name="ce1">
            <text:p>0,358275347</text:p>
          </table:table-cell>
          <table:table-cell table:number-columns-repeated="16375"/>
        </table:table-row>
        <table:table-row table:style-name="ro1">
          <table:table-cell office:value-type="time" office:time-value="PT17H3M11S" table:style-name="ce3">
            <text:p>17:03:11</text:p>
          </table:table-cell>
          <table:table-cell office:value-type="time" office:time-value="PT17H3M13S" table:style-name="ce3">
            <text:p>17:03:13</text:p>
          </table:table-cell>
          <table:table-cell office:value-type="float" office:value="1085" table:style-name="ce1">
            <text:p>1085</text:p>
          </table:table-cell>
          <table:table-cell office:value-type="float" office:value="5.16" table:style-name="ce1">
            <text:p>5,16</text:p>
          </table:table-cell>
          <table:table-cell office:value-type="float" office:value="574.86" table:style-name="ce1">
            <text:p>574,86</text:p>
          </table:table-cell>
          <table:table-cell office:value-type="float" office:value="3.2184111959999999" table:formula="of:=[.C68]/1000 * [.D68]*[.E68]/1000" table:style-name="ce6">
            <text:p>3,218411196</text:p>
          </table:table-cell>
          <table:table-cell table:number-columns-repeated="2" table:style-name="ce1"/>
          <table:table-cell office:value-type="float" office:value="0.46045458603161737" table:formula="of:=[.F68]-([.$J$3]*[.C68]/1000)" table:style-name="ce1">
            <text:p>0,460454586</text:p>
          </table:table-cell>
          <table:table-cell table:number-columns-repeated="16375"/>
        </table:table-row>
        <table:table-row table:style-name="ro1">
          <table:table-cell office:value-type="time" office:time-value="PT17H3M13S" table:style-name="ce3">
            <text:p>17:03:13</text:p>
          </table:table-cell>
          <table:table-cell office:value-type="time" office:time-value="PT17H3M14S" table:style-name="ce3">
            <text:p>17:03:14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52.1" table:style-name="ce1">
            <text:p>552,1</text:p>
          </table:table-cell>
          <table:table-cell office:value-type="float" office:value="3.0368591760000005" table:formula="of:=[.C69]/1000 * [.D69]*[.E69]/1000" table:style-name="ce6">
            <text:p>3,036859176</text:p>
          </table:table-cell>
          <table:table-cell table:number-columns-repeated="2" table:style-name="ce1"/>
          <table:table-cell office:value-type="float" office:value="0.32719858039972793" table:formula="of:=[.F69]-([.$J$3]*[.C69]/1000)" table:style-name="ce1">
            <text:p>0,32719858</text:p>
          </table:table-cell>
          <table:table-cell table:number-columns-repeated="16375"/>
        </table:table-row>
        <table:table-row table:style-name="ro1">
          <table:table-cell office:value-type="time" office:time-value="PT17H3M14S" table:style-name="ce3">
            <text:p>17:03:14</text:p>
          </table:table-cell>
          <table:table-cell office:value-type="time" office:time-value="PT17H3M15S" table:style-name="ce3">
            <text:p>17:03:15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31.74" table:style-name="ce1">
            <text:p>531,74</text:p>
          </table:table-cell>
          <table:table-cell office:value-type="float" office:value="2.9332852185999996" table:formula="of:=[.C70]/1000 * [.D70]*[.E70]/1000" table:style-name="ce6">
            <text:p>2,933285219</text:p>
          </table:table-cell>
          <table:table-cell table:number-columns-repeated="2" table:style-name="ce1"/>
          <table:table-cell office:value-type="float" office:value="0.22108272750666869" table:formula="of:=[.F70]-([.$J$3]*[.C70]/1000)" table:style-name="ce1">
            <text:p>0,221082728</text:p>
          </table:table-cell>
          <table:table-cell table:number-columns-repeated="16375"/>
        </table:table-row>
        <table:table-row table:style-name="ro1">
          <table:table-cell office:value-type="time" office:time-value="PT17H3M15S" table:style-name="ce3">
            <text:p>17:03:15</text:p>
          </table:table-cell>
          <table:table-cell office:value-type="time" office:time-value="PT17H3M16S" table:style-name="ce3">
            <text:p>17:03:16</text:p>
          </table:table-cell>
          <table:table-cell office:value-type="float" office:value="1071" table:style-name="ce1">
            <text:p>1071</text:p>
          </table:table-cell>
          <table:table-cell office:value-type="float" office:value="5.17" table:style-name="ce1">
            <text:p>5,17</text:p>
          </table:table-cell>
          <table:table-cell office:value-type="float" office:value="523.41999999999996" table:style-name="ce1">
            <text:p>523,42</text:p>
          </table:table-cell>
          <table:table-cell office:value-type="float" office:value="2.8982131793999999" table:formula="of:=[.C71]/1000 * [.D71]*[.E71]/1000" table:style-name="ce6">
            <text:p>2,898213179</text:p>
          </table:table-cell>
          <table:table-cell table:number-columns-repeated="2" table:style-name="ce1"/>
          <table:table-cell office:value-type="float" office:value="0.17584310633443545" table:formula="of:=[.F71]-([.$J$3]*[.C71]/1000)" table:style-name="ce1">
            <text:p>0,175843106</text:p>
          </table:table-cell>
          <table:table-cell table:number-columns-repeated="16375"/>
        </table:table-row>
        <table:table-row table:style-name="ro1">
          <table:table-cell office:value-type="time" office:time-value="PT17H3M16S" table:style-name="ce3">
            <text:p>17:03:16</text:p>
          </table:table-cell>
          <table:table-cell office:value-type="time" office:time-value="PT17H3M17S" table:style-name="ce3">
            <text:p>17:03:17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52.32000000000005" table:style-name="ce1">
            <text:p>552,32</text:p>
          </table:table-cell>
          <table:table-cell office:value-type="float" office:value="3.0352193280000002" table:formula="of:=[.C72]/1000 * [.D72]*[.E72]/1000" table:style-name="ce6">
            <text:p>3,035219328</text:p>
          </table:table-cell>
          <table:table-cell table:number-columns-repeated="2" table:style-name="ce1"/>
          <table:table-cell office:value-type="float" office:value="0.32810062789278627" table:formula="of:=[.F72]-([.$J$3]*[.C72]/1000)" table:style-name="ce1">
            <text:p>0,328100628</text:p>
          </table:table-cell>
          <table:table-cell table:number-columns-repeated="16375"/>
        </table:table-row>
        <table:table-row table:style-name="ro1">
          <table:table-cell office:value-type="time" office:time-value="PT17H3M17S" table:style-name="ce3">
            <text:p>17:03:17</text:p>
          </table:table-cell>
          <table:table-cell office:value-type="time" office:time-value="PT17H3M18S" table:style-name="ce3">
            <text:p>17:03:18</text:p>
          </table:table-cell>
          <table:table-cell office:value-type="float" office:value="1066" table:style-name="ce1">
            <text:p>1066</text:p>
          </table:table-cell>
          <table:table-cell office:value-type="float" office:value="5.17" table:style-name="ce1">
            <text:p>5,17</text:p>
          </table:table-cell>
          <table:table-cell office:value-type="float" office:value="536.65" table:style-name="ce1">
            <text:p>536,65</text:p>
          </table:table-cell>
          <table:table-cell office:value-type="float" office:value="2.957596213" table:formula="of:=[.C73]/1000 * [.D73]*[.E73]/1000" table:style-name="ce6">
            <text:p>2,957596213</text:p>
          </table:table-cell>
          <table:table-cell table:number-columns-repeated="2" table:style-name="ce1"/>
          <table:table-cell office:value-type="float" office:value="0.24793561739972736" table:formula="of:=[.F73]-([.$J$3]*[.C73]/1000)" table:style-name="ce1">
            <text:p>0,247935617</text:p>
          </table:table-cell>
          <table:table-cell table:number-columns-repeated="16375"/>
        </table:table-row>
        <table:table-row table:style-name="ro1">
          <table:table-cell office:value-type="time" office:time-value="PT17H3M18S" table:style-name="ce3">
            <text:p>17:03:18</text:p>
          </table:table-cell>
          <table:table-cell office:value-type="time" office:time-value="PT17H3M19S" table:style-name="ce3">
            <text:p>17:03:19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46.57000000000005" table:style-name="ce1">
            <text:p>546,57</text:p>
          </table:table-cell>
          <table:table-cell office:value-type="float" office:value="3.0094417485" table:formula="of:=[.C74]/1000 * [.D74]*[.E74]/1000" table:style-name="ce6">
            <text:p>3,009441749</text:p>
          </table:table-cell>
          <table:table-cell table:number-columns-repeated="2" table:style-name="ce1"/>
          <table:table-cell office:value-type="float" office:value="0.30232304839278612" table:formula="of:=[.F74]-([.$J$3]*[.C74]/1000)" table:style-name="ce1">
            <text:p>0,302323048</text:p>
          </table:table-cell>
          <table:table-cell table:number-columns-repeated="16375"/>
        </table:table-row>
        <table:table-row table:style-name="ro1">
          <table:table-cell office:value-type="time" office:time-value="PT17H3M19S" table:style-name="ce3">
            <text:p>17:03:19</text:p>
          </table:table-cell>
          <table:table-cell office:value-type="time" office:time-value="PT17H3M20S" table:style-name="ce3">
            <text:p>17:03:20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52.28" table:style-name="ce1">
            <text:p>552,28</text:p>
          </table:table-cell>
          <table:table-cell office:value-type="float" office:value="3.0406990415999999" table:formula="of:=[.C75]/1000 * [.D75]*[.E75]/1000" table:style-name="ce6">
            <text:p>3,040699042</text:p>
          </table:table-cell>
          <table:table-cell table:number-columns-repeated="2" table:style-name="ce1"/>
          <table:table-cell office:value-type="float" office:value="0.32849655050666904" table:formula="of:=[.F75]-([.$J$3]*[.C75]/1000)" table:style-name="ce1">
            <text:p>0,328496551</text:p>
          </table:table-cell>
          <table:table-cell table:number-columns-repeated="16375"/>
        </table:table-row>
        <table:table-row table:style-name="ro1">
          <table:table-cell office:value-type="time" office:time-value="PT17H3M20S" table:style-name="ce3">
            <text:p>17:03:20</text:p>
          </table:table-cell>
          <table:table-cell office:value-type="time" office:time-value="PT17H3M21S" table:style-name="ce3">
            <text:p>17:03:21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51.79999999999995" table:style-name="ce1">
            <text:p>551,8</text:p>
          </table:table-cell>
          <table:table-cell office:value-type="float" office:value="3.0323617199999999" table:formula="of:=[.C76]/1000 * [.D76]*[.E76]/1000" table:style-name="ce6">
            <text:p>3,03236172</text:p>
          </table:table-cell>
          <table:table-cell table:number-columns-repeated="2" table:style-name="ce1"/>
          <table:table-cell office:value-type="float" office:value="0.32524301989278603" table:formula="of:=[.F76]-([.$J$3]*[.C76]/1000)" table:style-name="ce1">
            <text:p>0,32524302</text:p>
          </table:table-cell>
          <table:table-cell table:number-columns-repeated="16375"/>
        </table:table-row>
        <table:table-row table:style-name="ro1">
          <table:table-cell office:value-type="time" office:time-value="PT17H3M21S" table:style-name="ce3">
            <text:p>17:03:21</text:p>
          </table:table-cell>
          <table:table-cell office:value-type="time" office:time-value="PT17H3M22S" table:style-name="ce3">
            <text:p>17:03:22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47.34" table:style-name="ce1">
            <text:p>547,34</text:p>
          </table:table-cell>
          <table:table-cell office:value-type="float" office:value="3.0108516592000005" table:formula="of:=[.C77]/1000 * [.D77]*[.E77]/1000" table:style-name="ce6">
            <text:p>3,010851659</text:p>
          </table:table-cell>
          <table:table-cell table:number-columns-repeated="2" table:style-name="ce1"/>
          <table:table-cell office:value-type="float" office:value="0.30627485458584491" table:formula="of:=[.F77]-([.$J$3]*[.C77]/1000)" table:style-name="ce1">
            <text:p>0,306274855</text:p>
          </table:table-cell>
          <table:table-cell table:number-columns-repeated="16375"/>
        </table:table-row>
        <table:table-row table:style-name="ro1">
          <table:table-cell office:value-type="time" office:time-value="PT17H3M22S" table:style-name="ce3">
            <text:p>17:03:22</text:p>
          </table:table-cell>
          <table:table-cell office:value-type="time" office:time-value="PT17H3M23S" table:style-name="ce3">
            <text:p>17:03:23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31.1" table:style-name="ce1">
            <text:p>531,1</text:p>
          </table:table-cell>
          <table:table-cell office:value-type="float" office:value="2.9242631549999998" table:formula="of:=[.C78]/1000 * [.D78]*[.E78]/1000" table:style-name="ce6">
            <text:p>2,924263155</text:p>
          </table:table-cell>
          <table:table-cell table:number-columns-repeated="2" table:style-name="ce1"/>
          <table:table-cell office:value-type="float" office:value="0.21714445489278589" table:formula="of:=[.F78]-([.$J$3]*[.C78]/1000)" table:style-name="ce1">
            <text:p>0,217144455</text:p>
          </table:table-cell>
          <table:table-cell table:number-columns-repeated="16375"/>
        </table:table-row>
        <table:table-row table:style-name="ro1">
          <table:table-cell office:value-type="time" office:time-value="PT17H3M23S" table:style-name="ce3">
            <text:p>17:03:23</text:p>
          </table:table-cell>
          <table:table-cell office:value-type="time" office:time-value="PT17H3M25S" table:style-name="ce3">
            <text:p>17:03:25</text:p>
          </table:table-cell>
          <table:table-cell office:value-type="float" office:value="1076" table:style-name="ce1">
            <text:p>1076</text:p>
          </table:table-cell>
          <table:table-cell office:value-type="float" office:value="5.16" table:style-name="ce1">
            <text:p>5,16</text:p>
          </table:table-cell>
          <table:table-cell office:value-type="float" office:value="555.29999999999995" table:style-name="ce1">
            <text:p>555,3</text:p>
          </table:table-cell>
          <table:table-cell office:value-type="float" office:value="3.0831144480000003" table:formula="of:=[.C79]/1000 * [.D79]*[.E79]/1000" table:style-name="ce6">
            <text:p>3,083114448</text:p>
          </table:table-cell>
          <table:table-cell table:number-columns-repeated="2" table:style-name="ce1"/>
          <table:table-cell office:value-type="float" office:value="0.34803489746914362" table:formula="of:=[.F79]-([.$J$3]*[.C79]/1000)" table:style-name="ce1">
            <text:p>0,348034897</text:p>
          </table:table-cell>
          <table:table-cell table:number-columns-repeated="16375"/>
        </table:table-row>
        <table:table-row table:style-name="ro1">
          <table:table-cell office:value-type="time" office:time-value="PT17H3M25S" table:style-name="ce3">
            <text:p>17:03:25</text:p>
          </table:table-cell>
          <table:table-cell office:value-type="time" office:time-value="PT17H3M26S" table:style-name="ce3">
            <text:p>17:03:26</text:p>
          </table:table-cell>
          <table:table-cell office:value-type="float" office:value="1073" table:style-name="ce1">
            <text:p>1073</text:p>
          </table:table-cell>
          <table:table-cell office:value-type="float" office:value="5.17" table:style-name="ce1">
            <text:p>5,17</text:p>
          </table:table-cell>
          <table:table-cell office:value-type="float" office:value="547.91" table:style-name="ce1">
            <text:p>547,91</text:p>
          </table:table-cell>
          <table:table-cell office:value-type="float" office:value="3.0394814130999994" table:formula="of:=[.C80]/1000 * [.D80]*[.E80]/1000" table:style-name="ce6">
            <text:p>3,039481413</text:p>
          </table:table-cell>
          <table:table-cell table:number-columns-repeated="2" table:style-name="ce1"/>
          <table:table-cell office:value-type="float" office:value="0.31202754904831798" table:formula="of:=[.F80]-([.$J$3]*[.C80]/1000)" table:style-name="ce1">
            <text:p>0,312027549</text:p>
          </table:table-cell>
          <table:table-cell table:number-columns-repeated="16375"/>
        </table:table-row>
        <table:table-row table:style-name="ro1">
          <table:table-cell office:value-type="time" office:time-value="PT17H3M26S" table:style-name="ce3">
            <text:p>17:03:26</text:p>
          </table:table-cell>
          <table:table-cell office:value-type="time" office:time-value="PT17H3M27S" table:style-name="ce3">
            <text:p>17:03:27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25.88" table:style-name="ce1">
            <text:p>525,88</text:p>
          </table:table-cell>
          <table:table-cell office:value-type="float" office:value="2.9062021967999998" table:formula="of:=[.C81]/1000 * [.D81]*[.E81]/1000" table:style-name="ce6">
            <text:p>2,906202197</text:p>
          </table:table-cell>
          <table:table-cell table:number-columns-repeated="2" table:style-name="ce1"/>
          <table:table-cell office:value-type="float" office:value="0.18383212373443536" table:formula="of:=[.F81]-([.$J$3]*[.C81]/1000)" table:style-name="ce1">
            <text:p>0,183832124</text:p>
          </table:table-cell>
          <table:table-cell table:number-columns-repeated="16375"/>
        </table:table-row>
        <table:table-row table:style-name="ro1">
          <table:table-cell office:value-type="time" office:time-value="PT17H3M27S" table:style-name="ce3">
            <text:p>17:03:27</text:p>
          </table:table-cell>
          <table:table-cell office:value-type="time" office:time-value="PT17H3M28S" table:style-name="ce3">
            <text:p>17:03:28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38.14" table:style-name="ce1">
            <text:p>538,14</text:p>
          </table:table-cell>
          <table:table-cell office:value-type="float" office:value="2.9602435632000001" table:formula="of:=[.C82]/1000 * [.D82]*[.E82]/1000" table:style-name="ce6">
            <text:p>2,960243563</text:p>
          </table:table-cell>
          <table:table-cell table:number-columns-repeated="2" table:style-name="ce1"/>
          <table:table-cell office:value-type="float" office:value="0.25566675858584453" table:formula="of:=[.F82]-([.$J$3]*[.C82]/1000)" table:style-name="ce1">
            <text:p>0,255666759</text:p>
          </table:table-cell>
          <table:table-cell table:number-columns-repeated="16375"/>
        </table:table-row>
        <table:table-row table:style-name="ro1">
          <table:table-cell office:value-type="time" office:time-value="PT17H3M28S" table:style-name="ce3">
            <text:p>17:03:28</text:p>
          </table:table-cell>
          <table:table-cell office:value-type="time" office:time-value="PT17H3M29S" table:style-name="ce3">
            <text:p>17:03:29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60.16999999999996" table:style-name="ce1">
            <text:p>560,17</text:p>
          </table:table-cell>
          <table:table-cell office:value-type="float" office:value="3.0812486951999998" table:formula="of:=[.C83]/1000 * [.D83]*[.E83]/1000" table:style-name="ce6">
            <text:p>3,081248695</text:p>
          </table:table-cell>
          <table:table-cell table:number-columns-repeated="2" table:style-name="ce1"/>
          <table:table-cell office:value-type="float" office:value="0.37158809959972716" table:formula="of:=[.F83]-([.$J$3]*[.C83]/1000)" table:style-name="ce1">
            <text:p>0,3715881</text:p>
          </table:table-cell>
          <table:table-cell table:number-columns-repeated="16375"/>
        </table:table-row>
        <table:table-row table:style-name="ro1">
          <table:table-cell office:value-type="time" office:time-value="PT17H3M29S" table:style-name="ce3">
            <text:p>17:03:29</text:p>
          </table:table-cell>
          <table:table-cell office:value-type="time" office:time-value="PT17H3M30S" table:style-name="ce3">
            <text:p>17:03:30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32.66" table:style-name="ce1">
            <text:p>532,66</text:p>
          </table:table-cell>
          <table:table-cell office:value-type="float" office:value="2.9438680017999994" table:formula="of:=[.C84]/1000 * [.D84]*[.E84]/1000" table:style-name="ce6">
            <text:p>2,943868002</text:p>
          </table:table-cell>
          <table:table-cell table:number-columns-repeated="2" table:style-name="ce1"/>
          <table:table-cell office:value-type="float" office:value="0.22658171972055197" table:formula="of:=[.F84]-([.$J$3]*[.C84]/1000)" table:style-name="ce1">
            <text:p>0,22658172</text:p>
          </table:table-cell>
          <table:table-cell table:number-columns-repeated="16375"/>
        </table:table-row>
        <table:table-row table:style-name="ro1">
          <table:table-cell office:value-type="time" office:time-value="PT17H3M30S" table:style-name="ce3">
            <text:p>17:03:30</text:p>
          </table:table-cell>
          <table:table-cell office:value-type="time" office:time-value="PT17H3M31S" table:style-name="ce3">
            <text:p>17:03:31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51.11" table:style-name="ce1">
            <text:p>551,11</text:p>
          </table:table-cell>
          <table:table-cell office:value-type="float" office:value="3.0287407380999998" table:formula="of:=[.C85]/1000 * [.D85]*[.E85]/1000" table:style-name="ce6">
            <text:p>3,028740738</text:p>
          </table:table-cell>
          <table:table-cell table:number-columns-repeated="2" table:style-name="ce1"/>
          <table:table-cell office:value-type="float" office:value="0.32670582897890244" table:formula="of:=[.F85]-([.$J$3]*[.C85]/1000)" table:style-name="ce1">
            <text:p>0,326705829</text:p>
          </table:table-cell>
          <table:table-cell table:number-columns-repeated="16375"/>
        </table:table-row>
        <table:table-row table:style-name="ro1">
          <table:table-cell office:value-type="time" office:time-value="PT17H3M31S" table:style-name="ce3">
            <text:p>17:03:31</text:p>
          </table:table-cell>
          <table:table-cell office:value-type="time" office:time-value="PT17H3M32S" table:style-name="ce3">
            <text:p>17:03:32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69.17999999999995" table:style-name="ce1">
            <text:p>569,18</text:p>
          </table:table-cell>
          <table:table-cell office:value-type="float" office:value="3.1278717719999998" table:formula="of:=[.C86]/1000 * [.D86]*[.E86]/1000" table:style-name="ce6">
            <text:p>3,127871772</text:p>
          </table:table-cell>
          <table:table-cell table:number-columns-repeated="2" table:style-name="ce1"/>
          <table:table-cell office:value-type="float" office:value="0.42075307189278588" table:formula="of:=[.F86]-([.$J$3]*[.C86]/1000)" table:style-name="ce1">
            <text:p>0,420753072</text:p>
          </table:table-cell>
          <table:table-cell table:number-columns-repeated="16375"/>
        </table:table-row>
        <table:table-row table:style-name="ro1">
          <table:table-cell office:value-type="time" office:time-value="PT17H3M32S" table:style-name="ce3">
            <text:p>17:03:32</text:p>
          </table:table-cell>
          <table:table-cell office:value-type="time" office:time-value="PT17H3M33S" table:style-name="ce3">
            <text:p>17:03:33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59.83000000000004" table:style-name="ce1">
            <text:p>559,83</text:p>
          </table:table-cell>
          <table:table-cell office:value-type="float" office:value="3.0882406137" table:formula="of:=[.C87]/1000 * [.D87]*[.E87]/1000" table:style-name="ce6">
            <text:p>3,088240614</text:p>
          </table:table-cell>
          <table:table-cell table:number-columns-repeated="2" table:style-name="ce1"/>
          <table:table-cell office:value-type="float" office:value="0.37603812260666913" table:formula="of:=[.F87]-([.$J$3]*[.C87]/1000)" table:style-name="ce1">
            <text:p>0,376038123</text:p>
          </table:table-cell>
          <table:table-cell table:number-columns-repeated="16375"/>
        </table:table-row>
        <table:table-row table:style-name="ro1">
          <table:table-cell office:value-type="time" office:time-value="PT17H3M33S" table:style-name="ce3">
            <text:p>17:03:33</text:p>
          </table:table-cell>
          <table:table-cell office:value-type="time" office:time-value="PT17H3M34S" table:style-name="ce3">
            <text:p>17:03:34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73" table:style-name="ce1">
            <text:p>573</text:p>
          </table:table-cell>
          <table:table-cell office:value-type="float" office:value="3.1577342400000004" table:formula="of:=[.C88]/1000 * [.D88]*[.E88]/1000" table:style-name="ce6">
            <text:p>3,15773424</text:p>
          </table:table-cell>
          <table:table-cell table:number-columns-repeated="2" table:style-name="ce1"/>
          <table:table-cell office:value-type="float" office:value="0.44298985341361119" table:formula="of:=[.F88]-([.$J$3]*[.C88]/1000)" table:style-name="ce1">
            <text:p>0,442989853</text:p>
          </table:table-cell>
          <table:table-cell table:number-columns-repeated="16375"/>
        </table:table-row>
        <table:table-row table:style-name="ro1">
          <table:table-cell office:value-type="time" office:time-value="PT17H3M34S" table:style-name="ce3">
            <text:p>17:03:34</text:p>
          </table:table-cell>
          <table:table-cell office:value-type="time" office:time-value="PT17H3M35S" table:style-name="ce3">
            <text:p>17:03:35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67.78" table:style-name="ce1">
            <text:p>567,78</text:p>
          </table:table-cell>
          <table:table-cell office:value-type="float" office:value="3.1201782119999999" table:formula="of:=[.C89]/1000 * [.D89]*[.E89]/1000" table:style-name="ce6">
            <text:p>3,120178212</text:p>
          </table:table-cell>
          <table:table-cell table:number-columns-repeated="2" table:style-name="ce1"/>
          <table:table-cell office:value-type="float" office:value="0.413059511892786" table:formula="of:=[.F89]-([.$J$3]*[.C89]/1000)" table:style-name="ce1">
            <text:p>0,413059512</text:p>
          </table:table-cell>
          <table:table-cell table:number-columns-repeated="16375"/>
        </table:table-row>
        <table:table-row table:style-name="ro1">
          <table:table-cell office:value-type="time" office:time-value="PT17H3M35S" table:style-name="ce3">
            <text:p>17:03:35</text:p>
          </table:table-cell>
          <table:table-cell office:value-type="time" office:time-value="PT17H3M37S" table:style-name="ce3">
            <text:p>17:03:37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14.48" table:style-name="ce1">
            <text:p>514,48</text:p>
          </table:table-cell>
          <table:table-cell office:value-type="float" office:value="2.8299281088000003" table:formula="of:=[.C90]/1000 * [.D90]*[.E90]/1000" table:style-name="ce6">
            <text:p>2,829928109</text:p>
          </table:table-cell>
          <table:table-cell table:number-columns-repeated="2" table:style-name="ce1"/>
          <table:table-cell office:value-type="float" office:value="0.12026751319972773" table:formula="of:=[.F90]-([.$J$3]*[.C90]/1000)" table:style-name="ce1">
            <text:p>0,120267513</text:p>
          </table:table-cell>
          <table:table-cell table:number-columns-repeated="16375"/>
        </table:table-row>
        <table:table-row table:style-name="ro1">
          <table:table-cell office:value-type="time" office:time-value="PT17H3M37S" table:style-name="ce3">
            <text:p>17:03:37</text:p>
          </table:table-cell>
          <table:table-cell office:value-type="time" office:time-value="PT17H3M38S" table:style-name="ce3">
            <text:p>17:03:38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36.55999999999995" table:style-name="ce1">
            <text:p>536,56</text:p>
          </table:table-cell>
          <table:table-cell office:value-type="float" office:value="2.9543261879999991" table:formula="of:=[.C91]/1000 * [.D91]*[.E91]/1000" table:style-name="ce6">
            <text:p>2,954326188</text:p>
          </table:table-cell>
          <table:table-cell table:number-columns-repeated="2" table:style-name="ce1"/>
          <table:table-cell office:value-type="float" office:value="0.24720748789278524" table:formula="of:=[.F91]-([.$J$3]*[.C91]/1000)" table:style-name="ce1">
            <text:p>0,247207488</text:p>
          </table:table-cell>
          <table:table-cell table:number-columns-repeated="16375"/>
        </table:table-row>
        <table:table-row table:style-name="ro1">
          <table:table-cell office:value-type="time" office:time-value="PT17H3M38S" table:style-name="ce3">
            <text:p>17:03:38</text:p>
          </table:table-cell>
          <table:table-cell office:value-type="time" office:time-value="PT17H3M39S" table:style-name="ce3">
            <text:p>17:03:39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55.70000000000005" table:style-name="ce1">
            <text:p>555,7</text:p>
          </table:table-cell>
          <table:table-cell office:value-type="float" office:value="3.0623960160000006" table:formula="of:=[.C92]/1000 * [.D92]*[.E92]/1000" table:style-name="ce6">
            <text:p>3,062396016</text:p>
          </table:table-cell>
          <table:table-cell table:number-columns-repeated="2" table:style-name="ce1"/>
          <table:table-cell office:value-type="float" office:value="0.34765162941361138" table:formula="of:=[.F92]-([.$J$3]*[.C92]/1000)" table:style-name="ce1">
            <text:p>0,347651629</text:p>
          </table:table-cell>
          <table:table-cell table:number-columns-repeated="16375"/>
        </table:table-row>
        <table:table-row table:style-name="ro1">
          <table:table-cell office:value-type="time" office:time-value="PT17H3M39S" table:style-name="ce3">
            <text:p>17:03:39</text:p>
          </table:table-cell>
          <table:table-cell office:value-type="time" office:time-value="PT17H3M40S" table:style-name="ce3">
            <text:p>17:03:40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54.70000000000005" table:style-name="ce1">
            <text:p>554,7</text:p>
          </table:table-cell>
          <table:table-cell office:value-type="float" office:value="3.0511606320000006" table:formula="of:=[.C93]/1000 * [.D93]*[.E93]/1000" table:style-name="ce6">
            <text:p>3,051160632</text:p>
          </table:table-cell>
          <table:table-cell table:number-columns-repeated="2" table:style-name="ce1"/>
          <table:table-cell office:value-type="float" office:value="0.34150003639972804" table:formula="of:=[.F93]-([.$J$3]*[.C93]/1000)" table:style-name="ce1">
            <text:p>0,341500036</text:p>
          </table:table-cell>
          <table:table-cell table:number-columns-repeated="16375"/>
        </table:table-row>
        <table:table-row table:style-name="ro1">
          <table:table-cell office:value-type="time" office:time-value="PT17H3M40S" table:style-name="ce3">
            <text:p>17:03:40</text:p>
          </table:table-cell>
          <table:table-cell office:value-type="time" office:time-value="PT17H3M41S" table:style-name="ce3">
            <text:p>17:03:41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26.4" table:style-name="ce1">
            <text:p>526,4</text:p>
          </table:table-cell>
          <table:table-cell office:value-type="float" office:value="2.9038276959999996" table:formula="of:=[.C94]/1000 * [.D94]*[.E94]/1000" table:style-name="ce6">
            <text:p>2,903827696</text:p>
          </table:table-cell>
          <table:table-cell table:number-columns-repeated="2" table:style-name="ce1"/>
          <table:table-cell office:value-type="float" office:value="0.19162520490666868" table:formula="of:=[.F94]-([.$J$3]*[.C94]/1000)" table:style-name="ce1">
            <text:p>0,191625205</text:p>
          </table:table-cell>
          <table:table-cell table:number-columns-repeated="16375"/>
        </table:table-row>
        <table:table-row table:style-name="ro1">
          <table:table-cell office:value-type="time" office:time-value="PT17H3M41S" table:style-name="ce3">
            <text:p>17:03:41</text:p>
          </table:table-cell>
          <table:table-cell office:value-type="time" office:time-value="PT17H3M42S" table:style-name="ce3">
            <text:p>17:03:42</text:p>
          </table:table-cell>
          <table:table-cell office:value-type="float" office:value="1066" table:style-name="ce1">
            <text:p>1066</text:p>
          </table:table-cell>
          <table:table-cell office:value-type="float" office:value="5.17" table:style-name="ce1">
            <text:p>5,17</text:p>
          </table:table-cell>
          <table:table-cell office:value-type="float" office:value="561.04999999999995" table:style-name="ce1">
            <text:p>561,05</text:p>
          </table:table-cell>
          <table:table-cell office:value-type="float" office:value="3.0920699809999999" table:formula="of:=[.C95]/1000 * [.D95]*[.E95]/1000" table:style-name="ce6">
            <text:p>3,092069981</text:p>
          </table:table-cell>
          <table:table-cell table:number-columns-repeated="2" table:style-name="ce1"/>
          <table:table-cell office:value-type="float" office:value="0.38240938539972724" table:formula="of:=[.F95]-([.$J$3]*[.C95]/1000)" table:style-name="ce1">
            <text:p>0,382409385</text:p>
          </table:table-cell>
          <table:table-cell table:number-columns-repeated="16375"/>
        </table:table-row>
        <table:table-row table:style-name="ro1">
          <table:table-cell office:value-type="time" office:time-value="PT17H3M42S" table:style-name="ce3">
            <text:p>17:03:42</text:p>
          </table:table-cell>
          <table:table-cell office:value-type="time" office:time-value="PT17H3M43S" table:style-name="ce3">
            <text:p>17:03:43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53.80999999999995" table:style-name="ce1">
            <text:p>553,81</text:p>
          </table:table-cell>
          <table:table-cell office:value-type="float" office:value="3.0434074739999994" table:formula="of:=[.C96]/1000 * [.D96]*[.E96]/1000" table:style-name="ce6">
            <text:p>3,043407474</text:p>
          </table:table-cell>
          <table:table-cell table:number-columns-repeated="2" table:style-name="ce1"/>
          <table:table-cell office:value-type="float" office:value="0.33628877389278555" table:formula="of:=[.F96]-([.$J$3]*[.C96]/1000)" table:style-name="ce1">
            <text:p>0,336288774</text:p>
          </table:table-cell>
          <table:table-cell table:number-columns-repeated="16375"/>
        </table:table-row>
        <table:table-row table:style-name="ro1">
          <table:table-cell office:value-type="time" office:time-value="PT17H3M43S" table:style-name="ce3">
            <text:p>17:03:43</text:p>
          </table:table-cell>
          <table:table-cell office:value-type="time" office:time-value="PT17H3M44S" table:style-name="ce3">
            <text:p>17:03:44</text:p>
          </table:table-cell>
          <table:table-cell office:value-type="float" office:value="1073" table:style-name="ce1">
            <text:p>1073</text:p>
          </table:table-cell>
          <table:table-cell office:value-type="float" office:value="5.17" table:style-name="ce1">
            <text:p>5,17</text:p>
          </table:table-cell>
          <table:table-cell office:value-type="float" office:value="541.12" table:style-name="ce1">
            <text:p>541,12</text:p>
          </table:table-cell>
          <table:table-cell office:value-type="float" office:value="3.0018144992" table:formula="of:=[.C97]/1000 * [.D97]*[.E97]/1000" table:style-name="ce6">
            <text:p>3,001814499</text:p>
          </table:table-cell>
          <table:table-cell table:number-columns-repeated="2" table:style-name="ce1"/>
          <table:table-cell office:value-type="float" office:value="0.27436063514831854" table:formula="of:=[.F97]-([.$J$3]*[.C97]/1000)" table:style-name="ce1">
            <text:p>0,274360635</text:p>
          </table:table-cell>
          <table:table-cell table:number-columns-repeated="16375"/>
        </table:table-row>
        <table:table-row table:style-name="ro1">
          <table:table-cell office:value-type="time" office:time-value="PT17H3M44S" table:style-name="ce3">
            <text:p>17:03:44</text:p>
          </table:table-cell>
          <table:table-cell office:value-type="time" office:time-value="PT17H3M45S" table:style-name="ce3">
            <text:p>17:03:45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44.34" table:style-name="ce1">
            <text:p>544,34</text:p>
          </table:table-cell>
          <table:table-cell office:value-type="float" office:value="2.9971632569999995" table:formula="of:=[.C98]/1000 * [.D98]*[.E98]/1000" table:style-name="ce6">
            <text:p>2,997163257</text:p>
          </table:table-cell>
          <table:table-cell table:number-columns-repeated="2" table:style-name="ce1"/>
          <table:table-cell office:value-type="float" office:value="0.29004455689278563" table:formula="of:=[.F98]-([.$J$3]*[.C98]/1000)" table:style-name="ce1">
            <text:p>0,290044557</text:p>
          </table:table-cell>
          <table:table-cell table:number-columns-repeated="16375"/>
        </table:table-row>
        <table:table-row table:style-name="ro1">
          <table:table-cell office:value-type="time" office:time-value="PT17H3M45S" table:style-name="ce3">
            <text:p>17:03:45</text:p>
          </table:table-cell>
          <table:table-cell office:value-type="time" office:time-value="PT17H3M46S" table:style-name="ce3">
            <text:p>17:03:46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58.46" table:style-name="ce1">
            <text:p>558,46</text:p>
          </table:table-cell>
          <table:table-cell office:value-type="float" office:value="3.0718427376000004" table:formula="of:=[.C99]/1000 * [.D99]*[.E99]/1000" table:style-name="ce6">
            <text:p>3,071842738</text:p>
          </table:table-cell>
          <table:table-cell table:number-columns-repeated="2" table:style-name="ce1"/>
          <table:table-cell office:value-type="float" office:value="0.36218214199972776" table:formula="of:=[.F99]-([.$J$3]*[.C99]/1000)" table:style-name="ce1">
            <text:p>0,362182142</text:p>
          </table:table-cell>
          <table:table-cell table:number-columns-repeated="16375"/>
        </table:table-row>
        <table:table-row table:style-name="ro1">
          <table:table-cell office:value-type="time" office:time-value="PT17H3M46S" table:style-name="ce3">
            <text:p>17:03:46</text:p>
          </table:table-cell>
          <table:table-cell office:value-type="time" office:time-value="PT17H3M48S" table:style-name="ce3">
            <text:p>17:03:48</text:p>
          </table:table-cell>
          <table:table-cell office:value-type="float" office:value="1076" table:style-name="ce1">
            <text:p>1076</text:p>
          </table:table-cell>
          <table:table-cell office:value-type="float" office:value="5.16" table:style-name="ce1">
            <text:p>5,16</text:p>
          </table:table-cell>
          <table:table-cell office:value-type="float" office:value="560.91999999999996" table:style-name="ce1">
            <text:p>560,92</text:p>
          </table:table-cell>
          <table:table-cell office:value-type="float" office:value="3.1143175872" table:formula="of:=[.C100]/1000 * [.D100]*[.E100]/1000" table:style-name="ce6">
            <text:p>3,114317587</text:p>
          </table:table-cell>
          <table:table-cell table:number-columns-repeated="2" table:style-name="ce1"/>
          <table:table-cell office:value-type="float" office:value="0.37923803666914324" table:formula="of:=[.F100]-([.$J$3]*[.C100]/1000)" table:style-name="ce1">
            <text:p>0,379238037</text:p>
          </table:table-cell>
          <table:table-cell table:number-columns-repeated="16375"/>
        </table:table-row>
        <table:table-row table:style-name="ro1">
          <table:table-cell office:value-type="time" office:time-value="PT17H3M48S" table:style-name="ce3">
            <text:p>17:03:48</text:p>
          </table:table-cell>
          <table:table-cell office:value-type="time" office:time-value="PT17H3M49S" table:style-name="ce3">
            <text:p>17:03:49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17.34" table:style-name="ce1">
            <text:p>517,34</text:p>
          </table:table-cell>
          <table:table-cell office:value-type="float" office:value="2.8458252592000002" table:formula="of:=[.C101]/1000 * [.D101]*[.E101]/1000" table:style-name="ce6">
            <text:p>2,845825259</text:p>
          </table:table-cell>
          <table:table-cell table:number-columns-repeated="2" table:style-name="ce1"/>
          <table:table-cell office:value-type="float" office:value="0.14124845458584456" table:formula="of:=[.F101]-([.$J$3]*[.C101]/1000)" table:style-name="ce1">
            <text:p>0,141248455</text:p>
          </table:table-cell>
          <table:table-cell table:number-columns-repeated="16375"/>
        </table:table-row>
        <table:table-row table:style-name="ro1">
          <table:table-cell office:value-type="time" office:time-value="PT17H3M49S" table:style-name="ce3">
            <text:p>17:03:49</text:p>
          </table:table-cell>
          <table:table-cell office:value-type="time" office:time-value="PT17H3M50S" table:style-name="ce3">
            <text:p>17:03:50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44.07000000000005" table:style-name="ce1">
            <text:p>544,07</text:p>
          </table:table-cell>
          <table:table-cell office:value-type="float" office:value="2.9956766235000001" table:formula="of:=[.C102]/1000 * [.D102]*[.E102]/1000" table:style-name="ce6">
            <text:p>2,995676624</text:p>
          </table:table-cell>
          <table:table-cell table:number-columns-repeated="2" table:style-name="ce1"/>
          <table:table-cell office:value-type="float" office:value="0.28855792339278619" table:formula="of:=[.F102]-([.$J$3]*[.C102]/1000)" table:style-name="ce1">
            <text:p>0,288557923</text:p>
          </table:table-cell>
          <table:table-cell table:number-columns-repeated="16375"/>
        </table:table-row>
        <table:table-row table:style-name="ro1">
          <table:table-cell office:value-type="time" office:time-value="PT17H3M50S" table:style-name="ce3">
            <text:p>17:03:50</text:p>
          </table:table-cell>
          <table:table-cell office:value-type="time" office:time-value="PT17H3M51S" table:style-name="ce3">
            <text:p>17:03:51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69.27" table:style-name="ce1">
            <text:p>569,27</text:p>
          </table:table-cell>
          <table:table-cell office:value-type="float" office:value="3.1403153353" table:formula="of:=[.C103]/1000 * [.D103]*[.E103]/1000" table:style-name="ce6">
            <text:p>3,140315335</text:p>
          </table:table-cell>
          <table:table-cell table:number-columns-repeated="2" table:style-name="ce1"/>
          <table:table-cell office:value-type="float" office:value="0.42811284420666906" table:formula="of:=[.F103]-([.$J$3]*[.C103]/1000)" table:style-name="ce1">
            <text:p>0,428112844</text:p>
          </table:table-cell>
          <table:table-cell table:number-columns-repeated="16375"/>
        </table:table-row>
        <table:table-row table:style-name="ro1">
          <table:table-cell office:value-type="time" office:time-value="PT17H3M51S" table:style-name="ce3">
            <text:p>17:03:51</text:p>
          </table:table-cell>
          <table:table-cell office:value-type="time" office:time-value="PT17H3M52S" table:style-name="ce3">
            <text:p>17:03:52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38.23" table:style-name="ce1">
            <text:p>538,23</text:p>
          </table:table-cell>
          <table:table-cell office:value-type="float" office:value="2.9550118752000003" table:formula="of:=[.C104]/1000 * [.D104]*[.E104]/1000" table:style-name="ce6">
            <text:p>2,955011875</text:p>
          </table:table-cell>
          <table:table-cell table:number-columns-repeated="2" table:style-name="ce1"/>
          <table:table-cell office:value-type="float" office:value="0.25043507058584469" table:formula="of:=[.F104]-([.$J$3]*[.C104]/1000)" table:style-name="ce1">
            <text:p>0,250435071</text:p>
          </table:table-cell>
          <table:table-cell table:number-columns-repeated="16375"/>
        </table:table-row>
        <table:table-row table:style-name="ro1">
          <table:table-cell office:value-type="time" office:time-value="PT17H3M52S" table:style-name="ce3">
            <text:p>17:03:52</text:p>
          </table:table-cell>
          <table:table-cell office:value-type="time" office:time-value="PT17H3M53S" table:style-name="ce3">
            <text:p>17:03:53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42.42999999999995" table:style-name="ce1">
            <text:p>542,43</text:p>
          </table:table-cell>
          <table:table-cell office:value-type="float" office:value="2.9838423383999997" table:formula="of:=[.C105]/1000 * [.D105]*[.E105]/1000" table:style-name="ce6">
            <text:p>2,983842338</text:p>
          </table:table-cell>
          <table:table-cell table:number-columns-repeated="2" table:style-name="ce1"/>
          <table:table-cell office:value-type="float" office:value="0.27926553378584407" table:formula="of:=[.F105]-([.$J$3]*[.C105]/1000)" table:style-name="ce1">
            <text:p>0,279265534</text:p>
          </table:table-cell>
          <table:table-cell table:number-columns-repeated="16375"/>
        </table:table-row>
        <table:table-row table:style-name="ro1">
          <table:table-cell table:number-columns-repeated="2" table:style-name="ce3"/>
          <table:table-cell table:number-columns-repeated="2" table:style-name="ce1"/>
          <table:table-cell office:value-type="string" table:style-name="ce5">
            <text:p>Total energy</text:p>
          </table:table-cell>
          <table:table-cell office:value-type="float" office:value="312.98186290320001" table:formula="of:=SUM([.F3:.F105])" table:style-name="ce4">
            <text:p>312,9818629</text:p>
          </table:table-cell>
          <table:table-cell table:style-name="ce1"/>
          <table:table-cell office:value-type="string" table:style-name="ce5">
            <text:p>Total energy without SO</text:p>
          </table:table-cell>
          <table:table-cell office:value-type="float" office:value="33.177632713808642" table:formula="of:=SUM([.I3:.I105])" table:style-name="ce5">
            <text:p>33,177632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Experiment 5</text:p>
          </table:table-cell>
          <table:table-cell table:style-name="ce3"/>
          <table:table-cell table:number-columns-repeated="3" table:style-name="ce1"/>
          <table:table-cell table:style-name="ce6"/>
          <table:table-cell table:number-columns-repeated="16378" table:style-name="ce1"/>
        </table:table-row>
        <table:table-row table:style-name="ro1">
          <table:table-cell office:value-type="time" office:time-value="PT17H6M0S" table:style-name="ce3">
            <text:p>17:06:00</text:p>
          </table:table-cell>
          <table:table-cell office:value-type="time" office:time-value="PT17H6M1S" table:style-name="ce3">
            <text:p>17:06:01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15.74" table:style-name="ce1">
            <text:p>515,74</text:p>
          </table:table-cell>
          <table:table-cell office:value-type="float" office:value="2.8421812512" table:formula="of:=[.C108]/1000 * [.D108]*[.E108]/1000" table:style-name="ce6">
            <text:p>2,842181251</text:p>
          </table:table-cell>
          <table:table-cell table:number-columns-repeated="2" table:style-name="ce1"/>
          <table:table-cell office:value-type="float" office:value="0.12743686461361081" table:formula="of:=[.F108]-([.$J$3]*[.C108]/1000)" table:style-name="ce1">
            <text:p>0,127436865</text:p>
          </table:table-cell>
          <table:table-cell table:number-columns-repeated="16375"/>
        </table:table-row>
        <table:table-row table:style-name="ro1">
          <table:table-cell office:value-type="time" office:time-value="PT17H6M1S" table:style-name="ce3">
            <text:p>17:06:01</text:p>
          </table:table-cell>
          <table:table-cell office:value-type="time" office:time-value="PT17H6M2S" table:style-name="ce3">
            <text:p>17:06:02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31.53" table:style-name="ce1">
            <text:p>531,53</text:p>
          </table:table-cell>
          <table:table-cell office:value-type="float" office:value="2.9238827463999999" table:formula="of:=[.C109]/1000 * [.D109]*[.E109]/1000" table:style-name="ce6">
            <text:p>2,923882746</text:p>
          </table:table-cell>
          <table:table-cell table:number-columns-repeated="2" table:style-name="ce1"/>
          <table:table-cell office:value-type="float" office:value="0.21930594178584428" table:formula="of:=[.F109]-([.$J$3]*[.C109]/1000)" table:style-name="ce1">
            <text:p>0,219305942</text:p>
          </table:table-cell>
          <table:table-cell table:number-columns-repeated="16375"/>
        </table:table-row>
        <table:table-row table:style-name="ro1">
          <table:table-cell office:value-type="time" office:time-value="PT17H6M2S" table:style-name="ce3">
            <text:p>17:06:02</text:p>
          </table:table-cell>
          <table:table-cell office:value-type="time" office:time-value="PT17H6M4S" table:style-name="ce3">
            <text:p>17:06:04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23.88" table:style-name="ce1">
            <text:p>523,88</text:p>
          </table:table-cell>
          <table:table-cell office:value-type="float" office:value="2.8818010144000001" table:formula="of:=[.C110]/1000 * [.D110]*[.E110]/1000" table:style-name="ce6">
            <text:p>2,881801014</text:p>
          </table:table-cell>
          <table:table-cell table:number-columns-repeated="2" table:style-name="ce1"/>
          <table:table-cell office:value-type="float" office:value="0.17722420978584452" table:formula="of:=[.F110]-([.$J$3]*[.C110]/1000)" table:style-name="ce1">
            <text:p>0,17722421</text:p>
          </table:table-cell>
          <table:table-cell table:number-columns-repeated="16375"/>
        </table:table-row>
        <table:table-row table:style-name="ro1">
          <table:table-cell office:value-type="time" office:time-value="PT17H6M4S" table:style-name="ce3">
            <text:p>17:06:04</text:p>
          </table:table-cell>
          <table:table-cell office:value-type="time" office:time-value="PT17H6M5S" table:style-name="ce3">
            <text:p>17:06:05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46.96" table:style-name="ce1">
            <text:p>546,96</text:p>
          </table:table-cell>
          <table:table-cell office:value-type="float" office:value="3.0059335416000001" table:formula="of:=[.C111]/1000 * [.D111]*[.E111]/1000" table:style-name="ce6">
            <text:p>3,005933542</text:p>
          </table:table-cell>
          <table:table-cell table:number-columns-repeated="2" table:style-name="ce1"/>
          <table:table-cell office:value-type="float" office:value="0.30389863247890281" table:formula="of:=[.F111]-([.$J$3]*[.C111]/1000)" table:style-name="ce1">
            <text:p>0,303898632</text:p>
          </table:table-cell>
          <table:table-cell table:number-columns-repeated="16375"/>
        </table:table-row>
        <table:table-row table:style-name="ro1">
          <table:table-cell office:value-type="time" office:time-value="PT17H6M5S" table:style-name="ce3">
            <text:p>17:06:05</text:p>
          </table:table-cell>
          <table:table-cell office:value-type="time" office:time-value="PT17H6M6S" table:style-name="ce3">
            <text:p>17:06:06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39.94000000000005" table:style-name="ce1">
            <text:p>539,94</text:p>
          </table:table-cell>
          <table:table-cell office:value-type="float" office:value="2.9699723664000004" table:formula="of:=[.C112]/1000 * [.D112]*[.E112]/1000" table:style-name="ce6">
            <text:p>2,969972366</text:p>
          </table:table-cell>
          <table:table-cell table:number-columns-repeated="2" table:style-name="ce1"/>
          <table:table-cell office:value-type="float" office:value="0.26031177079972778" table:formula="of:=[.F112]-([.$J$3]*[.C112]/1000)" table:style-name="ce1">
            <text:p>0,260311771</text:p>
          </table:table-cell>
          <table:table-cell table:number-columns-repeated="16375"/>
        </table:table-row>
        <table:table-row table:style-name="ro1">
          <table:table-cell office:value-type="time" office:time-value="PT17H6M6S" table:style-name="ce3">
            <text:p>17:06:06</text:p>
          </table:table-cell>
          <table:table-cell office:value-type="time" office:time-value="PT17H6M7S" table:style-name="ce3">
            <text:p>17:06:07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53.82000000000005" table:style-name="ce1">
            <text:p>553,82</text:p>
          </table:table-cell>
          <table:table-cell office:value-type="float" office:value="3.0663241176000002" table:formula="of:=[.C113]/1000 * [.D113]*[.E113]/1000" table:style-name="ce6">
            <text:p>3,066324118</text:p>
          </table:table-cell>
          <table:table-cell table:number-columns-repeated="2" table:style-name="ce1"/>
          <table:table-cell office:value-type="float" office:value="0.33887025354831879" table:formula="of:=[.F113]-([.$J$3]*[.C113]/1000)" table:style-name="ce1">
            <text:p>0,338870254</text:p>
          </table:table-cell>
          <table:table-cell table:number-columns-repeated="16375"/>
        </table:table-row>
        <table:table-row table:style-name="ro1">
          <table:table-cell office:value-type="time" office:time-value="PT17H6M7S" table:style-name="ce3">
            <text:p>17:06:07</text:p>
          </table:table-cell>
          <table:table-cell office:value-type="time" office:time-value="PT17H6M8S" table:style-name="ce3">
            <text:p>17:06:08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67.16" table:style-name="ce1">
            <text:p>567,16</text:p>
          </table:table-cell>
          <table:table-cell office:value-type="float" office:value="3.1167710639999999" table:formula="of:=[.C114]/1000 * [.D114]*[.E114]/1000" table:style-name="ce6">
            <text:p>3,116771064</text:p>
          </table:table-cell>
          <table:table-cell table:number-columns-repeated="2" table:style-name="ce1"/>
          <table:table-cell office:value-type="float" office:value="0.40965236389278603" table:formula="of:=[.F114]-([.$J$3]*[.C114]/1000)" table:style-name="ce1">
            <text:p>0,409652364</text:p>
          </table:table-cell>
          <table:table-cell table:number-columns-repeated="16375"/>
        </table:table-row>
        <table:table-row table:style-name="ro1">
          <table:table-cell office:value-type="time" office:time-value="PT17H6M8S" table:style-name="ce3">
            <text:p>17:06:08</text:p>
          </table:table-cell>
          <table:table-cell office:value-type="time" office:time-value="PT17H6M9S" table:style-name="ce3">
            <text:p>17:06:09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23.1" table:style-name="ce1">
            <text:p>523,1</text:p>
          </table:table-cell>
          <table:table-cell office:value-type="float" office:value="2.8721014739999999" table:formula="of:=[.C115]/1000 * [.D115]*[.E115]/1000" table:style-name="ce6">
            <text:p>2,872101474</text:p>
          </table:table-cell>
          <table:table-cell table:number-columns-repeated="2" table:style-name="ce1"/>
          <table:table-cell office:value-type="float" office:value="0.17260846037196087" table:formula="of:=[.F115]-([.$J$3]*[.C115]/1000)" table:style-name="ce1">
            <text:p>0,17260846</text:p>
          </table:table-cell>
          <table:table-cell table:number-columns-repeated="16375"/>
        </table:table-row>
        <table:table-row table:style-name="ro1">
          <table:table-cell office:value-type="time" office:time-value="PT17H6M9S" table:style-name="ce3">
            <text:p>17:06:09</text:p>
          </table:table-cell>
          <table:table-cell office:value-type="time" office:time-value="PT17H6M10S" table:style-name="ce3">
            <text:p>17:06:10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50.22" table:style-name="ce1">
            <text:p>550,22</text:p>
          </table:table-cell>
          <table:table-cell office:value-type="float" office:value="3.029538831" table:formula="of:=[.C116]/1000 * [.D116]*[.E116]/1000" table:style-name="ce6">
            <text:p>3,029538831</text:p>
          </table:table-cell>
          <table:table-cell table:number-columns-repeated="2" table:style-name="ce1"/>
          <table:table-cell office:value-type="float" office:value="0.32242013089278609" table:formula="of:=[.F116]-([.$J$3]*[.C116]/1000)" table:style-name="ce1">
            <text:p>0,322420131</text:p>
          </table:table-cell>
          <table:table-cell table:number-columns-repeated="16375"/>
        </table:table-row>
        <table:table-row table:style-name="ro1">
          <table:table-cell office:value-type="time" office:time-value="PT17H6M10S" table:style-name="ce3">
            <text:p>17:06:10</text:p>
          </table:table-cell>
          <table:table-cell office:value-type="time" office:time-value="PT17H6M11S" table:style-name="ce3">
            <text:p>17:06:11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18.34" table:style-name="ce1">
            <text:p>518,34</text:p>
          </table:table-cell>
          <table:table-cell office:value-type="float" office:value="2.8404617328000006" table:formula="of:=[.C117]/1000 * [.D117]*[.E117]/1000" table:style-name="ce6">
            <text:p>2,840461733</text:p>
          </table:table-cell>
          <table:table-cell table:number-columns-repeated="2" table:style-name="ce1"/>
          <table:table-cell office:value-type="float" office:value="0.14096871917196152" table:formula="of:=[.F117]-([.$J$3]*[.C117]/1000)" table:style-name="ce1">
            <text:p>0,140968719</text:p>
          </table:table-cell>
          <table:table-cell table:number-columns-repeated="16375"/>
        </table:table-row>
        <table:table-row table:style-name="ro1">
          <table:table-cell office:value-type="time" office:time-value="PT17H6M11S" table:style-name="ce3">
            <text:p>17:06:11</text:p>
          </table:table-cell>
          <table:table-cell office:value-type="time" office:time-value="PT17H6M12S" table:style-name="ce3">
            <text:p>17:06:12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36.53" table:style-name="ce1">
            <text:p>536,53</text:p>
          </table:table-cell>
          <table:table-cell office:value-type="float" office:value="2.9458394262000001" table:formula="of:=[.C118]/1000 * [.D118]*[.E118]/1000" table:style-name="ce6">
            <text:p>2,945839426</text:p>
          </table:table-cell>
          <table:table-cell table:number-columns-repeated="2" table:style-name="ce1"/>
          <table:table-cell office:value-type="float" office:value="0.24634641257196099" table:formula="of:=[.F118]-([.$J$3]*[.C118]/1000)" table:style-name="ce1">
            <text:p>0,246346413</text:p>
          </table:table-cell>
          <table:table-cell table:number-columns-repeated="16375"/>
        </table:table-row>
        <table:table-row table:style-name="ro1">
          <table:table-cell office:value-type="time" office:time-value="PT17H6M12S" table:style-name="ce3">
            <text:p>17:06:12</text:p>
          </table:table-cell>
          <table:table-cell office:value-type="time" office:time-value="PT17H6M13S" table:style-name="ce3">
            <text:p>17:06:13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47.53" table:style-name="ce1">
            <text:p>547,53</text:p>
          </table:table-cell>
          <table:table-cell office:value-type="float" office:value="3.0201973812" table:formula="of:=[.C119]/1000 * [.D119]*[.E119]/1000" table:style-name="ce6">
            <text:p>3,020197381</text:p>
          </table:table-cell>
          <table:table-cell table:number-columns-repeated="2" table:style-name="ce1"/>
          <table:table-cell office:value-type="float" office:value="0.30291109912055258" table:formula="of:=[.F119]-([.$J$3]*[.C119]/1000)" table:style-name="ce1">
            <text:p>0,302911099</text:p>
          </table:table-cell>
          <table:table-cell table:number-columns-repeated="16375"/>
        </table:table-row>
        <table:table-row table:style-name="ro1">
          <table:table-cell office:value-type="time" office:time-value="PT17H6M13S" table:style-name="ce3">
            <text:p>17:06:13</text:p>
          </table:table-cell>
          <table:table-cell office:value-type="time" office:time-value="PT17H6M14S" table:style-name="ce3">
            <text:p>17:06:14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25.29999999999995" table:style-name="ce1">
            <text:p>525,3</text:p>
          </table:table-cell>
          <table:table-cell office:value-type="float" office:value="2.8841806619999999" table:formula="of:=[.C120]/1000 * [.D120]*[.E120]/1000" table:style-name="ce6">
            <text:p>2,884180662</text:p>
          </table:table-cell>
          <table:table-cell table:number-columns-repeated="2" table:style-name="ce1"/>
          <table:table-cell office:value-type="float" office:value="0.18468764837196083" table:formula="of:=[.F120]-([.$J$3]*[.C120]/1000)" table:style-name="ce1">
            <text:p>0,184687648</text:p>
          </table:table-cell>
          <table:table-cell table:number-columns-repeated="16375"/>
        </table:table-row>
        <table:table-row table:style-name="ro1">
          <table:table-cell office:value-type="time" office:time-value="PT17H6M14S" table:style-name="ce3">
            <text:p>17:06:14</text:p>
          </table:table-cell>
          <table:table-cell office:value-type="time" office:time-value="PT17H6M15S" table:style-name="ce3">
            <text:p>17:06:15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68.92999999999995" table:style-name="ce1">
            <text:p>568,93</text:p>
          </table:table-cell>
          <table:table-cell office:value-type="float" office:value="3.1266742902999995" table:formula="of:=[.C121]/1000 * [.D121]*[.E121]/1000" table:style-name="ce6">
            <text:p>3,12667429</text:p>
          </table:table-cell>
          <table:table-cell table:number-columns-repeated="2" table:style-name="ce1"/>
          <table:table-cell office:value-type="float" office:value="0.42463938117890221" table:formula="of:=[.F121]-([.$J$3]*[.C121]/1000)" table:style-name="ce1">
            <text:p>0,424639381</text:p>
          </table:table-cell>
          <table:table-cell table:number-columns-repeated="16375"/>
        </table:table-row>
        <table:table-row table:style-name="ro1">
          <table:table-cell office:value-type="time" office:time-value="PT17H6M15S" table:style-name="ce3">
            <text:p>17:06:15</text:p>
          </table:table-cell>
          <table:table-cell office:value-type="time" office:time-value="PT17H6M17S" table:style-name="ce3">
            <text:p>17:06:17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43.42999999999995" table:style-name="ce1">
            <text:p>543,43</text:p>
          </table:table-cell>
          <table:table-cell office:value-type="float" office:value="3.0087980123999998" table:formula="of:=[.C122]/1000 * [.D122]*[.E122]/1000" table:style-name="ce6">
            <text:p>3,008798012</text:p>
          </table:table-cell>
          <table:table-cell table:number-columns-repeated="2" table:style-name="ce1"/>
          <table:table-cell office:value-type="float" office:value="0.28134414834831833" table:formula="of:=[.F122]-([.$J$3]*[.C122]/1000)" table:style-name="ce1">
            <text:p>0,281344148</text:p>
          </table:table-cell>
          <table:table-cell table:number-columns-repeated="16375"/>
        </table:table-row>
        <table:table-row table:style-name="ro1">
          <table:table-cell office:value-type="time" office:time-value="PT17H6M17S" table:style-name="ce3">
            <text:p>17:06:17</text:p>
          </table:table-cell>
          <table:table-cell office:value-type="time" office:time-value="PT17H6M18S" table:style-name="ce3">
            <text:p>17:06:18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53.04" table:style-name="ce1">
            <text:p>553,04</text:p>
          </table:table-cell>
          <table:table-cell office:value-type="float" office:value="3.0505907616000001" table:formula="of:=[.C123]/1000 * [.D123]*[.E123]/1000" table:style-name="ce6">
            <text:p>3,050590762</text:p>
          </table:table-cell>
          <table:table-cell table:number-columns-repeated="2" table:style-name="ce1"/>
          <table:table-cell office:value-type="float" office:value="0.33330447952055264" table:formula="of:=[.F123]-([.$J$3]*[.C123]/1000)" table:style-name="ce1">
            <text:p>0,33330448</text:p>
          </table:table-cell>
          <table:table-cell table:number-columns-repeated="16375"/>
        </table:table-row>
        <table:table-row table:style-name="ro1">
          <table:table-cell office:value-type="time" office:time-value="PT17H6M18S" table:style-name="ce3">
            <text:p>17:06:18</text:p>
          </table:table-cell>
          <table:table-cell office:value-type="time" office:time-value="PT17H6M19S" table:style-name="ce3">
            <text:p>17:06:19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34.51" table:style-name="ce1">
            <text:p>534,51</text:p>
          </table:table-cell>
          <table:table-cell office:value-type="float" office:value="2.9375119520999995" table:formula="of:=[.C124]/1000 * [.D124]*[.E124]/1000" table:style-name="ce6">
            <text:p>2,937511952</text:p>
          </table:table-cell>
          <table:table-cell table:number-columns-repeated="2" table:style-name="ce1"/>
          <table:table-cell office:value-type="float" office:value="0.23547704297890215" table:formula="of:=[.F124]-([.$J$3]*[.C124]/1000)" table:style-name="ce1">
            <text:p>0,235477043</text:p>
          </table:table-cell>
          <table:table-cell table:number-columns-repeated="16375"/>
        </table:table-row>
        <table:table-row table:style-name="ro1">
          <table:table-cell office:value-type="time" office:time-value="PT17H6M19S" table:style-name="ce3">
            <text:p>17:06:19</text:p>
          </table:table-cell>
          <table:table-cell office:value-type="time" office:time-value="PT17H6M20S" table:style-name="ce3">
            <text:p>17:06:20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27.04" table:style-name="ce1">
            <text:p>527,04</text:p>
          </table:table-cell>
          <table:table-cell office:value-type="float" office:value="2.8964589984" table:formula="of:=[.C125]/1000 * [.D125]*[.E125]/1000" table:style-name="ce6">
            <text:p>2,896458998</text:p>
          </table:table-cell>
          <table:table-cell table:number-columns-repeated="2" table:style-name="ce1"/>
          <table:table-cell office:value-type="float" office:value="0.19442408927890265" table:formula="of:=[.F125]-([.$J$3]*[.C125]/1000)" table:style-name="ce1">
            <text:p>0,194424089</text:p>
          </table:table-cell>
          <table:table-cell table:number-columns-repeated="16375"/>
        </table:table-row>
        <table:table-row table:style-name="ro1">
          <table:table-cell office:value-type="time" office:time-value="PT17H6M20S" table:style-name="ce3">
            <text:p>17:06:20</text:p>
          </table:table-cell>
          <table:table-cell office:value-type="time" office:time-value="PT17H6M21S" table:style-name="ce3">
            <text:p>17:06:21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36.13" table:style-name="ce1">
            <text:p>536,13</text:p>
          </table:table-cell>
          <table:table-cell office:value-type="float" office:value="2.9407159404000001" table:formula="of:=[.C126]/1000 * [.D126]*[.E126]/1000" table:style-name="ce6">
            <text:p>2,94071594</text:p>
          </table:table-cell>
          <table:table-cell table:number-columns-repeated="2" table:style-name="ce1"/>
          <table:table-cell office:value-type="float" office:value="0.23868103127890272" table:formula="of:=[.F126]-([.$J$3]*[.C126]/1000)" table:style-name="ce1">
            <text:p>0,238681031</text:p>
          </table:table-cell>
          <table:table-cell table:number-columns-repeated="16375"/>
        </table:table-row>
        <table:table-row table:style-name="ro1">
          <table:table-cell office:value-type="time" office:time-value="PT17H6M21S" table:style-name="ce3">
            <text:p>17:06:21</text:p>
          </table:table-cell>
          <table:table-cell office:value-type="time" office:time-value="PT17H6M22S" table:style-name="ce3">
            <text:p>17:06:22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40.92999999999995" table:style-name="ce1">
            <text:p>540,93</text:p>
          </table:table-cell>
          <table:table-cell office:value-type="float" office:value="2.9867774507999996" table:formula="of:=[.C127]/1000 * [.D127]*[.E127]/1000" table:style-name="ce6">
            <text:p>2,986777451</text:p>
          </table:table-cell>
          <table:table-cell table:number-columns-repeated="2" table:style-name="ce1"/>
          <table:table-cell office:value-type="float" office:value="0.2720330642136104" table:formula="of:=[.F127]-([.$J$3]*[.C127]/1000)" table:style-name="ce1">
            <text:p>0,272033064</text:p>
          </table:table-cell>
          <table:table-cell table:number-columns-repeated="16375"/>
        </table:table-row>
        <table:table-row table:style-name="ro1">
          <table:table-cell office:value-type="time" office:time-value="PT17H6M22S" table:style-name="ce3">
            <text:p>17:06:22</text:p>
          </table:table-cell>
          <table:table-cell office:value-type="time" office:time-value="PT17H6M23S" table:style-name="ce3">
            <text:p>17:06:23</text:p>
          </table:table-cell>
          <table:table-cell office:value-type="float" office:value="1053" table:style-name="ce1">
            <text:p>1053</text:p>
          </table:table-cell>
          <table:table-cell office:value-type="float" office:value="5.16" table:style-name="ce1">
            <text:p>5,16</text:p>
          </table:table-cell>
          <table:table-cell office:value-type="float" office:value="542.74" table:style-name="ce1">
            <text:p>542,74</text:p>
          </table:table-cell>
          <table:table-cell office:value-type="float" office:value="2.9489669351999996" table:formula="of:=[.C128]/1000 * [.D128]*[.E128]/1000" table:style-name="ce6">
            <text:p>2,948966935</text:p>
          </table:table-cell>
          <table:table-cell table:number-columns-repeated="2" table:style-name="ce1"/>
          <table:table-cell office:value-type="float" office:value="0.2723509810094864" table:formula="of:=[.F128]-([.$J$3]*[.C128]/1000)" table:style-name="ce1">
            <text:p>0,272350981</text:p>
          </table:table-cell>
          <table:table-cell table:number-columns-repeated="16375"/>
        </table:table-row>
        <table:table-row table:style-name="ro1">
          <table:table-cell office:value-type="time" office:time-value="PT17H6M23S" table:style-name="ce3">
            <text:p>17:06:23</text:p>
          </table:table-cell>
          <table:table-cell office:value-type="time" office:time-value="PT17H6M24S" table:style-name="ce3">
            <text:p>17:06:24</text:p>
          </table:table-cell>
          <table:table-cell office:value-type="float" office:value="1051" table:style-name="ce1">
            <text:p>1051</text:p>
          </table:table-cell>
          <table:table-cell office:value-type="float" office:value="5.16" table:style-name="ce1">
            <text:p>5,16</text:p>
          </table:table-cell>
          <table:table-cell office:value-type="float" office:value="551.23" table:style-name="ce1">
            <text:p>551,23</text:p>
          </table:table-cell>
          <table:table-cell office:value-type="float" office:value="2.9894084867999999" table:formula="of:=[.C129]/1000 * [.D129]*[.E129]/1000" table:style-name="ce6">
            <text:p>2,989408487</text:p>
          </table:table-cell>
          <table:table-cell table:number-columns-repeated="2" table:style-name="ce1"/>
          <table:table-cell office:value-type="float" office:value="0.31787632359560369" table:formula="of:=[.F129]-([.$J$3]*[.C129]/1000)" table:style-name="ce1">
            <text:p>0,317876324</text:p>
          </table:table-cell>
          <table:table-cell table:number-columns-repeated="16375"/>
        </table:table-row>
        <table:table-row table:style-name="ro1">
          <table:table-cell office:value-type="time" office:time-value="PT17H6M24S" table:style-name="ce3">
            <text:p>17:06:24</text:p>
          </table:table-cell>
          <table:table-cell office:value-type="time" office:time-value="PT17H6M25S" table:style-name="ce3">
            <text:p>17:06:25</text:p>
          </table:table-cell>
          <table:table-cell office:value-type="float" office:value="1055" table:style-name="ce1">
            <text:p>1055</text:p>
          </table:table-cell>
          <table:table-cell office:value-type="float" office:value="5.16" table:style-name="ce1">
            <text:p>5,16</text:p>
          </table:table-cell>
          <table:table-cell office:value-type="float" office:value="562.21" table:style-name="ce1">
            <text:p>562,21</text:p>
          </table:table-cell>
          <table:table-cell office:value-type="float" office:value="3.0605587980000002" table:formula="of:=[.C130]/1000 * [.D130]*[.E130]/1000" table:style-name="ce6">
            <text:p>3,060558798</text:p>
          </table:table-cell>
          <table:table-cell table:number-columns-repeated="2" table:style-name="ce1"/>
          <table:table-cell office:value-type="float" office:value="0.37885905282336996" table:formula="of:=[.F130]-([.$J$3]*[.C130]/1000)" table:style-name="ce1">
            <text:p>0,378859053</text:p>
          </table:table-cell>
          <table:table-cell table:number-columns-repeated="16375"/>
        </table:table-row>
        <table:table-row table:style-name="ro1">
          <table:table-cell office:value-type="time" office:time-value="PT17H6M25S" table:style-name="ce3">
            <text:p>17:06:25</text:p>
          </table:table-cell>
          <table:table-cell office:value-type="time" office:time-value="PT17H6M26S" table:style-name="ce3">
            <text:p>17:06:26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30.78" table:style-name="ce1">
            <text:p>530,78</text:p>
          </table:table-cell>
          <table:table-cell office:value-type="float" office:value="2.9197570863999998" table:formula="of:=[.C131]/1000 * [.D131]*[.E131]/1000" table:style-name="ce6">
            <text:p>2,919757086</text:p>
          </table:table-cell>
          <table:table-cell table:number-columns-repeated="2" table:style-name="ce1"/>
          <table:table-cell office:value-type="float" office:value="0.21518028178584414" table:formula="of:=[.F131]-([.$J$3]*[.C131]/1000)" table:style-name="ce1">
            <text:p>0,215180282</text:p>
          </table:table-cell>
          <table:table-cell table:number-columns-repeated="16375"/>
        </table:table-row>
        <table:table-row table:style-name="ro1">
          <table:table-cell office:value-type="time" office:time-value="PT17H6M26S" table:style-name="ce3">
            <text:p>17:06:26</text:p>
          </table:table-cell>
          <table:table-cell office:value-type="time" office:time-value="PT17H6M27S" table:style-name="ce3">
            <text:p>17:06:27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31.07000000000005" table:style-name="ce1">
            <text:p>531,07</text:p>
          </table:table-cell>
          <table:table-cell office:value-type="float" office:value="2.9350805011000003" table:formula="of:=[.C132]/1000 * [.D132]*[.E132]/1000" table:style-name="ce6">
            <text:p>2,935080501</text:p>
          </table:table-cell>
          <table:table-cell table:number-columns-repeated="2" table:style-name="ce1"/>
          <table:table-cell office:value-type="float" office:value="0.21779421902055285" table:formula="of:=[.F132]-([.$J$3]*[.C132]/1000)" table:style-name="ce1">
            <text:p>0,217794219</text:p>
          </table:table-cell>
          <table:table-cell table:number-columns-repeated="16375"/>
        </table:table-row>
        <table:table-row table:style-name="ro1">
          <table:table-cell office:value-type="time" office:time-value="PT17H6M27S" table:style-name="ce3">
            <text:p>17:06:27</text:p>
          </table:table-cell>
          <table:table-cell office:value-type="time" office:time-value="PT17H6M29S" table:style-name="ce3">
            <text:p>17:06:29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30.70000000000005" table:style-name="ce1">
            <text:p>530,7</text:p>
          </table:table-cell>
          <table:table-cell office:value-type="float" office:value="2.9193170160000004" table:formula="of:=[.C133]/1000 * [.D133]*[.E133]/1000" table:style-name="ce6">
            <text:p>2,919317016</text:p>
          </table:table-cell>
          <table:table-cell table:number-columns-repeated="2" table:style-name="ce1"/>
          <table:table-cell office:value-type="float" office:value="0.21474021138584476" table:formula="of:=[.F133]-([.$J$3]*[.C133]/1000)" table:style-name="ce1">
            <text:p>0,214740211</text:p>
          </table:table-cell>
          <table:table-cell table:number-columns-repeated="16375"/>
        </table:table-row>
        <table:table-row table:style-name="ro1">
          <table:table-cell office:value-type="time" office:time-value="PT17H6M29S" table:style-name="ce3">
            <text:p>17:06:29</text:p>
          </table:table-cell>
          <table:table-cell office:value-type="time" office:time-value="PT17H6M30S" table:style-name="ce3">
            <text:p>17:06:30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3.37" table:style-name="ce1">
            <text:p>533,37</text:p>
          </table:table-cell>
          <table:table-cell office:value-type="float" office:value="2.922974274" table:formula="of:=[.C134]/1000 * [.D134]*[.E134]/1000" table:style-name="ce6">
            <text:p>2,922974274</text:p>
          </table:table-cell>
          <table:table-cell table:number-columns-repeated="2" table:style-name="ce1"/>
          <table:table-cell office:value-type="float" office:value="0.22856505135807792" table:formula="of:=[.F134]-([.$J$3]*[.C134]/1000)" table:style-name="ce1">
            <text:p>0,228565051</text:p>
          </table:table-cell>
          <table:table-cell table:number-columns-repeated="16375"/>
        </table:table-row>
        <table:table-row table:style-name="ro1">
          <table:table-cell office:value-type="time" office:time-value="PT17H6M30S" table:style-name="ce3">
            <text:p>17:06:30</text:p>
          </table:table-cell>
          <table:table-cell office:value-type="time" office:time-value="PT17H6M31S" table:style-name="ce3">
            <text:p>17:06:31</text:p>
          </table:table-cell>
          <table:table-cell office:value-type="float" office:value="1066" table:style-name="ce1">
            <text:p>1066</text:p>
          </table:table-cell>
          <table:table-cell office:value-type="float" office:value="5.17" table:style-name="ce1">
            <text:p>5,17</text:p>
          </table:table-cell>
          <table:table-cell office:value-type="float" office:value="546.37" table:style-name="ce1">
            <text:p>546,37</text:p>
          </table:table-cell>
          <table:table-cell office:value-type="float" office:value="3.0111652713999999" table:formula="of:=[.C135]/1000 * [.D135]*[.E135]/1000" table:style-name="ce6">
            <text:p>3,011165271</text:p>
          </table:table-cell>
          <table:table-cell table:number-columns-repeated="2" table:style-name="ce1"/>
          <table:table-cell office:value-type="float" office:value="0.30150467579972728" table:formula="of:=[.F135]-([.$J$3]*[.C135]/1000)" table:style-name="ce1">
            <text:p>0,301504676</text:p>
          </table:table-cell>
          <table:table-cell table:number-columns-repeated="16375"/>
        </table:table-row>
        <table:table-row table:style-name="ro1">
          <table:table-cell office:value-type="time" office:time-value="PT17H6M31S" table:style-name="ce3">
            <text:p>17:06:31</text:p>
          </table:table-cell>
          <table:table-cell office:value-type="time" office:time-value="PT17H6M32S" table:style-name="ce3">
            <text:p>17:06:32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4.5" table:style-name="ce1">
            <text:p>534,5</text:p>
          </table:table-cell>
          <table:table-cell office:value-type="float" office:value="2.9319302650000001" table:formula="of:=[.C136]/1000 * [.D136]*[.E136]/1000" table:style-name="ce6">
            <text:p>2,931930265</text:p>
          </table:table-cell>
          <table:table-cell table:number-columns-repeated="2" table:style-name="ce1"/>
          <table:table-cell office:value-type="float" office:value="0.23497914686501975" table:formula="of:=[.F136]-([.$J$3]*[.C136]/1000)" table:style-name="ce1">
            <text:p>0,234979147</text:p>
          </table:table-cell>
          <table:table-cell table:number-columns-repeated="16375"/>
        </table:table-row>
        <table:table-row table:style-name="ro1">
          <table:table-cell office:value-type="time" office:time-value="PT17H6M32S" table:style-name="ce3">
            <text:p>17:06:32</text:p>
          </table:table-cell>
          <table:table-cell office:value-type="time" office:time-value="PT17H6M33S" table:style-name="ce3">
            <text:p>17:06:33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33.55999999999995" table:style-name="ce1">
            <text:p>533,56</text:p>
          </table:table-cell>
          <table:table-cell office:value-type="float" office:value="2.9486446415999996" table:formula="of:=[.C137]/1000 * [.D137]*[.E137]/1000" table:style-name="ce6">
            <text:p>2,948644642</text:p>
          </table:table-cell>
          <table:table-cell table:number-columns-repeated="2" table:style-name="ce1"/>
          <table:table-cell office:value-type="float" office:value="0.22627456853443517" table:formula="of:=[.F137]-([.$J$3]*[.C137]/1000)" table:style-name="ce1">
            <text:p>0,226274569</text:p>
          </table:table-cell>
          <table:table-cell table:number-columns-repeated="16375"/>
        </table:table-row>
        <table:table-row table:style-name="ro1">
          <table:table-cell office:value-type="time" office:time-value="PT17H6M33S" table:style-name="ce3">
            <text:p>17:06:33</text:p>
          </table:table-cell>
          <table:table-cell office:value-type="time" office:time-value="PT17H6M34S" table:style-name="ce3">
            <text:p>17:06:34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56.29" table:style-name="ce1">
            <text:p>556,29</text:p>
          </table:table-cell>
          <table:table-cell office:value-type="float" office:value="3.0685178916" table:formula="of:=[.C138]/1000 * [.D138]*[.E138]/1000" table:style-name="ce6">
            <text:p>3,068517892</text:p>
          </table:table-cell>
          <table:table-cell table:number-columns-repeated="2" table:style-name="ce1"/>
          <table:table-cell office:value-type="float" office:value="0.35123160952055255" table:formula="of:=[.F138]-([.$J$3]*[.C138]/1000)" table:style-name="ce1">
            <text:p>0,35123161</text:p>
          </table:table-cell>
          <table:table-cell table:number-columns-repeated="16375"/>
        </table:table-row>
        <table:table-row table:style-name="ro1">
          <table:table-cell office:value-type="time" office:time-value="PT17H6M34S" table:style-name="ce3">
            <text:p>17:06:34</text:p>
          </table:table-cell>
          <table:table-cell office:value-type="time" office:time-value="PT17H6M35S" table:style-name="ce3">
            <text:p>17:06:35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55.28" table:style-name="ce1">
            <text:p>555,28</text:p>
          </table:table-cell>
          <table:table-cell office:value-type="float" office:value="3.0516578487999997" table:formula="of:=[.C139]/1000 * [.D139]*[.E139]/1000" table:style-name="ce6">
            <text:p>3,051657849</text:p>
          </table:table-cell>
          <table:table-cell table:number-columns-repeated="2" table:style-name="ce1"/>
          <table:table-cell office:value-type="float" office:value="0.34962293967890234" table:formula="of:=[.F139]-([.$J$3]*[.C139]/1000)" table:style-name="ce1">
            <text:p>0,34962294</text:p>
          </table:table-cell>
          <table:table-cell table:number-columns-repeated="16375"/>
        </table:table-row>
        <table:table-row table:style-name="ro1">
          <table:table-cell office:value-type="time" office:time-value="PT17H6M35S" table:style-name="ce3">
            <text:p>17:06:35</text:p>
          </table:table-cell>
          <table:table-cell office:value-type="time" office:time-value="PT17H6M36S" table:style-name="ce3">
            <text:p>17:06:36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7.26" table:style-name="ce1">
            <text:p>537,26</text:p>
          </table:table-cell>
          <table:table-cell office:value-type="float" office:value="2.9470698862" table:formula="of:=[.C140]/1000 * [.D140]*[.E140]/1000" table:style-name="ce6">
            <text:p>2,947069886</text:p>
          </table:table-cell>
          <table:table-cell table:number-columns-repeated="2" table:style-name="ce1"/>
          <table:table-cell office:value-type="float" office:value="0.25011876806501965" table:formula="of:=[.F140]-([.$J$3]*[.C140]/1000)" table:style-name="ce1">
            <text:p>0,250118768</text:p>
          </table:table-cell>
          <table:table-cell table:number-columns-repeated="16375"/>
        </table:table-row>
        <table:table-row table:style-name="ro1">
          <table:table-cell office:value-type="time" office:time-value="PT17H6M36S" table:style-name="ce3">
            <text:p>17:06:36</text:p>
          </table:table-cell>
          <table:table-cell office:value-type="time" office:time-value="PT17H6M37S" table:style-name="ce3">
            <text:p>17:06:37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6.61" table:style-name="ce1">
            <text:p>526,61</text:p>
          </table:table-cell>
          <table:table-cell office:value-type="float" office:value="2.8886506956999995" table:formula="of:=[.C141]/1000 * [.D141]*[.E141]/1000" table:style-name="ce6">
            <text:p>2,888650696</text:p>
          </table:table-cell>
          <table:table-cell table:number-columns-repeated="2" table:style-name="ce1"/>
          <table:table-cell office:value-type="float" office:value="0.19169957756501921" table:formula="of:=[.F141]-([.$J$3]*[.C141]/1000)" table:style-name="ce1">
            <text:p>0,191699578</text:p>
          </table:table-cell>
          <table:table-cell table:number-columns-repeated="16375"/>
        </table:table-row>
        <table:table-row table:style-name="ro1">
          <table:table-cell office:value-type="time" office:time-value="PT17H6M37S" table:style-name="ce3">
            <text:p>17:06:37</text:p>
          </table:table-cell>
          <table:table-cell office:value-type="time" office:time-value="PT17H6M38S" table:style-name="ce3">
            <text:p>17:06:38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7.69000000000005" table:style-name="ce1">
            <text:p>537,69</text:p>
          </table:table-cell>
          <table:table-cell office:value-type="float" office:value="2.9466487380000004" table:formula="of:=[.C142]/1000 * [.D142]*[.E142]/1000" table:style-name="ce6">
            <text:p>2,946648738</text:p>
          </table:table-cell>
          <table:table-cell table:number-columns-repeated="2" table:style-name="ce1"/>
          <table:table-cell office:value-type="float" office:value="0.25223951535807831" table:formula="of:=[.F142]-([.$J$3]*[.C142]/1000)" table:style-name="ce1">
            <text:p>0,252239515</text:p>
          </table:table-cell>
          <table:table-cell table:number-columns-repeated="16375"/>
        </table:table-row>
        <table:table-row table:style-name="ro1">
          <table:table-cell office:value-type="time" office:time-value="PT17H6M38S" table:style-name="ce3">
            <text:p>17:06:38</text:p>
          </table:table-cell>
          <table:table-cell office:value-type="time" office:time-value="PT17H6M39S" table:style-name="ce3">
            <text:p>17:06:39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48.24" table:style-name="ce1">
            <text:p>548,24</text:p>
          </table:table-cell>
          <table:table-cell office:value-type="float" office:value="3.0099691775999999" table:formula="of:=[.C143]/1000 * [.D143]*[.E143]/1000" table:style-name="ce6">
            <text:p>3,009969178</text:p>
          </table:table-cell>
          <table:table-cell table:number-columns-repeated="2" table:style-name="ce1"/>
          <table:table-cell office:value-type="float" office:value="0.30539237298584432" table:formula="of:=[.F143]-([.$J$3]*[.C143]/1000)" table:style-name="ce1">
            <text:p>0,305392373</text:p>
          </table:table-cell>
          <table:table-cell table:number-columns-repeated="16375"/>
        </table:table-row>
        <table:table-row table:style-name="ro1">
          <table:table-cell office:value-type="time" office:time-value="PT17H6M39S" table:style-name="ce3">
            <text:p>17:06:39</text:p>
          </table:table-cell>
          <table:table-cell office:value-type="time" office:time-value="PT17H6M40S" table:style-name="ce3">
            <text:p>17:06:40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15.24" table:style-name="ce1">
            <text:p>515,24</text:p>
          </table:table-cell>
          <table:table-cell office:value-type="float" office:value="2.8234739808000002" table:formula="of:=[.C144]/1000 * [.D144]*[.E144]/1000" table:style-name="ce6">
            <text:p>2,823473981</text:p>
          </table:table-cell>
          <table:table-cell table:number-columns-repeated="2" table:style-name="ce1"/>
          <table:table-cell office:value-type="float" office:value="0.12398096717196117" table:formula="of:=[.F144]-([.$J$3]*[.C144]/1000)" table:style-name="ce1">
            <text:p>0,123980967</text:p>
          </table:table-cell>
          <table:table-cell table:number-columns-repeated="16375"/>
        </table:table-row>
        <table:table-row table:style-name="ro1">
          <table:table-cell office:value-type="time" office:time-value="PT17H6M40S" table:style-name="ce3">
            <text:p>17:06:40</text:p>
          </table:table-cell>
          <table:table-cell office:value-type="time" office:time-value="PT17H6M42S" table:style-name="ce3">
            <text:p>17:06:42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49.6" table:style-name="ce1">
            <text:p>549,6</text:p>
          </table:table-cell>
          <table:table-cell office:value-type="float" office:value="3.0318079439999996" table:formula="of:=[.C145]/1000 * [.D145]*[.E145]/1000" table:style-name="ce6">
            <text:p>3,031807944</text:p>
          </table:table-cell>
          <table:table-cell table:number-columns-repeated="2" table:style-name="ce1"/>
          <table:table-cell office:value-type="float" office:value="0.31960545290666875" table:formula="of:=[.F145]-([.$J$3]*[.C145]/1000)" table:style-name="ce1">
            <text:p>0,319605453</text:p>
          </table:table-cell>
          <table:table-cell table:number-columns-repeated="16375"/>
        </table:table-row>
        <table:table-row table:style-name="ro1">
          <table:table-cell office:value-type="time" office:time-value="PT17H6M42S" table:style-name="ce3">
            <text:p>17:06:42</text:p>
          </table:table-cell>
          <table:table-cell office:value-type="time" office:time-value="PT17H6M43S" table:style-name="ce3">
            <text:p>17:06:43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66.03" table:style-name="ce1">
            <text:p>566,03</text:p>
          </table:table-cell>
          <table:table-cell office:value-type="float" office:value="3.1164026915999998" table:formula="of:=[.C146]/1000 * [.D146]*[.E146]/1000" table:style-name="ce6">
            <text:p>3,116402692</text:p>
          </table:table-cell>
          <table:table-cell table:number-columns-repeated="2" table:style-name="ce1"/>
          <table:table-cell office:value-type="float" office:value="0.40420020050666894" table:formula="of:=[.F146]-([.$J$3]*[.C146]/1000)" table:style-name="ce1">
            <text:p>0,404200201</text:p>
          </table:table-cell>
          <table:table-cell table:number-columns-repeated="16375"/>
        </table:table-row>
        <table:table-row table:style-name="ro1">
          <table:table-cell office:value-type="time" office:time-value="PT17H6M43S" table:style-name="ce3">
            <text:p>17:06:43</text:p>
          </table:table-cell>
          <table:table-cell office:value-type="time" office:time-value="PT17H6M44S" table:style-name="ce3">
            <text:p>17:06:44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17.88" table:style-name="ce1">
            <text:p>517,88</text:p>
          </table:table-cell>
          <table:table-cell office:value-type="float" office:value="2.8407634156000001" table:formula="of:=[.C147]/1000 * [.D147]*[.E147]/1000" table:style-name="ce6">
            <text:p>2,840763416</text:p>
          </table:table-cell>
          <table:table-cell table:number-columns-repeated="2" table:style-name="ce1"/>
          <table:table-cell office:value-type="float" office:value="0.14381229746501978" table:formula="of:=[.F147]-([.$J$3]*[.C147]/1000)" table:style-name="ce1">
            <text:p>0,143812297</text:p>
          </table:table-cell>
          <table:table-cell table:number-columns-repeated="16375"/>
        </table:table-row>
        <table:table-row table:style-name="ro1">
          <table:table-cell office:value-type="time" office:time-value="PT17H6M44S" table:style-name="ce3">
            <text:p>17:06:44</text:p>
          </table:table-cell>
          <table:table-cell office:value-type="time" office:time-value="PT17H6M45S" table:style-name="ce3">
            <text:p>17:06:45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23.48" table:style-name="ce1">
            <text:p>523,48</text:p>
          </table:table-cell>
          <table:table-cell office:value-type="float" office:value="2.8768942707999998" table:formula="of:=[.C148]/1000 * [.D148]*[.E148]/1000" table:style-name="ce6">
            <text:p>2,876894271</text:p>
          </table:table-cell>
          <table:table-cell table:number-columns-repeated="2" table:style-name="ce1"/>
          <table:table-cell office:value-type="float" office:value="0.17485936167890248" table:formula="of:=[.F148]-([.$J$3]*[.C148]/1000)" table:style-name="ce1">
            <text:p>0,174859362</text:p>
          </table:table-cell>
          <table:table-cell table:number-columns-repeated="16375"/>
        </table:table-row>
        <table:table-row table:style-name="ro1">
          <table:table-cell office:value-type="time" office:time-value="PT17H6M45S" table:style-name="ce3">
            <text:p>17:06:45</text:p>
          </table:table-cell>
          <table:table-cell office:value-type="time" office:time-value="PT17H6M46S" table:style-name="ce3">
            <text:p>17:06:46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1.92999999999995" table:style-name="ce1">
            <text:p>521,93</text:p>
          </table:table-cell>
          <table:table-cell office:value-type="float" office:value="2.8629791640999995" table:formula="of:=[.C149]/1000 * [.D149]*[.E149]/1000" table:style-name="ce6">
            <text:p>2,862979164</text:p>
          </table:table-cell>
          <table:table-cell table:number-columns-repeated="2" table:style-name="ce1"/>
          <table:table-cell office:value-type="float" office:value="0.16602804596501919" table:formula="of:=[.F149]-([.$J$3]*[.C149]/1000)" table:style-name="ce1">
            <text:p>0,166028046</text:p>
          </table:table-cell>
          <table:table-cell table:number-columns-repeated="16375"/>
        </table:table-row>
        <table:table-row table:style-name="ro1">
          <table:table-cell office:value-type="time" office:time-value="PT17H6M46S" table:style-name="ce3">
            <text:p>17:06:46</text:p>
          </table:table-cell>
          <table:table-cell office:value-type="time" office:time-value="PT17H6M47S" table:style-name="ce3">
            <text:p>17:06:47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8.47" table:style-name="ce1">
            <text:p>548,47</text:p>
          </table:table-cell>
          <table:table-cell office:value-type="float" office:value="3.0113964738000005" table:formula="of:=[.C150]/1000 * [.D150]*[.E150]/1000" table:style-name="ce6">
            <text:p>3,011396474</text:p>
          </table:table-cell>
          <table:table-cell table:number-columns-repeated="2" table:style-name="ce1"/>
          <table:table-cell office:value-type="float" office:value="0.31190346017196147" table:formula="of:=[.F150]-([.$J$3]*[.C150]/1000)" table:style-name="ce1">
            <text:p>0,31190346</text:p>
          </table:table-cell>
          <table:table-cell table:number-columns-repeated="16375"/>
        </table:table-row>
        <table:table-row table:style-name="ro1">
          <table:table-cell office:value-type="time" office:time-value="PT17H6M47S" table:style-name="ce3">
            <text:p>17:06:47</text:p>
          </table:table-cell>
          <table:table-cell office:value-type="time" office:time-value="PT17H6M48S" table:style-name="ce3">
            <text:p>17:06:48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55.34" table:style-name="ce1">
            <text:p>555,34</text:p>
          </table:table-cell>
          <table:table-cell office:value-type="float" office:value="3.0720853460000002" table:formula="of:=[.C151]/1000 * [.D151]*[.E151]/1000" table:style-name="ce6">
            <text:p>3,072085346</text:p>
          </table:table-cell>
          <table:table-cell table:number-columns-repeated="2" table:style-name="ce1"/>
          <table:table-cell office:value-type="float" office:value="0.35225716842749399" table:formula="of:=[.F151]-([.$J$3]*[.C151]/1000)" table:style-name="ce1">
            <text:p>0,352257168</text:p>
          </table:table-cell>
          <table:table-cell table:number-columns-repeated="16375"/>
        </table:table-row>
        <table:table-row table:style-name="ro1">
          <table:table-cell office:value-type="time" office:time-value="PT17H6M48S" table:style-name="ce3">
            <text:p>17:06:48</text:p>
          </table:table-cell>
          <table:table-cell office:value-type="time" office:time-value="PT17H6M49S" table:style-name="ce3">
            <text:p>17:06:49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54.87" table:style-name="ce1">
            <text:p>554,87</text:p>
          </table:table-cell>
          <table:table-cell office:value-type="float" office:value="3.0494046076999997" table:formula="of:=[.C152]/1000 * [.D152]*[.E152]/1000" table:style-name="ce6">
            <text:p>3,049404608</text:p>
          </table:table-cell>
          <table:table-cell table:number-columns-repeated="2" table:style-name="ce1"/>
          <table:table-cell office:value-type="float" office:value="0.34736969857890232" table:formula="of:=[.F152]-([.$J$3]*[.C152]/1000)" table:style-name="ce1">
            <text:p>0,347369699</text:p>
          </table:table-cell>
          <table:table-cell table:number-columns-repeated="16375"/>
        </table:table-row>
        <table:table-row table:style-name="ro1">
          <table:table-cell office:value-type="time" office:time-value="PT17H6M49S" table:style-name="ce3">
            <text:p>17:06:49</text:p>
          </table:table-cell>
          <table:table-cell office:value-type="time" office:time-value="PT17H6M50S" table:style-name="ce3">
            <text:p>17:06:50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68.79999999999995" table:style-name="ce1">
            <text:p>568,8</text:p>
          </table:table-cell>
          <table:table-cell office:value-type="float" office:value="3.128900544" table:formula="of:=[.C153]/1000 * [.D153]*[.E153]/1000" table:style-name="ce6">
            <text:p>3,128900544</text:p>
          </table:table-cell>
          <table:table-cell table:number-columns-repeated="2" table:style-name="ce1"/>
          <table:table-cell office:value-type="float" office:value="0.42432373938584433" table:formula="of:=[.F153]-([.$J$3]*[.C153]/1000)" table:style-name="ce1">
            <text:p>0,424323739</text:p>
          </table:table-cell>
          <table:table-cell table:number-columns-repeated="16375"/>
        </table:table-row>
        <table:table-row table:style-name="ro1">
          <table:table-cell office:value-type="time" office:time-value="PT17H6M50S" table:style-name="ce3">
            <text:p>17:06:50</text:p>
          </table:table-cell>
          <table:table-cell office:value-type="time" office:time-value="PT17H6M51S" table:style-name="ce3">
            <text:p>17:06:51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37.57000000000005" table:style-name="ce1">
            <text:p>537,57</text:p>
          </table:table-cell>
          <table:table-cell office:value-type="float" office:value="2.9598872985" table:formula="of:=[.C154]/1000 * [.D154]*[.E154]/1000" table:style-name="ce6">
            <text:p>2,959887299</text:p>
          </table:table-cell>
          <table:table-cell table:number-columns-repeated="2" table:style-name="ce1"/>
          <table:table-cell office:value-type="float" office:value="0.25276859839278609" table:formula="of:=[.F154]-([.$J$3]*[.C154]/1000)" table:style-name="ce1">
            <text:p>0,252768598</text:p>
          </table:table-cell>
          <table:table-cell table:number-columns-repeated="16375"/>
        </table:table-row>
        <table:table-row table:style-name="ro1">
          <table:table-cell office:value-type="time" office:time-value="PT17H6M51S" table:style-name="ce3">
            <text:p>17:06:51</text:p>
          </table:table-cell>
          <table:table-cell office:value-type="time" office:time-value="PT17H6M52S" table:style-name="ce3">
            <text:p>17:06:52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33.13" table:style-name="ce1">
            <text:p>533,13</text:p>
          </table:table-cell>
          <table:table-cell office:value-type="float" office:value="2.9189027438999995" table:formula="of:=[.C155]/1000 * [.D155]*[.E155]/1000" table:style-name="ce6">
            <text:p>2,918902744</text:p>
          </table:table-cell>
          <table:table-cell table:number-columns-repeated="2" table:style-name="ce1"/>
          <table:table-cell office:value-type="float" office:value="0.2270354167511357" table:formula="of:=[.F155]-([.$J$3]*[.C155]/1000)" table:style-name="ce1">
            <text:p>0,227035417</text:p>
          </table:table-cell>
          <table:table-cell table:number-columns-repeated="16375"/>
        </table:table-row>
        <table:table-row table:style-name="ro1">
          <table:table-cell office:value-type="time" office:time-value="PT17H6M52S" table:style-name="ce3">
            <text:p>17:06:52</text:p>
          </table:table-cell>
          <table:table-cell office:value-type="time" office:time-value="PT17H6M54S" table:style-name="ce3">
            <text:p>17:06:54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18.78" table:style-name="ce1">
            <text:p>518,78</text:p>
          </table:table-cell>
          <table:table-cell office:value-type="float" office:value="2.8457002485999996" table:formula="of:=[.C156]/1000 * [.D156]*[.E156]/1000" table:style-name="ce6">
            <text:p>2,845700249</text:p>
          </table:table-cell>
          <table:table-cell table:number-columns-repeated="2" table:style-name="ce1"/>
          <table:table-cell office:value-type="float" office:value="0.14874913046501925" table:formula="of:=[.F156]-([.$J$3]*[.C156]/1000)" table:style-name="ce1">
            <text:p>0,14874913</text:p>
          </table:table-cell>
          <table:table-cell table:number-columns-repeated="16375"/>
        </table:table-row>
        <table:table-row table:style-name="ro1">
          <table:table-cell office:value-type="time" office:time-value="PT17H6M54S" table:style-name="ce3">
            <text:p>17:06:54</text:p>
          </table:table-cell>
          <table:table-cell office:value-type="time" office:time-value="PT17H6M55S" table:style-name="ce3">
            <text:p>17:06:55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15.67999999999995" table:style-name="ce1">
            <text:p>515,68</text:p>
          </table:table-cell>
          <table:table-cell office:value-type="float" office:value="2.8473580607999995" table:formula="of:=[.C157]/1000 * [.D157]*[.E157]/1000" table:style-name="ce6">
            <text:p>2,847358061</text:p>
          </table:table-cell>
          <table:table-cell table:number-columns-repeated="2" table:style-name="ce1"/>
          <table:table-cell office:value-type="float" office:value="0.13261367421361037" table:formula="of:=[.F157]-([.$J$3]*[.C157]/1000)" table:style-name="ce1">
            <text:p>0,132613674</text:p>
          </table:table-cell>
          <table:table-cell table:number-columns-repeated="16375"/>
        </table:table-row>
        <table:table-row table:style-name="ro1">
          <table:table-cell office:value-type="time" office:time-value="PT17H6M55S" table:style-name="ce3">
            <text:p>17:06:55</text:p>
          </table:table-cell>
          <table:table-cell office:value-type="time" office:time-value="PT17H6M56S" table:style-name="ce3">
            <text:p>17:06:56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28.04" table:style-name="ce1">
            <text:p>528,04</text:p>
          </table:table-cell>
          <table:table-cell office:value-type="float" office:value="2.8936169567999999" table:formula="of:=[.C158]/1000 * [.D158]*[.E158]/1000" table:style-name="ce6">
            <text:p>2,893616957</text:p>
          </table:table-cell>
          <table:table-cell table:number-columns-repeated="2" table:style-name="ce1"/>
          <table:table-cell office:value-type="float" office:value="0.1941239431719608" table:formula="of:=[.F158]-([.$J$3]*[.C158]/1000)" table:style-name="ce1">
            <text:p>0,194123943</text:p>
          </table:table-cell>
          <table:table-cell table:number-columns-repeated="16375"/>
        </table:table-row>
        <table:table-row table:style-name="ro1">
          <table:table-cell office:value-type="time" office:time-value="PT17H6M56S" table:style-name="ce3">
            <text:p>17:06:56</text:p>
          </table:table-cell>
          <table:table-cell office:value-type="time" office:time-value="PT17H6M57S" table:style-name="ce3">
            <text:p>17:06:57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65.82000000000005" table:style-name="ce1">
            <text:p>565,82</text:p>
          </table:table-cell>
          <table:table-cell office:value-type="float" office:value="3.1095826322000004" table:formula="of:=[.C159]/1000 * [.D159]*[.E159]/1000" table:style-name="ce6">
            <text:p>3,109582632</text:p>
          </table:table-cell>
          <table:table-cell table:number-columns-repeated="2" table:style-name="ce1"/>
          <table:table-cell office:value-type="float" office:value="0.40754772307890308" table:formula="of:=[.F159]-([.$J$3]*[.C159]/1000)" table:style-name="ce1">
            <text:p>0,407547723</text:p>
          </table:table-cell>
          <table:table-cell table:number-columns-repeated="16375"/>
        </table:table-row>
        <table:table-row table:style-name="ro1">
          <table:table-cell office:value-type="time" office:time-value="PT17H6M57S" table:style-name="ce3">
            <text:p>17:06:57</text:p>
          </table:table-cell>
          <table:table-cell office:value-type="time" office:time-value="PT17H6M58S" table:style-name="ce3">
            <text:p>17:06:58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46.84" table:style-name="ce1">
            <text:p>546,84</text:p>
          </table:table-cell>
          <table:table-cell office:value-type="float" office:value="2.9966394528000007" table:formula="of:=[.C160]/1000 * [.D160]*[.E160]/1000" table:style-name="ce6">
            <text:p>2,996639453</text:p>
          </table:table-cell>
          <table:table-cell table:number-columns-repeated="2" table:style-name="ce1"/>
          <table:table-cell office:value-type="float" office:value="0.2971464391719616" table:formula="of:=[.F160]-([.$J$3]*[.C160]/1000)" table:style-name="ce1">
            <text:p>0,297146439</text:p>
          </table:table-cell>
          <table:table-cell table:number-columns-repeated="16375"/>
        </table:table-row>
        <table:table-row table:style-name="ro1">
          <table:table-cell office:value-type="time" office:time-value="PT17H6M58S" table:style-name="ce3">
            <text:p>17:06:58</text:p>
          </table:table-cell>
          <table:table-cell office:value-type="time" office:time-value="PT17H6M59S" table:style-name="ce3">
            <text:p>17:06:59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63.05999999999995" table:style-name="ce1">
            <text:p>563,06</text:p>
          </table:table-cell>
          <table:table-cell office:value-type="float" office:value="3.0944144725999996" table:formula="of:=[.C161]/1000 * [.D161]*[.E161]/1000" table:style-name="ce6">
            <text:p>3,094414473</text:p>
          </table:table-cell>
          <table:table-cell table:number-columns-repeated="2" table:style-name="ce1"/>
          <table:table-cell office:value-type="float" office:value="0.39237956347890224" table:formula="of:=[.F161]-([.$J$3]*[.C161]/1000)" table:style-name="ce1">
            <text:p>0,392379563</text:p>
          </table:table-cell>
          <table:table-cell table:number-columns-repeated="16375"/>
        </table:table-row>
        <table:table-row table:style-name="ro1">
          <table:table-cell office:value-type="time" office:time-value="PT17H6M59S" table:style-name="ce3">
            <text:p>17:06:59</text:p>
          </table:table-cell>
          <table:table-cell office:value-type="time" office:time-value="PT17H7M0S" table:style-name="ce3">
            <text:p>17:07:00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3.98" table:style-name="ce1">
            <text:p>543,98</text:p>
          </table:table-cell>
          <table:table-cell office:value-type="float" office:value="2.9811191960000003" table:formula="of:=[.C162]/1000 * [.D162]*[.E162]/1000" table:style-name="ce6">
            <text:p>2,981119196</text:p>
          </table:table-cell>
          <table:table-cell table:number-columns-repeated="2" table:style-name="ce1"/>
          <table:table-cell office:value-type="float" office:value="0.28670997335807824" table:formula="of:=[.F162]-([.$J$3]*[.C162]/1000)" table:style-name="ce1">
            <text:p>0,286709973</text:p>
          </table:table-cell>
          <table:table-cell table:number-columns-repeated="16375"/>
        </table:table-row>
        <table:table-row table:style-name="ro1">
          <table:table-cell office:value-type="time" office:time-value="PT17H7M0S" table:style-name="ce3">
            <text:p>17:07:00</text:p>
          </table:table-cell>
          <table:table-cell office:value-type="time" office:time-value="PT17H7M1S" table:style-name="ce3">
            <text:p>17:07:01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1.17999999999995" table:style-name="ce1">
            <text:p>541,18</text:p>
          </table:table-cell>
          <table:table-cell office:value-type="float" office:value="2.9657746359999995" table:formula="of:=[.C163]/1000 * [.D163]*[.E163]/1000" table:style-name="ce6">
            <text:p>2,965774636</text:p>
          </table:table-cell>
          <table:table-cell table:number-columns-repeated="2" table:style-name="ce1"/>
          <table:table-cell office:value-type="float" office:value="0.2713654133580774" table:formula="of:=[.F163]-([.$J$3]*[.C163]/1000)" table:style-name="ce1">
            <text:p>0,271365413</text:p>
          </table:table-cell>
          <table:table-cell table:number-columns-repeated="16375"/>
        </table:table-row>
        <table:table-row table:style-name="ro1">
          <table:table-cell office:value-type="time" office:time-value="PT17H7M1S" table:style-name="ce3">
            <text:p>17:07:01</text:p>
          </table:table-cell>
          <table:table-cell office:value-type="time" office:time-value="PT17H7M2S" table:style-name="ce3">
            <text:p>17:07:02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38.33000000000004" table:style-name="ce1">
            <text:p>538,33</text:p>
          </table:table-cell>
          <table:table-cell office:value-type="float" office:value="2.9779877270000004" table:formula="of:=[.C164]/1000 * [.D164]*[.E164]/1000" table:style-name="ce6">
            <text:p>2,977987727</text:p>
          </table:table-cell>
          <table:table-cell table:number-columns-repeated="2" table:style-name="ce1"/>
          <table:table-cell office:value-type="float" office:value="0.25815954942749419" table:formula="of:=[.F164]-([.$J$3]*[.C164]/1000)" table:style-name="ce1">
            <text:p>0,258159549</text:p>
          </table:table-cell>
          <table:table-cell table:number-columns-repeated="16375"/>
        </table:table-row>
        <table:table-row table:style-name="ro1">
          <table:table-cell office:value-type="time" office:time-value="PT17H7M2S" table:style-name="ce3">
            <text:p>17:07:02</text:p>
          </table:table-cell>
          <table:table-cell office:value-type="time" office:time-value="PT17H7M3S" table:style-name="ce3">
            <text:p>17:07:03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3.02" table:style-name="ce1">
            <text:p>523,02</text:p>
          </table:table-cell>
          <table:table-cell office:value-type="float" office:value="2.8662542039999996" table:formula="of:=[.C165]/1000 * [.D165]*[.E165]/1000" table:style-name="ce6">
            <text:p>2,866254204</text:p>
          </table:table-cell>
          <table:table-cell table:number-columns-repeated="2" table:style-name="ce1"/>
          <table:table-cell office:value-type="float" office:value="0.17184498135807758" table:formula="of:=[.F165]-([.$J$3]*[.C165]/1000)" table:style-name="ce1">
            <text:p>0,171844981</text:p>
          </table:table-cell>
          <table:table-cell table:number-columns-repeated="16375"/>
        </table:table-row>
        <table:table-row table:style-name="ro1">
          <table:table-cell office:value-type="time" office:time-value="PT17H7M3S" table:style-name="ce3">
            <text:p>17:07:03</text:p>
          </table:table-cell>
          <table:table-cell office:value-type="time" office:time-value="PT17H7M4S" table:style-name="ce3">
            <text:p>17:07:04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47.29" table:style-name="ce1">
            <text:p>547,29</text:p>
          </table:table-cell>
          <table:table-cell office:value-type="float" office:value="2.9962814003999996" table:formula="of:=[.C166]/1000 * [.D166]*[.E166]/1000" table:style-name="ce6">
            <text:p>2,9962814</text:p>
          </table:table-cell>
          <table:table-cell table:number-columns-repeated="2" table:style-name="ce1"/>
          <table:table-cell office:value-type="float" office:value="0.29933028226501923" table:formula="of:=[.F166]-([.$J$3]*[.C166]/1000)" table:style-name="ce1">
            <text:p>0,299330282</text:p>
          </table:table-cell>
          <table:table-cell table:number-columns-repeated="16375"/>
        </table:table-row>
        <table:table-row table:style-name="ro1">
          <table:table-cell office:value-type="time" office:time-value="PT17H7M4S" table:style-name="ce3">
            <text:p>17:07:04</text:p>
          </table:table-cell>
          <table:table-cell office:value-type="time" office:time-value="PT17H7M5S" table:style-name="ce3">
            <text:p>17:07:05</text:p>
          </table:table-cell>
          <table:table-cell office:value-type="float" office:value="1073" table:style-name="ce1">
            <text:p>1073</text:p>
          </table:table-cell>
          <table:table-cell office:value-type="float" office:value="5.17" table:style-name="ce1">
            <text:p>5,17</text:p>
          </table:table-cell>
          <table:table-cell office:value-type="float" office:value="525.94000000000005" table:style-name="ce1">
            <text:p>525,94</text:p>
          </table:table-cell>
          <table:table-cell office:value-type="float" office:value="2.9176048153999998" table:formula="of:=[.C167]/1000 * [.D167]*[.E167]/1000" table:style-name="ce6">
            <text:p>2,917604815</text:p>
          </table:table-cell>
          <table:table-cell table:number-columns-repeated="2" table:style-name="ce1"/>
          <table:table-cell office:value-type="float" office:value="0.19015095134831839" table:formula="of:=[.F167]-([.$J$3]*[.C167]/1000)" table:style-name="ce1">
            <text:p>0,190150951</text:p>
          </table:table-cell>
          <table:table-cell table:number-columns-repeated="16375"/>
        </table:table-row>
        <table:table-row table:style-name="ro1">
          <table:table-cell office:value-type="time" office:time-value="PT17H7M6S" table:style-name="ce3">
            <text:p>17:07:06</text:p>
          </table:table-cell>
          <table:table-cell office:value-type="time" office:time-value="PT17H7M7S" table:style-name="ce3">
            <text:p>17:07:07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44.67999999999995" table:style-name="ce1">
            <text:p>544,68</text:p>
          </table:table-cell>
          <table:table-cell office:value-type="float" office:value="2.9962193183999997" table:formula="of:=[.C168]/1000 * [.D168]*[.E168]/1000" table:style-name="ce6">
            <text:p>2,996219318</text:p>
          </table:table-cell>
          <table:table-cell table:number-columns-repeated="2" table:style-name="ce1"/>
          <table:table-cell office:value-type="float" office:value="0.29164251378584405" table:formula="of:=[.F168]-([.$J$3]*[.C168]/1000)" table:style-name="ce1">
            <text:p>0,291642514</text:p>
          </table:table-cell>
          <table:table-cell table:number-columns-repeated="16375"/>
        </table:table-row>
        <table:table-row table:style-name="ro1">
          <table:table-cell office:value-type="time" office:time-value="PT17H7M7S" table:style-name="ce3">
            <text:p>17:07:07</text:p>
          </table:table-cell>
          <table:table-cell office:value-type="time" office:time-value="PT17H7M8S" table:style-name="ce3">
            <text:p>17:07:08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39.07000000000005" table:style-name="ce1">
            <text:p>539,07</text:p>
          </table:table-cell>
          <table:table-cell office:value-type="float" office:value="2.9597853978000002" table:formula="of:=[.C169]/1000 * [.D169]*[.E169]/1000" table:style-name="ce6">
            <text:p>2,959785398</text:p>
          </table:table-cell>
          <table:table-cell table:number-columns-repeated="2" table:style-name="ce1"/>
          <table:table-cell office:value-type="float" office:value="0.2602923841719611" table:formula="of:=[.F169]-([.$J$3]*[.C169]/1000)" table:style-name="ce1">
            <text:p>0,260292384</text:p>
          </table:table-cell>
          <table:table-cell table:number-columns-repeated="16375"/>
        </table:table-row>
        <table:table-row table:style-name="ro1">
          <table:table-cell office:value-type="time" office:time-value="PT17H7M8S" table:style-name="ce3">
            <text:p>17:07:08</text:p>
          </table:table-cell>
          <table:table-cell office:value-type="time" office:time-value="PT17H7M9S" table:style-name="ce3">
            <text:p>17:07:09</text:p>
          </table:table-cell>
          <table:table-cell office:value-type="float" office:value="1074" table:style-name="ce1">
            <text:p>1074</text:p>
          </table:table-cell>
          <table:table-cell office:value-type="float" office:value="5.16" table:style-name="ce1">
            <text:p>5,16</text:p>
          </table:table-cell>
          <table:table-cell office:value-type="float" office:value="542.58000000000004" table:style-name="ce1">
            <text:p>542,58</text:p>
          </table:table-cell>
          <table:table-cell office:value-type="float" office:value="3.0068915472000004" table:formula="of:=[.C170]/1000 * [.D170]*[.E170]/1000" table:style-name="ce6">
            <text:p>3,006891547</text:p>
          </table:table-cell>
          <table:table-cell table:number-columns-repeated="2" table:style-name="ce1"/>
          <table:table-cell office:value-type="float" office:value="0.27689578765526068" table:formula="of:=[.F170]-([.$J$3]*[.C170]/1000)" table:style-name="ce1">
            <text:p>0,276895788</text:p>
          </table:table-cell>
          <table:table-cell table:number-columns-repeated="16375"/>
        </table:table-row>
        <table:table-row table:style-name="ro1">
          <table:table-cell office:value-type="time" office:time-value="PT17H7M9S" table:style-name="ce3">
            <text:p>17:07:09</text:p>
          </table:table-cell>
          <table:table-cell office:value-type="time" office:time-value="PT17H7M10S" table:style-name="ce3">
            <text:p>17:07:10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42.26" table:style-name="ce1">
            <text:p>542,26</text:p>
          </table:table-cell>
          <table:table-cell office:value-type="float" office:value="2.9715414192000003" table:formula="of:=[.C171]/1000 * [.D171]*[.E171]/1000" table:style-name="ce6">
            <text:p>2,971541419</text:p>
          </table:table-cell>
          <table:table-cell table:number-columns-repeated="2" table:style-name="ce1"/>
          <table:table-cell office:value-type="float" office:value="0.27204840557196119" table:formula="of:=[.F171]-([.$J$3]*[.C171]/1000)" table:style-name="ce1">
            <text:p>0,272048406</text:p>
          </table:table-cell>
          <table:table-cell table:number-columns-repeated="16375"/>
        </table:table-row>
        <table:table-row table:style-name="ro1">
          <table:table-cell office:value-type="time" office:time-value="PT17H7M10S" table:style-name="ce3">
            <text:p>17:07:10</text:p>
          </table:table-cell>
          <table:table-cell office:value-type="time" office:time-value="PT17H7M11S" table:style-name="ce3">
            <text:p>17:07:11</text:p>
          </table:table-cell>
          <table:table-cell office:value-type="float" office:value="1059" table:style-name="ce1">
            <text:p>1059</text:p>
          </table:table-cell>
          <table:table-cell office:value-type="float" office:value="5.16" table:style-name="ce1">
            <text:p>5,16</text:p>
          </table:table-cell>
          <table:table-cell office:value-type="float" office:value="515.9" table:style-name="ce1">
            <text:p>515,9</text:p>
          </table:table-cell>
          <table:table-cell office:value-type="float" office:value="2.8191045959999999" table:formula="of:=[.C172]/1000 * [.D172]*[.E172]/1000" table:style-name="ce6">
            <text:p>2,819104596</text:p>
          </table:table-cell>
          <table:table-cell table:number-columns-repeated="2" table:style-name="ce1"/>
          <table:table-cell office:value-type="float" office:value="0.12723726885113606" table:formula="of:=[.F172]-([.$J$3]*[.C172]/1000)" table:style-name="ce1">
            <text:p>0,127237269</text:p>
          </table:table-cell>
          <table:table-cell table:number-columns-repeated="16375"/>
        </table:table-row>
        <table:table-row table:style-name="ro1">
          <table:table-cell office:value-type="time" office:time-value="PT17H7M11S" table:style-name="ce3">
            <text:p>17:07:11</text:p>
          </table:table-cell>
          <table:table-cell office:value-type="time" office:time-value="PT17H7M12S" table:style-name="ce3">
            <text:p>17:07:12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42.82000000000005" table:style-name="ce1">
            <text:p>542,82</text:p>
          </table:table-cell>
          <table:table-cell office:value-type="float" office:value="2.9914158816000005" table:formula="of:=[.C173]/1000 * [.D173]*[.E173]/1000" table:style-name="ce6">
            <text:p>2,991415882</text:p>
          </table:table-cell>
          <table:table-cell table:number-columns-repeated="2" table:style-name="ce1"/>
          <table:table-cell office:value-type="float" office:value="0.27667149501361132" table:formula="of:=[.F173]-([.$J$3]*[.C173]/1000)" table:style-name="ce1">
            <text:p>0,276671495</text:p>
          </table:table-cell>
          <table:table-cell table:number-columns-repeated="16375"/>
        </table:table-row>
        <table:table-row table:style-name="ro1">
          <table:table-cell office:value-type="time" office:time-value="PT17H7M12S" table:style-name="ce3">
            <text:p>17:07:12</text:p>
          </table:table-cell>
          <table:table-cell office:value-type="time" office:time-value="PT17H7M13S" table:style-name="ce3">
            <text:p>17:07:13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46.19000000000005" table:style-name="ce1">
            <text:p>546,19</text:p>
          </table:table-cell>
          <table:table-cell office:value-type="float" office:value="2.9904066357000003" table:formula="of:=[.C174]/1000 * [.D174]*[.E174]/1000" table:style-name="ce6">
            <text:p>2,990406636</text:p>
          </table:table-cell>
          <table:table-cell table:number-columns-repeated="2" table:style-name="ce1"/>
          <table:table-cell office:value-type="float" office:value="0.29853930855113653" table:formula="of:=[.F174]-([.$J$3]*[.C174]/1000)" table:style-name="ce1">
            <text:p>0,298539309</text:p>
          </table:table-cell>
          <table:table-cell table:number-columns-repeated="16375"/>
        </table:table-row>
        <table:table-row table:style-name="ro1">
          <table:table-cell office:value-type="time" office:time-value="PT17H7M13S" table:style-name="ce3">
            <text:p>17:07:13</text:p>
          </table:table-cell>
          <table:table-cell office:value-type="time" office:time-value="PT17H7M14S" table:style-name="ce3">
            <text:p>17:07:14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0.41999999999996" table:style-name="ce1">
            <text:p>540,42</text:p>
          </table:table-cell>
          <table:table-cell office:value-type="float" office:value="2.9644036553999995" table:formula="of:=[.C175]/1000 * [.D175]*[.E175]/1000" table:style-name="ce6">
            <text:p>2,964403655</text:p>
          </table:table-cell>
          <table:table-cell table:number-columns-repeated="2" table:style-name="ce1"/>
          <table:table-cell office:value-type="float" office:value="0.26745253726501916" table:formula="of:=[.F175]-([.$J$3]*[.C175]/1000)" table:style-name="ce1">
            <text:p>0,267452537</text:p>
          </table:table-cell>
          <table:table-cell table:number-columns-repeated="16375"/>
        </table:table-row>
        <table:table-row table:style-name="ro1">
          <table:table-cell office:value-type="time" office:time-value="PT17H7M14S" table:style-name="ce3">
            <text:p>17:07:14</text:p>
          </table:table-cell>
          <table:table-cell office:value-type="time" office:time-value="PT17H7M15S" table:style-name="ce3">
            <text:p>17:07:15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37.61" table:style-name="ce1">
            <text:p>537,61</text:p>
          </table:table-cell>
          <table:table-cell office:value-type="float" office:value="2.9488338588" table:formula="of:=[.C176]/1000 * [.D176]*[.E176]/1000" table:style-name="ce6">
            <text:p>2,948833859</text:p>
          </table:table-cell>
          <table:table-cell table:number-columns-repeated="2" table:style-name="ce1"/>
          <table:table-cell office:value-type="float" office:value="0.2467989496789027" table:formula="of:=[.F176]-([.$J$3]*[.C176]/1000)" table:style-name="ce1">
            <text:p>0,24679895</text:p>
          </table:table-cell>
          <table:table-cell table:number-columns-repeated="16375"/>
        </table:table-row>
        <table:table-row table:style-name="ro1">
          <table:table-cell office:value-type="time" office:time-value="PT17H7M15S" table:style-name="ce3">
            <text:p>17:07:15</text:p>
          </table:table-cell>
          <table:table-cell office:value-type="time" office:time-value="PT17H7M16S" table:style-name="ce3">
            <text:p>17:07:16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60.66" table:style-name="ce1">
            <text:p>560,66</text:p>
          </table:table-cell>
          <table:table-cell office:value-type="float" office:value="3.0926229864000003" table:formula="of:=[.C177]/1000 * [.D177]*[.E177]/1000" table:style-name="ce6">
            <text:p>3,092622986</text:p>
          </table:table-cell>
          <table:table-cell table:number-columns-repeated="2" table:style-name="ce1"/>
          <table:table-cell office:value-type="float" office:value="0.37533670432055288" table:formula="of:=[.F177]-([.$J$3]*[.C177]/1000)" table:style-name="ce1">
            <text:p>0,375336704</text:p>
          </table:table-cell>
          <table:table-cell table:number-columns-repeated="16375"/>
        </table:table-row>
        <table:table-row table:style-name="ro1">
          <table:table-cell office:value-type="time" office:time-value="PT17H7M16S" table:style-name="ce3">
            <text:p>17:07:16</text:p>
          </table:table-cell>
          <table:table-cell office:value-type="time" office:time-value="PT17H7M17S" table:style-name="ce3">
            <text:p>17:07:17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15.4" table:style-name="ce1">
            <text:p>515,4</text:p>
          </table:table-cell>
          <table:table-cell office:value-type="float" office:value="2.8349886240000002" table:formula="of:=[.C178]/1000 * [.D178]*[.E178]/1000" table:style-name="ce6">
            <text:p>2,834988624</text:p>
          </table:table-cell>
          <table:table-cell table:number-columns-repeated="2" table:style-name="ce1"/>
          <table:table-cell office:value-type="float" office:value="0.12532802839972756" table:formula="of:=[.F178]-([.$J$3]*[.C178]/1000)" table:style-name="ce1">
            <text:p>0,125328028</text:p>
          </table:table-cell>
          <table:table-cell table:number-columns-repeated="16375"/>
        </table:table-row>
        <table:table-row table:style-name="ro1">
          <table:table-cell office:value-type="time" office:time-value="PT17H7M17S" table:style-name="ce3">
            <text:p>17:07:17</text:p>
          </table:table-cell>
          <table:table-cell office:value-type="time" office:time-value="PT17H7M19S" table:style-name="ce3">
            <text:p>17:07:19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7.58000000000004" table:style-name="ce1">
            <text:p>527,58</text:p>
          </table:table-cell>
          <table:table-cell office:value-type="float" office:value="2.8912439160000005" table:formula="of:=[.C179]/1000 * [.D179]*[.E179]/1000" table:style-name="ce6">
            <text:p>2,891243916</text:p>
          </table:table-cell>
          <table:table-cell table:number-columns-repeated="2" table:style-name="ce1"/>
          <table:table-cell office:value-type="float" office:value="0.19683469335807846" table:formula="of:=[.F179]-([.$J$3]*[.C179]/1000)" table:style-name="ce1">
            <text:p>0,196834693</text:p>
          </table:table-cell>
          <table:table-cell table:number-columns-repeated="16375"/>
        </table:table-row>
        <table:table-row table:style-name="ro1">
          <table:table-cell office:value-type="time" office:time-value="PT17H7M19S" table:style-name="ce3">
            <text:p>17:07:19</text:p>
          </table:table-cell>
          <table:table-cell office:value-type="time" office:time-value="PT17H7M20S" table:style-name="ce3">
            <text:p>17:07:20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4.46" table:style-name="ce1">
            <text:p>534,46</text:p>
          </table:table-cell>
          <table:table-cell office:value-type="float" office:value="2.9289476920000004" table:formula="of:=[.C180]/1000 * [.D180]*[.E180]/1000" table:style-name="ce6">
            <text:p>2,928947692</text:p>
          </table:table-cell>
          <table:table-cell table:number-columns-repeated="2" table:style-name="ce1"/>
          <table:table-cell office:value-type="float" office:value="0.23453846935807832" table:formula="of:=[.F180]-([.$J$3]*[.C180]/1000)" table:style-name="ce1">
            <text:p>0,234538469</text:p>
          </table:table-cell>
          <table:table-cell table:number-columns-repeated="16375"/>
        </table:table-row>
        <table:table-row table:style-name="ro1">
          <table:table-cell office:value-type="time" office:time-value="PT17H7M20S" table:style-name="ce3">
            <text:p>17:07:20</text:p>
          </table:table-cell>
          <table:table-cell office:value-type="time" office:time-value="PT17H7M21S" table:style-name="ce3">
            <text:p>17:07:21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0.91999999999996" table:style-name="ce1">
            <text:p>530,92</text:p>
          </table:table-cell>
          <table:table-cell office:value-type="float" office:value="2.9122926403999996" table:formula="of:=[.C181]/1000 * [.D181]*[.E181]/1000" table:style-name="ce6">
            <text:p>2,91229264</text:p>
          </table:table-cell>
          <table:table-cell table:number-columns-repeated="2" table:style-name="ce1"/>
          <table:table-cell office:value-type="float" office:value="0.21534152226501924" table:formula="of:=[.F181]-([.$J$3]*[.C181]/1000)" table:style-name="ce1">
            <text:p>0,215341522</text:p>
          </table:table-cell>
          <table:table-cell table:number-columns-repeated="16375"/>
        </table:table-row>
        <table:table-row table:style-name="ro1">
          <table:table-cell office:value-type="time" office:time-value="PT17H7M21S" table:style-name="ce3">
            <text:p>17:07:21</text:p>
          </table:table-cell>
          <table:table-cell office:value-type="time" office:time-value="PT17H7M22S" table:style-name="ce3">
            <text:p>17:07:2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2.23" table:style-name="ce1">
            <text:p>542,23</text:p>
          </table:table-cell>
          <table:table-cell office:value-type="float" office:value="2.971528846" table:formula="of:=[.C182]/1000 * [.D182]*[.E182]/1000" table:style-name="ce6">
            <text:p>2,971528846</text:p>
          </table:table-cell>
          <table:table-cell table:number-columns-repeated="2" table:style-name="ce1"/>
          <table:table-cell office:value-type="float" office:value="0.27711962335807794" table:formula="of:=[.F182]-([.$J$3]*[.C182]/1000)" table:style-name="ce1">
            <text:p>0,277119623</text:p>
          </table:table-cell>
          <table:table-cell table:number-columns-repeated="16375"/>
        </table:table-row>
        <table:table-row table:style-name="ro1">
          <table:table-cell office:value-type="time" office:time-value="PT17H7M22S" table:style-name="ce3">
            <text:p>17:07:22</text:p>
          </table:table-cell>
          <table:table-cell office:value-type="time" office:time-value="PT17H7M23S" table:style-name="ce3">
            <text:p>17:07:23</text:p>
          </table:table-cell>
          <table:table-cell office:value-type="float" office:value="1083" table:style-name="ce1">
            <text:p>1083</text:p>
          </table:table-cell>
          <table:table-cell office:value-type="float" office:value="5.16" table:style-name="ce1">
            <text:p>5,16</text:p>
          </table:table-cell>
          <table:table-cell office:value-type="float" office:value="552.46" table:style-name="ce1">
            <text:p>552,46</text:p>
          </table:table-cell>
          <table:table-cell office:value-type="float" office:value="3.0873011688000003" table:formula="of:=[.C183]/1000 * [.D183]*[.E183]/1000" table:style-name="ce6">
            <text:p>3,087301169</text:p>
          </table:table-cell>
          <table:table-cell table:number-columns-repeated="2" table:style-name="ce1"/>
          <table:table-cell office:value-type="float" office:value="0.33442834981773473" table:formula="of:=[.F183]-([.$J$3]*[.C183]/1000)" table:style-name="ce1">
            <text:p>0,33442835</text:p>
          </table:table-cell>
          <table:table-cell table:number-columns-repeated="16375"/>
        </table:table-row>
        <table:table-row table:style-name="ro1">
          <table:table-cell office:value-type="time" office:time-value="PT17H7M23S" table:style-name="ce3">
            <text:p>17:07:23</text:p>
          </table:table-cell>
          <table:table-cell office:value-type="time" office:time-value="PT17H7M24S" table:style-name="ce3">
            <text:p>17:07:24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7.22" table:style-name="ce1">
            <text:p>547,22</text:p>
          </table:table-cell>
          <table:table-cell office:value-type="float" office:value="3.0045332988000006" table:formula="of:=[.C184]/1000 * [.D184]*[.E184]/1000" table:style-name="ce6">
            <text:p>3,004533299</text:p>
          </table:table-cell>
          <table:table-cell table:number-columns-repeated="2" table:style-name="ce1"/>
          <table:table-cell office:value-type="float" office:value="0.30504028517196158" table:formula="of:=[.F184]-([.$J$3]*[.C184]/1000)" table:style-name="ce1">
            <text:p>0,305040285</text:p>
          </table:table-cell>
          <table:table-cell table:number-columns-repeated="16375"/>
        </table:table-row>
        <table:table-row table:style-name="ro1">
          <table:table-cell office:value-type="time" office:time-value="PT17H7M24S" table:style-name="ce3">
            <text:p>17:07:24</text:p>
          </table:table-cell>
          <table:table-cell office:value-type="time" office:time-value="PT17H7M25S" table:style-name="ce3">
            <text:p>17:07:25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54.15" table:style-name="ce1">
            <text:p>554,15</text:p>
          </table:table-cell>
          <table:table-cell office:value-type="float" office:value="3.0425827410000004" table:formula="of:=[.C185]/1000 * [.D185]*[.E185]/1000" table:style-name="ce6">
            <text:p>3,042582741</text:p>
          </table:table-cell>
          <table:table-cell table:number-columns-repeated="2" table:style-name="ce1"/>
          <table:table-cell office:value-type="float" office:value="0.34308972737196131" table:formula="of:=[.F185]-([.$J$3]*[.C185]/1000)" table:style-name="ce1">
            <text:p>0,343089727</text:p>
          </table:table-cell>
          <table:table-cell table:number-columns-repeated="16375"/>
        </table:table-row>
        <table:table-row table:style-name="ro1">
          <table:table-cell office:value-type="time" office:time-value="PT17H7M25S" table:style-name="ce3">
            <text:p>17:07:25</text:p>
          </table:table-cell>
          <table:table-cell office:value-type="time" office:time-value="PT17H7M26S" table:style-name="ce3">
            <text:p>17:07:26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47.79999999999995" table:style-name="ce1">
            <text:p>547,8</text:p>
          </table:table-cell>
          <table:table-cell office:value-type="float" office:value="3.0247105680000002" table:formula="of:=[.C186]/1000 * [.D186]*[.E186]/1000" table:style-name="ce6">
            <text:p>3,024710568</text:p>
          </table:table-cell>
          <table:table-cell table:number-columns-repeated="2" table:style-name="ce1"/>
          <table:table-cell office:value-type="float" office:value="0.30996618141361099" table:formula="of:=[.F186]-([.$J$3]*[.C186]/1000)" table:style-name="ce1">
            <text:p>0,309966181</text:p>
          </table:table-cell>
          <table:table-cell table:number-columns-repeated="16375"/>
        </table:table-row>
        <table:table-row table:style-name="ro1">
          <table:table-cell office:value-type="time" office:time-value="PT17H7M26S" table:style-name="ce3">
            <text:p>17:07:26</text:p>
          </table:table-cell>
          <table:table-cell office:value-type="time" office:time-value="PT17H7M27S" table:style-name="ce3">
            <text:p>17:07:27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9.07000000000005" table:style-name="ce1">
            <text:p>529,07</text:p>
          </table:table-cell>
          <table:table-cell office:value-type="float" office:value="2.8994094140000004" table:formula="of:=[.C187]/1000 * [.D187]*[.E187]/1000" table:style-name="ce6">
            <text:p>2,899409414</text:p>
          </table:table-cell>
          <table:table-cell table:number-columns-repeated="2" table:style-name="ce1"/>
          <table:table-cell office:value-type="float" office:value="0.20500019135807834" table:formula="of:=[.F187]-([.$J$3]*[.C187]/1000)" table:style-name="ce1">
            <text:p>0,205000191</text:p>
          </table:table-cell>
          <table:table-cell table:number-columns-repeated="16375"/>
        </table:table-row>
        <table:table-row table:style-name="ro1">
          <table:table-cell office:value-type="time" office:time-value="PT17H7M27S" table:style-name="ce3">
            <text:p>17:07:27</text:p>
          </table:table-cell>
          <table:table-cell office:value-type="time" office:time-value="PT17H7M28S" table:style-name="ce3">
            <text:p>17:07:28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41.36" table:style-name="ce1">
            <text:p>541,36</text:p>
          </table:table-cell>
          <table:table-cell office:value-type="float" office:value="2.9639622407999995" table:formula="of:=[.C188]/1000 * [.D188]*[.E188]/1000" table:style-name="ce6">
            <text:p>2,963962241</text:p>
          </table:table-cell>
          <table:table-cell table:number-columns-repeated="2" table:style-name="ce1"/>
          <table:table-cell office:value-type="float" office:value="0.27209491365113569" table:formula="of:=[.F188]-([.$J$3]*[.C188]/1000)" table:style-name="ce1">
            <text:p>0,272094914</text:p>
          </table:table-cell>
          <table:table-cell table:number-columns-repeated="16375"/>
        </table:table-row>
        <table:table-row table:style-name="ro1">
          <table:table-cell office:value-type="time" office:time-value="PT17H7M28S" table:style-name="ce3">
            <text:p>17:07:28</text:p>
          </table:table-cell>
          <table:table-cell office:value-type="time" office:time-value="PT17H7M29S" table:style-name="ce3">
            <text:p>17:07:29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37.26" table:style-name="ce1">
            <text:p>537,26</text:p>
          </table:table-cell>
          <table:table-cell office:value-type="float" office:value="2.9581804229999995" table:formula="of:=[.C189]/1000 * [.D189]*[.E189]/1000" table:style-name="ce6">
            <text:p>2,958180423</text:p>
          </table:table-cell>
          <table:table-cell table:number-columns-repeated="2" table:style-name="ce1"/>
          <table:table-cell office:value-type="float" office:value="0.25106172289278561" table:formula="of:=[.F189]-([.$J$3]*[.C189]/1000)" table:style-name="ce1">
            <text:p>0,251061723</text:p>
          </table:table-cell>
          <table:table-cell table:number-columns-repeated="16375"/>
        </table:table-row>
        <table:table-row table:style-name="ro1">
          <table:table-cell office:value-type="time" office:time-value="PT17H7M29S" table:style-name="ce3">
            <text:p>17:07:29</text:p>
          </table:table-cell>
          <table:table-cell office:value-type="time" office:time-value="PT17H7M30S" table:style-name="ce3">
            <text:p>17:07:30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18.20000000000005" table:style-name="ce1">
            <text:p>518,2</text:p>
          </table:table-cell>
          <table:table-cell office:value-type="float" office:value="2.8425187340000004" table:formula="of:=[.C190]/1000 * [.D190]*[.E190]/1000" table:style-name="ce6">
            <text:p>2,842518734</text:p>
          </table:table-cell>
          <table:table-cell table:number-columns-repeated="2" table:style-name="ce1"/>
          <table:table-cell office:value-type="float" office:value="0.14556761586502009" table:formula="of:=[.F190]-([.$J$3]*[.C190]/1000)" table:style-name="ce1">
            <text:p>0,145567616</text:p>
          </table:table-cell>
          <table:table-cell table:number-columns-repeated="16375"/>
        </table:table-row>
        <table:table-row table:style-name="ro1">
          <table:table-cell office:value-type="time" office:time-value="PT17H7M31S" table:style-name="ce3">
            <text:p>17:07:31</text:p>
          </table:table-cell>
          <table:table-cell office:value-type="time" office:time-value="PT17H7M32S" table:style-name="ce3">
            <text:p>17:07:32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61.34" table:style-name="ce1">
            <text:p>561,34</text:p>
          </table:table-cell>
          <table:table-cell office:value-type="float" office:value="3.0760982928000007" table:formula="of:=[.C191]/1000 * [.D191]*[.E191]/1000" table:style-name="ce6">
            <text:p>3,076098293</text:p>
          </table:table-cell>
          <table:table-cell table:number-columns-repeated="2" table:style-name="ce1"/>
          <table:table-cell office:value-type="float" office:value="0.37660527917196163" table:formula="of:=[.F191]-([.$J$3]*[.C191]/1000)" table:style-name="ce1">
            <text:p>0,376605279</text:p>
          </table:table-cell>
          <table:table-cell table:number-columns-repeated="16375"/>
        </table:table-row>
        <table:table-row table:style-name="ro1">
          <table:table-cell office:value-type="time" office:time-value="PT17H7M32S" table:style-name="ce3">
            <text:p>17:07:32</text:p>
          </table:table-cell>
          <table:table-cell office:value-type="time" office:time-value="PT17H7M33S" table:style-name="ce3">
            <text:p>17:07:33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51.6" table:style-name="ce1">
            <text:p>551,6</text:p>
          </table:table-cell>
          <table:table-cell office:value-type="float" office:value="3.0483401759999995" table:formula="of:=[.C192]/1000 * [.D192]*[.E192]/1000" table:style-name="ce6">
            <text:p>3,048340176</text:p>
          </table:table-cell>
          <table:table-cell table:number-columns-repeated="2" table:style-name="ce1"/>
          <table:table-cell office:value-type="float" office:value="0.32597010293443507" table:formula="of:=[.F192]-([.$J$3]*[.C192]/1000)" table:style-name="ce1">
            <text:p>0,325970103</text:p>
          </table:table-cell>
          <table:table-cell table:number-columns-repeated="16375"/>
        </table:table-row>
        <table:table-row table:style-name="ro1">
          <table:table-cell office:value-type="time" office:time-value="PT17H7M33S" table:style-name="ce3">
            <text:p>17:07:33</text:p>
          </table:table-cell>
          <table:table-cell office:value-type="time" office:time-value="PT17H7M34S" table:style-name="ce3">
            <text:p>17:07:34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10.41" table:style-name="ce1">
            <text:p>510,41</text:p>
          </table:table-cell>
          <table:table-cell office:value-type="float" office:value="2.7996396828000001" table:formula="of:=[.C193]/1000 * [.D193]*[.E193]/1000" table:style-name="ce6">
            <text:p>2,799639683</text:p>
          </table:table-cell>
          <table:table-cell table:number-columns-repeated="2" table:style-name="ce1"/>
          <table:table-cell office:value-type="float" office:value="9.7604773678902745E-2" table:formula="of:=[.F193]-([.$J$3]*[.C193]/1000)" table:style-name="ce1">
            <text:p>0,097604774</text:p>
          </table:table-cell>
          <table:table-cell table:number-columns-repeated="16375"/>
        </table:table-row>
        <table:table-row table:style-name="ro1">
          <table:table-cell office:value-type="time" office:time-value="PT17H7M34S" table:style-name="ce3">
            <text:p>17:07:34</text:p>
          </table:table-cell>
          <table:table-cell office:value-type="time" office:time-value="PT17H7M35S" table:style-name="ce3">
            <text:p>17:07:35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25.5" table:style-name="ce1">
            <text:p>525,5</text:p>
          </table:table-cell>
          <table:table-cell office:value-type="float" office:value="2.8771282649999996" table:formula="of:=[.C194]/1000 * [.D194]*[.E194]/1000" table:style-name="ce6">
            <text:p>2,877128265</text:p>
          </table:table-cell>
          <table:table-cell table:number-columns-repeated="2" table:style-name="ce1"/>
          <table:table-cell office:value-type="float" office:value="0.18526093785113584" table:formula="of:=[.F194]-([.$J$3]*[.C194]/1000)" table:style-name="ce1">
            <text:p>0,185260938</text:p>
          </table:table-cell>
          <table:table-cell table:number-columns-repeated="16375"/>
        </table:table-row>
        <table:table-row table:style-name="ro1">
          <table:table-cell office:value-type="time" office:time-value="PT17H7M35S" table:style-name="ce3">
            <text:p>17:07:35</text:p>
          </table:table-cell>
          <table:table-cell office:value-type="time" office:time-value="PT17H7M36S" table:style-name="ce3">
            <text:p>17:07:36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0.38" table:style-name="ce1">
            <text:p>540,38</text:p>
          </table:table-cell>
          <table:table-cell office:value-type="float" office:value="2.9641842405999994" table:formula="of:=[.C195]/1000 * [.D195]*[.E195]/1000" table:style-name="ce6">
            <text:p>2,964184241</text:p>
          </table:table-cell>
          <table:table-cell table:number-columns-repeated="2" table:style-name="ce1"/>
          <table:table-cell office:value-type="float" office:value="0.26723312246501907" table:formula="of:=[.F195]-([.$J$3]*[.C195]/1000)" table:style-name="ce1">
            <text:p>0,267233122</text:p>
          </table:table-cell>
          <table:table-cell table:number-columns-repeated="16375"/>
        </table:table-row>
        <table:table-row table:style-name="ro1">
          <table:table-cell office:value-type="time" office:time-value="PT17H7M36S" table:style-name="ce3">
            <text:p>17:07:36</text:p>
          </table:table-cell>
          <table:table-cell office:value-type="time" office:time-value="PT17H7M37S" table:style-name="ce3">
            <text:p>17:07:37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30.64" table:style-name="ce1">
            <text:p>530,64</text:p>
          </table:table-cell>
          <table:table-cell office:value-type="float" office:value="2.9135001456" table:formula="of:=[.C196]/1000 * [.D196]*[.E196]/1000" table:style-name="ce6">
            <text:p>2,913500146</text:p>
          </table:table-cell>
          <table:table-cell table:number-columns-repeated="2" table:style-name="ce1"/>
          <table:table-cell office:value-type="float" office:value="0.21400713197196097" table:formula="of:=[.F196]-([.$J$3]*[.C196]/1000)" table:style-name="ce1">
            <text:p>0,214007132</text:p>
          </table:table-cell>
          <table:table-cell table:number-columns-repeated="16375"/>
        </table:table-row>
        <table:table-row table:style-name="ro1">
          <table:table-cell office:value-type="time" office:time-value="PT17H7M37S" table:style-name="ce3">
            <text:p>17:07:37</text:p>
          </table:table-cell>
          <table:table-cell office:value-type="time" office:time-value="PT17H7M38S" table:style-name="ce3">
            <text:p>17:07:38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51.04" table:style-name="ce1">
            <text:p>551,04</text:p>
          </table:table-cell>
          <table:table-cell office:value-type="float" office:value="3.0168117503999996" table:formula="of:=[.C197]/1000 * [.D197]*[.E197]/1000" table:style-name="ce6">
            <text:p>3,01681175</text:p>
          </table:table-cell>
          <table:table-cell table:number-columns-repeated="2" table:style-name="ce1"/>
          <table:table-cell office:value-type="float" office:value="0.31986063226501926" table:formula="of:=[.F197]-([.$J$3]*[.C197]/1000)" table:style-name="ce1">
            <text:p>0,319860632</text:p>
          </table:table-cell>
          <table:table-cell table:number-columns-repeated="16375"/>
        </table:table-row>
        <table:table-row table:style-name="ro1">
          <table:table-cell office:value-type="time" office:time-value="PT17H7M38S" table:style-name="ce3">
            <text:p>17:07:38</text:p>
          </table:table-cell>
          <table:table-cell office:value-type="time" office:time-value="PT17H7M39S" table:style-name="ce3">
            <text:p>17:07:39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47.29999999999995" table:style-name="ce1">
            <text:p>547,3</text:p>
          </table:table-cell>
          <table:table-cell office:value-type="float" office:value="2.9991602160000004" table:formula="of:=[.C198]/1000 * [.D198]*[.E198]/1000" table:style-name="ce6">
            <text:p>2,999160216</text:p>
          </table:table-cell>
          <table:table-cell table:number-columns-repeated="2" table:style-name="ce1"/>
          <table:table-cell office:value-type="float" office:value="0.29966720237196132" table:formula="of:=[.F198]-([.$J$3]*[.C198]/1000)" table:style-name="ce1">
            <text:p>0,299667202</text:p>
          </table:table-cell>
          <table:table-cell table:number-columns-repeated="16375"/>
        </table:table-row>
        <table:table-row table:style-name="ro1">
          <table:table-cell office:value-type="time" office:time-value="PT17H7M39S" table:style-name="ce3">
            <text:p>17:07:39</text:p>
          </table:table-cell>
          <table:table-cell office:value-type="time" office:time-value="PT17H7M40S" table:style-name="ce3">
            <text:p>17:07:40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27.01" table:style-name="ce1">
            <text:p>527,01</text:p>
          </table:table-cell>
          <table:table-cell office:value-type="float" office:value="2.8962941271" table:formula="of:=[.C199]/1000 * [.D199]*[.E199]/1000" table:style-name="ce6">
            <text:p>2,896294127</text:p>
          </table:table-cell>
          <table:table-cell table:number-columns-repeated="2" table:style-name="ce1"/>
          <table:table-cell office:value-type="float" office:value="0.19425921797890267" table:formula="of:=[.F199]-([.$J$3]*[.C199]/1000)" table:style-name="ce1">
            <text:p>0,194259218</text:p>
          </table:table-cell>
          <table:table-cell table:number-columns-repeated="16375"/>
        </table:table-row>
        <table:table-row table:style-name="ro1">
          <table:table-cell office:value-type="time" office:time-value="PT17H7M40S" table:style-name="ce3">
            <text:p>17:07:40</text:p>
          </table:table-cell>
          <table:table-cell office:value-type="time" office:time-value="PT17H7M41S" table:style-name="ce3">
            <text:p>17:07:41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09.05" table:style-name="ce1">
            <text:p>509,05</text:p>
          </table:table-cell>
          <table:table-cell office:value-type="float" office:value="2.7895532760000004" table:formula="of:=[.C200]/1000 * [.D200]*[.E200]/1000" table:style-name="ce6">
            <text:p>2,789553276</text:p>
          </table:table-cell>
          <table:table-cell table:number-columns-repeated="2" table:style-name="ce1"/>
          <table:table-cell office:value-type="float" office:value="9.0060262371961297E-2" table:formula="of:=[.F200]-([.$J$3]*[.C200]/1000)" table:style-name="ce1">
            <text:p>0,090060262</text:p>
          </table:table-cell>
          <table:table-cell table:number-columns-repeated="16375"/>
        </table:table-row>
        <table:table-row table:style-name="ro1">
          <table:table-cell office:value-type="time" office:time-value="PT17H7M41S" table:style-name="ce3">
            <text:p>17:07:41</text:p>
          </table:table-cell>
          <table:table-cell office:value-type="time" office:time-value="PT17H7M42S" table:style-name="ce3">
            <text:p>17:07:42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15.64" table:style-name="ce1">
            <text:p>515,64</text:p>
          </table:table-cell>
          <table:table-cell office:value-type="float" office:value="2.8231444691999994" table:formula="of:=[.C201]/1000 * [.D201]*[.E201]/1000" table:style-name="ce6">
            <text:p>2,823144469</text:p>
          </table:table-cell>
          <table:table-cell table:number-columns-repeated="2" table:style-name="ce1"/>
          <table:table-cell office:value-type="float" office:value="0.13127714205113561" table:formula="of:=[.F201]-([.$J$3]*[.C201]/1000)" table:style-name="ce1">
            <text:p>0,131277142</text:p>
          </table:table-cell>
          <table:table-cell table:number-columns-repeated="16375"/>
        </table:table-row>
        <table:table-row table:style-name="ro1">
          <table:table-cell office:value-type="time" office:time-value="PT17H7M42S" table:style-name="ce3">
            <text:p>17:07:42</text:p>
          </table:table-cell>
          <table:table-cell office:value-type="time" office:time-value="PT17H7M44S" table:style-name="ce3">
            <text:p>17:07:44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32.91" table:style-name="ce1">
            <text:p>532,91</text:p>
          </table:table-cell>
          <table:table-cell office:value-type="float" office:value="2.9397393948999997" table:formula="of:=[.C202]/1000 * [.D202]*[.E202]/1000" table:style-name="ce6">
            <text:p>2,939739395</text:p>
          </table:table-cell>
          <table:table-cell table:number-columns-repeated="2" table:style-name="ce1"/>
          <table:table-cell office:value-type="float" office:value="0.2275369038066688" table:formula="of:=[.F202]-([.$J$3]*[.C202]/1000)" table:style-name="ce1">
            <text:p>0,227536904</text:p>
          </table:table-cell>
          <table:table-cell table:number-columns-repeated="16375"/>
        </table:table-row>
        <table:table-row table:style-name="ro1">
          <table:table-cell office:value-type="time" office:time-value="PT17H7M44S" table:style-name="ce3">
            <text:p>17:07:44</text:p>
          </table:table-cell>
          <table:table-cell office:value-type="time" office:time-value="PT17H7M45S" table:style-name="ce3">
            <text:p>17:07:45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39.87" table:style-name="ce1">
            <text:p>539,87</text:p>
          </table:table-cell>
          <table:table-cell office:value-type="float" office:value="2.9584444104000003" table:formula="of:=[.C203]/1000 * [.D203]*[.E203]/1000" table:style-name="ce6">
            <text:p>2,95844441</text:p>
          </table:table-cell>
          <table:table-cell table:number-columns-repeated="2" table:style-name="ce1"/>
          <table:table-cell office:value-type="float" office:value="0.25895139677196122" table:formula="of:=[.F203]-([.$J$3]*[.C203]/1000)" table:style-name="ce1">
            <text:p>0,258951397</text:p>
          </table:table-cell>
          <table:table-cell table:number-columns-repeated="16375"/>
        </table:table-row>
        <table:table-row table:style-name="ro1">
          <table:table-cell office:value-type="time" office:time-value="PT17H7M45S" table:style-name="ce3">
            <text:p>17:07:45</text:p>
          </table:table-cell>
          <table:table-cell office:value-type="time" office:time-value="PT17H7M46S" table:style-name="ce3">
            <text:p>17:07:46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44.49" table:style-name="ce1">
            <text:p>544,49</text:p>
          </table:table-cell>
          <table:table-cell office:value-type="float" office:value="2.9809520724" table:formula="of:=[.C204]/1000 * [.D204]*[.E204]/1000" table:style-name="ce6">
            <text:p>2,980952072</text:p>
          </table:table-cell>
          <table:table-cell table:number-columns-repeated="2" table:style-name="ce1"/>
          <table:table-cell office:value-type="float" office:value="0.2840009542650197" table:formula="of:=[.F204]-([.$J$3]*[.C204]/1000)" table:style-name="ce1">
            <text:p>0,284000954</text:p>
          </table:table-cell>
          <table:table-cell table:number-columns-repeated="16375"/>
        </table:table-row>
        <table:table-row table:style-name="ro1">
          <table:table-cell office:value-type="time" office:time-value="PT17H7M46S" table:style-name="ce3">
            <text:p>17:07:46</text:p>
          </table:table-cell>
          <table:table-cell office:value-type="time" office:time-value="PT17H7M47S" table:style-name="ce3">
            <text:p>17:07:47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41.58000000000004" table:style-name="ce1">
            <text:p>541,58</text:p>
          </table:table-cell>
          <table:table-cell office:value-type="float" office:value="2.9959664020000005" table:formula="of:=[.C205]/1000 * [.D205]*[.E205]/1000" table:style-name="ce6">
            <text:p>2,995966402</text:p>
          </table:table-cell>
          <table:table-cell table:number-columns-repeated="2" table:style-name="ce1"/>
          <table:table-cell office:value-type="float" office:value="0.27613822442749436" table:formula="of:=[.F205]-([.$J$3]*[.C205]/1000)" table:style-name="ce1">
            <text:p>0,276138224</text:p>
          </table:table-cell>
          <table:table-cell table:number-columns-repeated="16375"/>
        </table:table-row>
        <table:table-row table:style-name="ro1">
          <table:table-cell office:value-type="time" office:time-value="PT17H7M47S" table:style-name="ce3">
            <text:p>17:07:47</text:p>
          </table:table-cell>
          <table:table-cell office:value-type="time" office:time-value="PT17H7M48S" table:style-name="ce3">
            <text:p>17:07:48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18.71" table:style-name="ce1">
            <text:p>518,71</text:p>
          </table:table-cell>
          <table:table-cell office:value-type="float" office:value="2.8399528112999999" table:formula="of:=[.C206]/1000 * [.D206]*[.E206]/1000" table:style-name="ce6">
            <text:p>2,839952811</text:p>
          </table:table-cell>
          <table:table-cell table:number-columns-repeated="2" table:style-name="ce1"/>
          <table:table-cell office:value-type="float" office:value="0.14808548415113609" table:formula="of:=[.F206]-([.$J$3]*[.C206]/1000)" table:style-name="ce1">
            <text:p>0,148085484</text:p>
          </table:table-cell>
          <table:table-cell table:number-columns-repeated="16375"/>
        </table:table-row>
        <table:table-row table:style-name="ro1">
          <table:table-cell office:value-type="time" office:time-value="PT17H7M48S" table:style-name="ce3">
            <text:p>17:07:48</text:p>
          </table:table-cell>
          <table:table-cell office:value-type="time" office:time-value="PT17H7M49S" table:style-name="ce3">
            <text:p>17:07:49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9.51" table:style-name="ce1">
            <text:p>529,51</text:p>
          </table:table-cell>
          <table:table-cell office:value-type="float" office:value="2.9018207020000002" table:formula="of:=[.C207]/1000 * [.D207]*[.E207]/1000" table:style-name="ce6">
            <text:p>2,901820702</text:p>
          </table:table-cell>
          <table:table-cell table:number-columns-repeated="2" table:style-name="ce1"/>
          <table:table-cell office:value-type="float" office:value="0.20741147935807813" table:formula="of:=[.F207]-([.$J$3]*[.C207]/1000)" table:style-name="ce1">
            <text:p>0,207411479</text:p>
          </table:table-cell>
          <table:table-cell table:number-columns-repeated="16375"/>
        </table:table-row>
        <table:table-row table:style-name="ro1">
          <table:table-cell office:value-type="time" office:time-value="PT17H7M49S" table:style-name="ce3">
            <text:p>17:07:49</text:p>
          </table:table-cell>
          <table:table-cell office:value-type="time" office:time-value="PT17H7M50S" table:style-name="ce3">
            <text:p>17:07:50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59.83000000000004" table:style-name="ce1">
            <text:p>559,83</text:p>
          </table:table-cell>
          <table:table-cell office:value-type="float" office:value="3.0824519714999998" table:formula="of:=[.C208]/1000 * [.D208]*[.E208]/1000" table:style-name="ce6">
            <text:p>3,082451972</text:p>
          </table:table-cell>
          <table:table-cell table:number-columns-repeated="2" table:style-name="ce1"/>
          <table:table-cell office:value-type="float" office:value="0.37533327139278594" table:formula="of:=[.F208]-([.$J$3]*[.C208]/1000)" table:style-name="ce1">
            <text:p>0,375333271</text:p>
          </table:table-cell>
          <table:table-cell table:number-columns-repeated="16375"/>
        </table:table-row>
        <table:table-row table:style-name="ro1">
          <table:table-cell office:value-type="time" office:time-value="PT17H7M50S" table:style-name="ce3">
            <text:p>17:07:50</text:p>
          </table:table-cell>
          <table:table-cell office:value-type="time" office:time-value="PT17H7M51S" table:style-name="ce3">
            <text:p>17:07:51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30.58000000000004" table:style-name="ce1">
            <text:p>530,58</text:p>
          </table:table-cell>
          <table:table-cell office:value-type="float" office:value="2.9159138117999999" table:formula="of:=[.C209]/1000 * [.D209]*[.E209]/1000" table:style-name="ce6">
            <text:p>2,915913812</text:p>
          </table:table-cell>
          <table:table-cell table:number-columns-repeated="2" table:style-name="ce1"/>
          <table:table-cell office:value-type="float" office:value="0.21387890267890253" table:formula="of:=[.F209]-([.$J$3]*[.C209]/1000)" table:style-name="ce1">
            <text:p>0,213878903</text:p>
          </table:table-cell>
          <table:table-cell table:number-columns-repeated="16375"/>
        </table:table-row>
        <table:table-row table:style-name="ro1">
          <table:table-cell office:value-type="time" office:time-value="PT17H7M51S" table:style-name="ce3">
            <text:p>17:07:51</text:p>
          </table:table-cell>
          <table:table-cell office:value-type="time" office:time-value="PT17H7M52S" table:style-name="ce3">
            <text:p>17:07:52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60.59" table:style-name="ce1">
            <text:p>560,59</text:p>
          </table:table-cell>
          <table:table-cell office:value-type="float" office:value="3.0777736416000003" table:formula="of:=[.C210]/1000 * [.D210]*[.E210]/1000" table:style-name="ce6">
            <text:p>3,077773642</text:p>
          </table:table-cell>
          <table:table-cell table:number-columns-repeated="2" table:style-name="ce1"/>
          <table:table-cell office:value-type="float" office:value="0.37319683698584472" table:formula="of:=[.F210]-([.$J$3]*[.C210]/1000)" table:style-name="ce1">
            <text:p>0,373196837</text:p>
          </table:table-cell>
          <table:table-cell table:number-columns-repeated="16375"/>
        </table:table-row>
        <table:table-row table:style-name="ro1">
          <table:table-cell office:value-type="time" office:time-value="PT17H7M52S" table:style-name="ce3">
            <text:p>17:07:52</text:p>
          </table:table-cell>
          <table:table-cell office:value-type="time" office:time-value="PT17H7M53S" table:style-name="ce3">
            <text:p>17:07:53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21.69000000000005" table:style-name="ce1">
            <text:p>521,69</text:p>
          </table:table-cell>
          <table:table-cell office:value-type="float" office:value="2.8643598126000005" table:formula="of:=[.C211]/1000 * [.D211]*[.E211]/1000" table:style-name="ce6">
            <text:p>2,864359813</text:p>
          </table:table-cell>
          <table:table-cell table:number-columns-repeated="2" table:style-name="ce1"/>
          <table:table-cell office:value-type="float" office:value="0.16486679897196144" table:formula="of:=[.F211]-([.$J$3]*[.C211]/1000)" table:style-name="ce1">
            <text:p>0,164866799</text:p>
          </table:table-cell>
          <table:table-cell table:number-columns-repeated="16375"/>
        </table:table-row>
        <table:table-row table:style-name="ro1">
          <table:table-cell office:value-type="time" office:time-value="PT17H7M53S" table:style-name="ce3">
            <text:p>17:07:53</text:p>
          </table:table-cell>
          <table:table-cell office:value-type="time" office:time-value="PT17H7M54S" table:style-name="ce3">
            <text:p>17:07:54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41.36" table:style-name="ce1">
            <text:p>541,36</text:p>
          </table:table-cell>
          <table:table-cell office:value-type="float" office:value="2.9749897440000002" table:formula="of:=[.C212]/1000 * [.D212]*[.E212]/1000" table:style-name="ce6">
            <text:p>2,974989744</text:p>
          </table:table-cell>
          <table:table-cell table:number-columns-repeated="2" table:style-name="ce1"/>
          <table:table-cell office:value-type="float" office:value="0.26787104389278626" table:formula="of:=[.F212]-([.$J$3]*[.C212]/1000)" table:style-name="ce1">
            <text:p>0,267871044</text:p>
          </table:table-cell>
          <table:table-cell table:number-columns-repeated="16375"/>
        </table:table-row>
        <table:table-row table:style-name="ro1">
          <table:table-cell office:value-type="time" office:time-value="PT17H7M54S" table:style-name="ce3">
            <text:p>17:07:54</text:p>
          </table:table-cell>
          <table:table-cell office:value-type="time" office:time-value="PT17H7M55S" table:style-name="ce3">
            <text:p>17:07:55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26.79999999999995" table:style-name="ce1">
            <text:p>526,8</text:p>
          </table:table-cell>
          <table:table-cell office:value-type="float" office:value="2.8924164719999998" table:formula="of:=[.C213]/1000 * [.D213]*[.E213]/1000" table:style-name="ce6">
            <text:p>2,892416472</text:p>
          </table:table-cell>
          <table:table-cell table:number-columns-repeated="2" table:style-name="ce1"/>
          <table:table-cell office:value-type="float" office:value="0.19292345837196079" table:formula="of:=[.F213]-([.$J$3]*[.C213]/1000)" table:style-name="ce1">
            <text:p>0,192923458</text:p>
          </table:table-cell>
          <table:table-cell table:number-columns-repeated="16375"/>
        </table:table-row>
        <table:table-row table:style-name="ro1">
          <table:table-cell office:value-type="time" office:time-value="PT17H7M55S" table:style-name="ce3">
            <text:p>17:07:55</text:p>
          </table:table-cell>
          <table:table-cell office:value-type="time" office:time-value="PT17H7M57S" table:style-name="ce3">
            <text:p>17:07:57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29.61" table:style-name="ce1">
            <text:p>529,61</text:p>
          </table:table-cell>
          <table:table-cell office:value-type="float" office:value="2.9078448894000002" table:formula="of:=[.C214]/1000 * [.D214]*[.E214]/1000" table:style-name="ce6">
            <text:p>2,907844889</text:p>
          </table:table-cell>
          <table:table-cell table:number-columns-repeated="2" table:style-name="ce1"/>
          <table:table-cell office:value-type="float" office:value="0.20835187577196113" table:formula="of:=[.F214]-([.$J$3]*[.C214]/1000)" table:style-name="ce1">
            <text:p>0,208351876</text:p>
          </table:table-cell>
          <table:table-cell table:number-columns-repeated="16375"/>
        </table:table-row>
        <table:table-row table:style-name="ro1">
          <table:table-cell office:value-type="time" office:time-value="PT17H7M57S" table:style-name="ce3">
            <text:p>17:07:57</text:p>
          </table:table-cell>
          <table:table-cell office:value-type="time" office:time-value="PT17H7M58S" table:style-name="ce3">
            <text:p>17:07:58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23.23" table:style-name="ce1">
            <text:p>523,23</text:p>
          </table:table-cell>
          <table:table-cell office:value-type="float" office:value="2.8728152441999999" table:formula="of:=[.C215]/1000 * [.D215]*[.E215]/1000" table:style-name="ce6">
            <text:p>2,872815244</text:p>
          </table:table-cell>
          <table:table-cell table:number-columns-repeated="2" table:style-name="ce1"/>
          <table:table-cell office:value-type="float" office:value="0.17332223057196083" table:formula="of:=[.F215]-([.$J$3]*[.C215]/1000)" table:style-name="ce1">
            <text:p>0,173322231</text:p>
          </table:table-cell>
          <table:table-cell table:number-columns-repeated="16375"/>
        </table:table-row>
        <table:table-row table:style-name="ro1">
          <table:table-cell office:value-type="time" office:time-value="PT17H7M58S" table:style-name="ce3">
            <text:p>17:07:58</text:p>
          </table:table-cell>
          <table:table-cell office:value-type="time" office:time-value="PT17H7M59S" table:style-name="ce3">
            <text:p>17:07:59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3.87" table:style-name="ce1">
            <text:p>543,87</text:p>
          </table:table-cell>
          <table:table-cell office:value-type="float" office:value="2.980516374" table:formula="of:=[.C216]/1000 * [.D216]*[.E216]/1000" table:style-name="ce6">
            <text:p>2,980516374</text:p>
          </table:table-cell>
          <table:table-cell table:number-columns-repeated="2" table:style-name="ce1"/>
          <table:table-cell office:value-type="float" office:value="0.28610715135807796" table:formula="of:=[.F216]-([.$J$3]*[.C216]/1000)" table:style-name="ce1">
            <text:p>0,286107151</text:p>
          </table:table-cell>
          <table:table-cell table:number-columns-repeated="16375"/>
        </table:table-row>
        <table:table-row table:style-name="ro1">
          <table:table-cell office:value-type="time" office:time-value="PT17H7M59S" table:style-name="ce3">
            <text:p>17:07:59</text:p>
          </table:table-cell>
          <table:table-cell office:value-type="time" office:time-value="PT17H8M0S" table:style-name="ce3">
            <text:p>17:08:00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30.07000000000005" table:style-name="ce1">
            <text:p>530,07</text:p>
          </table:table-cell>
          <table:table-cell office:value-type="float" office:value="2.9131109997000002" table:formula="of:=[.C217]/1000 * [.D217]*[.E217]/1000" table:style-name="ce6">
            <text:p>2,913111</text:p>
          </table:table-cell>
          <table:table-cell table:number-columns-repeated="2" table:style-name="ce1"/>
          <table:table-cell office:value-type="float" office:value="0.21107609057890286" table:formula="of:=[.F217]-([.$J$3]*[.C217]/1000)" table:style-name="ce1">
            <text:p>0,211076091</text:p>
          </table:table-cell>
          <table:table-cell table:number-columns-repeated="16375"/>
        </table:table-row>
        <table:table-row table:style-name="ro1">
          <table:table-cell office:value-type="time" office:time-value="PT17H8M0S" table:style-name="ce3">
            <text:p>17:08:00</text:p>
          </table:table-cell>
          <table:table-cell office:value-type="time" office:time-value="PT17H8M1S" table:style-name="ce3">
            <text:p>17:08:01</text:p>
          </table:table-cell>
          <table:table-cell office:value-type="float" office:value="1071" table:style-name="ce1">
            <text:p>1071</text:p>
          </table:table-cell>
          <table:table-cell office:value-type="float" office:value="5.17" table:style-name="ce1">
            <text:p>5,17</text:p>
          </table:table-cell>
          <table:table-cell office:value-type="float" office:value="537.45000000000005" table:style-name="ce1">
            <text:p>537,45</text:p>
          </table:table-cell>
          <table:table-cell office:value-type="float" office:value="2.9758982715000002" table:formula="of:=[.C218]/1000 * [.D218]*[.E218]/1000" table:style-name="ce6">
            <text:p>2,975898272</text:p>
          </table:table-cell>
          <table:table-cell table:number-columns-repeated="2" table:style-name="ce1"/>
          <table:table-cell office:value-type="float" office:value="0.25352819843443575" table:formula="of:=[.F218]-([.$J$3]*[.C218]/1000)" table:style-name="ce1">
            <text:p>0,253528198</text:p>
          </table:table-cell>
          <table:table-cell table:number-columns-repeated="16375"/>
        </table:table-row>
        <table:table-row table:style-name="ro1">
          <table:table-cell office:value-type="time" office:time-value="PT17H8M1S" table:style-name="ce3">
            <text:p>17:08:01</text:p>
          </table:table-cell>
          <table:table-cell office:value-type="time" office:time-value="PT17H8M2S" table:style-name="ce3">
            <text:p>17:08:02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52" table:style-name="ce1">
            <text:p>552</text:p>
          </table:table-cell>
          <table:table-cell office:value-type="float" office:value="3.0220675200000002" table:formula="of:=[.C219]/1000 * [.D219]*[.E219]/1000" table:style-name="ce6">
            <text:p>3,02206752</text:p>
          </table:table-cell>
          <table:table-cell table:number-columns-repeated="2" table:style-name="ce1"/>
          <table:table-cell office:value-type="float" office:value="0.32511640186501989" table:formula="of:=[.F219]-([.$J$3]*[.C219]/1000)" table:style-name="ce1">
            <text:p>0,325116402</text:p>
          </table:table-cell>
          <table:table-cell table:number-columns-repeated="16375"/>
        </table:table-row>
        <table:table-row table:style-name="ro1">
          <table:table-cell office:value-type="time" office:time-value="PT17H8M2S" table:style-name="ce3">
            <text:p>17:08:02</text:p>
          </table:table-cell>
          <table:table-cell office:value-type="time" office:time-value="PT17H8M3S" table:style-name="ce3">
            <text:p>17:08:03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46.29" table:style-name="ce1">
            <text:p>546,29</text:p>
          </table:table-cell>
          <table:table-cell office:value-type="float" office:value="2.9879877840000004" table:formula="of:=[.C220]/1000 * [.D220]*[.E220]/1000" table:style-name="ce6">
            <text:p>2,987987784</text:p>
          </table:table-cell>
          <table:table-cell table:number-columns-repeated="2" table:style-name="ce1"/>
          <table:table-cell office:value-type="float" office:value="0.29357856135807836" table:formula="of:=[.F220]-([.$J$3]*[.C220]/1000)" table:style-name="ce1">
            <text:p>0,293578561</text:p>
          </table:table-cell>
          <table:table-cell table:number-columns-repeated="16375"/>
        </table:table-row>
        <table:table-row table:style-name="ro1">
          <table:table-cell office:value-type="time" office:time-value="PT17H8M3S" table:style-name="ce3">
            <text:p>17:08:03</text:p>
          </table:table-cell>
          <table:table-cell office:value-type="time" office:time-value="PT17H8M4S" table:style-name="ce3">
            <text:p>17:08:04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21.97" table:style-name="ce1">
            <text:p>521,97</text:p>
          </table:table-cell>
          <table:table-cell office:value-type="float" office:value="2.8603538424000008" table:formula="of:=[.C221]/1000 * [.D221]*[.E221]/1000" table:style-name="ce6">
            <text:p>2,860353842</text:p>
          </table:table-cell>
          <table:table-cell table:number-columns-repeated="2" table:style-name="ce1"/>
          <table:table-cell office:value-type="float" office:value="0.16086082877196173" table:formula="of:=[.F221]-([.$J$3]*[.C221]/1000)" table:style-name="ce1">
            <text:p>0,160860829</text:p>
          </table:table-cell>
          <table:table-cell table:number-columns-repeated="16375"/>
        </table:table-row>
        <table:table-row table:style-name="ro1">
          <table:table-cell office:value-type="time" office:time-value="PT17H8M4S" table:style-name="ce3">
            <text:p>17:08:04</text:p>
          </table:table-cell>
          <table:table-cell office:value-type="time" office:time-value="PT17H8M5S" table:style-name="ce3">
            <text:p>17:08:05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1.98" table:style-name="ce1">
            <text:p>531,98</text:p>
          </table:table-cell>
          <table:table-cell office:value-type="float" office:value="2.9181071326000003" table:formula="of:=[.C222]/1000 * [.D222]*[.E222]/1000" table:style-name="ce6">
            <text:p>2,918107133</text:p>
          </table:table-cell>
          <table:table-cell table:number-columns-repeated="2" table:style-name="ce1"/>
          <table:table-cell office:value-type="float" office:value="0.22115601446501998" table:formula="of:=[.F222]-([.$J$3]*[.C222]/1000)" table:style-name="ce1">
            <text:p>0,221156014</text:p>
          </table:table-cell>
          <table:table-cell table:number-columns-repeated="16375"/>
        </table:table-row>
        <table:table-row table:style-name="ro1">
          <table:table-cell office:value-type="time" office:time-value="PT17H8M5S" table:style-name="ce3">
            <text:p>17:08:05</text:p>
          </table:table-cell>
          <table:table-cell office:value-type="time" office:time-value="PT17H8M6S" table:style-name="ce3">
            <text:p>17:08:06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59.66999999999996" table:style-name="ce1">
            <text:p>559,67</text:p>
          </table:table-cell>
          <table:table-cell office:value-type="float" office:value="3.0698347236000001" table:formula="of:=[.C223]/1000 * [.D223]*[.E223]/1000" table:style-name="ce6">
            <text:p>3,069834724</text:p>
          </table:table-cell>
          <table:table-cell table:number-columns-repeated="2" table:style-name="ce1"/>
          <table:table-cell office:value-type="float" office:value="0.36779981447890275" table:formula="of:=[.F223]-([.$J$3]*[.C223]/1000)" table:style-name="ce1">
            <text:p>0,367799814</text:p>
          </table:table-cell>
          <table:table-cell table:number-columns-repeated="16375"/>
        </table:table-row>
        <table:table-row table:style-name="ro1">
          <table:table-cell office:value-type="time" office:time-value="PT17H8M6S" table:style-name="ce3">
            <text:p>17:08:06</text:p>
          </table:table-cell>
          <table:table-cell office:value-type="time" office:time-value="PT17H8M7S" table:style-name="ce3">
            <text:p>17:08:07</text:p>
          </table:table-cell>
          <table:table-cell office:value-type="float" office:value="1071" table:style-name="ce1">
            <text:p>1071</text:p>
          </table:table-cell>
          <table:table-cell office:value-type="float" office:value="5.17" table:style-name="ce1">
            <text:p>5,17</text:p>
          </table:table-cell>
          <table:table-cell office:value-type="float" office:value="547.66" table:style-name="ce1">
            <text:p>547,66</text:p>
          </table:table-cell>
          <table:table-cell office:value-type="float" office:value="3.0324317561999998" table:formula="of:=[.C224]/1000 * [.D224]*[.E224]/1000" table:style-name="ce6">
            <text:p>3,032431756</text:p>
          </table:table-cell>
          <table:table-cell table:number-columns-repeated="2" table:style-name="ce1"/>
          <table:table-cell office:value-type="float" office:value="0.31006168313443538" table:formula="of:=[.F224]-([.$J$3]*[.C224]/1000)" table:style-name="ce1">
            <text:p>0,310061683</text:p>
          </table:table-cell>
          <table:table-cell table:number-columns-repeated="16375"/>
        </table:table-row>
        <table:table-row table:style-name="ro1">
          <table:table-cell office:value-type="time" office:time-value="PT17H8M7S" table:style-name="ce3">
            <text:p>17:08:07</text:p>
          </table:table-cell>
          <table:table-cell office:value-type="time" office:time-value="PT17H8M9S" table:style-name="ce3">
            <text:p>17:08:09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3.42999999999995" table:style-name="ce1">
            <text:p>543,43</text:p>
          </table:table-cell>
          <table:table-cell office:value-type="float" office:value="2.9809146190999996" table:formula="of:=[.C225]/1000 * [.D225]*[.E225]/1000" table:style-name="ce6">
            <text:p>2,980914619</text:p>
          </table:table-cell>
          <table:table-cell table:number-columns-repeated="2" table:style-name="ce1"/>
          <table:table-cell office:value-type="float" office:value="0.28396350096501921" table:formula="of:=[.F225]-([.$J$3]*[.C225]/1000)" table:style-name="ce1">
            <text:p>0,283963501</text:p>
          </table:table-cell>
          <table:table-cell table:number-columns-repeated="16375"/>
        </table:table-row>
        <table:table-row table:style-name="ro1">
          <table:table-cell office:value-type="time" office:time-value="PT17H8M9S" table:style-name="ce3">
            <text:p>17:08:09</text:p>
          </table:table-cell>
          <table:table-cell office:value-type="time" office:time-value="PT17H8M10S" table:style-name="ce3">
            <text:p>17:08:10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3.05999999999995" table:style-name="ce1">
            <text:p>523,06</text:p>
          </table:table-cell>
          <table:table-cell office:value-type="float" office:value="2.8664734119999999" table:formula="of:=[.C226]/1000 * [.D226]*[.E226]/1000" table:style-name="ce6">
            <text:p>2,866473412</text:p>
          </table:table-cell>
          <table:table-cell table:number-columns-repeated="2" table:style-name="ce1"/>
          <table:table-cell office:value-type="float" office:value="0.17206418935807788" table:formula="of:=[.F226]-([.$J$3]*[.C226]/1000)" table:style-name="ce1">
            <text:p>0,172064189</text:p>
          </table:table-cell>
          <table:table-cell table:number-columns-repeated="16375"/>
        </table:table-row>
        <table:table-row table:style-name="ro1">
          <table:table-cell office:value-type="time" office:time-value="PT17H8M10S" table:style-name="ce3">
            <text:p>17:08:10</text:p>
          </table:table-cell>
          <table:table-cell office:value-type="time" office:time-value="PT17H8M11S" table:style-name="ce3">
            <text:p>17:08:11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27.36" table:style-name="ce1">
            <text:p>527,36</text:p>
          </table:table-cell>
          <table:table-cell office:value-type="float" office:value="2.9118498816000002" table:formula="of:=[.C227]/1000 * [.D227]*[.E227]/1000" table:style-name="ce6">
            <text:p>2,911849882</text:p>
          </table:table-cell>
          <table:table-cell table:number-columns-repeated="2" table:style-name="ce1"/>
          <table:table-cell office:value-type="float" office:value="0.19710549501361108" table:formula="of:=[.F227]-([.$J$3]*[.C227]/1000)" table:style-name="ce1">
            <text:p>0,197105495</text:p>
          </table:table-cell>
          <table:table-cell table:number-columns-repeated="16375"/>
        </table:table-row>
        <table:table-row table:style-name="ro1">
          <table:table-cell office:value-type="time" office:time-value="PT17H8M11S" table:style-name="ce3">
            <text:p>17:08:11</text:p>
          </table:table-cell>
          <table:table-cell office:value-type="time" office:time-value="PT17H8M12S" table:style-name="ce3">
            <text:p>17:08:12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23.07000000000005" table:style-name="ce1">
            <text:p>523,07</text:p>
          </table:table-cell>
          <table:table-cell office:value-type="float" office:value="2.8638239420999998" table:formula="of:=[.C228]/1000 * [.D228]*[.E228]/1000" table:style-name="ce6">
            <text:p>2,863823942</text:p>
          </table:table-cell>
          <table:table-cell table:number-columns-repeated="2" table:style-name="ce1"/>
          <table:table-cell office:value-type="float" office:value="0.17195661495113601" table:formula="of:=[.F228]-([.$J$3]*[.C228]/1000)" table:style-name="ce1">
            <text:p>0,171956615</text:p>
          </table:table-cell>
          <table:table-cell table:number-columns-repeated="16375"/>
        </table:table-row>
        <table:table-row table:style-name="ro1">
          <table:table-cell office:value-type="time" office:time-value="PT17H8M12S" table:style-name="ce3">
            <text:p>17:08:12</text:p>
          </table:table-cell>
          <table:table-cell office:value-type="time" office:time-value="PT17H8M13S" table:style-name="ce3">
            <text:p>17:08:13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3.87" table:style-name="ce1">
            <text:p>513,87</text:p>
          </table:table-cell>
          <table:table-cell office:value-type="float" office:value="2.816110374" table:formula="of:=[.C229]/1000 * [.D229]*[.E229]/1000" table:style-name="ce6">
            <text:p>2,816110374</text:p>
          </table:table-cell>
          <table:table-cell table:number-columns-repeated="2" table:style-name="ce1"/>
          <table:table-cell office:value-type="float" office:value="0.12170115135807791" table:formula="of:=[.F229]-([.$J$3]*[.C229]/1000)" table:style-name="ce1">
            <text:p>0,121701151</text:p>
          </table:table-cell>
          <table:table-cell table:number-columns-repeated="16375"/>
        </table:table-row>
        <table:table-row table:style-name="ro1">
          <table:table-cell office:value-type="time" office:time-value="PT17H8M13S" table:style-name="ce3">
            <text:p>17:08:13</text:p>
          </table:table-cell>
          <table:table-cell office:value-type="time" office:time-value="PT17H8M14S" table:style-name="ce3">
            <text:p>17:08:14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40.55999999999995" table:style-name="ce1">
            <text:p>540,56</text:p>
          </table:table-cell>
          <table:table-cell office:value-type="float" office:value="2.9594362655999999" table:formula="of:=[.C230]/1000 * [.D230]*[.E230]/1000" table:style-name="ce6">
            <text:p>2,959436266</text:p>
          </table:table-cell>
          <table:table-cell table:number-columns-repeated="2" table:style-name="ce1"/>
          <table:table-cell office:value-type="float" office:value="0.26248514746501961" table:formula="of:=[.F230]-([.$J$3]*[.C230]/1000)" table:style-name="ce1">
            <text:p>0,262485147</text:p>
          </table:table-cell>
          <table:table-cell table:number-columns-repeated="16375"/>
        </table:table-row>
        <table:table-row table:style-name="ro1">
          <table:table-cell office:value-type="time" office:time-value="PT17H8M14S" table:style-name="ce3">
            <text:p>17:08:14</text:p>
          </table:table-cell>
          <table:table-cell office:value-type="time" office:time-value="PT17H8M15S" table:style-name="ce3">
            <text:p>17:08:15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58.26" table:style-name="ce1">
            <text:p>558,26</text:p>
          </table:table-cell>
          <table:table-cell office:value-type="float" office:value="3.0651488603999999" table:formula="of:=[.C231]/1000 * [.D231]*[.E231]/1000" table:style-name="ce6">
            <text:p>3,06514886</text:p>
          </table:table-cell>
          <table:table-cell table:number-columns-repeated="2" table:style-name="ce1"/>
          <table:table-cell office:value-type="float" office:value="0.36565584677196084" table:formula="of:=[.F231]-([.$J$3]*[.C231]/1000)" table:style-name="ce1">
            <text:p>0,365655847</text:p>
          </table:table-cell>
          <table:table-cell table:number-columns-repeated="16375"/>
        </table:table-row>
        <table:table-row table:style-name="ro1">
          <table:table-cell office:value-type="time" office:time-value="PT17H8M15S" table:style-name="ce3">
            <text:p>17:08:15</text:p>
          </table:table-cell>
          <table:table-cell office:value-type="time" office:time-value="PT17H8M16S" table:style-name="ce3">
            <text:p>17:08:16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8" table:style-name="ce1">
            <text:p>548</text:p>
          </table:table-cell>
          <table:table-cell office:value-type="float" office:value="3.0059827599999998" table:formula="of:=[.C232]/1000 * [.D232]*[.E232]/1000" table:style-name="ce6">
            <text:p>3,00598276</text:p>
          </table:table-cell>
          <table:table-cell table:number-columns-repeated="2" table:style-name="ce1"/>
          <table:table-cell office:value-type="float" office:value="0.30903164186501941" table:formula="of:=[.F232]-([.$J$3]*[.C232]/1000)" table:style-name="ce1">
            <text:p>0,309031642</text:p>
          </table:table-cell>
          <table:table-cell table:number-columns-repeated="16375"/>
        </table:table-row>
        <table:table-row table:style-name="ro1">
          <table:table-cell office:value-type="time" office:time-value="PT17H8M16S" table:style-name="ce3">
            <text:p>17:08:16</text:p>
          </table:table-cell>
          <table:table-cell office:value-type="time" office:time-value="PT17H8M17S" table:style-name="ce3">
            <text:p>17:08:17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5.63" table:style-name="ce1">
            <text:p>535,63</text:p>
          </table:table-cell>
          <table:table-cell office:value-type="float" office:value="2.9353595259999996" table:formula="of:=[.C233]/1000 * [.D233]*[.E233]/1000" table:style-name="ce6">
            <text:p>2,935359526</text:p>
          </table:table-cell>
          <table:table-cell table:number-columns-repeated="2" table:style-name="ce1"/>
          <table:table-cell office:value-type="float" office:value="0.24095030335807754" table:formula="of:=[.F233]-([.$J$3]*[.C233]/1000)" table:style-name="ce1">
            <text:p>0,240950303</text:p>
          </table:table-cell>
          <table:table-cell table:number-columns-repeated="16375"/>
        </table:table-row>
        <table:table-row table:style-name="ro1">
          <table:table-cell office:value-type="time" office:time-value="PT17H8M17S" table:style-name="ce3">
            <text:p>17:08:17</text:p>
          </table:table-cell>
          <table:table-cell office:value-type="time" office:time-value="PT17H8M18S" table:style-name="ce3">
            <text:p>17:08:18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27.37" table:style-name="ce1">
            <text:p>527,37</text:p>
          </table:table-cell>
          <table:table-cell office:value-type="float" office:value="2.8982725826999998" table:formula="of:=[.C234]/1000 * [.D234]*[.E234]/1000" table:style-name="ce6">
            <text:p>2,898272583</text:p>
          </table:table-cell>
          <table:table-cell table:number-columns-repeated="2" table:style-name="ce1"/>
          <table:table-cell office:value-type="float" office:value="0.19623767357890243" table:formula="of:=[.F234]-([.$J$3]*[.C234]/1000)" table:style-name="ce1">
            <text:p>0,196237674</text:p>
          </table:table-cell>
          <table:table-cell table:number-columns-repeated="16375"/>
        </table:table-row>
        <table:table-row table:style-name="ro1">
          <table:table-cell office:value-type="time" office:time-value="PT17H8M18S" table:style-name="ce3">
            <text:p>17:08:18</text:p>
          </table:table-cell>
          <table:table-cell office:value-type="time" office:time-value="PT17H8M19S" table:style-name="ce3">
            <text:p>17:08:19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5.61" table:style-name="ce1">
            <text:p>535,61</text:p>
          </table:table-cell>
          <table:table-cell office:value-type="float" office:value="2.9352499220000001" table:formula="of:=[.C235]/1000 * [.D235]*[.E235]/1000" table:style-name="ce6">
            <text:p>2,935249922</text:p>
          </table:table-cell>
          <table:table-cell table:number-columns-repeated="2" table:style-name="ce1"/>
          <table:table-cell office:value-type="float" office:value="0.24084069935807806" table:formula="of:=[.F235]-([.$J$3]*[.C235]/1000)" table:style-name="ce1">
            <text:p>0,240840699</text:p>
          </table:table-cell>
          <table:table-cell table:number-columns-repeated="16375"/>
        </table:table-row>
        <table:table-row table:style-name="ro1">
          <table:table-cell office:value-type="time" office:time-value="PT17H8M19S" table:style-name="ce3">
            <text:p>17:08:19</text:p>
          </table:table-cell>
          <table:table-cell office:value-type="time" office:time-value="PT17H8M20S" table:style-name="ce3">
            <text:p>17:08:20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53.17999999999995" table:style-name="ce1">
            <text:p>553,18</text:p>
          </table:table-cell>
          <table:table-cell office:value-type="float" office:value="3.0343969765999996" table:formula="of:=[.C236]/1000 * [.D236]*[.E236]/1000" table:style-name="ce6">
            <text:p>3,034396977</text:p>
          </table:table-cell>
          <table:table-cell table:number-columns-repeated="2" table:style-name="ce1"/>
          <table:table-cell office:value-type="float" office:value="0.33744585846501929" table:formula="of:=[.F236]-([.$J$3]*[.C236]/1000)" table:style-name="ce1">
            <text:p>0,337445858</text:p>
          </table:table-cell>
          <table:table-cell table:number-columns-repeated="16375"/>
        </table:table-row>
        <table:table-row table:style-name="ro1">
          <table:table-cell office:value-type="time" office:time-value="PT17H8M20S" table:style-name="ce3">
            <text:p>17:08:20</text:p>
          </table:table-cell>
          <table:table-cell office:value-type="time" office:time-value="PT17H8M22S" table:style-name="ce3">
            <text:p>17:08:22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36.29" table:style-name="ce1">
            <text:p>536,29</text:p>
          </table:table-cell>
          <table:table-cell office:value-type="float" office:value="2.9554298351999999" table:formula="of:=[.C237]/1000 * [.D237]*[.E237]/1000" table:style-name="ce6">
            <text:p>2,955429835</text:p>
          </table:table-cell>
          <table:table-cell table:number-columns-repeated="2" table:style-name="ce1"/>
          <table:table-cell office:value-type="float" office:value="0.24068544861361074" table:formula="of:=[.F237]-([.$J$3]*[.C237]/1000)" table:style-name="ce1">
            <text:p>0,240685449</text:p>
          </table:table-cell>
          <table:table-cell table:number-columns-repeated="16375"/>
        </table:table-row>
        <table:table-row table:style-name="ro1">
          <table:table-cell office:value-type="time" office:time-value="PT17H8M22S" table:style-name="ce3">
            <text:p>17:08:22</text:p>
          </table:table-cell>
          <table:table-cell office:value-type="time" office:time-value="PT17H8M23S" table:style-name="ce3">
            <text:p>17:08:23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4.92999999999995" table:style-name="ce1">
            <text:p>534,93</text:p>
          </table:table-cell>
          <table:table-cell office:value-type="float" office:value="2.9315233859999998" table:formula="of:=[.C238]/1000 * [.D238]*[.E238]/1000" table:style-name="ce6">
            <text:p>2,931523386</text:p>
          </table:table-cell>
          <table:table-cell table:number-columns-repeated="2" table:style-name="ce1"/>
          <table:table-cell office:value-type="float" office:value="0.23711416335807778" table:formula="of:=[.F238]-([.$J$3]*[.C238]/1000)" table:style-name="ce1">
            <text:p>0,237114163</text:p>
          </table:table-cell>
          <table:table-cell table:number-columns-repeated="16375"/>
        </table:table-row>
        <table:table-row table:style-name="ro1">
          <table:table-cell office:value-type="time" office:time-value="PT17H8M23S" table:style-name="ce3">
            <text:p>17:08:23</text:p>
          </table:table-cell>
          <table:table-cell office:value-type="time" office:time-value="PT17H8M24S" table:style-name="ce3">
            <text:p>17:08:24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7.84" table:style-name="ce1">
            <text:p>527,84</text:p>
          </table:table-cell>
          <table:table-cell office:value-type="float" office:value="2.8926687680000001" table:formula="of:=[.C239]/1000 * [.D239]*[.E239]/1000" table:style-name="ce6">
            <text:p>2,892668768</text:p>
          </table:table-cell>
          <table:table-cell table:number-columns-repeated="2" table:style-name="ce1"/>
          <table:table-cell office:value-type="float" office:value="0.19825954535807799" table:formula="of:=[.F239]-([.$J$3]*[.C239]/1000)" table:style-name="ce1">
            <text:p>0,198259545</text:p>
          </table:table-cell>
          <table:table-cell table:number-columns-repeated="16375"/>
        </table:table-row>
        <table:table-row table:style-name="ro1">
          <table:table-cell office:value-type="time" office:time-value="PT17H8M24S" table:style-name="ce3">
            <text:p>17:08:24</text:p>
          </table:table-cell>
          <table:table-cell office:value-type="time" office:time-value="PT17H8M25S" table:style-name="ce3">
            <text:p>17:08:25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60.45000000000005" table:style-name="ce1">
            <text:p>560,45</text:p>
          </table:table-cell>
          <table:table-cell office:value-type="float" office:value="3.0858657224999999" table:formula="of:=[.C240]/1000 * [.D240]*[.E240]/1000" table:style-name="ce6">
            <text:p>3,085865723</text:p>
          </table:table-cell>
          <table:table-cell table:number-columns-repeated="2" table:style-name="ce1"/>
          <table:table-cell office:value-type="float" office:value="0.37874702239278601" table:formula="of:=[.F240]-([.$J$3]*[.C240]/1000)" table:style-name="ce1">
            <text:p>0,378747022</text:p>
          </table:table-cell>
          <table:table-cell table:number-columns-repeated="16375"/>
        </table:table-row>
        <table:table-row table:style-name="ro1">
          <table:table-cell office:value-type="time" office:time-value="PT17H8M25S" table:style-name="ce3">
            <text:p>17:08:25</text:p>
          </table:table-cell>
          <table:table-cell office:value-type="time" office:time-value="PT17H8M26S" table:style-name="ce3">
            <text:p>17:08:26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3.82000000000005" table:style-name="ce1">
            <text:p>543,82</text:p>
          </table:table-cell>
          <table:table-cell office:value-type="float" office:value="2.9858654628000005" table:formula="of:=[.C241]/1000 * [.D241]*[.E241]/1000" table:style-name="ce6">
            <text:p>2,985865463</text:p>
          </table:table-cell>
          <table:table-cell table:number-columns-repeated="2" table:style-name="ce1"/>
          <table:table-cell office:value-type="float" office:value="0.28637244917196147" table:formula="of:=[.F241]-([.$J$3]*[.C241]/1000)" table:style-name="ce1">
            <text:p>0,286372449</text:p>
          </table:table-cell>
          <table:table-cell table:number-columns-repeated="16375"/>
        </table:table-row>
        <table:table-row table:style-name="ro1">
          <table:table-cell office:value-type="time" office:time-value="PT17H8M26S" table:style-name="ce3">
            <text:p>17:08:26</text:p>
          </table:table-cell>
          <table:table-cell office:value-type="time" office:time-value="PT17H8M27S" table:style-name="ce3">
            <text:p>17:08:27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8.47" table:style-name="ce1">
            <text:p>518,47</text:p>
          </table:table-cell>
          <table:table-cell office:value-type="float" office:value="2.8413192940000003" table:formula="of:=[.C242]/1000 * [.D242]*[.E242]/1000" table:style-name="ce6">
            <text:p>2,841319294</text:p>
          </table:table-cell>
          <table:table-cell table:number-columns-repeated="2" table:style-name="ce1"/>
          <table:table-cell office:value-type="float" office:value="0.14691007135807821" table:formula="of:=[.F242]-([.$J$3]*[.C242]/1000)" table:style-name="ce1">
            <text:p>0,146910071</text:p>
          </table:table-cell>
          <table:table-cell table:number-columns-repeated="16375"/>
        </table:table-row>
        <table:table-row table:style-name="ro1">
          <table:table-cell office:value-type="time" office:time-value="PT17H8M27S" table:style-name="ce3">
            <text:p>17:08:27</text:p>
          </table:table-cell>
          <table:table-cell office:value-type="time" office:time-value="PT17H8M28S" table:style-name="ce3">
            <text:p>17:08:28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23.48" table:style-name="ce1">
            <text:p>523,48</text:p>
          </table:table-cell>
          <table:table-cell office:value-type="float" office:value="2.8931326203999999" table:formula="of:=[.C243]/1000 * [.D243]*[.E243]/1000" table:style-name="ce6">
            <text:p>2,89313262</text:p>
          </table:table-cell>
          <table:table-cell table:number-columns-repeated="2" table:style-name="ce1"/>
          <table:table-cell office:value-type="float" office:value="0.17584633832055241" table:formula="of:=[.F243]-([.$J$3]*[.C243]/1000)" table:style-name="ce1">
            <text:p>0,175846338</text:p>
          </table:table-cell>
          <table:table-cell table:number-columns-repeated="16375"/>
        </table:table-row>
        <table:table-row table:style-name="ro1">
          <table:table-cell office:value-type="time" office:time-value="PT17H8M28S" table:style-name="ce3">
            <text:p>17:08:28</text:p>
          </table:table-cell>
          <table:table-cell office:value-type="time" office:time-value="PT17H8M29S" table:style-name="ce3">
            <text:p>17:08:29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25.22" table:style-name="ce1">
            <text:p>525,22</text:p>
          </table:table-cell>
          <table:table-cell office:value-type="float" office:value="2.8755952565999996" table:formula="of:=[.C244]/1000 * [.D244]*[.E244]/1000" table:style-name="ce6">
            <text:p>2,875595257</text:p>
          </table:table-cell>
          <table:table-cell table:number-columns-repeated="2" table:style-name="ce1"/>
          <table:table-cell office:value-type="float" office:value="0.18372792945113581" table:formula="of:=[.F244]-([.$J$3]*[.C244]/1000)" table:style-name="ce1">
            <text:p>0,183727929</text:p>
          </table:table-cell>
          <table:table-cell table:number-columns-repeated="16375"/>
        </table:table-row>
        <table:table-row table:style-name="ro1">
          <table:table-cell office:value-type="time" office:time-value="PT17H8M29S" table:style-name="ce3">
            <text:p>17:08:29</text:p>
          </table:table-cell>
          <table:table-cell office:value-type="time" office:time-value="PT17H8M30S" table:style-name="ce3">
            <text:p>17:08:30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2.41999999999996" table:style-name="ce1">
            <text:p>532,42</text:p>
          </table:table-cell>
          <table:table-cell office:value-type="float" office:value="2.917768084" table:formula="of:=[.C245]/1000 * [.D245]*[.E245]/1000" table:style-name="ce6">
            <text:p>2,917768084</text:p>
          </table:table-cell>
          <table:table-cell table:number-columns-repeated="2" table:style-name="ce1"/>
          <table:table-cell office:value-type="float" office:value="0.22335886135807792" table:formula="of:=[.F245]-([.$J$3]*[.C245]/1000)" table:style-name="ce1">
            <text:p>0,223358861</text:p>
          </table:table-cell>
          <table:table-cell table:number-columns-repeated="16375"/>
        </table:table-row>
        <table:table-row table:style-name="ro1">
          <table:table-cell office:value-type="time" office:time-value="PT17H8M30S" table:style-name="ce3">
            <text:p>17:08:30</text:p>
          </table:table-cell>
          <table:table-cell office:value-type="time" office:time-value="PT17H8M31S" table:style-name="ce3">
            <text:p>17:08:31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32.17999999999995" table:style-name="ce1">
            <text:p>532,18</text:p>
          </table:table-cell>
          <table:table-cell office:value-type="float" office:value="2.9190498743999997" table:formula="of:=[.C246]/1000 * [.D246]*[.E246]/1000" table:style-name="ce6">
            <text:p>2,919049874</text:p>
          </table:table-cell>
          <table:table-cell table:number-columns-repeated="2" table:style-name="ce1"/>
          <table:table-cell office:value-type="float" office:value="0.21701496527890241" table:formula="of:=[.F246]-([.$J$3]*[.C246]/1000)" table:style-name="ce1">
            <text:p>0,217014965</text:p>
          </table:table-cell>
          <table:table-cell table:number-columns-repeated="16375"/>
        </table:table-row>
        <table:table-row table:style-name="ro1">
          <table:table-cell office:value-type="time" office:time-value="PT17H8M31S" table:style-name="ce3">
            <text:p>17:08:31</text:p>
          </table:table-cell>
          <table:table-cell office:value-type="time" office:time-value="PT17H8M32S" table:style-name="ce3">
            <text:p>17:08:32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42.14" table:style-name="ce1">
            <text:p>542,14</text:p>
          </table:table-cell>
          <table:table-cell office:value-type="float" office:value="2.9736812712000003" table:formula="of:=[.C247]/1000 * [.D247]*[.E247]/1000" table:style-name="ce6">
            <text:p>2,973681271</text:p>
          </table:table-cell>
          <table:table-cell table:number-columns-repeated="2" table:style-name="ce1"/>
          <table:table-cell office:value-type="float" office:value="0.27164636207890291" table:formula="of:=[.F247]-([.$J$3]*[.C247]/1000)" table:style-name="ce1">
            <text:p>0,271646362</text:p>
          </table:table-cell>
          <table:table-cell table:number-columns-repeated="16375"/>
        </table:table-row>
        <table:table-row table:style-name="ro1">
          <table:table-cell office:value-type="time" office:time-value="PT17H8M32S" table:style-name="ce3">
            <text:p>17:08:32</text:p>
          </table:table-cell>
          <table:table-cell office:value-type="time" office:time-value="PT17H8M33S" table:style-name="ce3">
            <text:p>17:08:33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2.66" table:style-name="ce1">
            <text:p>542,66</text:p>
          </table:table-cell>
          <table:table-cell office:value-type="float" office:value="2.9794964363999998" table:formula="of:=[.C248]/1000 * [.D248]*[.E248]/1000" table:style-name="ce6">
            <text:p>2,979496436</text:p>
          </table:table-cell>
          <table:table-cell table:number-columns-repeated="2" table:style-name="ce1"/>
          <table:table-cell office:value-type="float" office:value="0.28000342277196077" table:formula="of:=[.F248]-([.$J$3]*[.C248]/1000)" table:style-name="ce1">
            <text:p>0,280003423</text:p>
          </table:table-cell>
          <table:table-cell table:number-columns-repeated="16375"/>
        </table:table-row>
        <table:table-row table:style-name="ro1">
          <table:table-cell office:value-type="time" office:time-value="PT17H8M33S" table:style-name="ce3">
            <text:p>17:08:33</text:p>
          </table:table-cell>
          <table:table-cell office:value-type="time" office:time-value="PT17H8M35S" table:style-name="ce3">
            <text:p>17:08:35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39.61" table:style-name="ce1">
            <text:p>539,61</text:p>
          </table:table-cell>
          <table:table-cell office:value-type="float" office:value="2.9542352435999999" table:formula="of:=[.C249]/1000 * [.D249]*[.E249]/1000" table:style-name="ce6">
            <text:p>2,954235244</text:p>
          </table:table-cell>
          <table:table-cell table:number-columns-repeated="2" table:style-name="ce1"/>
          <table:table-cell office:value-type="float" office:value="0.25728412546501955" table:formula="of:=[.F249]-([.$J$3]*[.C249]/1000)" table:style-name="ce1">
            <text:p>0,257284125</text:p>
          </table:table-cell>
          <table:table-cell table:number-columns-repeated="16375"/>
        </table:table-row>
        <table:table-row table:style-name="ro1">
          <table:table-cell office:value-type="time" office:time-value="PT17H8M35S" table:style-name="ce3">
            <text:p>17:08:35</text:p>
          </table:table-cell>
          <table:table-cell office:value-type="time" office:time-value="PT17H8M36S" table:style-name="ce3">
            <text:p>17:08:36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6.99" table:style-name="ce1">
            <text:p>526,99</text:p>
          </table:table-cell>
          <table:table-cell office:value-type="float" office:value="2.8880105979999997" table:formula="of:=[.C250]/1000 * [.D250]*[.E250]/1000" table:style-name="ce6">
            <text:p>2,888010598</text:p>
          </table:table-cell>
          <table:table-cell table:number-columns-repeated="2" table:style-name="ce1"/>
          <table:table-cell office:value-type="float" office:value="0.19360137535807764" table:formula="of:=[.F250]-([.$J$3]*[.C250]/1000)" table:style-name="ce1">
            <text:p>0,193601375</text:p>
          </table:table-cell>
          <table:table-cell table:number-columns-repeated="16375"/>
        </table:table-row>
        <table:table-row table:style-name="ro1">
          <table:table-cell office:value-type="time" office:time-value="PT17H8M36S" table:style-name="ce3">
            <text:p>17:08:36</text:p>
          </table:table-cell>
          <table:table-cell office:value-type="time" office:time-value="PT17H8M37S" table:style-name="ce3">
            <text:p>17:08:37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0.4" table:style-name="ce1">
            <text:p>540,4</text:p>
          </table:table-cell>
          <table:table-cell office:value-type="float" office:value="2.96150008" table:formula="of:=[.C251]/1000 * [.D251]*[.E251]/1000" table:style-name="ce6">
            <text:p>2,96150008</text:p>
          </table:table-cell>
          <table:table-cell table:number-columns-repeated="2" table:style-name="ce1"/>
          <table:table-cell office:value-type="float" office:value="0.26709085735807792" table:formula="of:=[.F251]-([.$J$3]*[.C251]/1000)" table:style-name="ce1">
            <text:p>0,267090857</text:p>
          </table:table-cell>
          <table:table-cell table:number-columns-repeated="16375"/>
        </table:table-row>
        <table:table-row table:style-name="ro1">
          <table:table-cell office:value-type="time" office:time-value="PT17H8M37S" table:style-name="ce3">
            <text:p>17:08:37</text:p>
          </table:table-cell>
          <table:table-cell office:value-type="time" office:time-value="PT17H8M38S" table:style-name="ce3">
            <text:p>17:08:38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45.04" table:style-name="ce1">
            <text:p>545,04</text:p>
          </table:table-cell>
          <table:table-cell office:value-type="float" office:value="2.9841103511999996" table:formula="of:=[.C252]/1000 * [.D252]*[.E252]/1000" table:style-name="ce6">
            <text:p>2,984110351</text:p>
          </table:table-cell>
          <table:table-cell table:number-columns-repeated="2" table:style-name="ce1"/>
          <table:table-cell office:value-type="float" office:value="0.29224302405113578" table:formula="of:=[.F252]-([.$J$3]*[.C252]/1000)" table:style-name="ce1">
            <text:p>0,292243024</text:p>
          </table:table-cell>
          <table:table-cell table:number-columns-repeated="16375"/>
        </table:table-row>
        <table:table-row table:style-name="ro1">
          <table:table-cell table:number-columns-repeated="2" table:style-name="ce3"/>
          <table:table-cell table:number-columns-repeated="2" table:style-name="ce1"/>
          <table:table-cell office:value-type="string" table:style-name="ce5">
            <text:p>Total energy</text:p>
          </table:table-cell>
          <table:table-cell office:value-type="float" office:value="428.61756424690009" table:formula="of:=SUM([.F108:.F252])" table:style-name="ce4">
            <text:p>428,6175642</text:p>
          </table:table-cell>
          <table:table-cell table:style-name="ce1"/>
          <table:table-cell office:value-type="string" table:style-name="ce5">
            <text:p>Total energy without SO</text:p>
          </table:table-cell>
          <table:table-cell office:value-type="float" office:value="36.753871246028325" table:formula="of:=SUM([.I108:.I252])" table:style-name="ce5">
            <text:p>36,7538712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Experiment 6</text:p>
          </table:table-cell>
          <table:table-cell table:style-name="ce3"/>
          <table:table-cell table:number-columns-repeated="3" table:style-name="ce1"/>
          <table:table-cell table:style-name="ce6"/>
          <table:table-cell table:number-columns-repeated="16378" table:style-name="ce1"/>
        </table:table-row>
        <table:table-row table:style-name="ro1">
          <table:table-cell office:value-type="time" office:time-value="PT17H10M0S" table:style-name="ce3">
            <text:p>17:10:00</text:p>
          </table:table-cell>
          <table:table-cell office:value-type="time" office:time-value="PT17H10M1S" table:style-name="ce3">
            <text:p>17:10:01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44.35" table:style-name="ce1">
            <text:p>544,35</text:p>
          </table:table-cell>
          <table:table-cell office:value-type="float" office:value="3.0084754755000001" table:formula="of:=[.C255]/1000 * [.D255]*[.E255]/1000" table:style-name="ce6">
            <text:p>3,008475476</text:p>
          </table:table-cell>
          <table:table-cell table:number-columns-repeated="2" table:style-name="ce1"/>
          <table:table-cell office:value-type="float" office:value="0.29118919342055261" table:formula="of:=[.F255]-([.$J$3]*[.C255]/1000)" table:style-name="ce1">
            <text:p>0,291189193</text:p>
          </table:table-cell>
          <table:table-cell table:number-columns-repeated="16375"/>
        </table:table-row>
        <table:table-row table:style-name="ro1">
          <table:table-cell office:value-type="time" office:time-value="PT17H10M1S" table:style-name="ce3">
            <text:p>17:10:01</text:p>
          </table:table-cell>
          <table:table-cell office:value-type="time" office:time-value="PT17H10M2S" table:style-name="ce3">
            <text:p>17:10:02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1.44000000000005" table:style-name="ce1">
            <text:p>521,44</text:p>
          </table:table-cell>
          <table:table-cell office:value-type="float" office:value="2.8602913328000001" table:formula="of:=[.C256]/1000 * [.D256]*[.E256]/1000" table:style-name="ce6">
            <text:p>2,860291333</text:p>
          </table:table-cell>
          <table:table-cell table:number-columns-repeated="2" table:style-name="ce1"/>
          <table:table-cell office:value-type="float" office:value="0.1633402146650198" table:formula="of:=[.F256]-([.$J$3]*[.C256]/1000)" table:style-name="ce1">
            <text:p>0,163340215</text:p>
          </table:table-cell>
          <table:table-cell table:number-columns-repeated="16375"/>
        </table:table-row>
        <table:table-row table:style-name="ro1">
          <table:table-cell office:value-type="time" office:time-value="PT17H10M3S" table:style-name="ce3">
            <text:p>17:10:03</text:p>
          </table:table-cell>
          <table:table-cell office:value-type="time" office:time-value="PT17H10M4S" table:style-name="ce3">
            <text:p>17:10:04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9.79999999999995" table:style-name="ce1">
            <text:p>519,8</text:p>
          </table:table-cell>
          <table:table-cell office:value-type="float" office:value="2.8486079599999998" table:formula="of:=[.C257]/1000 * [.D257]*[.E257]/1000" table:style-name="ce6">
            <text:p>2,84860796</text:p>
          </table:table-cell>
          <table:table-cell table:number-columns-repeated="2" table:style-name="ce1"/>
          <table:table-cell office:value-type="float" office:value="0.15419873735807776" table:formula="of:=[.F257]-([.$J$3]*[.C257]/1000)" table:style-name="ce1">
            <text:p>0,154198737</text:p>
          </table:table-cell>
          <table:table-cell table:number-columns-repeated="16375"/>
        </table:table-row>
        <table:table-row table:style-name="ro1">
          <table:table-cell office:value-type="time" office:time-value="PT17H10M4S" table:style-name="ce3">
            <text:p>17:10:04</text:p>
          </table:table-cell>
          <table:table-cell office:value-type="time" office:time-value="PT17H10M5S" table:style-name="ce3">
            <text:p>17:10:05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0.58000000000004" table:style-name="ce1">
            <text:p>520,58</text:p>
          </table:table-cell>
          <table:table-cell office:value-type="float" office:value="2.8528825160000002" table:formula="of:=[.C258]/1000 * [.D258]*[.E258]/1000" table:style-name="ce6">
            <text:p>2,852882516</text:p>
          </table:table-cell>
          <table:table-cell table:number-columns-repeated="2" table:style-name="ce1"/>
          <table:table-cell office:value-type="float" office:value="0.15847329335807814" table:formula="of:=[.F258]-([.$J$3]*[.C258]/1000)" table:style-name="ce1">
            <text:p>0,158473293</text:p>
          </table:table-cell>
          <table:table-cell table:number-columns-repeated="16375"/>
        </table:table-row>
        <table:table-row table:style-name="ro1">
          <table:table-cell office:value-type="time" office:time-value="PT17H10M5S" table:style-name="ce3">
            <text:p>17:10:05</text:p>
          </table:table-cell>
          <table:table-cell office:value-type="time" office:time-value="PT17H10M6S" table:style-name="ce3">
            <text:p>17:10:06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33.32000000000005" table:style-name="ce1">
            <text:p>533,32</text:p>
          </table:table-cell>
          <table:table-cell office:value-type="float" office:value="2.9197990032000001" table:formula="of:=[.C259]/1000 * [.D259]*[.E259]/1000" table:style-name="ce6">
            <text:p>2,919799003</text:p>
          </table:table-cell>
          <table:table-cell table:number-columns-repeated="2" table:style-name="ce1"/>
          <table:table-cell office:value-type="float" office:value="0.22284788506501974" table:formula="of:=[.F259]-([.$J$3]*[.C259]/1000)" table:style-name="ce1">
            <text:p>0,222847885</text:p>
          </table:table-cell>
          <table:table-cell table:number-columns-repeated="16375"/>
        </table:table-row>
        <table:table-row table:style-name="ro1">
          <table:table-cell office:value-type="time" office:time-value="PT17H10M6S" table:style-name="ce3">
            <text:p>17:10:06</text:p>
          </table:table-cell>
          <table:table-cell office:value-type="time" office:time-value="PT17H10M7S" table:style-name="ce3">
            <text:p>17:10:07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4.44000000000005" table:style-name="ce1">
            <text:p>514,44</text:p>
          </table:table-cell>
          <table:table-cell office:value-type="float" office:value="2.819234088" table:formula="of:=[.C260]/1000 * [.D260]*[.E260]/1000" table:style-name="ce6">
            <text:p>2,819234088</text:p>
          </table:table-cell>
          <table:table-cell table:number-columns-repeated="2" table:style-name="ce1"/>
          <table:table-cell office:value-type="float" office:value="0.12482486535807791" table:formula="of:=[.F260]-([.$J$3]*[.C260]/1000)" table:style-name="ce1">
            <text:p>0,124824865</text:p>
          </table:table-cell>
          <table:table-cell table:number-columns-repeated="16375"/>
        </table:table-row>
        <table:table-row table:style-name="ro1">
          <table:table-cell office:value-type="time" office:time-value="PT17H10M7S" table:style-name="ce3">
            <text:p>17:10:07</text:p>
          </table:table-cell>
          <table:table-cell office:value-type="time" office:time-value="PT17H10M8S" table:style-name="ce3">
            <text:p>17:10:08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09.37" table:style-name="ce1">
            <text:p>509,37</text:p>
          </table:table-cell>
          <table:table-cell office:value-type="float" office:value="2.7914494740000002" table:formula="of:=[.C261]/1000 * [.D261]*[.E261]/1000" table:style-name="ce6">
            <text:p>2,791449474</text:p>
          </table:table-cell>
          <table:table-cell table:number-columns-repeated="2" table:style-name="ce1"/>
          <table:table-cell office:value-type="float" office:value="9.7040251358078145E-2" table:formula="of:=[.F261]-([.$J$3]*[.C261]/1000)" table:style-name="ce1">
            <text:p>0,097040251</text:p>
          </table:table-cell>
          <table:table-cell table:number-columns-repeated="16375"/>
        </table:table-row>
        <table:table-row table:style-name="ro1">
          <table:table-cell office:value-type="time" office:time-value="PT17H10M8S" table:style-name="ce3">
            <text:p>17:10:08</text:p>
          </table:table-cell>
          <table:table-cell office:value-type="time" office:time-value="PT17H10M9S" table:style-name="ce3">
            <text:p>17:10:09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2.20000000000005" table:style-name="ce1">
            <text:p>522,2</text:p>
          </table:table-cell>
          <table:table-cell office:value-type="float" office:value="2.8617604399999998" table:formula="of:=[.C262]/1000 * [.D262]*[.E262]/1000" table:style-name="ce6">
            <text:p>2,86176044</text:p>
          </table:table-cell>
          <table:table-cell table:number-columns-repeated="2" table:style-name="ce1"/>
          <table:table-cell office:value-type="float" office:value="0.16735121735807779" table:formula="of:=[.F262]-([.$J$3]*[.C262]/1000)" table:style-name="ce1">
            <text:p>0,167351217</text:p>
          </table:table-cell>
          <table:table-cell table:number-columns-repeated="16375"/>
        </table:table-row>
        <table:table-row table:style-name="ro1">
          <table:table-cell office:value-type="time" office:time-value="PT17H10M9S" table:style-name="ce3">
            <text:p>17:10:09</text:p>
          </table:table-cell>
          <table:table-cell office:value-type="time" office:time-value="PT17H10M10S" table:style-name="ce3">
            <text:p>17:10:10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27.34" table:style-name="ce1">
            <text:p>527,34</text:p>
          </table:table-cell>
          <table:table-cell office:value-type="float" office:value="2.8897810128000008" table:formula="of:=[.C263]/1000 * [.D263]*[.E263]/1000" table:style-name="ce6">
            <text:p>2,889781013</text:p>
          </table:table-cell>
          <table:table-cell table:number-columns-repeated="2" table:style-name="ce1"/>
          <table:table-cell office:value-type="float" office:value="0.19028799917196171" table:formula="of:=[.F263]-([.$J$3]*[.C263]/1000)" table:style-name="ce1">
            <text:p>0,190287999</text:p>
          </table:table-cell>
          <table:table-cell table:number-columns-repeated="16375"/>
        </table:table-row>
        <table:table-row table:style-name="ro1">
          <table:table-cell office:value-type="time" office:time-value="PT17H10M10S" table:style-name="ce3">
            <text:p>17:10:10</text:p>
          </table:table-cell>
          <table:table-cell office:value-type="time" office:time-value="PT17H10M11S" table:style-name="ce3">
            <text:p>17:10:11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23.17999999999995" table:style-name="ce1">
            <text:p>523,18</text:p>
          </table:table-cell>
          <table:table-cell office:value-type="float" office:value="2.8615853280000003" table:formula="of:=[.C264]/1000 * [.D264]*[.E264]/1000" table:style-name="ce6">
            <text:p>2,861585328</text:p>
          </table:table-cell>
          <table:table-cell table:number-columns-repeated="2" table:style-name="ce1"/>
          <table:table-cell office:value-type="float" office:value="0.16717610535807825" table:formula="of:=[.F264]-([.$J$3]*[.C264]/1000)" table:style-name="ce1">
            <text:p>0,167176105</text:p>
          </table:table-cell>
          <table:table-cell table:number-columns-repeated="16375"/>
        </table:table-row>
        <table:table-row table:style-name="ro1">
          <table:table-cell office:value-type="time" office:time-value="PT17H10M11S" table:style-name="ce3">
            <text:p>17:10:11</text:p>
          </table:table-cell>
          <table:table-cell office:value-type="time" office:time-value="PT17H10M12S" table:style-name="ce3">
            <text:p>17:10:12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22.88" table:style-name="ce1">
            <text:p>522,88</text:p>
          </table:table-cell>
          <table:table-cell office:value-type="float" office:value="2.8871132928000001" table:formula="of:=[.C265]/1000 * [.D265]*[.E265]/1000" table:style-name="ce6">
            <text:p>2,887113293</text:p>
          </table:table-cell>
          <table:table-cell table:number-columns-repeated="2" table:style-name="ce1"/>
          <table:table-cell office:value-type="float" office:value="0.1723689062136109" table:formula="of:=[.F265]-([.$J$3]*[.C265]/1000)" table:style-name="ce1">
            <text:p>0,172368906</text:p>
          </table:table-cell>
          <table:table-cell table:number-columns-repeated="16375"/>
        </table:table-row>
        <table:table-row table:style-name="ro1">
          <table:table-cell office:value-type="time" office:time-value="PT17H10M12S" table:style-name="ce3">
            <text:p>17:10:12</text:p>
          </table:table-cell>
          <table:table-cell office:value-type="time" office:time-value="PT17H10M13S" table:style-name="ce3">
            <text:p>17:10:13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7.14" table:style-name="ce1">
            <text:p>517,14</text:p>
          </table:table-cell>
          <table:table-cell office:value-type="float" office:value="2.8340306279999998" table:formula="of:=[.C266]/1000 * [.D266]*[.E266]/1000" table:style-name="ce6">
            <text:p>2,834030628</text:p>
          </table:table-cell>
          <table:table-cell table:number-columns-repeated="2" table:style-name="ce1"/>
          <table:table-cell office:value-type="float" office:value="0.13962140535807777" table:formula="of:=[.F266]-([.$J$3]*[.C266]/1000)" table:style-name="ce1">
            <text:p>0,139621405</text:p>
          </table:table-cell>
          <table:table-cell table:number-columns-repeated="16375"/>
        </table:table-row>
        <table:table-row table:style-name="ro1">
          <table:table-cell office:value-type="time" office:time-value="PT17H10M13S" table:style-name="ce3">
            <text:p>17:10:13</text:p>
          </table:table-cell>
          <table:table-cell office:value-type="time" office:time-value="PT17H10M14S" table:style-name="ce3">
            <text:p>17:10:14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26.32000000000005" table:style-name="ce1">
            <text:p>526,32</text:p>
          </table:table-cell>
          <table:table-cell office:value-type="float" office:value="2.8841914944000004" table:formula="of:=[.C267]/1000 * [.D267]*[.E267]/1000" table:style-name="ce6">
            <text:p>2,884191494</text:p>
          </table:table-cell>
          <table:table-cell table:number-columns-repeated="2" table:style-name="ce1"/>
          <table:table-cell office:value-type="float" office:value="0.18469848077196138" table:formula="of:=[.F267]-([.$J$3]*[.C267]/1000)" table:style-name="ce1">
            <text:p>0,184698481</text:p>
          </table:table-cell>
          <table:table-cell table:number-columns-repeated="16375"/>
        </table:table-row>
        <table:table-row table:style-name="ro1">
          <table:table-cell office:value-type="time" office:time-value="PT17H10M14S" table:style-name="ce3">
            <text:p>17:10:14</text:p>
          </table:table-cell>
          <table:table-cell office:value-type="time" office:time-value="PT17H10M16S" table:style-name="ce3">
            <text:p>17:10:16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27.01" table:style-name="ce1">
            <text:p>527,01</text:p>
          </table:table-cell>
          <table:table-cell office:value-type="float" office:value="2.9042888688000001" table:formula="of:=[.C268]/1000 * [.D268]*[.E268]/1000" table:style-name="ce6">
            <text:p>2,904288869</text:p>
          </table:table-cell>
          <table:table-cell table:number-columns-repeated="2" table:style-name="ce1"/>
          <table:table-cell office:value-type="float" office:value="0.18954448221361098" table:formula="of:=[.F268]-([.$J$3]*[.C268]/1000)" table:style-name="ce1">
            <text:p>0,189544482</text:p>
          </table:table-cell>
          <table:table-cell table:number-columns-repeated="16375"/>
        </table:table-row>
        <table:table-row table:style-name="ro1">
          <table:table-cell office:value-type="time" office:time-value="PT17H10M16S" table:style-name="ce3">
            <text:p>17:10:16</text:p>
          </table:table-cell>
          <table:table-cell office:value-type="time" office:time-value="PT17H10M17S" table:style-name="ce3">
            <text:p>17:10:17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6.99" table:style-name="ce1">
            <text:p>516,99</text:p>
          </table:table-cell>
          <table:table-cell office:value-type="float" office:value="2.8332085980000001" table:formula="of:=[.C269]/1000 * [.D269]*[.E269]/1000" table:style-name="ce6">
            <text:p>2,833208598</text:p>
          </table:table-cell>
          <table:table-cell table:number-columns-repeated="2" table:style-name="ce1"/>
          <table:table-cell office:value-type="float" office:value="0.13879937535807807" table:formula="of:=[.F269]-([.$J$3]*[.C269]/1000)" table:style-name="ce1">
            <text:p>0,138799375</text:p>
          </table:table-cell>
          <table:table-cell table:number-columns-repeated="16375"/>
        </table:table-row>
        <table:table-row table:style-name="ro1">
          <table:table-cell office:value-type="time" office:time-value="PT17H10M17S" table:style-name="ce3">
            <text:p>17:10:17</text:p>
          </table:table-cell>
          <table:table-cell office:value-type="time" office:time-value="PT17H10M18S" table:style-name="ce3">
            <text:p>17:10:18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3.42999999999995" table:style-name="ce1">
            <text:p>523,43</text:p>
          </table:table-cell>
          <table:table-cell office:value-type="float" office:value="2.8712072190999995" table:formula="of:=[.C270]/1000 * [.D270]*[.E270]/1000" table:style-name="ce6">
            <text:p>2,871207219</text:p>
          </table:table-cell>
          <table:table-cell table:number-columns-repeated="2" table:style-name="ce1"/>
          <table:table-cell office:value-type="float" office:value="0.1742561009650192" table:formula="of:=[.F270]-([.$J$3]*[.C270]/1000)" table:style-name="ce1">
            <text:p>0,174256101</text:p>
          </table:table-cell>
          <table:table-cell table:number-columns-repeated="16375"/>
        </table:table-row>
        <table:table-row table:style-name="ro1">
          <table:table-cell office:value-type="time" office:time-value="PT17H10M18S" table:style-name="ce3">
            <text:p>17:10:18</text:p>
          </table:table-cell>
          <table:table-cell office:value-type="time" office:time-value="PT17H10M19S" table:style-name="ce3">
            <text:p>17:10:19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48.42999999999995" table:style-name="ce1">
            <text:p>548,43</text:p>
          </table:table-cell>
          <table:table-cell office:value-type="float" office:value="3.0308216147999993" table:formula="of:=[.C271]/1000 * [.D271]*[.E271]/1000" table:style-name="ce6">
            <text:p>3,030821615</text:p>
          </table:table-cell>
          <table:table-cell table:number-columns-repeated="2" table:style-name="ce1"/>
          <table:table-cell office:value-type="float" office:value="0.3084515417344349" table:formula="of:=[.F271]-([.$J$3]*[.C271]/1000)" table:style-name="ce1">
            <text:p>0,308451542</text:p>
          </table:table-cell>
          <table:table-cell table:number-columns-repeated="16375"/>
        </table:table-row>
        <table:table-row table:style-name="ro1">
          <table:table-cell office:value-type="time" office:time-value="PT17H10M19S" table:style-name="ce3">
            <text:p>17:10:19</text:p>
          </table:table-cell>
          <table:table-cell office:value-type="time" office:time-value="PT17H10M20S" table:style-name="ce3">
            <text:p>17:10:20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17.67999999999995" table:style-name="ce1">
            <text:p>517,68</text:p>
          </table:table-cell>
          <table:table-cell office:value-type="float" office:value="2.8343135303999993" table:formula="of:=[.C272]/1000 * [.D272]*[.E272]/1000" table:style-name="ce6">
            <text:p>2,83431353</text:p>
          </table:table-cell>
          <table:table-cell table:number-columns-repeated="2" table:style-name="ce1"/>
          <table:table-cell office:value-type="float" office:value="0.14244620325113555" table:formula="of:=[.F272]-([.$J$3]*[.C272]/1000)" table:style-name="ce1">
            <text:p>0,142446203</text:p>
          </table:table-cell>
          <table:table-cell table:number-columns-repeated="16375"/>
        </table:table-row>
        <table:table-row table:style-name="ro1">
          <table:table-cell office:value-type="time" office:time-value="PT17H10M20S" table:style-name="ce3">
            <text:p>17:10:20</text:p>
          </table:table-cell>
          <table:table-cell office:value-type="time" office:time-value="PT17H10M21S" table:style-name="ce3">
            <text:p>17:10:21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6.29" table:style-name="ce1">
            <text:p>526,29</text:p>
          </table:table-cell>
          <table:table-cell office:value-type="float" office:value="2.8841744579999999" table:formula="of:=[.C273]/1000 * [.D273]*[.E273]/1000" table:style-name="ce6">
            <text:p>2,884174458</text:p>
          </table:table-cell>
          <table:table-cell table:number-columns-repeated="2" table:style-name="ce1"/>
          <table:table-cell office:value-type="float" office:value="0.18976523535807788" table:formula="of:=[.F273]-([.$J$3]*[.C273]/1000)" table:style-name="ce1">
            <text:p>0,189765235</text:p>
          </table:table-cell>
          <table:table-cell table:number-columns-repeated="16375"/>
        </table:table-row>
        <table:table-row table:style-name="ro1">
          <table:table-cell office:value-type="time" office:time-value="PT17H10M21S" table:style-name="ce3">
            <text:p>17:10:21</text:p>
          </table:table-cell>
          <table:table-cell office:value-type="time" office:time-value="PT17H10M22S" table:style-name="ce3">
            <text:p>17:10:22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31.57000000000005" table:style-name="ce1">
            <text:p>531,57</text:p>
          </table:table-cell>
          <table:table-cell office:value-type="float" office:value="2.9378438661000001" table:formula="of:=[.C274]/1000 * [.D274]*[.E274]/1000" table:style-name="ce6">
            <text:p>2,937843866</text:p>
          </table:table-cell>
          <table:table-cell table:number-columns-repeated="2" table:style-name="ce1"/>
          <table:table-cell office:value-type="float" office:value="0.2205575840205527" table:formula="of:=[.F274]-([.$J$3]*[.C274]/1000)" table:style-name="ce1">
            <text:p>0,220557584</text:p>
          </table:table-cell>
          <table:table-cell table:number-columns-repeated="16375"/>
        </table:table-row>
        <table:table-row table:style-name="ro1">
          <table:table-cell office:value-type="time" office:time-value="PT17H10M22S" table:style-name="ce3">
            <text:p>17:10:22</text:p>
          </table:table-cell>
          <table:table-cell office:value-type="time" office:time-value="PT17H10M23S" table:style-name="ce3">
            <text:p>17:10:23</text:p>
          </table:table-cell>
          <table:table-cell office:value-type="float" office:value="1075" table:style-name="ce1">
            <text:p>1075</text:p>
          </table:table-cell>
          <table:table-cell office:value-type="float" office:value="5.16" table:style-name="ce1">
            <text:p>5,16</text:p>
          </table:table-cell>
          <table:table-cell office:value-type="float" office:value="551.79999999999995" table:style-name="ce1">
            <text:p>551,8</text:p>
          </table:table-cell>
          <table:table-cell office:value-type="float" office:value="3.0608345999999997" table:formula="of:=[.C275]/1000 * [.D275]*[.E275]/1000" table:style-name="ce6">
            <text:p>3,0608346</text:p>
          </table:table-cell>
          <table:table-cell table:number-columns-repeated="2" table:style-name="ce1"/>
          <table:table-cell office:value-type="float" office:value="0.3282969449622013" table:formula="of:=[.F275]-([.$J$3]*[.C275]/1000)" table:style-name="ce1">
            <text:p>0,328296945</text:p>
          </table:table-cell>
          <table:table-cell table:number-columns-repeated="16375"/>
        </table:table-row>
        <table:table-row table:style-name="ro1">
          <table:table-cell office:value-type="time" office:time-value="PT17H10M23S" table:style-name="ce3">
            <text:p>17:10:23</text:p>
          </table:table-cell>
          <table:table-cell office:value-type="time" office:time-value="PT17H10M24S" table:style-name="ce3">
            <text:p>17:10:24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7.41999999999996" table:style-name="ce1">
            <text:p>537,42</text:p>
          </table:table-cell>
          <table:table-cell office:value-type="float" office:value="2.9451690839999998" table:formula="of:=[.C276]/1000 * [.D276]*[.E276]/1000" table:style-name="ce6">
            <text:p>2,945169084</text:p>
          </table:table-cell>
          <table:table-cell table:number-columns-repeated="2" table:style-name="ce1"/>
          <table:table-cell office:value-type="float" office:value="0.25075986135807771" table:formula="of:=[.F276]-([.$J$3]*[.C276]/1000)" table:style-name="ce1">
            <text:p>0,250759861</text:p>
          </table:table-cell>
          <table:table-cell table:number-columns-repeated="16375"/>
        </table:table-row>
        <table:table-row table:style-name="ro1">
          <table:table-cell office:value-type="time" office:time-value="PT17H10M24S" table:style-name="ce3">
            <text:p>17:10:24</text:p>
          </table:table-cell>
          <table:table-cell office:value-type="time" office:time-value="PT17H10M25S" table:style-name="ce3">
            <text:p>17:10:25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7.54" table:style-name="ce1">
            <text:p>537,54</text:p>
          </table:table-cell>
          <table:table-cell office:value-type="float" office:value="2.9458267079999998" table:formula="of:=[.C277]/1000 * [.D277]*[.E277]/1000" table:style-name="ce6">
            <text:p>2,945826708</text:p>
          </table:table-cell>
          <table:table-cell table:number-columns-repeated="2" table:style-name="ce1"/>
          <table:table-cell office:value-type="float" office:value="0.25141748535807773" table:formula="of:=[.F277]-([.$J$3]*[.C277]/1000)" table:style-name="ce1">
            <text:p>0,251417485</text:p>
          </table:table-cell>
          <table:table-cell table:number-columns-repeated="16375"/>
        </table:table-row>
        <table:table-row table:style-name="ro1">
          <table:table-cell office:value-type="time" office:time-value="PT17H10M25S" table:style-name="ce3">
            <text:p>17:10:25</text:p>
          </table:table-cell>
          <table:table-cell office:value-type="time" office:time-value="PT17H10M26S" table:style-name="ce3">
            <text:p>17:10:26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3.14" table:style-name="ce1">
            <text:p>533,14</text:p>
          </table:table-cell>
          <table:table-cell office:value-type="float" office:value="2.9217138280000001" table:formula="of:=[.C278]/1000 * [.D278]*[.E278]/1000" table:style-name="ce6">
            <text:p>2,921713828</text:p>
          </table:table-cell>
          <table:table-cell table:number-columns-repeated="2" table:style-name="ce1"/>
          <table:table-cell office:value-type="float" office:value="0.22730460535807806" table:formula="of:=[.F278]-([.$J$3]*[.C278]/1000)" table:style-name="ce1">
            <text:p>0,227304605</text:p>
          </table:table-cell>
          <table:table-cell table:number-columns-repeated="16375"/>
        </table:table-row>
        <table:table-row table:style-name="ro1">
          <table:table-cell office:value-type="time" office:time-value="PT17H10M26S" table:style-name="ce3">
            <text:p>17:10:26</text:p>
          </table:table-cell>
          <table:table-cell office:value-type="time" office:time-value="PT17H10M27S" table:style-name="ce3">
            <text:p>17:10:27</text:p>
          </table:table-cell>
          <table:table-cell office:value-type="float" office:value="1047" table:style-name="ce1">
            <text:p>1047</text:p>
          </table:table-cell>
          <table:table-cell office:value-type="float" office:value="5.16" table:style-name="ce1">
            <text:p>5,16</text:p>
          </table:table-cell>
          <table:table-cell office:value-type="float" office:value="565.17999999999995" table:style-name="ce1">
            <text:p>565,18</text:p>
          </table:table-cell>
          <table:table-cell office:value-type="float" office:value="3.0533962535999999" table:formula="of:=[.C279]/1000 * [.D279]*[.E279]/1000" table:style-name="ce6">
            <text:p>3,053396254</text:p>
          </table:table-cell>
          <table:table-cell table:number-columns-repeated="2" table:style-name="ce1"/>
          <table:table-cell office:value-type="float" office:value="0.39203167236783765" table:formula="of:=[.F279]-([.$J$3]*[.C279]/1000)" table:style-name="ce1">
            <text:p>0,392031672</text:p>
          </table:table-cell>
          <table:table-cell table:number-columns-repeated="16375"/>
        </table:table-row>
        <table:table-row table:style-name="ro1">
          <table:table-cell office:value-type="time" office:time-value="PT17H10M27S" table:style-name="ce3">
            <text:p>17:10:27</text:p>
          </table:table-cell>
          <table:table-cell office:value-type="time" office:time-value="PT17H10M29S" table:style-name="ce3">
            <text:p>17:10:29</text:p>
          </table:table-cell>
          <table:table-cell office:value-type="float" office:value="1058" table:style-name="ce1">
            <text:p>1058</text:p>
          </table:table-cell>
          <table:table-cell office:value-type="float" office:value="5.17" table:style-name="ce1">
            <text:p>5,17</text:p>
          </table:table-cell>
          <table:table-cell office:value-type="float" office:value="513.65" table:style-name="ce1">
            <text:p>513,65</text:p>
          </table:table-cell>
          <table:table-cell office:value-type="float" office:value="2.8095935889999999" table:formula="of:=[.C280]/1000 * [.D280]*[.E280]/1000" table:style-name="ce6">
            <text:p>2,809593589</text:p>
          </table:table-cell>
          <table:table-cell table:number-columns-repeated="2" table:style-name="ce1"/>
          <table:table-cell office:value-type="float" office:value="0.12026815734419483" table:formula="of:=[.F280]-([.$J$3]*[.C280]/1000)" table:style-name="ce1">
            <text:p>0,120268157</text:p>
          </table:table-cell>
          <table:table-cell table:number-columns-repeated="16375"/>
        </table:table-row>
        <table:table-row table:style-name="ro1">
          <table:table-cell office:value-type="time" office:time-value="PT17H10M29S" table:style-name="ce3">
            <text:p>17:10:29</text:p>
          </table:table-cell>
          <table:table-cell office:value-type="time" office:time-value="PT17H10M30S" table:style-name="ce3">
            <text:p>17:10:30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31.30999999999995" table:style-name="ce1">
            <text:p>531,31</text:p>
          </table:table-cell>
          <table:table-cell office:value-type="float" office:value="2.9089381892999997" table:formula="of:=[.C281]/1000 * [.D281]*[.E281]/1000" table:style-name="ce6">
            <text:p>2,908938189</text:p>
          </table:table-cell>
          <table:table-cell table:number-columns-repeated="2" table:style-name="ce1"/>
          <table:table-cell office:value-type="float" office:value="0.21707086215113591" table:formula="of:=[.F281]-([.$J$3]*[.C281]/1000)" table:style-name="ce1">
            <text:p>0,217070862</text:p>
          </table:table-cell>
          <table:table-cell table:number-columns-repeated="16375"/>
        </table:table-row>
        <table:table-row table:style-name="ro1">
          <table:table-cell office:value-type="time" office:time-value="PT17H10M30S" table:style-name="ce3">
            <text:p>17:10:30</text:p>
          </table:table-cell>
          <table:table-cell office:value-type="time" office:time-value="PT17H10M31S" table:style-name="ce3">
            <text:p>17:10:31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3.14" table:style-name="ce1">
            <text:p>523,14</text:p>
          </table:table-cell>
          <table:table-cell office:value-type="float" office:value="2.8696164617999997" table:formula="of:=[.C282]/1000 * [.D282]*[.E282]/1000" table:style-name="ce6">
            <text:p>2,869616462</text:p>
          </table:table-cell>
          <table:table-cell table:number-columns-repeated="2" table:style-name="ce1"/>
          <table:table-cell office:value-type="float" office:value="0.1726653436650194" table:formula="of:=[.F282]-([.$J$3]*[.C282]/1000)" table:style-name="ce1">
            <text:p>0,172665344</text:p>
          </table:table-cell>
          <table:table-cell table:number-columns-repeated="16375"/>
        </table:table-row>
        <table:table-row table:style-name="ro1">
          <table:table-cell office:value-type="time" office:time-value="PT17H10M31S" table:style-name="ce3">
            <text:p>17:10:31</text:p>
          </table:table-cell>
          <table:table-cell office:value-type="time" office:time-value="PT17H10M32S" table:style-name="ce3">
            <text:p>17:10:32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24.82000000000005" table:style-name="ce1">
            <text:p>524,82</text:p>
          </table:table-cell>
          <table:table-cell office:value-type="float" office:value="2.8734052446000002" table:formula="of:=[.C283]/1000 * [.D283]*[.E283]/1000" table:style-name="ce6">
            <text:p>2,873405245</text:p>
          </table:table-cell>
          <table:table-cell table:number-columns-repeated="2" table:style-name="ce1"/>
          <table:table-cell office:value-type="float" office:value="0.18153791745113645" table:formula="of:=[.F283]-([.$J$3]*[.C283]/1000)" table:style-name="ce1">
            <text:p>0,181537917</text:p>
          </table:table-cell>
          <table:table-cell table:number-columns-repeated="16375"/>
        </table:table-row>
        <table:table-row table:style-name="ro1">
          <table:table-cell office:value-type="time" office:time-value="PT17H10M32S" table:style-name="ce3">
            <text:p>17:10:32</text:p>
          </table:table-cell>
          <table:table-cell office:value-type="time" office:time-value="PT17H10M33S" table:style-name="ce3">
            <text:p>17:10:33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15.03" table:style-name="ce1">
            <text:p>515,03</text:p>
          </table:table-cell>
          <table:table-cell office:value-type="float" office:value="2.8437690467999999" table:formula="of:=[.C284]/1000 * [.D284]*[.E284]/1000" table:style-name="ce6">
            <text:p>2,843769047</text:p>
          </table:table-cell>
          <table:table-cell table:number-columns-repeated="2" table:style-name="ce1"/>
          <table:table-cell office:value-type="float" office:value="0.1290246602136107" table:formula="of:=[.F284]-([.$J$3]*[.C284]/1000)" table:style-name="ce1">
            <text:p>0,12902466</text:p>
          </table:table-cell>
          <table:table-cell table:number-columns-repeated="16375"/>
        </table:table-row>
        <table:table-row table:style-name="ro1">
          <table:table-cell office:value-type="time" office:time-value="PT17H10M33S" table:style-name="ce3">
            <text:p>17:10:33</text:p>
          </table:table-cell>
          <table:table-cell office:value-type="time" office:time-value="PT17H10M34S" table:style-name="ce3">
            <text:p>17:10:34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4.33000000000004" table:style-name="ce1">
            <text:p>524,33</text:p>
          </table:table-cell>
          <table:table-cell office:value-type="float" office:value="2.8734332660000002" table:formula="of:=[.C285]/1000 * [.D285]*[.E285]/1000" table:style-name="ce6">
            <text:p>2,873433266</text:p>
          </table:table-cell>
          <table:table-cell table:number-columns-repeated="2" table:style-name="ce1"/>
          <table:table-cell office:value-type="float" office:value="0.17902404335807809" table:formula="of:=[.F285]-([.$J$3]*[.C285]/1000)" table:style-name="ce1">
            <text:p>0,179024043</text:p>
          </table:table-cell>
          <table:table-cell table:number-columns-repeated="16375"/>
        </table:table-row>
        <table:table-row table:style-name="ro1">
          <table:table-cell office:value-type="time" office:time-value="PT17H10M34S" table:style-name="ce3">
            <text:p>17:10:34</text:p>
          </table:table-cell>
          <table:table-cell office:value-type="time" office:time-value="PT17H10M35S" table:style-name="ce3">
            <text:p>17:10:35</text:p>
          </table:table-cell>
          <table:table-cell office:value-type="float" office:value="1059" table:style-name="ce1">
            <text:p>1059</text:p>
          </table:table-cell>
          <table:table-cell office:value-type="float" office:value="5.16" table:style-name="ce1">
            <text:p>5,16</text:p>
          </table:table-cell>
          <table:table-cell office:value-type="float" office:value="548.59" table:style-name="ce1">
            <text:p>548,59</text:p>
          </table:table-cell>
          <table:table-cell office:value-type="float" office:value="2.9977371395999999" table:formula="of:=[.C286]/1000 * [.D286]*[.E286]/1000" table:style-name="ce6">
            <text:p>2,99773714</text:p>
          </table:table-cell>
          <table:table-cell table:number-columns-repeated="2" table:style-name="ce1"/>
          <table:table-cell office:value-type="float" office:value="0.30586981245113609" table:formula="of:=[.F286]-([.$J$3]*[.C286]/1000)" table:style-name="ce1">
            <text:p>0,305869812</text:p>
          </table:table-cell>
          <table:table-cell table:number-columns-repeated="16375"/>
        </table:table-row>
        <table:table-row table:style-name="ro1">
          <table:table-cell office:value-type="time" office:time-value="PT17H10M35S" table:style-name="ce3">
            <text:p>17:10:35</text:p>
          </table:table-cell>
          <table:table-cell office:value-type="time" office:time-value="PT17H10M36S" table:style-name="ce3">
            <text:p>17:10:36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48.32000000000005" table:style-name="ce1">
            <text:p>548,32</text:p>
          </table:table-cell>
          <table:table-cell office:value-type="float" office:value="3.0332514080000004" table:formula="of:=[.C287]/1000 * [.D287]*[.E287]/1000" table:style-name="ce6">
            <text:p>3,033251408</text:p>
          </table:table-cell>
          <table:table-cell table:number-columns-repeated="2" table:style-name="ce1"/>
          <table:table-cell office:value-type="float" office:value="0.3134232304274942" table:formula="of:=[.F287]-([.$J$3]*[.C287]/1000)" table:style-name="ce1">
            <text:p>0,31342323</text:p>
          </table:table-cell>
          <table:table-cell table:number-columns-repeated="16375"/>
        </table:table-row>
        <table:table-row table:style-name="ro1">
          <table:table-cell office:value-type="time" office:time-value="PT17H10M36S" table:style-name="ce3">
            <text:p>17:10:36</text:p>
          </table:table-cell>
          <table:table-cell office:value-type="time" office:time-value="PT17H10M37S" table:style-name="ce3">
            <text:p>17:10:37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4.52" table:style-name="ce1">
            <text:p>534,52</text:p>
          </table:table-cell>
          <table:table-cell office:value-type="float" office:value="2.9292765039999997" table:formula="of:=[.C288]/1000 * [.D288]*[.E288]/1000" table:style-name="ce6">
            <text:p>2,929276504</text:p>
          </table:table-cell>
          <table:table-cell table:number-columns-repeated="2" table:style-name="ce1"/>
          <table:table-cell office:value-type="float" office:value="0.23486728135807766" table:formula="of:=[.F288]-([.$J$3]*[.C288]/1000)" table:style-name="ce1">
            <text:p>0,234867281</text:p>
          </table:table-cell>
          <table:table-cell table:number-columns-repeated="16375"/>
        </table:table-row>
        <table:table-row table:style-name="ro1">
          <table:table-cell office:value-type="time" office:time-value="PT17H10M37S" table:style-name="ce3">
            <text:p>17:10:37</text:p>
          </table:table-cell>
          <table:table-cell office:value-type="time" office:time-value="PT17H10M38S" table:style-name="ce3">
            <text:p>17:10:38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3.22" table:style-name="ce1">
            <text:p>533,22</text:p>
          </table:table-cell>
          <table:table-cell office:value-type="float" office:value="2.9221522440000003" table:formula="of:=[.C289]/1000 * [.D289]*[.E289]/1000" table:style-name="ce6">
            <text:p>2,922152244</text:p>
          </table:table-cell>
          <table:table-cell table:number-columns-repeated="2" table:style-name="ce1"/>
          <table:table-cell office:value-type="float" office:value="0.22774302135807822" table:formula="of:=[.F289]-([.$J$3]*[.C289]/1000)" table:style-name="ce1">
            <text:p>0,227743021</text:p>
          </table:table-cell>
          <table:table-cell table:number-columns-repeated="16375"/>
        </table:table-row>
        <table:table-row table:style-name="ro1">
          <table:table-cell office:value-type="time" office:time-value="PT17H10M38S" table:style-name="ce3">
            <text:p>17:10:38</text:p>
          </table:table-cell>
          <table:table-cell office:value-type="time" office:time-value="PT17H10M39S" table:style-name="ce3">
            <text:p>17:10:39</text:p>
          </table:table-cell>
          <table:table-cell office:value-type="float" office:value="1071" table:style-name="ce1">
            <text:p>1071</text:p>
          </table:table-cell>
          <table:table-cell office:value-type="float" office:value="5.17" table:style-name="ce1">
            <text:p>5,17</text:p>
          </table:table-cell>
          <table:table-cell office:value-type="float" office:value="555.6" table:style-name="ce1">
            <text:p>555,6</text:p>
          </table:table-cell>
          <table:table-cell office:value-type="float" office:value="3.076396092" table:formula="of:=[.C290]/1000 * [.D290]*[.E290]/1000" table:style-name="ce6">
            <text:p>3,076396092</text:p>
          </table:table-cell>
          <table:table-cell table:number-columns-repeated="2" table:style-name="ce1"/>
          <table:table-cell office:value-type="float" office:value="0.35402601893443553" table:formula="of:=[.F290]-([.$J$3]*[.C290]/1000)" table:style-name="ce1">
            <text:p>0,354026019</text:p>
          </table:table-cell>
          <table:table-cell table:number-columns-repeated="16375"/>
        </table:table-row>
        <table:table-row table:style-name="ro1">
          <table:table-cell office:value-type="time" office:time-value="PT17H10M39S" table:style-name="ce3">
            <text:p>17:10:39</text:p>
          </table:table-cell>
          <table:table-cell office:value-type="time" office:time-value="PT17H10M40S" table:style-name="ce3">
            <text:p>17:10:40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5.28" table:style-name="ce1">
            <text:p>525,28</text:p>
          </table:table-cell>
          <table:table-cell office:value-type="float" office:value="2.8813551535999995" table:formula="of:=[.C291]/1000 * [.D291]*[.E291]/1000" table:style-name="ce6">
            <text:p>2,881355154</text:p>
          </table:table-cell>
          <table:table-cell table:number-columns-repeated="2" table:style-name="ce1"/>
          <table:table-cell office:value-type="float" office:value="0.18440403546501916" table:formula="of:=[.F291]-([.$J$3]*[.C291]/1000)" table:style-name="ce1">
            <text:p>0,184404035</text:p>
          </table:table-cell>
          <table:table-cell table:number-columns-repeated="16375"/>
        </table:table-row>
        <table:table-row table:style-name="ro1">
          <table:table-cell office:value-type="time" office:time-value="PT17H10M40S" table:style-name="ce3">
            <text:p>17:10:40</text:p>
          </table:table-cell>
          <table:table-cell office:value-type="time" office:time-value="PT17H10M42S" table:style-name="ce3">
            <text:p>17:10:4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6.75" table:style-name="ce1">
            <text:p>516,75</text:p>
          </table:table-cell>
          <table:table-cell office:value-type="float" office:value="2.8318933499999996" table:formula="of:=[.C292]/1000 * [.D292]*[.E292]/1000" table:style-name="ce6">
            <text:p>2,83189335</text:p>
          </table:table-cell>
          <table:table-cell table:number-columns-repeated="2" table:style-name="ce1"/>
          <table:table-cell office:value-type="float" office:value="0.13748412735807758" table:formula="of:=[.F292]-([.$J$3]*[.C292]/1000)" table:style-name="ce1">
            <text:p>0,137484127</text:p>
          </table:table-cell>
          <table:table-cell table:number-columns-repeated="16375"/>
        </table:table-row>
        <table:table-row table:style-name="ro1">
          <table:table-cell office:value-type="time" office:time-value="PT17H10M42S" table:style-name="ce3">
            <text:p>17:10:42</text:p>
          </table:table-cell>
          <table:table-cell office:value-type="time" office:time-value="PT17H10M43S" table:style-name="ce3">
            <text:p>17:10:43</text:p>
          </table:table-cell>
          <table:table-cell office:value-type="float" office:value="1073" table:style-name="ce1">
            <text:p>1073</text:p>
          </table:table-cell>
          <table:table-cell office:value-type="float" office:value="5.17" table:style-name="ce1">
            <text:p>5,17</text:p>
          </table:table-cell>
          <table:table-cell office:value-type="float" office:value="523.70000000000005" table:style-name="ce1">
            <text:p>523,7</text:p>
          </table:table-cell>
          <table:table-cell office:value-type="float" office:value="2.9051786170000002" table:formula="of:=[.C293]/1000 * [.D293]*[.E293]/1000" table:style-name="ce6">
            <text:p>2,905178617</text:p>
          </table:table-cell>
          <table:table-cell table:number-columns-repeated="2" table:style-name="ce1"/>
          <table:table-cell office:value-type="float" office:value="0.1777247529483188" table:formula="of:=[.F293]-([.$J$3]*[.C293]/1000)" table:style-name="ce1">
            <text:p>0,177724753</text:p>
          </table:table-cell>
          <table:table-cell table:number-columns-repeated="16375"/>
        </table:table-row>
        <table:table-row table:style-name="ro1">
          <table:table-cell office:value-type="time" office:time-value="PT17H10M43S" table:style-name="ce3">
            <text:p>17:10:43</text:p>
          </table:table-cell>
          <table:table-cell office:value-type="time" office:time-value="PT17H10M44S" table:style-name="ce3">
            <text:p>17:10:44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6.79" table:style-name="ce1">
            <text:p>516,79</text:p>
          </table:table-cell>
          <table:table-cell office:value-type="float" office:value="2.8321125579999999" table:formula="of:=[.C294]/1000 * [.D294]*[.E294]/1000" table:style-name="ce6">
            <text:p>2,832112558</text:p>
          </table:table-cell>
          <table:table-cell table:number-columns-repeated="2" table:style-name="ce1"/>
          <table:table-cell office:value-type="float" office:value="0.13770333535807788" table:formula="of:=[.F294]-([.$J$3]*[.C294]/1000)" table:style-name="ce1">
            <text:p>0,137703335</text:p>
          </table:table-cell>
          <table:table-cell table:number-columns-repeated="16375"/>
        </table:table-row>
        <table:table-row table:style-name="ro1">
          <table:table-cell office:value-type="time" office:time-value="PT17H10M44S" table:style-name="ce3">
            <text:p>17:10:44</text:p>
          </table:table-cell>
          <table:table-cell office:value-type="time" office:time-value="PT17H10M45S" table:style-name="ce3">
            <text:p>17:10:45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34.23" table:style-name="ce1">
            <text:p>534,23</text:p>
          </table:table-cell>
          <table:table-cell office:value-type="float" office:value="2.9302942883999998" table:formula="of:=[.C295]/1000 * [.D295]*[.E295]/1000" table:style-name="ce6">
            <text:p>2,930294288</text:p>
          </table:table-cell>
          <table:table-cell table:number-columns-repeated="2" table:style-name="ce1"/>
          <table:table-cell office:value-type="float" office:value="0.2282593792789025" table:formula="of:=[.F295]-([.$J$3]*[.C295]/1000)" table:style-name="ce1">
            <text:p>0,228259379</text:p>
          </table:table-cell>
          <table:table-cell table:number-columns-repeated="16375"/>
        </table:table-row>
        <table:table-row table:style-name="ro1">
          <table:table-cell office:value-type="time" office:time-value="PT17H10M45S" table:style-name="ce3">
            <text:p>17:10:45</text:p>
          </table:table-cell>
          <table:table-cell office:value-type="time" office:time-value="PT17H10M46S" table:style-name="ce3">
            <text:p>17:10:46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0.64" table:style-name="ce1">
            <text:p>540,64</text:p>
          </table:table-cell>
          <table:table-cell office:value-type="float" office:value="2.9656104367999996" table:formula="of:=[.C296]/1000 * [.D296]*[.E296]/1000" table:style-name="ce6">
            <text:p>2,965610437</text:p>
          </table:table-cell>
          <table:table-cell table:number-columns-repeated="2" table:style-name="ce1"/>
          <table:table-cell office:value-type="float" office:value="0.26865931866501924" table:formula="of:=[.F296]-([.$J$3]*[.C296]/1000)" table:style-name="ce1">
            <text:p>0,268659319</text:p>
          </table:table-cell>
          <table:table-cell table:number-columns-repeated="16375"/>
        </table:table-row>
        <table:table-row table:style-name="ro1">
          <table:table-cell office:value-type="time" office:time-value="PT17H10M46S" table:style-name="ce3">
            <text:p>17:10:46</text:p>
          </table:table-cell>
          <table:table-cell office:value-type="time" office:time-value="PT17H10M47S" table:style-name="ce3">
            <text:p>17:10:47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4.41999999999996" table:style-name="ce1">
            <text:p>524,42</text:p>
          </table:table-cell>
          <table:table-cell office:value-type="float" office:value="2.8739264839999996" table:formula="of:=[.C297]/1000 * [.D297]*[.E297]/1000" table:style-name="ce6">
            <text:p>2,873926484</text:p>
          </table:table-cell>
          <table:table-cell table:number-columns-repeated="2" table:style-name="ce1"/>
          <table:table-cell office:value-type="float" office:value="0.17951726135807755" table:formula="of:=[.F297]-([.$J$3]*[.C297]/1000)" table:style-name="ce1">
            <text:p>0,179517261</text:p>
          </table:table-cell>
          <table:table-cell table:number-columns-repeated="16375"/>
        </table:table-row>
        <table:table-row table:style-name="ro1">
          <table:table-cell office:value-type="time" office:time-value="PT17H10M47S" table:style-name="ce3">
            <text:p>17:10:47</text:p>
          </table:table-cell>
          <table:table-cell office:value-type="time" office:time-value="PT17H10M48S" table:style-name="ce3">
            <text:p>17:10:48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4.66999999999996" table:style-name="ce1">
            <text:p>514,67</text:p>
          </table:table-cell>
          <table:table-cell office:value-type="float" office:value="2.8204945339999998" table:formula="of:=[.C298]/1000 * [.D298]*[.E298]/1000" table:style-name="ce6">
            <text:p>2,820494534</text:p>
          </table:table-cell>
          <table:table-cell table:number-columns-repeated="2" table:style-name="ce1"/>
          <table:table-cell office:value-type="float" office:value="0.12608531135807777" table:formula="of:=[.F298]-([.$J$3]*[.C298]/1000)" table:style-name="ce1">
            <text:p>0,126085311</text:p>
          </table:table-cell>
          <table:table-cell table:number-columns-repeated="16375"/>
        </table:table-row>
        <table:table-row table:style-name="ro1">
          <table:table-cell office:value-type="time" office:time-value="PT17H10M48S" table:style-name="ce3">
            <text:p>17:10:48</text:p>
          </table:table-cell>
          <table:table-cell office:value-type="time" office:time-value="PT17H10M49S" table:style-name="ce3">
            <text:p>17:10:49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67.49" table:style-name="ce1">
            <text:p>567,49</text:p>
          </table:table-cell>
          <table:table-cell office:value-type="float" office:value="3.1304961611" table:formula="of:=[.C299]/1000 * [.D299]*[.E299]/1000" table:style-name="ce6">
            <text:p>3,130496161</text:p>
          </table:table-cell>
          <table:table-cell table:number-columns-repeated="2" table:style-name="ce1"/>
          <table:table-cell office:value-type="float" office:value="0.41829367000666906" table:formula="of:=[.F299]-([.$J$3]*[.C299]/1000)" table:style-name="ce1">
            <text:p>0,41829367</text:p>
          </table:table-cell>
          <table:table-cell table:number-columns-repeated="16375"/>
        </table:table-row>
        <table:table-row table:style-name="ro1">
          <table:table-cell office:value-type="time" office:time-value="PT17H10M49S" table:style-name="ce3">
            <text:p>17:10:49</text:p>
          </table:table-cell>
          <table:table-cell office:value-type="time" office:time-value="PT17H10M50S" table:style-name="ce3">
            <text:p>17:10:50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25.78" table:style-name="ce1">
            <text:p>525,78</text:p>
          </table:table-cell>
          <table:table-cell office:value-type="float" office:value="2.8922526864" table:formula="of:=[.C300]/1000 * [.D300]*[.E300]/1000" table:style-name="ce6">
            <text:p>2,892252686</text:p>
          </table:table-cell>
          <table:table-cell table:number-columns-repeated="2" table:style-name="ce1"/>
          <table:table-cell office:value-type="float" office:value="0.18767588178584438" table:formula="of:=[.F300]-([.$J$3]*[.C300]/1000)" table:style-name="ce1">
            <text:p>0,187675882</text:p>
          </table:table-cell>
          <table:table-cell table:number-columns-repeated="16375"/>
        </table:table-row>
        <table:table-row table:style-name="ro1">
          <table:table-cell office:value-type="time" office:time-value="PT17H10M50S" table:style-name="ce3">
            <text:p>17:10:50</text:p>
          </table:table-cell>
          <table:table-cell office:value-type="time" office:time-value="PT17H10M51S" table:style-name="ce3">
            <text:p>17:10:51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1.03" table:style-name="ce1">
            <text:p>531,03</text:p>
          </table:table-cell>
          <table:table-cell office:value-type="float" office:value="2.9101506059999998" table:formula="of:=[.C301]/1000 * [.D301]*[.E301]/1000" table:style-name="ce6">
            <text:p>2,910150606</text:p>
          </table:table-cell>
          <table:table-cell table:number-columns-repeated="2" table:style-name="ce1"/>
          <table:table-cell office:value-type="float" office:value="0.21574138335807769" table:formula="of:=[.F301]-([.$J$3]*[.C301]/1000)" table:style-name="ce1">
            <text:p>0,215741383</text:p>
          </table:table-cell>
          <table:table-cell table:number-columns-repeated="16375"/>
        </table:table-row>
        <table:table-row table:style-name="ro1">
          <table:table-cell office:value-type="time" office:time-value="PT17H10M51S" table:style-name="ce3">
            <text:p>17:10:51</text:p>
          </table:table-cell>
          <table:table-cell office:value-type="time" office:time-value="PT17H10M53S" table:style-name="ce3">
            <text:p>17:10:53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2.29999999999995" table:style-name="ce1">
            <text:p>532,3</text:p>
          </table:table-cell>
          <table:table-cell office:value-type="float" office:value="2.91711046" table:formula="of:=[.C302]/1000 * [.D302]*[.E302]/1000" table:style-name="ce6">
            <text:p>2,91711046</text:p>
          </table:table-cell>
          <table:table-cell table:number-columns-repeated="2" table:style-name="ce1"/>
          <table:table-cell office:value-type="float" office:value="0.2227012373580779" table:formula="of:=[.F302]-([.$J$3]*[.C302]/1000)" table:style-name="ce1">
            <text:p>0,222701237</text:p>
          </table:table-cell>
          <table:table-cell table:number-columns-repeated="16375"/>
        </table:table-row>
        <table:table-row table:style-name="ro1">
          <table:table-cell office:value-type="time" office:time-value="PT17H10M53S" table:style-name="ce3">
            <text:p>17:10:53</text:p>
          </table:table-cell>
          <table:table-cell office:value-type="time" office:time-value="PT17H10M54S" table:style-name="ce3">
            <text:p>17:10:54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30.92999999999995" table:style-name="ce1">
            <text:p>530,93</text:p>
          </table:table-cell>
          <table:table-cell office:value-type="float" office:value="2.9341103147999994" table:formula="of:=[.C303]/1000 * [.D303]*[.E303]/1000" table:style-name="ce6">
            <text:p>2,934110315</text:p>
          </table:table-cell>
          <table:table-cell table:number-columns-repeated="2" table:style-name="ce1"/>
          <table:table-cell office:value-type="float" office:value="0.21174024173443495" table:formula="of:=[.F303]-([.$J$3]*[.C303]/1000)" table:style-name="ce1">
            <text:p>0,211740242</text:p>
          </table:table-cell>
          <table:table-cell table:number-columns-repeated="16375"/>
        </table:table-row>
        <table:table-row table:style-name="ro1">
          <table:table-cell office:value-type="time" office:time-value="PT17H10M54S" table:style-name="ce3">
            <text:p>17:10:54</text:p>
          </table:table-cell>
          <table:table-cell office:value-type="time" office:time-value="PT17H10M55S" table:style-name="ce3">
            <text:p>17:10:55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7.57000000000005" table:style-name="ce1">
            <text:p>517,57</text:p>
          </table:table-cell>
          <table:table-cell office:value-type="float" office:value="2.8363871140000003" table:formula="of:=[.C304]/1000 * [.D304]*[.E304]/1000" table:style-name="ce6">
            <text:p>2,836387114</text:p>
          </table:table-cell>
          <table:table-cell table:number-columns-repeated="2" table:style-name="ce1"/>
          <table:table-cell office:value-type="float" office:value="0.14197789135807826" table:formula="of:=[.F304]-([.$J$3]*[.C304]/1000)" table:style-name="ce1">
            <text:p>0,141977891</text:p>
          </table:table-cell>
          <table:table-cell table:number-columns-repeated="16375"/>
        </table:table-row>
        <table:table-row table:style-name="ro1">
          <table:table-cell office:value-type="time" office:time-value="PT17H10M55S" table:style-name="ce3">
            <text:p>17:10:55</text:p>
          </table:table-cell>
          <table:table-cell office:value-type="time" office:time-value="PT17H10M56S" table:style-name="ce3">
            <text:p>17:10:56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07.77" table:style-name="ce1">
            <text:p>507,77</text:p>
          </table:table-cell>
          <table:table-cell office:value-type="float" office:value="2.782681154" table:formula="of:=[.C305]/1000 * [.D305]*[.E305]/1000" table:style-name="ce6">
            <text:p>2,782681154</text:p>
          </table:table-cell>
          <table:table-cell table:number-columns-repeated="2" table:style-name="ce1"/>
          <table:table-cell office:value-type="float" office:value="8.8271931358077982E-2" table:formula="of:=[.F305]-([.$J$3]*[.C305]/1000)" table:style-name="ce1">
            <text:p>0,088271931</text:p>
          </table:table-cell>
          <table:table-cell table:number-columns-repeated="16375"/>
        </table:table-row>
        <table:table-row table:style-name="ro1">
          <table:table-cell office:value-type="time" office:time-value="PT17H10M56S" table:style-name="ce3">
            <text:p>17:10:56</text:p>
          </table:table-cell>
          <table:table-cell office:value-type="time" office:time-value="PT17H10M57S" table:style-name="ce3">
            <text:p>17:10:57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15.25" table:style-name="ce1">
            <text:p>515,25</text:p>
          </table:table-cell>
          <table:table-cell office:value-type="float" office:value="2.8476476324999997" table:formula="of:=[.C306]/1000 * [.D306]*[.E306]/1000" table:style-name="ce6">
            <text:p>2,847647633</text:p>
          </table:table-cell>
          <table:table-cell table:number-columns-repeated="2" table:style-name="ce1"/>
          <table:table-cell office:value-type="float" office:value="0.1303613504205523" table:formula="of:=[.F306]-([.$J$3]*[.C306]/1000)" table:style-name="ce1">
            <text:p>0,13036135</text:p>
          </table:table-cell>
          <table:table-cell table:number-columns-repeated="16375"/>
        </table:table-row>
        <table:table-row table:style-name="ro1">
          <table:table-cell office:value-type="time" office:time-value="PT17H10M57S" table:style-name="ce3">
            <text:p>17:10:57</text:p>
          </table:table-cell>
          <table:table-cell office:value-type="time" office:time-value="PT17H10M58S" table:style-name="ce3">
            <text:p>17:10:58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7.1" table:style-name="ce1">
            <text:p>517,1</text:p>
          </table:table-cell>
          <table:table-cell office:value-type="float" office:value="2.83381142" table:formula="of:=[.C307]/1000 * [.D307]*[.E307]/1000" table:style-name="ce6">
            <text:p>2,83381142</text:p>
          </table:table-cell>
          <table:table-cell table:number-columns-repeated="2" table:style-name="ce1"/>
          <table:table-cell office:value-type="float" office:value="0.13940219735807791" table:formula="of:=[.F307]-([.$J$3]*[.C307]/1000)" table:style-name="ce1">
            <text:p>0,139402197</text:p>
          </table:table-cell>
          <table:table-cell table:number-columns-repeated="16375"/>
        </table:table-row>
        <table:table-row table:style-name="ro1">
          <table:table-cell office:value-type="time" office:time-value="PT17H10M58S" table:style-name="ce3">
            <text:p>17:10:58</text:p>
          </table:table-cell>
          <table:table-cell office:value-type="time" office:time-value="PT17H10M59S" table:style-name="ce3">
            <text:p>17:10:59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24" table:style-name="ce1">
            <text:p>524</text:p>
          </table:table-cell>
          <table:table-cell office:value-type="float" office:value="2.8797520400000001" table:formula="of:=[.C308]/1000 * [.D308]*[.E308]/1000" table:style-name="ce6">
            <text:p>2,87975204</text:p>
          </table:table-cell>
          <table:table-cell table:number-columns-repeated="2" table:style-name="ce1"/>
          <table:table-cell office:value-type="float" office:value="0.17771713087890273" table:formula="of:=[.F308]-([.$J$3]*[.C308]/1000)" table:style-name="ce1">
            <text:p>0,177717131</text:p>
          </table:table-cell>
          <table:table-cell table:number-columns-repeated="16375"/>
        </table:table-row>
        <table:table-row table:style-name="ro1">
          <table:table-cell office:value-type="time" office:time-value="PT17H10M59S" table:style-name="ce3">
            <text:p>17:10:59</text:p>
          </table:table-cell>
          <table:table-cell office:value-type="time" office:time-value="PT17H11M0S" table:style-name="ce3">
            <text:p>17:11:00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24.59" table:style-name="ce1">
            <text:p>524,59</text:p>
          </table:table-cell>
          <table:table-cell office:value-type="float" office:value="2.8965551604000002" table:formula="of:=[.C309]/1000 * [.D309]*[.E309]/1000" table:style-name="ce6">
            <text:p>2,89655516</text:p>
          </table:table-cell>
          <table:table-cell table:number-columns-repeated="2" table:style-name="ce1"/>
          <table:table-cell office:value-type="float" office:value="0.18181077381361099" table:formula="of:=[.F309]-([.$J$3]*[.C309]/1000)" table:style-name="ce1">
            <text:p>0,181810774</text:p>
          </table:table-cell>
          <table:table-cell table:number-columns-repeated="16375"/>
        </table:table-row>
        <table:table-row table:style-name="ro1">
          <table:table-cell office:value-type="time" office:time-value="PT17H11M0S" table:style-name="ce3">
            <text:p>17:11:00</text:p>
          </table:table-cell>
          <table:table-cell office:value-type="time" office:time-value="PT17H11M1S" table:style-name="ce3">
            <text:p>17:11:01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68.36" table:style-name="ce1">
            <text:p>568,36</text:p>
          </table:table-cell>
          <table:table-cell office:value-type="float" office:value="3.1175000688000001" table:formula="of:=[.C310]/1000 * [.D310]*[.E310]/1000" table:style-name="ce6">
            <text:p>3,117500069</text:p>
          </table:table-cell>
          <table:table-cell table:number-columns-repeated="2" table:style-name="ce1"/>
          <table:table-cell office:value-type="float" office:value="0.41546515967890274" table:formula="of:=[.F310]-([.$J$3]*[.C310]/1000)" table:style-name="ce1">
            <text:p>0,41546516</text:p>
          </table:table-cell>
          <table:table-cell table:number-columns-repeated="16375"/>
        </table:table-row>
        <table:table-row table:style-name="ro1">
          <table:table-cell office:value-type="time" office:time-value="PT17H11M1S" table:style-name="ce3">
            <text:p>17:11:01</text:p>
          </table:table-cell>
          <table:table-cell office:value-type="time" office:time-value="PT17H11M2S" table:style-name="ce3">
            <text:p>17:11:02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33.71" table:style-name="ce1">
            <text:p>533,71</text:p>
          </table:table-cell>
          <table:table-cell office:value-type="float" office:value="2.9219341596000001" table:formula="of:=[.C311]/1000 * [.D311]*[.E311]/1000" table:style-name="ce6">
            <text:p>2,92193416</text:p>
          </table:table-cell>
          <table:table-cell table:number-columns-repeated="2" table:style-name="ce1"/>
          <table:table-cell office:value-type="float" office:value="0.2249830414650198" table:formula="of:=[.F311]-([.$J$3]*[.C311]/1000)" table:style-name="ce1">
            <text:p>0,224983041</text:p>
          </table:table-cell>
          <table:table-cell table:number-columns-repeated="16375"/>
        </table:table-row>
        <table:table-row table:style-name="ro1">
          <table:table-cell office:value-type="time" office:time-value="PT17H11M2S" table:style-name="ce3">
            <text:p>17:11:02</text:p>
          </table:table-cell>
          <table:table-cell office:value-type="time" office:time-value="PT17H11M3S" table:style-name="ce3">
            <text:p>17:11:03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9.38" table:style-name="ce1">
            <text:p>519,38</text:p>
          </table:table-cell>
          <table:table-cell office:value-type="float" office:value="2.846306276" table:formula="of:=[.C312]/1000 * [.D312]*[.E312]/1000" table:style-name="ce6">
            <text:p>2,846306276</text:p>
          </table:table-cell>
          <table:table-cell table:number-columns-repeated="2" table:style-name="ce1"/>
          <table:table-cell office:value-type="float" office:value="0.1518970533580779" table:formula="of:=[.F312]-([.$J$3]*[.C312]/1000)" table:style-name="ce1">
            <text:p>0,151897053</text:p>
          </table:table-cell>
          <table:table-cell table:number-columns-repeated="16375"/>
        </table:table-row>
        <table:table-row table:style-name="ro1">
          <table:table-cell office:value-type="time" office:time-value="PT17H11M3S" table:style-name="ce3">
            <text:p>17:11:03</text:p>
          </table:table-cell>
          <table:table-cell office:value-type="time" office:time-value="PT17H11M4S" table:style-name="ce3">
            <text:p>17:11:04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1.48" table:style-name="ce1">
            <text:p>511,48</text:p>
          </table:table-cell>
          <table:table-cell office:value-type="float" office:value="2.8030126960000001" table:formula="of:=[.C313]/1000 * [.D313]*[.E313]/1000" table:style-name="ce6">
            <text:p>2,803012696</text:p>
          </table:table-cell>
          <table:table-cell table:number-columns-repeated="2" table:style-name="ce1"/>
          <table:table-cell office:value-type="float" office:value="0.10860347335807807" table:formula="of:=[.F313]-([.$J$3]*[.C313]/1000)" table:style-name="ce1">
            <text:p>0,108603473</text:p>
          </table:table-cell>
          <table:table-cell table:number-columns-repeated="16375"/>
        </table:table-row>
        <table:table-row table:style-name="ro1">
          <table:table-cell office:value-type="time" office:time-value="PT17H11M5S" table:style-name="ce3">
            <text:p>17:11:05</text:p>
          </table:table-cell>
          <table:table-cell office:value-type="time" office:time-value="PT17H11M6S" table:style-name="ce3">
            <text:p>17:11:06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53.33000000000004" table:style-name="ce1">
            <text:p>553,33</text:p>
          </table:table-cell>
          <table:table-cell office:value-type="float" office:value="3.0379144992000002" table:formula="of:=[.C314]/1000 * [.D314]*[.E314]/1000" table:style-name="ce6">
            <text:p>3,037914499</text:p>
          </table:table-cell>
          <table:table-cell table:number-columns-repeated="2" table:style-name="ce1"/>
          <table:table-cell office:value-type="float" office:value="0.33333769458584461" table:formula="of:=[.F314]-([.$J$3]*[.C314]/1000)" table:style-name="ce1">
            <text:p>0,333337695</text:p>
          </table:table-cell>
          <table:table-cell table:number-columns-repeated="16375"/>
        </table:table-row>
        <table:table-row table:style-name="ro1">
          <table:table-cell office:value-type="time" office:time-value="PT17H11M6S" table:style-name="ce3">
            <text:p>17:11:06</text:p>
          </table:table-cell>
          <table:table-cell office:value-type="time" office:time-value="PT17H11M7S" table:style-name="ce3">
            <text:p>17:11:07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1.55999999999995" table:style-name="ce1">
            <text:p>531,56</text:p>
          </table:table-cell>
          <table:table-cell office:value-type="float" office:value="2.9130551119999994" table:formula="of:=[.C315]/1000 * [.D315]*[.E315]/1000" table:style-name="ce6">
            <text:p>2,913055112</text:p>
          </table:table-cell>
          <table:table-cell table:number-columns-repeated="2" table:style-name="ce1"/>
          <table:table-cell office:value-type="float" office:value="0.21864588935807738" table:formula="of:=[.F315]-([.$J$3]*[.C315]/1000)" table:style-name="ce1">
            <text:p>0,218645889</text:p>
          </table:table-cell>
          <table:table-cell table:number-columns-repeated="16375"/>
        </table:table-row>
        <table:table-row table:style-name="ro1">
          <table:table-cell office:value-type="time" office:time-value="PT17H11M7S" table:style-name="ce3">
            <text:p>17:11:07</text:p>
          </table:table-cell>
          <table:table-cell office:value-type="time" office:time-value="PT17H11M8S" table:style-name="ce3">
            <text:p>17:11:08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7.44000000000005" table:style-name="ce1">
            <text:p>527,44</text:p>
          </table:table-cell>
          <table:table-cell office:value-type="float" office:value="2.8904766880000001" table:formula="of:=[.C316]/1000 * [.D316]*[.E316]/1000" table:style-name="ce6">
            <text:p>2,890476688</text:p>
          </table:table-cell>
          <table:table-cell table:number-columns-repeated="2" table:style-name="ce1"/>
          <table:table-cell office:value-type="float" office:value="0.19606746535807806" table:formula="of:=[.F316]-([.$J$3]*[.C316]/1000)" table:style-name="ce1">
            <text:p>0,196067465</text:p>
          </table:table-cell>
          <table:table-cell table:number-columns-repeated="16375"/>
        </table:table-row>
        <table:table-row table:style-name="ro1">
          <table:table-cell office:value-type="time" office:time-value="PT17H11M8S" table:style-name="ce3">
            <text:p>17:11:08</text:p>
          </table:table-cell>
          <table:table-cell office:value-type="time" office:time-value="PT17H11M9S" table:style-name="ce3">
            <text:p>17:11:09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28.02" table:style-name="ce1">
            <text:p>528,02</text:p>
          </table:table-cell>
          <table:table-cell office:value-type="float" office:value="2.9018447941999996" table:formula="of:=[.C317]/1000 * [.D317]*[.E317]/1000" table:style-name="ce6">
            <text:p>2,901844794</text:p>
          </table:table-cell>
          <table:table-cell table:number-columns-repeated="2" table:style-name="ce1"/>
          <table:table-cell office:value-type="float" office:value="0.19980988507890229" table:formula="of:=[.F317]-([.$J$3]*[.C317]/1000)" table:style-name="ce1">
            <text:p>0,199809885</text:p>
          </table:table-cell>
          <table:table-cell table:number-columns-repeated="16375"/>
        </table:table-row>
        <table:table-row table:style-name="ro1">
          <table:table-cell office:value-type="time" office:time-value="PT17H11M9S" table:style-name="ce3">
            <text:p>17:11:09</text:p>
          </table:table-cell>
          <table:table-cell office:value-type="time" office:time-value="PT17H11M10S" table:style-name="ce3">
            <text:p>17:11:10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9.5" table:style-name="ce1">
            <text:p>529,5</text:p>
          </table:table-cell>
          <table:table-cell office:value-type="float" office:value="2.9017659" table:formula="of:=[.C318]/1000 * [.D318]*[.E318]/1000" table:style-name="ce6">
            <text:p>2,9017659</text:p>
          </table:table-cell>
          <table:table-cell table:number-columns-repeated="2" table:style-name="ce1"/>
          <table:table-cell office:value-type="float" office:value="0.20735667735807795" table:formula="of:=[.F318]-([.$J$3]*[.C318]/1000)" table:style-name="ce1">
            <text:p>0,207356677</text:p>
          </table:table-cell>
          <table:table-cell table:number-columns-repeated="16375"/>
        </table:table-row>
        <table:table-row table:style-name="ro1">
          <table:table-cell office:value-type="time" office:time-value="PT17H11M10S" table:style-name="ce3">
            <text:p>17:11:10</text:p>
          </table:table-cell>
          <table:table-cell office:value-type="time" office:time-value="PT17H11M11S" table:style-name="ce3">
            <text:p>17:11:11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36.09" table:style-name="ce1">
            <text:p>536,09</text:p>
          </table:table-cell>
          <table:table-cell office:value-type="float" office:value="2.9489667592000006" table:formula="of:=[.C319]/1000 * [.D319]*[.E319]/1000" table:style-name="ce6">
            <text:p>2,948966759</text:p>
          </table:table-cell>
          <table:table-cell table:number-columns-repeated="2" table:style-name="ce1"/>
          <table:table-cell office:value-type="float" office:value="0.244389954585845" table:formula="of:=[.F319]-([.$J$3]*[.C319]/1000)" table:style-name="ce1">
            <text:p>0,244389955</text:p>
          </table:table-cell>
          <table:table-cell table:number-columns-repeated="16375"/>
        </table:table-row>
        <table:table-row table:style-name="ro1">
          <table:table-cell office:value-type="time" office:time-value="PT17H11M11S" table:style-name="ce3">
            <text:p>17:11:11</text:p>
          </table:table-cell>
          <table:table-cell office:value-type="time" office:time-value="PT17H11M12S" table:style-name="ce3">
            <text:p>17:11:12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6.17999999999995" table:style-name="ce1">
            <text:p>546,18</text:p>
          </table:table-cell>
          <table:table-cell office:value-type="float" office:value="2.9959993865999994" table:formula="of:=[.C320]/1000 * [.D320]*[.E320]/1000" table:style-name="ce6">
            <text:p>2,995999387</text:p>
          </table:table-cell>
          <table:table-cell table:number-columns-repeated="2" table:style-name="ce1"/>
          <table:table-cell office:value-type="float" office:value="0.29904826846501908" table:formula="of:=[.F320]-([.$J$3]*[.C320]/1000)" table:style-name="ce1">
            <text:p>0,299048268</text:p>
          </table:table-cell>
          <table:table-cell table:number-columns-repeated="16375"/>
        </table:table-row>
        <table:table-row table:style-name="ro1">
          <table:table-cell office:value-type="time" office:time-value="PT17H11M12S" table:style-name="ce3">
            <text:p>17:11:12</text:p>
          </table:table-cell>
          <table:table-cell office:value-type="time" office:time-value="PT17H11M13S" table:style-name="ce3">
            <text:p>17:11:13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66.37" table:style-name="ce1">
            <text:p>566,37</text:p>
          </table:table-cell>
          <table:table-cell office:value-type="float" office:value="3.1007398211999999" table:formula="of:=[.C321]/1000 * [.D321]*[.E321]/1000" table:style-name="ce6">
            <text:p>3,100739821</text:p>
          </table:table-cell>
          <table:table-cell table:number-columns-repeated="2" table:style-name="ce1"/>
          <table:table-cell office:value-type="float" office:value="0.40378870306501957" table:formula="of:=[.F321]-([.$J$3]*[.C321]/1000)" table:style-name="ce1">
            <text:p>0,403788703</text:p>
          </table:table-cell>
          <table:table-cell table:number-columns-repeated="16375"/>
        </table:table-row>
        <table:table-row table:style-name="ro1">
          <table:table-cell office:value-type="time" office:time-value="PT17H11M13S" table:style-name="ce3">
            <text:p>17:11:13</text:p>
          </table:table-cell>
          <table:table-cell office:value-type="time" office:time-value="PT17H11M14S" table:style-name="ce3">
            <text:p>17:11:14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43.23" table:style-name="ce1">
            <text:p>543,23</text:p>
          </table:table-cell>
          <table:table-cell office:value-type="float" office:value="3.0022855378999997" table:formula="of:=[.C322]/1000 * [.D322]*[.E322]/1000" table:style-name="ce6">
            <text:p>3,002285538</text:p>
          </table:table-cell>
          <table:table-cell table:number-columns-repeated="2" table:style-name="ce1"/>
          <table:table-cell office:value-type="float" office:value="0.2849992558205523" table:formula="of:=[.F322]-([.$J$3]*[.C322]/1000)" table:style-name="ce1">
            <text:p>0,284999256</text:p>
          </table:table-cell>
          <table:table-cell table:number-columns-repeated="16375"/>
        </table:table-row>
        <table:table-row table:style-name="ro1">
          <table:table-cell office:value-type="time" office:time-value="PT17H11M14S" table:style-name="ce3">
            <text:p>17:11:14</text:p>
          </table:table-cell>
          <table:table-cell office:value-type="time" office:time-value="PT17H11M15S" table:style-name="ce3">
            <text:p>17:11:15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4.58000000000004" table:style-name="ce1">
            <text:p>534,58</text:p>
          </table:table-cell>
          <table:table-cell office:value-type="float" office:value="2.929605316" table:formula="of:=[.C323]/1000 * [.D323]*[.E323]/1000" table:style-name="ce6">
            <text:p>2,929605316</text:p>
          </table:table-cell>
          <table:table-cell table:number-columns-repeated="2" table:style-name="ce1"/>
          <table:table-cell office:value-type="float" office:value="0.2351960933580779" table:formula="of:=[.F323]-([.$J$3]*[.C323]/1000)" table:style-name="ce1">
            <text:p>0,235196093</text:p>
          </table:table-cell>
          <table:table-cell table:number-columns-repeated="16375"/>
        </table:table-row>
        <table:table-row table:style-name="ro1">
          <table:table-cell office:value-type="time" office:time-value="PT17H11M15S" table:style-name="ce3">
            <text:p>17:11:15</text:p>
          </table:table-cell>
          <table:table-cell office:value-type="time" office:time-value="PT17H11M16S" table:style-name="ce3">
            <text:p>17:11:16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3.03" table:style-name="ce1">
            <text:p>543,03</text:p>
          </table:table-cell>
          <table:table-cell office:value-type="float" office:value="2.9787204710999995" table:formula="of:=[.C324]/1000 * [.D324]*[.E324]/1000" table:style-name="ce6">
            <text:p>2,978720471</text:p>
          </table:table-cell>
          <table:table-cell table:number-columns-repeated="2" table:style-name="ce1"/>
          <table:table-cell office:value-type="float" office:value="0.28176935296501915" table:formula="of:=[.F324]-([.$J$3]*[.C324]/1000)" table:style-name="ce1">
            <text:p>0,281769353</text:p>
          </table:table-cell>
          <table:table-cell table:number-columns-repeated="16375"/>
        </table:table-row>
        <table:table-row table:style-name="ro1">
          <table:table-cell office:value-type="time" office:time-value="PT17H11M16S" table:style-name="ce3">
            <text:p>17:11:16</text:p>
          </table:table-cell>
          <table:table-cell office:value-type="time" office:time-value="PT17H11M18S" table:style-name="ce3">
            <text:p>17:11:18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56.27" table:style-name="ce1">
            <text:p>556,27</text:p>
          </table:table-cell>
          <table:table-cell office:value-type="float" office:value="3.0770186304000005" table:formula="of:=[.C325]/1000 * [.D325]*[.E325]/1000" table:style-name="ce6">
            <text:p>3,07701863</text:p>
          </table:table-cell>
          <table:table-cell table:number-columns-repeated="2" table:style-name="ce1"/>
          <table:table-cell office:value-type="float" office:value="0.35210666184137773" table:formula="of:=[.F325]-([.$J$3]*[.C325]/1000)" table:style-name="ce1">
            <text:p>0,352106662</text:p>
          </table:table-cell>
          <table:table-cell table:number-columns-repeated="16375"/>
        </table:table-row>
        <table:table-row table:style-name="ro1">
          <table:table-cell office:value-type="time" office:time-value="PT17H11M18S" table:style-name="ce3">
            <text:p>17:11:18</text:p>
          </table:table-cell>
          <table:table-cell office:value-type="time" office:time-value="PT17H11M19S" table:style-name="ce3">
            <text:p>17:11:19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4.38" table:style-name="ce1">
            <text:p>524,38</text:p>
          </table:table-cell>
          <table:table-cell office:value-type="float" office:value="2.8737072760000002" table:formula="of:=[.C326]/1000 * [.D326]*[.E326]/1000" table:style-name="ce6">
            <text:p>2,873707276</text:p>
          </table:table-cell>
          <table:table-cell table:number-columns-repeated="2" table:style-name="ce1"/>
          <table:table-cell office:value-type="float" office:value="0.17929805335807814" table:formula="of:=[.F326]-([.$J$3]*[.C326]/1000)" table:style-name="ce1">
            <text:p>0,179298053</text:p>
          </table:table-cell>
          <table:table-cell table:number-columns-repeated="16375"/>
        </table:table-row>
        <table:table-row table:style-name="ro1">
          <table:table-cell office:value-type="time" office:time-value="PT17H11M19S" table:style-name="ce3">
            <text:p>17:11:19</text:p>
          </table:table-cell>
          <table:table-cell office:value-type="time" office:time-value="PT17H11M20S" table:style-name="ce3">
            <text:p>17:11:20</text:p>
          </table:table-cell>
          <table:table-cell office:value-type="float" office:value="1058" table:style-name="ce1">
            <text:p>1058</text:p>
          </table:table-cell>
          <table:table-cell office:value-type="float" office:value="5.17" table:style-name="ce1">
            <text:p>5,17</text:p>
          </table:table-cell>
          <table:table-cell office:value-type="float" office:value="531.54" table:style-name="ce1">
            <text:p>531,54</text:p>
          </table:table-cell>
          <table:table-cell office:value-type="float" office:value="2.9074493844000004" table:formula="of:=[.C327]/1000 * [.D327]*[.E327]/1000" table:style-name="ce6">
            <text:p>2,907449384</text:p>
          </table:table-cell>
          <table:table-cell table:number-columns-repeated="2" table:style-name="ce1"/>
          <table:table-cell office:value-type="float" office:value="0.21812395274419538" table:formula="of:=[.F327]-([.$J$3]*[.C327]/1000)" table:style-name="ce1">
            <text:p>0,218123953</text:p>
          </table:table-cell>
          <table:table-cell table:number-columns-repeated="16375"/>
        </table:table-row>
        <table:table-row table:style-name="ro1">
          <table:table-cell office:value-type="time" office:time-value="PT17H11M20S" table:style-name="ce3">
            <text:p>17:11:20</text:p>
          </table:table-cell>
          <table:table-cell office:value-type="time" office:time-value="PT17H11M21S" table:style-name="ce3">
            <text:p>17:11:21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7.91" table:style-name="ce1">
            <text:p>537,91</text:p>
          </table:table-cell>
          <table:table-cell office:value-type="float" office:value="2.9478543820000001" table:formula="of:=[.C328]/1000 * [.D328]*[.E328]/1000" table:style-name="ce6">
            <text:p>2,947854382</text:p>
          </table:table-cell>
          <table:table-cell table:number-columns-repeated="2" table:style-name="ce1"/>
          <table:table-cell office:value-type="float" office:value="0.25344515935807799" table:formula="of:=[.F328]-([.$J$3]*[.C328]/1000)" table:style-name="ce1">
            <text:p>0,253445159</text:p>
          </table:table-cell>
          <table:table-cell table:number-columns-repeated="16375"/>
        </table:table-row>
        <table:table-row table:style-name="ro1">
          <table:table-cell office:value-type="time" office:time-value="PT17H11M21S" table:style-name="ce3">
            <text:p>17:11:21</text:p>
          </table:table-cell>
          <table:table-cell office:value-type="time" office:time-value="PT17H11M22S" table:style-name="ce3">
            <text:p>17:11:22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40.98" table:style-name="ce1">
            <text:p>540,98</text:p>
          </table:table-cell>
          <table:table-cell office:value-type="float" office:value="2.9758660624000002" table:formula="of:=[.C329]/1000 * [.D329]*[.E329]/1000" table:style-name="ce6">
            <text:p>2,975866062</text:p>
          </table:table-cell>
          <table:table-cell table:number-columns-repeated="2" table:style-name="ce1"/>
          <table:table-cell office:value-type="float" office:value="0.27128925778584456" table:formula="of:=[.F329]-([.$J$3]*[.C329]/1000)" table:style-name="ce1">
            <text:p>0,271289258</text:p>
          </table:table-cell>
          <table:table-cell table:number-columns-repeated="16375"/>
        </table:table-row>
        <table:table-row table:style-name="ro1">
          <table:table-cell office:value-type="time" office:time-value="PT17H11M22S" table:style-name="ce3">
            <text:p>17:11:22</text:p>
          </table:table-cell>
          <table:table-cell office:value-type="time" office:time-value="PT17H11M23S" table:style-name="ce3">
            <text:p>17:11:23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31.91" table:style-name="ce1">
            <text:p>531,91</text:p>
          </table:table-cell>
          <table:table-cell office:value-type="float" office:value="2.9122232072999994" table:formula="of:=[.C330]/1000 * [.D330]*[.E330]/1000" table:style-name="ce6">
            <text:p>2,912223207</text:p>
          </table:table-cell>
          <table:table-cell table:number-columns-repeated="2" table:style-name="ce1"/>
          <table:table-cell office:value-type="float" office:value="0.22035588015113561" table:formula="of:=[.F330]-([.$J$3]*[.C330]/1000)" table:style-name="ce1">
            <text:p>0,22035588</text:p>
          </table:table-cell>
          <table:table-cell table:number-columns-repeated="16375"/>
        </table:table-row>
        <table:table-row table:style-name="ro1">
          <table:table-cell office:value-type="time" office:time-value="PT17H11M23S" table:style-name="ce3">
            <text:p>17:11:23</text:p>
          </table:table-cell>
          <table:table-cell office:value-type="time" office:time-value="PT17H11M24S" table:style-name="ce3">
            <text:p>17:11:24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28.48" table:style-name="ce1">
            <text:p>528,48</text:p>
          </table:table-cell>
          <table:table-cell office:value-type="float" office:value="2.8934438544000001" table:formula="of:=[.C331]/1000 * [.D331]*[.E331]/1000" table:style-name="ce6">
            <text:p>2,893443854</text:p>
          </table:table-cell>
          <table:table-cell table:number-columns-repeated="2" table:style-name="ce1"/>
          <table:table-cell office:value-type="float" office:value="0.20157652725113628" table:formula="of:=[.F331]-([.$J$3]*[.C331]/1000)" table:style-name="ce1">
            <text:p>0,201576527</text:p>
          </table:table-cell>
          <table:table-cell table:number-columns-repeated="16375"/>
        </table:table-row>
        <table:table-row table:style-name="ro1">
          <table:table-cell office:value-type="time" office:time-value="PT17H11M24S" table:style-name="ce3">
            <text:p>17:11:24</text:p>
          </table:table-cell>
          <table:table-cell office:value-type="time" office:time-value="PT17H11M25S" table:style-name="ce3">
            <text:p>17:11:25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5.94000000000005" table:style-name="ce1">
            <text:p>515,94</text:p>
          </table:table-cell>
          <table:table-cell office:value-type="float" office:value="2.827454388" table:formula="of:=[.C332]/1000 * [.D332]*[.E332]/1000" table:style-name="ce6">
            <text:p>2,827454388</text:p>
          </table:table-cell>
          <table:table-cell table:number-columns-repeated="2" table:style-name="ce1"/>
          <table:table-cell office:value-type="float" office:value="0.13304516535807798" table:formula="of:=[.F332]-([.$J$3]*[.C332]/1000)" table:style-name="ce1">
            <text:p>0,133045165</text:p>
          </table:table-cell>
          <table:table-cell table:number-columns-repeated="16375"/>
        </table:table-row>
        <table:table-row table:style-name="ro1">
          <table:table-cell office:value-type="time" office:time-value="PT17H11M25S" table:style-name="ce3">
            <text:p>17:11:25</text:p>
          </table:table-cell>
          <table:table-cell office:value-type="time" office:time-value="PT17H11M26S" table:style-name="ce3">
            <text:p>17:11:26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2.28" table:style-name="ce1">
            <text:p>542,28</text:p>
          </table:table-cell>
          <table:table-cell office:value-type="float" office:value="2.9774100312000003" table:formula="of:=[.C333]/1000 * [.D333]*[.E333]/1000" table:style-name="ce6">
            <text:p>2,977410031</text:p>
          </table:table-cell>
          <table:table-cell table:number-columns-repeated="2" table:style-name="ce1"/>
          <table:table-cell office:value-type="float" office:value="0.27791701757196119" table:formula="of:=[.F333]-([.$J$3]*[.C333]/1000)" table:style-name="ce1">
            <text:p>0,277917018</text:p>
          </table:table-cell>
          <table:table-cell table:number-columns-repeated="16375"/>
        </table:table-row>
        <table:table-row table:style-name="ro1">
          <table:table-cell office:value-type="time" office:time-value="PT17H11M26S" table:style-name="ce3">
            <text:p>17:11:26</text:p>
          </table:table-cell>
          <table:table-cell office:value-type="time" office:time-value="PT17H11M27S" table:style-name="ce3">
            <text:p>17:11:27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5.16" table:style-name="ce1">
            <text:p>535,16</text:p>
          </table:table-cell>
          <table:table-cell office:value-type="float" office:value="2.9355506091999994" table:formula="of:=[.C334]/1000 * [.D334]*[.E334]/1000" table:style-name="ce6">
            <text:p>2,935550609</text:p>
          </table:table-cell>
          <table:table-cell table:number-columns-repeated="2" table:style-name="ce1"/>
          <table:table-cell office:value-type="float" office:value="0.2385994910650191" table:formula="of:=[.F334]-([.$J$3]*[.C334]/1000)" table:style-name="ce1">
            <text:p>0,238599491</text:p>
          </table:table-cell>
          <table:table-cell table:number-columns-repeated="16375"/>
        </table:table-row>
        <table:table-row table:style-name="ro1">
          <table:table-cell office:value-type="time" office:time-value="PT17H11M27S" table:style-name="ce3">
            <text:p>17:11:27</text:p>
          </table:table-cell>
          <table:table-cell office:value-type="time" office:time-value="PT17H11M28S" table:style-name="ce3">
            <text:p>17:11:28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40.35" table:style-name="ce1">
            <text:p>540,35</text:p>
          </table:table-cell>
          <table:table-cell office:value-type="float" office:value="2.9863685555000004" table:formula="of:=[.C335]/1000 * [.D335]*[.E335]/1000" table:style-name="ce6">
            <text:p>2,986368556</text:p>
          </table:table-cell>
          <table:table-cell table:number-columns-repeated="2" table:style-name="ce1"/>
          <table:table-cell office:value-type="float" office:value="0.26908227342055291" table:formula="of:=[.F335]-([.$J$3]*[.C335]/1000)" table:style-name="ce1">
            <text:p>0,269082273</text:p>
          </table:table-cell>
          <table:table-cell table:number-columns-repeated="16375"/>
        </table:table-row>
        <table:table-row table:style-name="ro1">
          <table:table-cell office:value-type="time" office:time-value="PT17H11M28S" table:style-name="ce3">
            <text:p>17:11:28</text:p>
          </table:table-cell>
          <table:table-cell office:value-type="time" office:time-value="PT17H11M29S" table:style-name="ce3">
            <text:p>17:11:29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5.6" table:style-name="ce1">
            <text:p>535,6</text:p>
          </table:table-cell>
          <table:table-cell office:value-type="float" office:value="2.9351951200000004" table:formula="of:=[.C336]/1000 * [.D336]*[.E336]/1000" table:style-name="ce6">
            <text:p>2,93519512</text:p>
          </table:table-cell>
          <table:table-cell table:number-columns-repeated="2" table:style-name="ce1"/>
          <table:table-cell office:value-type="float" office:value="0.24078589735807832" table:formula="of:=[.F336]-([.$J$3]*[.C336]/1000)" table:style-name="ce1">
            <text:p>0,240785897</text:p>
          </table:table-cell>
          <table:table-cell table:number-columns-repeated="16375"/>
        </table:table-row>
        <table:table-row table:style-name="ro1">
          <table:table-cell office:value-type="time" office:time-value="PT17H11M29S" table:style-name="ce3">
            <text:p>17:11:29</text:p>
          </table:table-cell>
          <table:table-cell office:value-type="time" office:time-value="PT17H11M31S" table:style-name="ce3">
            <text:p>17:11:31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3.4" table:style-name="ce1">
            <text:p>533,4</text:p>
          </table:table-cell>
          <table:table-cell office:value-type="float" office:value="2.9258963579999997" table:formula="of:=[.C337]/1000 * [.D337]*[.E337]/1000" table:style-name="ce6">
            <text:p>2,925896358</text:p>
          </table:table-cell>
          <table:table-cell table:number-columns-repeated="2" table:style-name="ce1"/>
          <table:table-cell office:value-type="float" office:value="0.22894523986501936" table:formula="of:=[.F337]-([.$J$3]*[.C337]/1000)" table:style-name="ce1">
            <text:p>0,22894524</text:p>
          </table:table-cell>
          <table:table-cell table:number-columns-repeated="16375"/>
        </table:table-row>
        <table:table-row table:style-name="ro1">
          <table:table-cell office:value-type="time" office:time-value="PT17H11M31S" table:style-name="ce3">
            <text:p>17:11:31</text:p>
          </table:table-cell>
          <table:table-cell office:value-type="time" office:time-value="PT17H11M32S" table:style-name="ce3">
            <text:p>17:11:32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23.67999999999995" table:style-name="ce1">
            <text:p>523,68</text:p>
          </table:table-cell>
          <table:table-cell office:value-type="float" office:value="2.8752859871999998" table:formula="of:=[.C338]/1000 * [.D338]*[.E338]/1000" table:style-name="ce6">
            <text:p>2,875285987</text:p>
          </table:table-cell>
          <table:table-cell table:number-columns-repeated="2" table:style-name="ce1"/>
          <table:table-cell office:value-type="float" office:value="0.17579297357196078" table:formula="of:=[.F338]-([.$J$3]*[.C338]/1000)" table:style-name="ce1">
            <text:p>0,175792974</text:p>
          </table:table-cell>
          <table:table-cell table:number-columns-repeated="16375"/>
        </table:table-row>
        <table:table-row table:style-name="ro1">
          <table:table-cell office:value-type="time" office:time-value="PT17H11M32S" table:style-name="ce3">
            <text:p>17:11:32</text:p>
          </table:table-cell>
          <table:table-cell office:value-type="time" office:time-value="PT17H11M33S" table:style-name="ce3">
            <text:p>17:11:33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0.24" table:style-name="ce1">
            <text:p>510,24</text:p>
          </table:table-cell>
          <table:table-cell office:value-type="float" office:value="2.796217248" table:formula="of:=[.C339]/1000 * [.D339]*[.E339]/1000" table:style-name="ce6">
            <text:p>2,796217248</text:p>
          </table:table-cell>
          <table:table-cell table:number-columns-repeated="2" table:style-name="ce1"/>
          <table:table-cell office:value-type="float" office:value="0.10180802535807798" table:formula="of:=[.F339]-([.$J$3]*[.C339]/1000)" table:style-name="ce1">
            <text:p>0,101808025</text:p>
          </table:table-cell>
          <table:table-cell table:number-columns-repeated="16375"/>
        </table:table-row>
        <table:table-row table:style-name="ro1">
          <table:table-cell office:value-type="time" office:time-value="PT17H11M33S" table:style-name="ce3">
            <text:p>17:11:33</text:p>
          </table:table-cell>
          <table:table-cell office:value-type="time" office:time-value="PT17H11M34S" table:style-name="ce3">
            <text:p>17:11:34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09.76" table:style-name="ce1">
            <text:p>509,76</text:p>
          </table:table-cell>
          <table:table-cell office:value-type="float" office:value="2.7908136575999998" table:formula="of:=[.C340]/1000 * [.D340]*[.E340]/1000" table:style-name="ce6">
            <text:p>2,790813658</text:p>
          </table:table-cell>
          <table:table-cell table:number-columns-repeated="2" table:style-name="ce1"/>
          <table:table-cell office:value-type="float" office:value="9.3862539465019434E-2" table:formula="of:=[.F340]-([.$J$3]*[.C340]/1000)" table:style-name="ce1">
            <text:p>0,093862539</text:p>
          </table:table-cell>
          <table:table-cell table:number-columns-repeated="16375"/>
        </table:table-row>
        <table:table-row table:style-name="ro1">
          <table:table-cell office:value-type="time" office:time-value="PT17H11M34S" table:style-name="ce3">
            <text:p>17:11:34</text:p>
          </table:table-cell>
          <table:table-cell office:value-type="time" office:time-value="PT17H11M35S" table:style-name="ce3">
            <text:p>17:11:35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51.6" table:style-name="ce1">
            <text:p>551,6</text:p>
          </table:table-cell>
          <table:table-cell office:value-type="float" office:value="3.0454939200000002" table:formula="of:=[.C341]/1000 * [.D341]*[.E341]/1000" table:style-name="ce6">
            <text:p>3,04549392</text:p>
          </table:table-cell>
          <table:table-cell table:number-columns-repeated="2" table:style-name="ce1"/>
          <table:table-cell office:value-type="float" office:value="0.32566574242749402" table:formula="of:=[.F341]-([.$J$3]*[.C341]/1000)" table:style-name="ce1">
            <text:p>0,325665742</text:p>
          </table:table-cell>
          <table:table-cell table:number-columns-repeated="16375"/>
        </table:table-row>
        <table:table-row table:style-name="ro1">
          <table:table-cell office:value-type="time" office:time-value="PT17H11M35S" table:style-name="ce3">
            <text:p>17:11:35</text:p>
          </table:table-cell>
          <table:table-cell office:value-type="time" office:time-value="PT17H11M36S" table:style-name="ce3">
            <text:p>17:11:36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2.51" table:style-name="ce1">
            <text:p>532,51</text:p>
          </table:table-cell>
          <table:table-cell office:value-type="float" office:value="2.9182613019999999" table:formula="of:=[.C342]/1000 * [.D342]*[.E342]/1000" table:style-name="ce6">
            <text:p>2,918261302</text:p>
          </table:table-cell>
          <table:table-cell table:number-columns-repeated="2" table:style-name="ce1"/>
          <table:table-cell office:value-type="float" office:value="0.22385207935807783" table:formula="of:=[.F342]-([.$J$3]*[.C342]/1000)" table:style-name="ce1">
            <text:p>0,223852079</text:p>
          </table:table-cell>
          <table:table-cell table:number-columns-repeated="16375"/>
        </table:table-row>
        <table:table-row table:style-name="ro1">
          <table:table-cell office:value-type="time" office:time-value="PT17H11M36S" table:style-name="ce3">
            <text:p>17:11:36</text:p>
          </table:table-cell>
          <table:table-cell office:value-type="time" office:time-value="PT17H11M37S" table:style-name="ce3">
            <text:p>17:11:37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2.04" table:style-name="ce1">
            <text:p>542,04</text:p>
          </table:table-cell>
          <table:table-cell office:value-type="float" office:value="2.9732899547999994" table:formula="of:=[.C343]/1000 * [.D343]*[.E343]/1000" table:style-name="ce6">
            <text:p>2,973289955</text:p>
          </table:table-cell>
          <table:table-cell table:number-columns-repeated="2" table:style-name="ce1"/>
          <table:table-cell office:value-type="float" office:value="0.27633883666501902" table:formula="of:=[.F343]-([.$J$3]*[.C343]/1000)" table:style-name="ce1">
            <text:p>0,276338837</text:p>
          </table:table-cell>
          <table:table-cell table:number-columns-repeated="16375"/>
        </table:table-row>
        <table:table-row table:style-name="ro1">
          <table:table-cell office:value-type="time" office:time-value="PT17H11M37S" table:style-name="ce3">
            <text:p>17:11:37</text:p>
          </table:table-cell>
          <table:table-cell office:value-type="time" office:time-value="PT17H11M38S" table:style-name="ce3">
            <text:p>17:11:38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46.91" table:style-name="ce1">
            <text:p>546,91</text:p>
          </table:table-cell>
          <table:table-cell office:value-type="float" office:value="3.0113138054999995" table:formula="of:=[.C344]/1000 * [.D344]*[.E344]/1000" table:style-name="ce6">
            <text:p>3,011313806</text:p>
          </table:table-cell>
          <table:table-cell table:number-columns-repeated="2" table:style-name="ce1"/>
          <table:table-cell office:value-type="float" office:value="0.3041951053927856" table:formula="of:=[.F344]-([.$J$3]*[.C344]/1000)" table:style-name="ce1">
            <text:p>0,304195105</text:p>
          </table:table-cell>
          <table:table-cell table:number-columns-repeated="16375"/>
        </table:table-row>
        <table:table-row table:style-name="ro1">
          <table:table-cell office:value-type="time" office:time-value="PT17H11M38S" table:style-name="ce3">
            <text:p>17:11:38</text:p>
          </table:table-cell>
          <table:table-cell office:value-type="time" office:time-value="PT17H11M39S" table:style-name="ce3">
            <text:p>17:11:39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41.55999999999995" table:style-name="ce1">
            <text:p>541,56</text:p>
          </table:table-cell>
          <table:table-cell office:value-type="float" office:value="2.9650572467999994" table:formula="of:=[.C345]/1000 * [.D345]*[.E345]/1000" table:style-name="ce6">
            <text:p>2,965057247</text:p>
          </table:table-cell>
          <table:table-cell table:number-columns-repeated="2" table:style-name="ce1"/>
          <table:table-cell office:value-type="float" office:value="0.27318991965113559" table:formula="of:=[.F345]-([.$J$3]*[.C345]/1000)" table:style-name="ce1">
            <text:p>0,27318992</text:p>
          </table:table-cell>
          <table:table-cell table:number-columns-repeated="16375"/>
        </table:table-row>
        <table:table-row table:style-name="ro1">
          <table:table-cell office:value-type="time" office:time-value="PT17H11M39S" table:style-name="ce3">
            <text:p>17:11:39</text:p>
          </table:table-cell>
          <table:table-cell office:value-type="time" office:time-value="PT17H11M40S" table:style-name="ce3">
            <text:p>17:11:40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1.23" table:style-name="ce1">
            <text:p>511,23</text:p>
          </table:table-cell>
          <table:table-cell office:value-type="float" office:value="2.8016426460000003" table:formula="of:=[.C346]/1000 * [.D346]*[.E346]/1000" table:style-name="ce6">
            <text:p>2,801642646</text:p>
          </table:table-cell>
          <table:table-cell table:number-columns-repeated="2" table:style-name="ce1"/>
          <table:table-cell office:value-type="float" office:value="0.10723342335807828" table:formula="of:=[.F346]-([.$J$3]*[.C346]/1000)" table:style-name="ce1">
            <text:p>0,107233423</text:p>
          </table:table-cell>
          <table:table-cell table:number-columns-repeated="16375"/>
        </table:table-row>
        <table:table-row table:style-name="ro1">
          <table:table-cell office:value-type="time" office:time-value="PT17H11M40S" table:style-name="ce3">
            <text:p>17:11:40</text:p>
          </table:table-cell>
          <table:table-cell office:value-type="time" office:time-value="PT17H11M41S" table:style-name="ce3">
            <text:p>17:11:41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9.92999999999995" table:style-name="ce1">
            <text:p>539,93</text:p>
          </table:table-cell>
          <table:table-cell office:value-type="float" office:value="2.9589243859999996" table:formula="of:=[.C347]/1000 * [.D347]*[.E347]/1000" table:style-name="ce6">
            <text:p>2,958924386</text:p>
          </table:table-cell>
          <table:table-cell table:number-columns-repeated="2" table:style-name="ce1"/>
          <table:table-cell office:value-type="float" office:value="0.26451516335807757" table:formula="of:=[.F347]-([.$J$3]*[.C347]/1000)" table:style-name="ce1">
            <text:p>0,264515163</text:p>
          </table:table-cell>
          <table:table-cell table:number-columns-repeated="16375"/>
        </table:table-row>
        <table:table-row table:style-name="ro1">
          <table:table-cell office:value-type="time" office:time-value="PT17H11M41S" table:style-name="ce3">
            <text:p>17:11:41</text:p>
          </table:table-cell>
          <table:table-cell office:value-type="time" office:time-value="PT17H11M43S" table:style-name="ce3">
            <text:p>17:11:43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60.08000000000004" table:style-name="ce1">
            <text:p>560,08</text:p>
          </table:table-cell>
          <table:table-cell office:value-type="float" office:value="3.0778636320000001" table:formula="of:=[.C348]/1000 * [.D348]*[.E348]/1000" table:style-name="ce6">
            <text:p>3,077863632</text:p>
          </table:table-cell>
          <table:table-cell table:number-columns-repeated="2" table:style-name="ce1"/>
          <table:table-cell office:value-type="float" office:value="0.37074493189278623" table:formula="of:=[.F348]-([.$J$3]*[.C348]/1000)" table:style-name="ce1">
            <text:p>0,370744932</text:p>
          </table:table-cell>
          <table:table-cell table:number-columns-repeated="16375"/>
        </table:table-row>
        <table:table-row table:style-name="ro1">
          <table:table-cell office:value-type="time" office:time-value="PT17H11M43S" table:style-name="ce3">
            <text:p>17:11:43</text:p>
          </table:table-cell>
          <table:table-cell office:value-type="time" office:time-value="PT17H11M44S" table:style-name="ce3">
            <text:p>17:11:44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53.69000000000005" table:style-name="ce1">
            <text:p>553,69</text:p>
          </table:table-cell>
          <table:table-cell office:value-type="float" office:value="3.0284628240000004" table:formula="of:=[.C349]/1000 * [.D349]*[.E349]/1000" table:style-name="ce6">
            <text:p>3,028462824</text:p>
          </table:table-cell>
          <table:table-cell table:number-columns-repeated="2" table:style-name="ce1"/>
          <table:table-cell office:value-type="float" office:value="0.33405360135807838" table:formula="of:=[.F349]-([.$J$3]*[.C349]/1000)" table:style-name="ce1">
            <text:p>0,334053601</text:p>
          </table:table-cell>
          <table:table-cell table:number-columns-repeated="16375"/>
        </table:table-row>
        <table:table-row table:style-name="ro1">
          <table:table-cell office:value-type="time" office:time-value="PT17H11M44S" table:style-name="ce3">
            <text:p>17:11:44</text:p>
          </table:table-cell>
          <table:table-cell office:value-type="time" office:time-value="PT17H11M45S" table:style-name="ce3">
            <text:p>17:11:45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2.14" table:style-name="ce1">
            <text:p>542,14</text:p>
          </table:table-cell>
          <table:table-cell office:value-type="float" office:value="2.9710356280000001" table:formula="of:=[.C350]/1000 * [.D350]*[.E350]/1000" table:style-name="ce6">
            <text:p>2,971035628</text:p>
          </table:table-cell>
          <table:table-cell table:number-columns-repeated="2" table:style-name="ce1"/>
          <table:table-cell office:value-type="float" office:value="0.27662640535807803" table:formula="of:=[.F350]-([.$J$3]*[.C350]/1000)" table:style-name="ce1">
            <text:p>0,276626405</text:p>
          </table:table-cell>
          <table:table-cell table:number-columns-repeated="16375"/>
        </table:table-row>
        <table:table-row table:style-name="ro1">
          <table:table-cell office:value-type="time" office:time-value="PT17H11M45S" table:style-name="ce3">
            <text:p>17:11:45</text:p>
          </table:table-cell>
          <table:table-cell office:value-type="time" office:time-value="PT17H11M46S" table:style-name="ce3">
            <text:p>17:11:46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21.11" table:style-name="ce1">
            <text:p>521,11</text:p>
          </table:table-cell>
          <table:table-cell office:value-type="float" office:value="2.8665635768000004" table:formula="of:=[.C351]/1000 * [.D351]*[.E351]/1000" table:style-name="ce6">
            <text:p>2,866563577</text:p>
          </table:table-cell>
          <table:table-cell table:number-columns-repeated="2" table:style-name="ce1"/>
          <table:table-cell office:value-type="float" office:value="0.16198677218584479" table:formula="of:=[.F351]-([.$J$3]*[.C351]/1000)" table:style-name="ce1">
            <text:p>0,161986772</text:p>
          </table:table-cell>
          <table:table-cell table:number-columns-repeated="16375"/>
        </table:table-row>
        <table:table-row table:style-name="ro1">
          <table:table-cell office:value-type="time" office:time-value="PT17H11M46S" table:style-name="ce3">
            <text:p>17:11:46</text:p>
          </table:table-cell>
          <table:table-cell office:value-type="time" office:time-value="PT17H11M47S" table:style-name="ce3">
            <text:p>17:11:47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5.73" table:style-name="ce1">
            <text:p>535,73</text:p>
          </table:table-cell>
          <table:table-cell office:value-type="float" office:value="2.9359075459999997" table:formula="of:=[.C352]/1000 * [.D352]*[.E352]/1000" table:style-name="ce6">
            <text:p>2,935907546</text:p>
          </table:table-cell>
          <table:table-cell table:number-columns-repeated="2" table:style-name="ce1"/>
          <table:table-cell office:value-type="float" office:value="0.24149832335807764" table:formula="of:=[.F352]-([.$J$3]*[.C352]/1000)" table:style-name="ce1">
            <text:p>0,241498323</text:p>
          </table:table-cell>
          <table:table-cell table:number-columns-repeated="16375"/>
        </table:table-row>
        <table:table-row table:style-name="ro1">
          <table:table-cell office:value-type="time" office:time-value="PT17H11M47S" table:style-name="ce3">
            <text:p>17:11:47</text:p>
          </table:table-cell>
          <table:table-cell office:value-type="time" office:time-value="PT17H11M48S" table:style-name="ce3">
            <text:p>17:11:48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2.76" table:style-name="ce1">
            <text:p>522,76</text:p>
          </table:table-cell>
          <table:table-cell office:value-type="float" office:value="2.8675320211999997" table:formula="of:=[.C353]/1000 * [.D353]*[.E353]/1000" table:style-name="ce6">
            <text:p>2,867532021</text:p>
          </table:table-cell>
          <table:table-cell table:number-columns-repeated="2" table:style-name="ce1"/>
          <table:table-cell office:value-type="float" office:value="0.17058090306501938" table:formula="of:=[.F353]-([.$J$3]*[.C353]/1000)" table:style-name="ce1">
            <text:p>0,170580903</text:p>
          </table:table-cell>
          <table:table-cell table:number-columns-repeated="16375"/>
        </table:table-row>
        <table:table-row table:style-name="ro1">
          <table:table-cell office:value-type="time" office:time-value="PT17H11M48S" table:style-name="ce3">
            <text:p>17:11:48</text:p>
          </table:table-cell>
          <table:table-cell office:value-type="time" office:time-value="PT17H11M49S" table:style-name="ce3">
            <text:p>17:11:49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29.72" table:style-name="ce1">
            <text:p>529,72</text:p>
          </table:table-cell>
          <table:table-cell office:value-type="float" office:value="2.9221421107999999" table:formula="of:=[.C354]/1000 * [.D354]*[.E354]/1000" table:style-name="ce6">
            <text:p>2,922142111</text:p>
          </table:table-cell>
          <table:table-cell table:number-columns-repeated="2" table:style-name="ce1"/>
          <table:table-cell office:value-type="float" office:value="0.20993961970666897" table:formula="of:=[.F354]-([.$J$3]*[.C354]/1000)" table:style-name="ce1">
            <text:p>0,20993962</text:p>
          </table:table-cell>
          <table:table-cell table:number-columns-repeated="16375"/>
        </table:table-row>
        <table:table-row table:style-name="ro1">
          <table:table-cell office:value-type="time" office:time-value="PT17H11M49S" table:style-name="ce3">
            <text:p>17:11:49</text:p>
          </table:table-cell>
          <table:table-cell office:value-type="time" office:time-value="PT17H11M50S" table:style-name="ce3">
            <text:p>17:11:50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4.79999999999995" table:style-name="ce1">
            <text:p>534,8</text:p>
          </table:table-cell>
          <table:table-cell office:value-type="float" office:value="2.9308109599999996" table:formula="of:=[.C355]/1000 * [.D355]*[.E355]/1000" table:style-name="ce6">
            <text:p>2,93081096</text:p>
          </table:table-cell>
          <table:table-cell table:number-columns-repeated="2" table:style-name="ce1"/>
          <table:table-cell office:value-type="float" office:value="0.23640173735807757" table:formula="of:=[.F355]-([.$J$3]*[.C355]/1000)" table:style-name="ce1">
            <text:p>0,236401737</text:p>
          </table:table-cell>
          <table:table-cell table:number-columns-repeated="16375"/>
        </table:table-row>
        <table:table-row table:style-name="ro1">
          <table:table-cell office:value-type="time" office:time-value="PT17H11M50S" table:style-name="ce3">
            <text:p>17:11:50</text:p>
          </table:table-cell>
          <table:table-cell office:value-type="time" office:time-value="PT17H11M51S" table:style-name="ce3">
            <text:p>17:11:51</text:p>
          </table:table-cell>
          <table:table-cell office:value-type="float" office:value="1066" table:style-name="ce1">
            <text:p>1066</text:p>
          </table:table-cell>
          <table:table-cell office:value-type="float" office:value="5.17" table:style-name="ce1">
            <text:p>5,17</text:p>
          </table:table-cell>
          <table:table-cell office:value-type="float" office:value="537.62" table:style-name="ce1">
            <text:p>537,62</text:p>
          </table:table-cell>
          <table:table-cell office:value-type="float" office:value="2.9629420963999999" table:formula="of:=[.C356]/1000 * [.D356]*[.E356]/1000" table:style-name="ce6">
            <text:p>2,962942096</text:p>
          </table:table-cell>
          <table:table-cell table:number-columns-repeated="2" table:style-name="ce1"/>
          <table:table-cell office:value-type="float" office:value="0.25328150079972733" table:formula="of:=[.F356]-([.$J$3]*[.C356]/1000)" table:style-name="ce1">
            <text:p>0,253281501</text:p>
          </table:table-cell>
          <table:table-cell table:number-columns-repeated="16375"/>
        </table:table-row>
        <table:table-row table:style-name="ro1">
          <table:table-cell office:value-type="time" office:time-value="PT17H11M51S" table:style-name="ce3">
            <text:p>17:11:51</text:p>
          </table:table-cell>
          <table:table-cell office:value-type="time" office:time-value="PT17H11M52S" table:style-name="ce3">
            <text:p>17:11:52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53.30999999999995" table:style-name="ce1">
            <text:p>553,31</text:p>
          </table:table-cell>
          <table:table-cell office:value-type="float" office:value="3.0465525254999992" table:formula="of:=[.C357]/1000 * [.D357]*[.E357]/1000" table:style-name="ce6">
            <text:p>3,046552526</text:p>
          </table:table-cell>
          <table:table-cell table:number-columns-repeated="2" table:style-name="ce1"/>
          <table:table-cell office:value-type="float" office:value="0.33943382539278533" table:formula="of:=[.F357]-([.$J$3]*[.C357]/1000)" table:style-name="ce1">
            <text:p>0,339433825</text:p>
          </table:table-cell>
          <table:table-cell table:number-columns-repeated="16375"/>
        </table:table-row>
        <table:table-row table:style-name="ro1">
          <table:table-cell office:value-type="time" office:time-value="PT17H11M52S" table:style-name="ce3">
            <text:p>17:11:52</text:p>
          </table:table-cell>
          <table:table-cell office:value-type="time" office:time-value="PT17H11M53S" table:style-name="ce3">
            <text:p>17:11:53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29.98" table:style-name="ce1">
            <text:p>529,98</text:p>
          </table:table-cell>
          <table:table-cell office:value-type="float" office:value="2.9016563993999998" table:formula="of:=[.C358]/1000 * [.D358]*[.E358]/1000" table:style-name="ce6">
            <text:p>2,901656399</text:p>
          </table:table-cell>
          <table:table-cell table:number-columns-repeated="2" table:style-name="ce1"/>
          <table:table-cell office:value-type="float" office:value="0.20978907225113597" table:formula="of:=[.F358]-([.$J$3]*[.C358]/1000)" table:style-name="ce1">
            <text:p>0,209789072</text:p>
          </table:table-cell>
          <table:table-cell table:number-columns-repeated="16375"/>
        </table:table-row>
        <table:table-row table:style-name="ro1">
          <table:table-cell office:value-type="time" office:time-value="PT17H11M53S" table:style-name="ce3">
            <text:p>17:11:53</text:p>
          </table:table-cell>
          <table:table-cell office:value-type="time" office:time-value="PT17H11M54S" table:style-name="ce3">
            <text:p>17:11:54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1.96" table:style-name="ce1">
            <text:p>531,96</text:p>
          </table:table-cell>
          <table:table-cell office:value-type="float" office:value="2.9179974252000003" table:formula="of:=[.C359]/1000 * [.D359]*[.E359]/1000" table:style-name="ce6">
            <text:p>2,917997425</text:p>
          </table:table-cell>
          <table:table-cell table:number-columns-repeated="2" table:style-name="ce1"/>
          <table:table-cell office:value-type="float" office:value="0.22104630706501993" table:formula="of:=[.F359]-([.$J$3]*[.C359]/1000)" table:style-name="ce1">
            <text:p>0,221046307</text:p>
          </table:table-cell>
          <table:table-cell table:number-columns-repeated="16375"/>
        </table:table-row>
        <table:table-row table:style-name="ro1">
          <table:table-cell office:value-type="time" office:time-value="PT17H11M54S" table:style-name="ce3">
            <text:p>17:11:54</text:p>
          </table:table-cell>
          <table:table-cell office:value-type="time" office:time-value="PT17H11M56S" table:style-name="ce3">
            <text:p>17:11:56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34.28" table:style-name="ce1">
            <text:p>534,28</text:p>
          </table:table-cell>
          <table:table-cell office:value-type="float" office:value="2.9528213043999996" table:formula="of:=[.C360]/1000 * [.D360]*[.E360]/1000" table:style-name="ce6">
            <text:p>2,952821304</text:p>
          </table:table-cell>
          <table:table-cell table:number-columns-repeated="2" table:style-name="ce1"/>
          <table:table-cell office:value-type="float" office:value="0.23553502232055212" table:formula="of:=[.F360]-([.$J$3]*[.C360]/1000)" table:style-name="ce1">
            <text:p>0,235535022</text:p>
          </table:table-cell>
          <table:table-cell table:number-columns-repeated="16375"/>
        </table:table-row>
        <table:table-row table:style-name="ro1">
          <table:table-cell office:value-type="time" office:time-value="PT17H11M56S" table:style-name="ce3">
            <text:p>17:11:56</text:p>
          </table:table-cell>
          <table:table-cell office:value-type="time" office:time-value="PT17H11M57S" table:style-name="ce3">
            <text:p>17:11:57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4.28" table:style-name="ce1">
            <text:p>524,28</text:p>
          </table:table-cell>
          <table:table-cell office:value-type="float" office:value="2.8731592560000001" table:formula="of:=[.C361]/1000 * [.D361]*[.E361]/1000" table:style-name="ce6">
            <text:p>2,873159256</text:p>
          </table:table-cell>
          <table:table-cell table:number-columns-repeated="2" table:style-name="ce1"/>
          <table:table-cell office:value-type="float" office:value="0.17875003335807804" table:formula="of:=[.F361]-([.$J$3]*[.C361]/1000)" table:style-name="ce1">
            <text:p>0,178750033</text:p>
          </table:table-cell>
          <table:table-cell table:number-columns-repeated="16375"/>
        </table:table-row>
        <table:table-row table:style-name="ro1">
          <table:table-cell office:value-type="time" office:time-value="PT17H11M57S" table:style-name="ce3">
            <text:p>17:11:57</text:p>
          </table:table-cell>
          <table:table-cell office:value-type="time" office:time-value="PT17H11M58S" table:style-name="ce3">
            <text:p>17:11:58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3.1" table:style-name="ce1">
            <text:p>523,1</text:p>
          </table:table-cell>
          <table:table-cell office:value-type="float" office:value="2.8666926200000002" table:formula="of:=[.C362]/1000 * [.D362]*[.E362]/1000" table:style-name="ce6">
            <text:p>2,86669262</text:p>
          </table:table-cell>
          <table:table-cell table:number-columns-repeated="2" table:style-name="ce1"/>
          <table:table-cell office:value-type="float" office:value="0.17228339735807818" table:formula="of:=[.F362]-([.$J$3]*[.C362]/1000)" table:style-name="ce1">
            <text:p>0,172283397</text:p>
          </table:table-cell>
          <table:table-cell table:number-columns-repeated="16375"/>
        </table:table-row>
        <table:table-row table:style-name="ro1">
          <table:table-cell office:value-type="time" office:time-value="PT17H11M58S" table:style-name="ce3">
            <text:p>17:11:58</text:p>
          </table:table-cell>
          <table:table-cell office:value-type="time" office:time-value="PT17H11M59S" table:style-name="ce3">
            <text:p>17:11:59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1.83000000000004" table:style-name="ce1">
            <text:p>521,83</text:p>
          </table:table-cell>
          <table:table-cell office:value-type="float" office:value="2.859732766" table:formula="of:=[.C363]/1000 * [.D363]*[.E363]/1000" table:style-name="ce6">
            <text:p>2,859732766</text:p>
          </table:table-cell>
          <table:table-cell table:number-columns-repeated="2" table:style-name="ce1"/>
          <table:table-cell office:value-type="float" office:value="0.16532354335807797" table:formula="of:=[.F363]-([.$J$3]*[.C363]/1000)" table:style-name="ce1">
            <text:p>0,165323543</text:p>
          </table:table-cell>
          <table:table-cell table:number-columns-repeated="16375"/>
        </table:table-row>
        <table:table-row table:style-name="ro1">
          <table:table-cell office:value-type="time" office:time-value="PT17H11M59S" table:style-name="ce3">
            <text:p>17:11:59</text:p>
          </table:table-cell>
          <table:table-cell office:value-type="time" office:time-value="PT17H12M0S" table:style-name="ce3">
            <text:p>17:12:00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18.82000000000005" table:style-name="ce1">
            <text:p>518,82</text:p>
          </table:table-cell>
          <table:table-cell office:value-type="float" office:value="2.8405550646000002" table:formula="of:=[.C364]/1000 * [.D364]*[.E364]/1000" table:style-name="ce6">
            <text:p>2,840555065</text:p>
          </table:table-cell>
          <table:table-cell table:number-columns-repeated="2" table:style-name="ce1"/>
          <table:table-cell office:value-type="float" office:value="0.14868773745113639" table:formula="of:=[.F364]-([.$J$3]*[.C364]/1000)" table:style-name="ce1">
            <text:p>0,148687737</text:p>
          </table:table-cell>
          <table:table-cell table:number-columns-repeated="16375"/>
        </table:table-row>
        <table:table-row table:style-name="ro1">
          <table:table-cell office:value-type="time" office:time-value="PT17H12M0S" table:style-name="ce3">
            <text:p>17:12:00</text:p>
          </table:table-cell>
          <table:table-cell office:value-type="time" office:time-value="PT17H12M1S" table:style-name="ce3">
            <text:p>17:12:01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13.42999999999995" table:style-name="ce1">
            <text:p>513,43</text:p>
          </table:table-cell>
          <table:table-cell office:value-type="float" office:value="2.8082567280000004" table:formula="of:=[.C365]/1000 * [.D365]*[.E365]/1000" table:style-name="ce6">
            <text:p>2,808256728</text:p>
          </table:table-cell>
          <table:table-cell table:number-columns-repeated="2" table:style-name="ce1"/>
          <table:table-cell office:value-type="float" office:value="0.1138475053580783" table:formula="of:=[.F365]-([.$J$3]*[.C365]/1000)" table:style-name="ce1">
            <text:p>0,113847505</text:p>
          </table:table-cell>
          <table:table-cell table:number-columns-repeated="16375"/>
        </table:table-row>
        <table:table-row table:style-name="ro1">
          <table:table-cell office:value-type="time" office:time-value="PT17H12M1S" table:style-name="ce3">
            <text:p>17:12:01</text:p>
          </table:table-cell>
          <table:table-cell office:value-type="time" office:time-value="PT17H12M2S" table:style-name="ce3">
            <text:p>17:12:0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2.78" table:style-name="ce1">
            <text:p>512,78</text:p>
          </table:table-cell>
          <table:table-cell office:value-type="float" office:value="2.810136956" table:formula="of:=[.C366]/1000 * [.D366]*[.E366]/1000" table:style-name="ce6">
            <text:p>2,810136956</text:p>
          </table:table-cell>
          <table:table-cell table:number-columns-repeated="2" table:style-name="ce1"/>
          <table:table-cell office:value-type="float" office:value="0.11572773335807796" table:formula="of:=[.F366]-([.$J$3]*[.C366]/1000)" table:style-name="ce1">
            <text:p>0,115727733</text:p>
          </table:table-cell>
          <table:table-cell table:number-columns-repeated="16375"/>
        </table:table-row>
        <table:table-row table:style-name="ro1">
          <table:table-cell office:value-type="time" office:time-value="PT17H12M2S" table:style-name="ce3">
            <text:p>17:12:02</text:p>
          </table:table-cell>
          <table:table-cell office:value-type="time" office:time-value="PT17H12M3S" table:style-name="ce3">
            <text:p>17:12:03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28.82000000000005" table:style-name="ce1">
            <text:p>528,82</text:p>
          </table:table-cell>
          <table:table-cell office:value-type="float" office:value="2.8953053646" table:formula="of:=[.C367]/1000 * [.D367]*[.E367]/1000" table:style-name="ce6">
            <text:p>2,895305365</text:p>
          </table:table-cell>
          <table:table-cell table:number-columns-repeated="2" table:style-name="ce1"/>
          <table:table-cell office:value-type="float" office:value="0.2034380374511362" table:formula="of:=[.F367]-([.$J$3]*[.C367]/1000)" table:style-name="ce1">
            <text:p>0,203438037</text:p>
          </table:table-cell>
          <table:table-cell table:number-columns-repeated="16375"/>
        </table:table-row>
        <table:table-row table:style-name="ro1">
          <table:table-cell office:value-type="time" office:time-value="PT17H12M3S" table:style-name="ce3">
            <text:p>17:12:03</text:p>
          </table:table-cell>
          <table:table-cell office:value-type="time" office:time-value="PT17H12M4S" table:style-name="ce3">
            <text:p>17:12:04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2.63" table:style-name="ce1">
            <text:p>522,63</text:p>
          </table:table-cell>
          <table:table-cell office:value-type="float" office:value="2.8668189230999999" table:formula="of:=[.C368]/1000 * [.D368]*[.E368]/1000" table:style-name="ce6">
            <text:p>2,866818923</text:p>
          </table:table-cell>
          <table:table-cell table:number-columns-repeated="2" table:style-name="ce1"/>
          <table:table-cell office:value-type="float" office:value="0.16986780496501952" table:formula="of:=[.F368]-([.$J$3]*[.C368]/1000)" table:style-name="ce1">
            <text:p>0,169867805</text:p>
          </table:table-cell>
          <table:table-cell table:number-columns-repeated="16375"/>
        </table:table-row>
        <table:table-row table:style-name="ro1">
          <table:table-cell office:value-type="time" office:time-value="PT17H12M4S" table:style-name="ce3">
            <text:p>17:12:04</text:p>
          </table:table-cell>
          <table:table-cell office:value-type="time" office:time-value="PT17H12M5S" table:style-name="ce3">
            <text:p>17:12:05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30.63" table:style-name="ce1">
            <text:p>530,63</text:p>
          </table:table-cell>
          <table:table-cell office:value-type="float" office:value="2.9052151688999999" table:formula="of:=[.C369]/1000 * [.D369]*[.E369]/1000" table:style-name="ce6">
            <text:p>2,905215169</text:p>
          </table:table-cell>
          <table:table-cell table:number-columns-repeated="2" table:style-name="ce1"/>
          <table:table-cell office:value-type="float" office:value="0.21334784175113608" table:formula="of:=[.F369]-([.$J$3]*[.C369]/1000)" table:style-name="ce1">
            <text:p>0,213347842</text:p>
          </table:table-cell>
          <table:table-cell table:number-columns-repeated="16375"/>
        </table:table-row>
        <table:table-row table:style-name="ro1">
          <table:table-cell office:value-type="time" office:time-value="PT17H12M5S" table:style-name="ce3">
            <text:p>17:12:05</text:p>
          </table:table-cell>
          <table:table-cell office:value-type="time" office:time-value="PT17H12M6S" table:style-name="ce3">
            <text:p>17:12:06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27.6" table:style-name="ce1">
            <text:p>527,6</text:p>
          </table:table-cell>
          <table:table-cell office:value-type="float" office:value="2.8995365959999999" table:formula="of:=[.C370]/1000 * [.D370]*[.E370]/1000" table:style-name="ce6">
            <text:p>2,899536596</text:p>
          </table:table-cell>
          <table:table-cell table:number-columns-repeated="2" table:style-name="ce1"/>
          <table:table-cell office:value-type="float" office:value="0.19750168687890257" table:formula="of:=[.F370]-([.$J$3]*[.C370]/1000)" table:style-name="ce1">
            <text:p>0,197501687</text:p>
          </table:table-cell>
          <table:table-cell table:number-columns-repeated="16375"/>
        </table:table-row>
        <table:table-row table:style-name="ro1">
          <table:table-cell office:value-type="time" office:time-value="PT17H12M6S" table:style-name="ce3">
            <text:p>17:12:06</text:p>
          </table:table-cell>
          <table:table-cell office:value-type="time" office:time-value="PT17H12M7S" table:style-name="ce3">
            <text:p>17:12:07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19.16999999999996" table:style-name="ce1">
            <text:p>519,17</text:p>
          </table:table-cell>
          <table:table-cell office:value-type="float" office:value="2.8478395428999996" table:formula="of:=[.C371]/1000 * [.D371]*[.E371]/1000" table:style-name="ce6">
            <text:p>2,847839543</text:p>
          </table:table-cell>
          <table:table-cell table:number-columns-repeated="2" table:style-name="ce1"/>
          <table:table-cell office:value-type="float" office:value="0.15088842476501929" table:formula="of:=[.F371]-([.$J$3]*[.C371]/1000)" table:style-name="ce1">
            <text:p>0,150888425</text:p>
          </table:table-cell>
          <table:table-cell table:number-columns-repeated="16375"/>
        </table:table-row>
        <table:table-row table:style-name="ro1">
          <table:table-cell office:value-type="time" office:time-value="PT17H12M7S" table:style-name="ce3">
            <text:p>17:12:07</text:p>
          </table:table-cell>
          <table:table-cell office:value-type="time" office:time-value="PT17H12M9S" table:style-name="ce3">
            <text:p>17:12:09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18.11" table:style-name="ce1">
            <text:p>518,11</text:p>
          </table:table-cell>
          <table:table-cell office:value-type="float" office:value="2.8420250507000002" table:formula="of:=[.C372]/1000 * [.D372]*[.E372]/1000" table:style-name="ce6">
            <text:p>2,842025051</text:p>
          </table:table-cell>
          <table:table-cell table:number-columns-repeated="2" table:style-name="ce1"/>
          <table:table-cell office:value-type="float" office:value="0.14507393256501988" table:formula="of:=[.F372]-([.$J$3]*[.C372]/1000)" table:style-name="ce1">
            <text:p>0,145073933</text:p>
          </table:table-cell>
          <table:table-cell table:number-columns-repeated="16375"/>
        </table:table-row>
        <table:table-row table:style-name="ro1">
          <table:table-cell office:value-type="time" office:time-value="PT17H12M9S" table:style-name="ce3">
            <text:p>17:12:09</text:p>
          </table:table-cell>
          <table:table-cell office:value-type="time" office:time-value="PT17H12M10S" table:style-name="ce3">
            <text:p>17:12:10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39.28" table:style-name="ce1">
            <text:p>539,28</text:p>
          </table:table-cell>
          <table:table-cell office:value-type="float" office:value="2.9776668767999999" table:formula="of:=[.C373]/1000 * [.D373]*[.E373]/1000" table:style-name="ce6">
            <text:p>2,977666877</text:p>
          </table:table-cell>
          <table:table-cell table:number-columns-repeated="2" table:style-name="ce1"/>
          <table:table-cell office:value-type="float" office:value="0.26292249021361069" table:formula="of:=[.F373]-([.$J$3]*[.C373]/1000)" table:style-name="ce1">
            <text:p>0,26292249</text:p>
          </table:table-cell>
          <table:table-cell table:number-columns-repeated="16375"/>
        </table:table-row>
        <table:table-row table:style-name="ro1">
          <table:table-cell office:value-type="time" office:time-value="PT17H12M10S" table:style-name="ce3">
            <text:p>17:12:10</text:p>
          </table:table-cell>
          <table:table-cell office:value-type="time" office:time-value="PT17H12M11S" table:style-name="ce3">
            <text:p>17:12:11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11.8" table:style-name="ce1">
            <text:p>511,8</text:p>
          </table:table-cell>
          <table:table-cell office:value-type="float" office:value="2.8074123659999999" table:formula="of:=[.C374]/1000 * [.D374]*[.E374]/1000" table:style-name="ce6">
            <text:p>2,807412366</text:p>
          </table:table-cell>
          <table:table-cell table:number-columns-repeated="2" table:style-name="ce1"/>
          <table:table-cell office:value-type="float" office:value="0.11046124786501954" table:formula="of:=[.F374]-([.$J$3]*[.C374]/1000)" table:style-name="ce1">
            <text:p>0,110461248</text:p>
          </table:table-cell>
          <table:table-cell table:number-columns-repeated="16375"/>
        </table:table-row>
        <table:table-row table:style-name="ro1">
          <table:table-cell office:value-type="time" office:time-value="PT17H12M11S" table:style-name="ce3">
            <text:p>17:12:11</text:p>
          </table:table-cell>
          <table:table-cell office:value-type="time" office:time-value="PT17H12M12S" table:style-name="ce3">
            <text:p>17:12:12</text:p>
          </table:table-cell>
          <table:table-cell office:value-type="float" office:value="1057" table:style-name="ce1">
            <text:p>1057</text:p>
          </table:table-cell>
          <table:table-cell office:value-type="float" office:value="5.16" table:style-name="ce1">
            <text:p>5,16</text:p>
          </table:table-cell>
          <table:table-cell office:value-type="float" office:value="523.53" table:style-name="ce1">
            <text:p>523,53</text:p>
          </table:table-cell>
          <table:table-cell office:value-type="float" office:value="2.8553954435999995" table:formula="of:=[.C375]/1000 * [.D375]*[.E375]/1000" table:style-name="ce6">
            <text:p>2,855395444</text:p>
          </table:table-cell>
          <table:table-cell table:number-columns-repeated="2" table:style-name="ce1"/>
          <table:table-cell office:value-type="float" office:value="0.16861190743725274" table:formula="of:=[.F375]-([.$J$3]*[.C375]/1000)" table:style-name="ce1">
            <text:p>0,168611907</text:p>
          </table:table-cell>
          <table:table-cell table:number-columns-repeated="16375"/>
        </table:table-row>
        <table:table-row table:style-name="ro1">
          <table:table-cell office:value-type="time" office:time-value="PT17H12M12S" table:style-name="ce3">
            <text:p>17:12:12</text:p>
          </table:table-cell>
          <table:table-cell office:value-type="time" office:time-value="PT17H12M13S" table:style-name="ce3">
            <text:p>17:12:13</text:p>
          </table:table-cell>
          <table:table-cell office:value-type="float" office:value="1055" table:style-name="ce1">
            <text:p>1055</text:p>
          </table:table-cell>
          <table:table-cell office:value-type="float" office:value="5.15" table:style-name="ce1">
            <text:p>5,15</text:p>
          </table:table-cell>
          <table:table-cell office:value-type="float" office:value="606.79999999999995" table:style-name="ce1">
            <text:p>606,8</text:p>
          </table:table-cell>
          <table:table-cell office:value-type="float" office:value="3.2968961000000001" table:formula="of:=[.C376]/1000 * [.D376]*[.E376]/1000" table:style-name="ce6">
            <text:p>3,2968961</text:p>
          </table:table-cell>
          <table:table-cell table:number-columns-repeated="2" table:style-name="ce1"/>
          <table:table-cell office:value-type="float" office:value="0.61519635482336987" table:formula="of:=[.F376]-([.$J$3]*[.C376]/1000)" table:style-name="ce1">
            <text:p>0,615196355</text:p>
          </table:table-cell>
          <table:table-cell table:number-columns-repeated="16375"/>
        </table:table-row>
        <table:table-row table:style-name="ro1">
          <table:table-cell office:value-type="time" office:time-value="PT17H12M13S" table:style-name="ce3">
            <text:p>17:12:13</text:p>
          </table:table-cell>
          <table:table-cell office:value-type="time" office:time-value="PT17H12M14S" table:style-name="ce3">
            <text:p>17:12:14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52.29999999999995" table:style-name="ce1">
            <text:p>552,3</text:p>
          </table:table-cell>
          <table:table-cell office:value-type="float" office:value="3.0237099479999996" table:formula="of:=[.C377]/1000 * [.D377]*[.E377]/1000" table:style-name="ce6">
            <text:p>3,023709948</text:p>
          </table:table-cell>
          <table:table-cell table:number-columns-repeated="2" table:style-name="ce1"/>
          <table:table-cell office:value-type="float" office:value="0.32675882986501925" table:formula="of:=[.F377]-([.$J$3]*[.C377]/1000)" table:style-name="ce1">
            <text:p>0,32675883</text:p>
          </table:table-cell>
          <table:table-cell table:number-columns-repeated="16375"/>
        </table:table-row>
        <table:table-row table:style-name="ro1">
          <table:table-cell office:value-type="time" office:time-value="PT17H12M14S" table:style-name="ce3">
            <text:p>17:12:14</text:p>
          </table:table-cell>
          <table:table-cell office:value-type="time" office:time-value="PT17H12M15S" table:style-name="ce3">
            <text:p>17:12:15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8.21" table:style-name="ce1">
            <text:p>528,21</text:p>
          </table:table-cell>
          <table:table-cell office:value-type="float" office:value="2.8946964420000003" table:formula="of:=[.C378]/1000 * [.D378]*[.E378]/1000" table:style-name="ce6">
            <text:p>2,894696442</text:p>
          </table:table-cell>
          <table:table-cell table:number-columns-repeated="2" table:style-name="ce1"/>
          <table:table-cell office:value-type="float" office:value="0.20028721935807825" table:formula="of:=[.F378]-([.$J$3]*[.C378]/1000)" table:style-name="ce1">
            <text:p>0,200287219</text:p>
          </table:table-cell>
          <table:table-cell table:number-columns-repeated="16375"/>
        </table:table-row>
        <table:table-row table:style-name="ro1">
          <table:table-cell office:value-type="time" office:time-value="PT17H12M15S" table:style-name="ce3">
            <text:p>17:12:15</text:p>
          </table:table-cell>
          <table:table-cell office:value-type="time" office:time-value="PT17H12M16S" table:style-name="ce3">
            <text:p>17:12:16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27.53" table:style-name="ce1">
            <text:p>527,53</text:p>
          </table:table-cell>
          <table:table-cell office:value-type="float" office:value="2.9127885467999999" table:formula="of:=[.C379]/1000 * [.D379]*[.E379]/1000" table:style-name="ce6">
            <text:p>2,912788547</text:p>
          </table:table-cell>
          <table:table-cell table:number-columns-repeated="2" table:style-name="ce1"/>
          <table:table-cell office:value-type="float" office:value="0.19804416021361071" table:formula="of:=[.F379]-([.$J$3]*[.C379]/1000)" table:style-name="ce1">
            <text:p>0,19804416</text:p>
          </table:table-cell>
          <table:table-cell table:number-columns-repeated="16375"/>
        </table:table-row>
        <table:table-row table:style-name="ro1">
          <table:table-cell office:value-type="time" office:time-value="PT17H12M16S" table:style-name="ce3">
            <text:p>17:12:16</text:p>
          </table:table-cell>
          <table:table-cell office:value-type="time" office:time-value="PT17H12M17S" table:style-name="ce3">
            <text:p>17:12:17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59.75" table:style-name="ce1">
            <text:p>559,75</text:p>
          </table:table-cell>
          <table:table-cell office:value-type="float" office:value="3.073329765" table:formula="of:=[.C380]/1000 * [.D380]*[.E380]/1000" table:style-name="ce6">
            <text:p>3,073329765</text:p>
          </table:table-cell>
          <table:table-cell table:number-columns-repeated="2" table:style-name="ce1"/>
          <table:table-cell office:value-type="float" office:value="0.37383675137196093" table:formula="of:=[.F380]-([.$J$3]*[.C380]/1000)" table:style-name="ce1">
            <text:p>0,373836751</text:p>
          </table:table-cell>
          <table:table-cell table:number-columns-repeated="16375"/>
        </table:table-row>
        <table:table-row table:style-name="ro1">
          <table:table-cell office:value-type="time" office:time-value="PT17H12M17S" table:style-name="ce3">
            <text:p>17:12:17</text:p>
          </table:table-cell>
          <table:table-cell office:value-type="time" office:time-value="PT17H12M18S" table:style-name="ce3">
            <text:p>17:12:18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8" table:style-name="ce1">
            <text:p>548</text:p>
          </table:table-cell>
          <table:table-cell office:value-type="float" office:value="3.0059827599999998" table:formula="of:=[.C381]/1000 * [.D381]*[.E381]/1000" table:style-name="ce6">
            <text:p>3,00598276</text:p>
          </table:table-cell>
          <table:table-cell table:number-columns-repeated="2" table:style-name="ce1"/>
          <table:table-cell office:value-type="float" office:value="0.30903164186501941" table:formula="of:=[.F381]-([.$J$3]*[.C381]/1000)" table:style-name="ce1">
            <text:p>0,309031642</text:p>
          </table:table-cell>
          <table:table-cell table:number-columns-repeated="16375"/>
        </table:table-row>
        <table:table-row table:style-name="ro1">
          <table:table-cell office:value-type="time" office:time-value="PT17H12M18S" table:style-name="ce3">
            <text:p>17:12:18</text:p>
          </table:table-cell>
          <table:table-cell office:value-type="time" office:time-value="PT17H12M19S" table:style-name="ce3">
            <text:p>17:12:19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2.46" table:style-name="ce1">
            <text:p>532,46</text:p>
          </table:table-cell>
          <table:table-cell office:value-type="float" office:value="2.9207401101999997" table:formula="of:=[.C382]/1000 * [.D382]*[.E382]/1000" table:style-name="ce6">
            <text:p>2,92074011</text:p>
          </table:table-cell>
          <table:table-cell table:number-columns-repeated="2" table:style-name="ce1"/>
          <table:table-cell office:value-type="float" office:value="0.22378899206501934" table:formula="of:=[.F382]-([.$J$3]*[.C382]/1000)" table:style-name="ce1">
            <text:p>0,223788992</text:p>
          </table:table-cell>
          <table:table-cell table:number-columns-repeated="16375"/>
        </table:table-row>
        <table:table-row table:style-name="ro1">
          <table:table-cell office:value-type="time" office:time-value="PT17H12M19S" table:style-name="ce3">
            <text:p>17:12:19</text:p>
          </table:table-cell>
          <table:table-cell office:value-type="time" office:time-value="PT17H12M20S" table:style-name="ce3">
            <text:p>17:12:20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2.88" table:style-name="ce1">
            <text:p>522,88</text:p>
          </table:table-cell>
          <table:table-cell office:value-type="float" office:value="2.8681902655999996" table:formula="of:=[.C383]/1000 * [.D383]*[.E383]/1000" table:style-name="ce6">
            <text:p>2,868190266</text:p>
          </table:table-cell>
          <table:table-cell table:number-columns-repeated="2" table:style-name="ce1"/>
          <table:table-cell office:value-type="float" office:value="0.17123914746501923" table:formula="of:=[.F383]-([.$J$3]*[.C383]/1000)" table:style-name="ce1">
            <text:p>0,171239147</text:p>
          </table:table-cell>
          <table:table-cell table:number-columns-repeated="16375"/>
        </table:table-row>
        <table:table-row table:style-name="ro1">
          <table:table-cell office:value-type="time" office:time-value="PT17H12M20S" table:style-name="ce3">
            <text:p>17:12:20</text:p>
          </table:table-cell>
          <table:table-cell office:value-type="time" office:time-value="PT17H12M21S" table:style-name="ce3">
            <text:p>17:12:21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54.83000000000004" table:style-name="ce1">
            <text:p>554,83</text:p>
          </table:table-cell>
          <table:table-cell office:value-type="float" office:value="3.0434478371" table:formula="of:=[.C384]/1000 * [.D384]*[.E384]/1000" table:style-name="ce6">
            <text:p>3,043447837</text:p>
          </table:table-cell>
          <table:table-cell table:number-columns-repeated="2" table:style-name="ce1"/>
          <table:table-cell office:value-type="float" office:value="0.34649671896501966" table:formula="of:=[.F384]-([.$J$3]*[.C384]/1000)" table:style-name="ce1">
            <text:p>0,346496719</text:p>
          </table:table-cell>
          <table:table-cell table:number-columns-repeated="16375"/>
        </table:table-row>
        <table:table-row table:style-name="ro1">
          <table:table-cell office:value-type="time" office:time-value="PT17H12M22S" table:style-name="ce3">
            <text:p>17:12:22</text:p>
          </table:table-cell>
          <table:table-cell office:value-type="time" office:time-value="PT17H12M23S" table:style-name="ce3">
            <text:p>17:12:23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52.22" table:style-name="ce1">
            <text:p>552,22</text:p>
          </table:table-cell>
          <table:table-cell office:value-type="float" office:value="3.0262760440000003" table:formula="of:=[.C385]/1000 * [.D385]*[.E385]/1000" table:style-name="ce6">
            <text:p>3,026276044</text:p>
          </table:table-cell>
          <table:table-cell table:number-columns-repeated="2" table:style-name="ce1"/>
          <table:table-cell office:value-type="float" office:value="0.33186682135807821" table:formula="of:=[.F385]-([.$J$3]*[.C385]/1000)" table:style-name="ce1">
            <text:p>0,331866821</text:p>
          </table:table-cell>
          <table:table-cell table:number-columns-repeated="16375"/>
        </table:table-row>
        <table:table-row table:style-name="ro1">
          <table:table-cell office:value-type="time" office:time-value="PT17H12M23S" table:style-name="ce3">
            <text:p>17:12:23</text:p>
          </table:table-cell>
          <table:table-cell office:value-type="time" office:time-value="PT17H12M24S" table:style-name="ce3">
            <text:p>17:12:24</text:p>
          </table:table-cell>
          <table:table-cell office:value-type="float" office:value="1066" table:style-name="ce1">
            <text:p>1066</text:p>
          </table:table-cell>
          <table:table-cell office:value-type="float" office:value="5.17" table:style-name="ce1">
            <text:p>5,17</text:p>
          </table:table-cell>
          <table:table-cell office:value-type="float" office:value="536.19000000000005" table:style-name="ce1">
            <text:p>536,19</text:p>
          </table:table-cell>
          <table:table-cell office:value-type="float" office:value="2.9550610518000004" table:formula="of:=[.C386]/1000 * [.D386]*[.E386]/1000" table:style-name="ce6">
            <text:p>2,955061052</text:p>
          </table:table-cell>
          <table:table-cell table:number-columns-repeated="2" table:style-name="ce1"/>
          <table:table-cell office:value-type="float" office:value="0.24540045619972783" table:formula="of:=[.F386]-([.$J$3]*[.C386]/1000)" table:style-name="ce1">
            <text:p>0,245400456</text:p>
          </table:table-cell>
          <table:table-cell table:number-columns-repeated="16375"/>
        </table:table-row>
        <table:table-row table:style-name="ro1">
          <table:table-cell office:value-type="time" office:time-value="PT17H12M24S" table:style-name="ce3">
            <text:p>17:12:24</text:p>
          </table:table-cell>
          <table:table-cell office:value-type="time" office:time-value="PT17H12M25S" table:style-name="ce3">
            <text:p>17:12:25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5.79999999999995" table:style-name="ce1">
            <text:p>515,8</text:p>
          </table:table-cell>
          <table:table-cell office:value-type="float" office:value="2.8266871600000001" table:formula="of:=[.C387]/1000 * [.D387]*[.E387]/1000" table:style-name="ce6">
            <text:p>2,82668716</text:p>
          </table:table-cell>
          <table:table-cell table:number-columns-repeated="2" table:style-name="ce1"/>
          <table:table-cell office:value-type="float" office:value="0.13227793735807802" table:formula="of:=[.F387]-([.$J$3]*[.C387]/1000)" table:style-name="ce1">
            <text:p>0,132277937</text:p>
          </table:table-cell>
          <table:table-cell table:number-columns-repeated="16375"/>
        </table:table-row>
        <table:table-row table:style-name="ro1">
          <table:table-cell office:value-type="time" office:time-value="PT17H12M25S" table:style-name="ce3">
            <text:p>17:12:25</text:p>
          </table:table-cell>
          <table:table-cell office:value-type="time" office:time-value="PT17H12M26S" table:style-name="ce3">
            <text:p>17:12:26</text:p>
          </table:table-cell>
          <table:table-cell office:value-type="float" office:value="1066" table:style-name="ce1">
            <text:p>1066</text:p>
          </table:table-cell>
          <table:table-cell office:value-type="float" office:value="5.17" table:style-name="ce1">
            <text:p>5,17</text:p>
          </table:table-cell>
          <table:table-cell office:value-type="float" office:value="542.15" table:style-name="ce1">
            <text:p>542,15</text:p>
          </table:table-cell>
          <table:table-cell office:value-type="float" office:value="2.9879079229999999" table:formula="of:=[.C388]/1000 * [.D388]*[.E388]/1000" table:style-name="ce6">
            <text:p>2,987907923</text:p>
          </table:table-cell>
          <table:table-cell table:number-columns-repeated="2" table:style-name="ce1"/>
          <table:table-cell office:value-type="float" office:value="0.27824732739972724" table:formula="of:=[.F388]-([.$J$3]*[.C388]/1000)" table:style-name="ce1">
            <text:p>0,278247327</text:p>
          </table:table-cell>
          <table:table-cell table:number-columns-repeated="16375"/>
        </table:table-row>
        <table:table-row table:style-name="ro1">
          <table:table-cell office:value-type="time" office:time-value="PT17H12M26S" table:style-name="ce3">
            <text:p>17:12:26</text:p>
          </table:table-cell>
          <table:table-cell office:value-type="time" office:time-value="PT17H12M27S" table:style-name="ce3">
            <text:p>17:12:27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38.52" table:style-name="ce1">
            <text:p>538,52</text:p>
          </table:table-cell>
          <table:table-cell office:value-type="float" office:value="2.9595497491999998" table:formula="of:=[.C389]/1000 * [.D389]*[.E389]/1000" table:style-name="ce6">
            <text:p>2,959549749</text:p>
          </table:table-cell>
          <table:table-cell table:number-columns-repeated="2" table:style-name="ce1"/>
          <table:table-cell office:value-type="float" office:value="0.25751484007890246" table:formula="of:=[.F389]-([.$J$3]*[.C389]/1000)" table:style-name="ce1">
            <text:p>0,25751484</text:p>
          </table:table-cell>
          <table:table-cell table:number-columns-repeated="16375"/>
        </table:table-row>
        <table:table-row table:style-name="ro1">
          <table:table-cell office:value-type="time" office:time-value="PT17H12M27S" table:style-name="ce3">
            <text:p>17:12:27</text:p>
          </table:table-cell>
          <table:table-cell office:value-type="time" office:time-value="PT17H12M28S" table:style-name="ce3">
            <text:p>17:12:28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1.67999999999995" table:style-name="ce1">
            <text:p>531,68</text:p>
          </table:table-cell>
          <table:table-cell office:value-type="float" office:value="2.9137127359999995" table:formula="of:=[.C390]/1000 * [.D390]*[.E390]/1000" table:style-name="ce6">
            <text:p>2,913712736</text:p>
          </table:table-cell>
          <table:table-cell table:number-columns-repeated="2" table:style-name="ce1"/>
          <table:table-cell office:value-type="float" office:value="0.21930351335807741" table:formula="of:=[.F390]-([.$J$3]*[.C390]/1000)" table:style-name="ce1">
            <text:p>0,219303513</text:p>
          </table:table-cell>
          <table:table-cell table:number-columns-repeated="16375"/>
        </table:table-row>
        <table:table-row table:style-name="ro1">
          <table:table-cell office:value-type="time" office:time-value="PT17H12M28S" table:style-name="ce3">
            <text:p>17:12:28</text:p>
          </table:table-cell>
          <table:table-cell office:value-type="time" office:time-value="PT17H12M29S" table:style-name="ce3">
            <text:p>17:12:29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28.21" table:style-name="ce1">
            <text:p>528,21</text:p>
          </table:table-cell>
          <table:table-cell office:value-type="float" office:value="2.9001581334000002" table:formula="of:=[.C391]/1000 * [.D391]*[.E391]/1000" table:style-name="ce6">
            <text:p>2,900158133</text:p>
          </table:table-cell>
          <table:table-cell table:number-columns-repeated="2" table:style-name="ce1"/>
          <table:table-cell office:value-type="float" office:value="0.20066511977196111" table:formula="of:=[.F391]-([.$J$3]*[.C391]/1000)" table:style-name="ce1">
            <text:p>0,20066512</text:p>
          </table:table-cell>
          <table:table-cell table:number-columns-repeated="16375"/>
        </table:table-row>
        <table:table-row table:style-name="ro1">
          <table:table-cell office:value-type="time" office:time-value="PT17H12M29S" table:style-name="ce3">
            <text:p>17:12:29</text:p>
          </table:table-cell>
          <table:table-cell office:value-type="time" office:time-value="PT17H12M30S" table:style-name="ce3">
            <text:p>17:12:30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21.32000000000005" table:style-name="ce1">
            <text:p>521,32</text:p>
          </table:table-cell>
          <table:table-cell office:value-type="float" office:value="2.8784996592000001" table:formula="of:=[.C392]/1000 * [.D392]*[.E392]/1000" table:style-name="ce6">
            <text:p>2,878499659</text:p>
          </table:table-cell>
          <table:table-cell table:number-columns-repeated="2" table:style-name="ce1"/>
          <table:table-cell office:value-type="float" office:value="0.16375527261361089" table:formula="of:=[.F392]-([.$J$3]*[.C392]/1000)" table:style-name="ce1">
            <text:p>0,163755273</text:p>
          </table:table-cell>
          <table:table-cell table:number-columns-repeated="16375"/>
        </table:table-row>
        <table:table-row table:style-name="ro1">
          <table:table-cell office:value-type="time" office:time-value="PT17H12M30S" table:style-name="ce3">
            <text:p>17:12:30</text:p>
          </table:table-cell>
          <table:table-cell office:value-type="time" office:time-value="PT17H12M31S" table:style-name="ce3">
            <text:p>17:12:31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12.19000000000005" table:style-name="ce1">
            <text:p>512,19</text:p>
          </table:table-cell>
          <table:table-cell office:value-type="float" office:value="2.8042556156999998" table:formula="of:=[.C393]/1000 * [.D393]*[.E393]/1000" table:style-name="ce6">
            <text:p>2,804255616</text:p>
          </table:table-cell>
          <table:table-cell table:number-columns-repeated="2" table:style-name="ce1"/>
          <table:table-cell office:value-type="float" office:value="0.11238828855113603" table:formula="of:=[.F393]-([.$J$3]*[.C393]/1000)" table:style-name="ce1">
            <text:p>0,112388289</text:p>
          </table:table-cell>
          <table:table-cell table:number-columns-repeated="16375"/>
        </table:table-row>
        <table:table-row table:style-name="ro1">
          <table:table-cell office:value-type="time" office:time-value="PT17H12M31S" table:style-name="ce3">
            <text:p>17:12:31</text:p>
          </table:table-cell>
          <table:table-cell office:value-type="time" office:time-value="PT17H12M32S" table:style-name="ce3">
            <text:p>17:12:32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28.97" table:style-name="ce1">
            <text:p>528,97</text:p>
          </table:table-cell>
          <table:table-cell office:value-type="float" office:value="2.8961266190999999" table:formula="of:=[.C394]/1000 * [.D394]*[.E394]/1000" table:style-name="ce6">
            <text:p>2,896126619</text:p>
          </table:table-cell>
          <table:table-cell table:number-columns-repeated="2" table:style-name="ce1"/>
          <table:table-cell office:value-type="float" office:value="0.20425929195113612" table:formula="of:=[.F394]-([.$J$3]*[.C394]/1000)" table:style-name="ce1">
            <text:p>0,204259292</text:p>
          </table:table-cell>
          <table:table-cell table:number-columns-repeated="16375"/>
        </table:table-row>
        <table:table-row table:style-name="ro1">
          <table:table-cell office:value-type="time" office:time-value="PT17H12M32S" table:style-name="ce3">
            <text:p>17:12:32</text:p>
          </table:table-cell>
          <table:table-cell office:value-type="time" office:time-value="PT17H12M33S" table:style-name="ce3">
            <text:p>17:12:33</text:p>
          </table:table-cell>
          <table:table-cell office:value-type="float" office:value="1066" table:style-name="ce1">
            <text:p>1066</text:p>
          </table:table-cell>
          <table:table-cell office:value-type="float" office:value="5.17" table:style-name="ce1">
            <text:p>5,17</text:p>
          </table:table-cell>
          <table:table-cell office:value-type="float" office:value="538.72" table:style-name="ce1">
            <text:p>538,72</text:p>
          </table:table-cell>
          <table:table-cell office:value-type="float" office:value="2.9690044384000003" table:formula="of:=[.C395]/1000 * [.D395]*[.E395]/1000" table:style-name="ce6">
            <text:p>2,969004438</text:p>
          </table:table-cell>
          <table:table-cell table:number-columns-repeated="2" table:style-name="ce1"/>
          <table:table-cell office:value-type="float" office:value="0.25934384279972766" table:formula="of:=[.F395]-([.$J$3]*[.C395]/1000)" table:style-name="ce1">
            <text:p>0,259343843</text:p>
          </table:table-cell>
          <table:table-cell table:number-columns-repeated="16375"/>
        </table:table-row>
        <table:table-row table:style-name="ro1">
          <table:table-cell office:value-type="time" office:time-value="PT17H12M33S" table:style-name="ce3">
            <text:p>17:12:33</text:p>
          </table:table-cell>
          <table:table-cell office:value-type="time" office:time-value="PT17H12M35S" table:style-name="ce3">
            <text:p>17:12:35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38.88" table:style-name="ce1">
            <text:p>538,88</text:p>
          </table:table-cell>
          <table:table-cell office:value-type="float" office:value="2.9615282048" table:formula="of:=[.C396]/1000 * [.D396]*[.E396]/1000" table:style-name="ce6">
            <text:p>2,961528205</text:p>
          </table:table-cell>
          <table:table-cell table:number-columns-repeated="2" table:style-name="ce1"/>
          <table:table-cell office:value-type="float" office:value="0.25949329567890267" table:formula="of:=[.F396]-([.$J$3]*[.C396]/1000)" table:style-name="ce1">
            <text:p>0,259493296</text:p>
          </table:table-cell>
          <table:table-cell table:number-columns-repeated="16375"/>
        </table:table-row>
        <table:table-row table:style-name="ro1">
          <table:table-cell office:value-type="time" office:time-value="PT17H12M35S" table:style-name="ce3">
            <text:p>17:12:35</text:p>
          </table:table-cell>
          <table:table-cell office:value-type="time" office:time-value="PT17H12M36S" table:style-name="ce3">
            <text:p>17:12:36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5.47" table:style-name="ce1">
            <text:p>535,47</text:p>
          </table:table-cell>
          <table:table-cell office:value-type="float" office:value="2.9344826940000002" table:formula="of:=[.C397]/1000 * [.D397]*[.E397]/1000" table:style-name="ce6">
            <text:p>2,934482694</text:p>
          </table:table-cell>
          <table:table-cell table:number-columns-repeated="2" table:style-name="ce1"/>
          <table:table-cell office:value-type="float" office:value="0.24007347135807811" table:formula="of:=[.F397]-([.$J$3]*[.C397]/1000)" table:style-name="ce1">
            <text:p>0,240073471</text:p>
          </table:table-cell>
          <table:table-cell table:number-columns-repeated="16375"/>
        </table:table-row>
        <table:table-row table:style-name="ro1">
          <table:table-cell office:value-type="time" office:time-value="PT17H12M36S" table:style-name="ce3">
            <text:p>17:12:36</text:p>
          </table:table-cell>
          <table:table-cell office:value-type="time" office:time-value="PT17H12M37S" table:style-name="ce3">
            <text:p>17:12:37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4.86" table:style-name="ce1">
            <text:p>534,86</text:p>
          </table:table-cell>
          <table:table-cell office:value-type="float" office:value="2.9311397719999999" table:formula="of:=[.C398]/1000 * [.D398]*[.E398]/1000" table:style-name="ce6">
            <text:p>2,931139772</text:p>
          </table:table-cell>
          <table:table-cell table:number-columns-repeated="2" table:style-name="ce1"/>
          <table:table-cell office:value-type="float" office:value="0.2367305493580778" table:formula="of:=[.F398]-([.$J$3]*[.C398]/1000)" table:style-name="ce1">
            <text:p>0,236730549</text:p>
          </table:table-cell>
          <table:table-cell table:number-columns-repeated="16375"/>
        </table:table-row>
        <table:table-row table:style-name="ro1">
          <table:table-cell office:value-type="time" office:time-value="PT17H12M37S" table:style-name="ce3">
            <text:p>17:12:37</text:p>
          </table:table-cell>
          <table:table-cell office:value-type="time" office:time-value="PT17H12M38S" table:style-name="ce3">
            <text:p>17:12:38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57.48" table:style-name="ce1">
            <text:p>557,48</text:p>
          </table:table-cell>
          <table:table-cell office:value-type="float" office:value="3.0549458016000002" table:formula="of:=[.C399]/1000 * [.D399]*[.E399]/1000" table:style-name="ce6">
            <text:p>3,054945802</text:p>
          </table:table-cell>
          <table:table-cell table:number-columns-repeated="2" table:style-name="ce1"/>
          <table:table-cell office:value-type="float" office:value="0.35545278797196111" table:formula="of:=[.F399]-([.$J$3]*[.C399]/1000)" table:style-name="ce1">
            <text:p>0,355452788</text:p>
          </table:table-cell>
          <table:table-cell table:number-columns-repeated="16375"/>
        </table:table-row>
        <table:table-row table:style-name="ro1">
          <table:table-cell office:value-type="time" office:time-value="PT17H12M38S" table:style-name="ce3">
            <text:p>17:12:38</text:p>
          </table:table-cell>
          <table:table-cell office:value-type="time" office:time-value="PT17H12M39S" table:style-name="ce3">
            <text:p>17:12:39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6.44000000000005" table:style-name="ce1">
            <text:p>526,44</text:p>
          </table:table-cell>
          <table:table-cell office:value-type="float" office:value="2.8849964880000001" table:formula="of:=[.C400]/1000 * [.D400]*[.E400]/1000" table:style-name="ce6">
            <text:p>2,884996488</text:p>
          </table:table-cell>
          <table:table-cell table:number-columns-repeated="2" table:style-name="ce1"/>
          <table:table-cell office:value-type="float" office:value="0.19058726535807802" table:formula="of:=[.F400]-([.$J$3]*[.C400]/1000)" table:style-name="ce1">
            <text:p>0,190587265</text:p>
          </table:table-cell>
          <table:table-cell table:number-columns-repeated="16375"/>
        </table:table-row>
        <table:table-row table:style-name="ro1">
          <table:table-cell office:value-type="time" office:time-value="PT17H12M39S" table:style-name="ce3">
            <text:p>17:12:39</text:p>
          </table:table-cell>
          <table:table-cell office:value-type="time" office:time-value="PT17H12M40S" table:style-name="ce3">
            <text:p>17:12:40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39.62" table:style-name="ce1">
            <text:p>539,62</text:p>
          </table:table-cell>
          <table:table-cell office:value-type="float" office:value="2.9544356885999994" table:formula="of:=[.C401]/1000 * [.D401]*[.E401]/1000" table:style-name="ce6">
            <text:p>2,954435689</text:p>
          </table:table-cell>
          <table:table-cell table:number-columns-repeated="2" table:style-name="ce1"/>
          <table:table-cell office:value-type="float" office:value="0.2625683614511356" table:formula="of:=[.F401]-([.$J$3]*[.C401]/1000)" table:style-name="ce1">
            <text:p>0,262568361</text:p>
          </table:table-cell>
          <table:table-cell table:number-columns-repeated="16375"/>
        </table:table-row>
        <table:table-row table:style-name="ro1">
          <table:table-cell office:value-type="time" office:time-value="PT17H12M40S" table:style-name="ce3">
            <text:p>17:12:40</text:p>
          </table:table-cell>
          <table:table-cell office:value-type="time" office:time-value="PT17H12M41S" table:style-name="ce3">
            <text:p>17:12:41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15.82000000000005" table:style-name="ce1">
            <text:p>515,82</text:p>
          </table:table-cell>
          <table:table-cell office:value-type="float" office:value="2.8321303428000006" table:formula="of:=[.C402]/1000 * [.D402]*[.E402]/1000" table:style-name="ce6">
            <text:p>2,832130343</text:p>
          </table:table-cell>
          <table:table-cell table:number-columns-repeated="2" table:style-name="ce1"/>
          <table:table-cell office:value-type="float" office:value="0.13263732917196158" table:formula="of:=[.F402]-([.$J$3]*[.C402]/1000)" table:style-name="ce1">
            <text:p>0,132637329</text:p>
          </table:table-cell>
          <table:table-cell table:number-columns-repeated="16375"/>
        </table:table-row>
        <table:table-row table:style-name="ro1">
          <table:table-cell office:value-type="time" office:time-value="PT17H12M41S" table:style-name="ce3">
            <text:p>17:12:41</text:p>
          </table:table-cell>
          <table:table-cell office:value-type="time" office:time-value="PT17H12M42S" table:style-name="ce3">
            <text:p>17:12:42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31.83000000000004" table:style-name="ce1">
            <text:p>531,83</text:p>
          </table:table-cell>
          <table:table-cell office:value-type="float" office:value="2.9226185820000001" table:formula="of:=[.C403]/1000 * [.D403]*[.E403]/1000" table:style-name="ce6">
            <text:p>2,922618582</text:p>
          </table:table-cell>
          <table:table-cell table:number-columns-repeated="2" table:style-name="ce1"/>
          <table:table-cell office:value-type="float" office:value="0.21549988189278624" table:formula="of:=[.F403]-([.$J$3]*[.C403]/1000)" table:style-name="ce1">
            <text:p>0,215499882</text:p>
          </table:table-cell>
          <table:table-cell table:number-columns-repeated="16375"/>
        </table:table-row>
        <table:table-row table:style-name="ro1">
          <table:table-cell office:value-type="time" office:time-value="PT17H12M42S" table:style-name="ce3">
            <text:p>17:12:42</text:p>
          </table:table-cell>
          <table:table-cell office:value-type="time" office:time-value="PT17H12M43S" table:style-name="ce3">
            <text:p>17:12:43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27.09" table:style-name="ce1">
            <text:p>527,09</text:p>
          </table:table-cell>
          <table:table-cell office:value-type="float" office:value="2.8858335626999998" table:formula="of:=[.C404]/1000 * [.D404]*[.E404]/1000" table:style-name="ce6">
            <text:p>2,885833563</text:p>
          </table:table-cell>
          <table:table-cell table:number-columns-repeated="2" table:style-name="ce1"/>
          <table:table-cell office:value-type="float" office:value="0.19396623555113601" table:formula="of:=[.F404]-([.$J$3]*[.C404]/1000)" table:style-name="ce1">
            <text:p>0,193966236</text:p>
          </table:table-cell>
          <table:table-cell table:number-columns-repeated="16375"/>
        </table:table-row>
        <table:table-row table:style-name="ro1">
          <table:table-cell office:value-type="time" office:time-value="PT17H12M43S" table:style-name="ce3">
            <text:p>17:12:43</text:p>
          </table:table-cell>
          <table:table-cell office:value-type="time" office:time-value="PT17H12M44S" table:style-name="ce3">
            <text:p>17:12:44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35.33000000000004" table:style-name="ce1">
            <text:p>535,33</text:p>
          </table:table-cell>
          <table:table-cell office:value-type="float" office:value="2.9558567148000003" table:formula="of:=[.C405]/1000 * [.D405]*[.E405]/1000" table:style-name="ce6">
            <text:p>2,955856715</text:p>
          </table:table-cell>
          <table:table-cell table:number-columns-repeated="2" table:style-name="ce1"/>
          <table:table-cell office:value-type="float" office:value="0.24111232821361117" table:formula="of:=[.F405]-([.$J$3]*[.C405]/1000)" table:style-name="ce1">
            <text:p>0,241112328</text:p>
          </table:table-cell>
          <table:table-cell table:number-columns-repeated="16375"/>
        </table:table-row>
        <table:table-row table:style-name="ro1">
          <table:table-cell office:value-type="time" office:time-value="PT17H12M44S" table:style-name="ce3">
            <text:p>17:12:44</text:p>
          </table:table-cell>
          <table:table-cell office:value-type="time" office:time-value="PT17H12M45S" table:style-name="ce3">
            <text:p>17:12:45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33.9" table:style-name="ce1">
            <text:p>533,9</text:p>
          </table:table-cell>
          <table:table-cell office:value-type="float" office:value="2.9231185169999994" table:formula="of:=[.C406]/1000 * [.D406]*[.E406]/1000" table:style-name="ce6">
            <text:p>2,923118517</text:p>
          </table:table-cell>
          <table:table-cell table:number-columns-repeated="2" table:style-name="ce1"/>
          <table:table-cell office:value-type="float" office:value="0.23125118985113557" table:formula="of:=[.F406]-([.$J$3]*[.C406]/1000)" table:style-name="ce1">
            <text:p>0,23125119</text:p>
          </table:table-cell>
          <table:table-cell table:number-columns-repeated="16375"/>
        </table:table-row>
        <table:table-row table:style-name="ro1">
          <table:table-cell office:value-type="time" office:time-value="PT17H12M45S" table:style-name="ce3">
            <text:p>17:12:45</text:p>
          </table:table-cell>
          <table:table-cell office:value-type="time" office:time-value="PT17H12M46S" table:style-name="ce3">
            <text:p>17:12:46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52.07000000000005" table:style-name="ce1">
            <text:p>552,07</text:p>
          </table:table-cell>
          <table:table-cell office:value-type="float" office:value="3.0281481156000005" table:formula="of:=[.C407]/1000 * [.D407]*[.E407]/1000" table:style-name="ce6">
            <text:p>3,028148116</text:p>
          </table:table-cell>
          <table:table-cell table:number-columns-repeated="2" table:style-name="ce1"/>
          <table:table-cell office:value-type="float" office:value="0.32611320647890318" table:formula="of:=[.F407]-([.$J$3]*[.C407]/1000)" table:style-name="ce1">
            <text:p>0,326113206</text:p>
          </table:table-cell>
          <table:table-cell table:number-columns-repeated="16375"/>
        </table:table-row>
        <table:table-row table:style-name="ro1">
          <table:table-cell office:value-type="time" office:time-value="PT17H12M46S" table:style-name="ce3">
            <text:p>17:12:46</text:p>
          </table:table-cell>
          <table:table-cell office:value-type="time" office:time-value="PT17H12M48S" table:style-name="ce3">
            <text:p>17:12:48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36.5" table:style-name="ce1">
            <text:p>536,5</text:p>
          </table:table-cell>
          <table:table-cell office:value-type="float" office:value="2.94567471" table:formula="of:=[.C408]/1000 * [.D408]*[.E408]/1000" table:style-name="ce6">
            <text:p>2,94567471</text:p>
          </table:table-cell>
          <table:table-cell table:number-columns-repeated="2" table:style-name="ce1"/>
          <table:table-cell office:value-type="float" office:value="0.24618169637196097" table:formula="of:=[.F408]-([.$J$3]*[.C408]/1000)" table:style-name="ce1">
            <text:p>0,246181696</text:p>
          </table:table-cell>
          <table:table-cell table:number-columns-repeated="16375"/>
        </table:table-row>
        <table:table-row table:style-name="ro1">
          <table:table-cell office:value-type="time" office:time-value="PT17H12M48S" table:style-name="ce3">
            <text:p>17:12:48</text:p>
          </table:table-cell>
          <table:table-cell office:value-type="time" office:time-value="PT17H12M49S" table:style-name="ce3">
            <text:p>17:12:49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20.58000000000004" table:style-name="ce1">
            <text:p>520,58</text:p>
          </table:table-cell>
          <table:table-cell office:value-type="float" office:value="2.8609567118000001" table:formula="of:=[.C409]/1000 * [.D409]*[.E409]/1000" table:style-name="ce6">
            <text:p>2,860956712</text:p>
          </table:table-cell>
          <table:table-cell table:number-columns-repeated="2" table:style-name="ce1"/>
          <table:table-cell office:value-type="float" office:value="0.15892180267890277" table:formula="of:=[.F409]-([.$J$3]*[.C409]/1000)" table:style-name="ce1">
            <text:p>0,158921803</text:p>
          </table:table-cell>
          <table:table-cell table:number-columns-repeated="16375"/>
        </table:table-row>
        <table:table-row table:style-name="ro1">
          <table:table-cell office:value-type="time" office:time-value="PT17H12M49S" table:style-name="ce3">
            <text:p>17:12:49</text:p>
          </table:table-cell>
          <table:table-cell office:value-type="time" office:time-value="PT17H12M50S" table:style-name="ce3">
            <text:p>17:12:50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2.07000000000005" table:style-name="ce1">
            <text:p>522,07</text:p>
          </table:table-cell>
          <table:table-cell office:value-type="float" office:value="2.8610480140000005" table:formula="of:=[.C410]/1000 * [.D410]*[.E410]/1000" table:style-name="ce6">
            <text:p>2,861048014</text:p>
          </table:table-cell>
          <table:table-cell table:number-columns-repeated="2" table:style-name="ce1"/>
          <table:table-cell office:value-type="float" office:value="0.16663879135807846" table:formula="of:=[.F410]-([.$J$3]*[.C410]/1000)" table:style-name="ce1">
            <text:p>0,166638791</text:p>
          </table:table-cell>
          <table:table-cell table:number-columns-repeated="16375"/>
        </table:table-row>
        <table:table-row table:style-name="ro1">
          <table:table-cell office:value-type="time" office:time-value="PT17H12M50S" table:style-name="ce3">
            <text:p>17:12:50</text:p>
          </table:table-cell>
          <table:table-cell office:value-type="time" office:time-value="PT17H12M51S" table:style-name="ce3">
            <text:p>17:12:51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83.21" table:style-name="ce1">
            <text:p>583,21</text:p>
          </table:table-cell>
          <table:table-cell office:value-type="float" office:value="3.2230284156" table:formula="of:=[.C411]/1000 * [.D411]*[.E411]/1000" table:style-name="ce6">
            <text:p>3,223028416</text:p>
          </table:table-cell>
          <table:table-cell table:number-columns-repeated="2" table:style-name="ce1"/>
          <table:table-cell office:value-type="float" office:value="0.50065834253443553" table:formula="of:=[.F411]-([.$J$3]*[.C411]/1000)" table:style-name="ce1">
            <text:p>0,500658343</text:p>
          </table:table-cell>
          <table:table-cell table:number-columns-repeated="16375"/>
        </table:table-row>
        <table:table-row table:style-name="ro1">
          <table:table-cell office:value-type="time" office:time-value="PT17H12M51S" table:style-name="ce3">
            <text:p>17:12:51</text:p>
          </table:table-cell>
          <table:table-cell office:value-type="time" office:time-value="PT17H12M52S" table:style-name="ce3">
            <text:p>17:12:52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8.02" table:style-name="ce1">
            <text:p>528,02</text:p>
          </table:table-cell>
          <table:table-cell office:value-type="float" office:value="2.8963850673999998" table:formula="of:=[.C412]/1000 * [.D412]*[.E412]/1000" table:style-name="ce6">
            <text:p>2,896385067</text:p>
          </table:table-cell>
          <table:table-cell table:number-columns-repeated="2" table:style-name="ce1"/>
          <table:table-cell office:value-type="float" office:value="0.19943394926501945" table:formula="of:=[.F412]-([.$J$3]*[.C412]/1000)" table:style-name="ce1">
            <text:p>0,199433949</text:p>
          </table:table-cell>
          <table:table-cell table:number-columns-repeated="16375"/>
        </table:table-row>
        <table:table-row table:style-name="ro1">
          <table:table-cell office:value-type="time" office:time-value="PT17H12M52S" table:style-name="ce3">
            <text:p>17:12:52</text:p>
          </table:table-cell>
          <table:table-cell office:value-type="time" office:time-value="PT17H12M53S" table:style-name="ce3">
            <text:p>17:12:53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0.22" table:style-name="ce1">
            <text:p>510,22</text:p>
          </table:table-cell>
          <table:table-cell office:value-type="float" office:value="2.7961076440000001" table:formula="of:=[.C413]/1000 * [.D413]*[.E413]/1000" table:style-name="ce6">
            <text:p>2,796107644</text:p>
          </table:table-cell>
          <table:table-cell table:number-columns-repeated="2" table:style-name="ce1"/>
          <table:table-cell office:value-type="float" office:value="0.10169842135807805" table:formula="of:=[.F413]-([.$J$3]*[.C413]/1000)" table:style-name="ce1">
            <text:p>0,101698421</text:p>
          </table:table-cell>
          <table:table-cell table:number-columns-repeated="16375"/>
        </table:table-row>
        <table:table-row table:style-name="ro1">
          <table:table-cell office:value-type="time" office:time-value="PT17H12M53S" table:style-name="ce3">
            <text:p>17:12:53</text:p>
          </table:table-cell>
          <table:table-cell office:value-type="time" office:time-value="PT17H12M54S" table:style-name="ce3">
            <text:p>17:12:54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3.04" table:style-name="ce1">
            <text:p>513,04</text:p>
          </table:table-cell>
          <table:table-cell office:value-type="float" office:value="2.811561808" table:formula="of:=[.C414]/1000 * [.D414]*[.E414]/1000" table:style-name="ce6">
            <text:p>2,811561808</text:p>
          </table:table-cell>
          <table:table-cell table:number-columns-repeated="2" table:style-name="ce1"/>
          <table:table-cell office:value-type="float" office:value="0.11715258535807793" table:formula="of:=[.F414]-([.$J$3]*[.C414]/1000)" table:style-name="ce1">
            <text:p>0,117152585</text:p>
          </table:table-cell>
          <table:table-cell table:number-columns-repeated="16375"/>
        </table:table-row>
        <table:table-row table:style-name="ro1">
          <table:table-cell office:value-type="time" office:time-value="PT17H12M54S" table:style-name="ce3">
            <text:p>17:12:54</text:p>
          </table:table-cell>
          <table:table-cell office:value-type="time" office:time-value="PT17H12M55S" table:style-name="ce3">
            <text:p>17:12:55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17.38" table:style-name="ce1">
            <text:p>517,38</text:p>
          </table:table-cell>
          <table:table-cell office:value-type="float" office:value="2.8326710213999995" table:formula="of:=[.C415]/1000 * [.D415]*[.E415]/1000" table:style-name="ce6">
            <text:p>2,832671021</text:p>
          </table:table-cell>
          <table:table-cell table:number-columns-repeated="2" table:style-name="ce1"/>
          <table:table-cell office:value-type="float" office:value="0.1408036942511357" table:formula="of:=[.F415]-([.$J$3]*[.C415]/1000)" table:style-name="ce1">
            <text:p>0,140803694</text:p>
          </table:table-cell>
          <table:table-cell table:number-columns-repeated="16375"/>
        </table:table-row>
        <table:table-row table:style-name="ro1">
          <table:table-cell office:value-type="time" office:time-value="PT17H12M55S" table:style-name="ce3">
            <text:p>17:12:55</text:p>
          </table:table-cell>
          <table:table-cell office:value-type="time" office:time-value="PT17H12M56S" table:style-name="ce3">
            <text:p>17:12:56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1.41999999999996" table:style-name="ce1">
            <text:p>521,42</text:p>
          </table:table-cell>
          <table:table-cell office:value-type="float" office:value="2.8574858839999999" table:formula="of:=[.C416]/1000 * [.D416]*[.E416]/1000" table:style-name="ce6">
            <text:p>2,857485884</text:p>
          </table:table-cell>
          <table:table-cell table:number-columns-repeated="2" table:style-name="ce1"/>
          <table:table-cell office:value-type="float" office:value="0.16307666135807786" table:formula="of:=[.F416]-([.$J$3]*[.C416]/1000)" table:style-name="ce1">
            <text:p>0,163076661</text:p>
          </table:table-cell>
          <table:table-cell table:number-columns-repeated="16375"/>
        </table:table-row>
        <table:table-row table:style-name="ro1">
          <table:table-cell office:value-type="time" office:time-value="PT17H12M56S" table:style-name="ce3">
            <text:p>17:12:56</text:p>
          </table:table-cell>
          <table:table-cell office:value-type="time" office:time-value="PT17H12M57S" table:style-name="ce3">
            <text:p>17:12:57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23.70000000000005" table:style-name="ce1">
            <text:p>523,7</text:p>
          </table:table-cell>
          <table:table-cell office:value-type="float" office:value="2.8672732109999997" table:formula="of:=[.C417]/1000 * [.D417]*[.E417]/1000" table:style-name="ce6">
            <text:p>2,867273211</text:p>
          </table:table-cell>
          <table:table-cell table:number-columns-repeated="2" table:style-name="ce1"/>
          <table:table-cell office:value-type="float" office:value="0.17540588385113587" table:formula="of:=[.F417]-([.$J$3]*[.C417]/1000)" table:style-name="ce1">
            <text:p>0,175405884</text:p>
          </table:table-cell>
          <table:table-cell table:number-columns-repeated="16375"/>
        </table:table-row>
        <table:table-row table:style-name="ro1">
          <table:table-cell office:value-type="time" office:time-value="PT17H12M57S" table:style-name="ce3">
            <text:p>17:12:57</text:p>
          </table:table-cell>
          <table:table-cell office:value-type="time" office:time-value="PT17H12M58S" table:style-name="ce3">
            <text:p>17:12:58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73.11" table:style-name="ce1">
            <text:p>573,11</text:p>
          </table:table-cell>
          <table:table-cell office:value-type="float" office:value="3.1583404368000001" table:formula="of:=[.C418]/1000 * [.D418]*[.E418]/1000" table:style-name="ce6">
            <text:p>3,158340437</text:p>
          </table:table-cell>
          <table:table-cell table:number-columns-repeated="2" table:style-name="ce1"/>
          <table:table-cell office:value-type="float" office:value="0.44359605021361093" table:formula="of:=[.F418]-([.$J$3]*[.C418]/1000)" table:style-name="ce1">
            <text:p>0,44359605</text:p>
          </table:table-cell>
          <table:table-cell table:number-columns-repeated="16375"/>
        </table:table-row>
        <table:table-row table:style-name="ro1">
          <table:table-cell office:value-type="time" office:time-value="PT17H12M58S" table:style-name="ce3">
            <text:p>17:12:58</text:p>
          </table:table-cell>
          <table:table-cell office:value-type="time" office:time-value="PT17H12M59S" table:style-name="ce3">
            <text:p>17:12:59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1.5" table:style-name="ce1">
            <text:p>541,5</text:p>
          </table:table-cell>
          <table:table-cell office:value-type="float" office:value="2.9675283000000001" table:formula="of:=[.C419]/1000 * [.D419]*[.E419]/1000" table:style-name="ce6">
            <text:p>2,9675283</text:p>
          </table:table-cell>
          <table:table-cell table:number-columns-repeated="2" table:style-name="ce1"/>
          <table:table-cell office:value-type="float" office:value="0.27311907735807806" table:formula="of:=[.F419]-([.$J$3]*[.C419]/1000)" table:style-name="ce1">
            <text:p>0,273119077</text:p>
          </table:table-cell>
          <table:table-cell table:number-columns-repeated="16375"/>
        </table:table-row>
        <table:table-row table:style-name="ro1">
          <table:table-cell office:value-type="time" office:time-value="PT17H12M59S" table:style-name="ce3">
            <text:p>17:12:59</text:p>
          </table:table-cell>
          <table:table-cell office:value-type="time" office:time-value="PT17H13M1S" table:style-name="ce3">
            <text:p>17:13:01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25.24" table:style-name="ce1">
            <text:p>525,24</text:p>
          </table:table-cell>
          <table:table-cell office:value-type="float" office:value="2.8757047571999999" table:formula="of:=[.C420]/1000 * [.D420]*[.E420]/1000" table:style-name="ce6">
            <text:p>2,875704757</text:p>
          </table:table-cell>
          <table:table-cell table:number-columns-repeated="2" table:style-name="ce1"/>
          <table:table-cell office:value-type="float" office:value="0.18383743005113606" table:formula="of:=[.F420]-([.$J$3]*[.C420]/1000)" table:style-name="ce1">
            <text:p>0,18383743</text:p>
          </table:table-cell>
          <table:table-cell table:number-columns-repeated="16375"/>
        </table:table-row>
        <table:table-row table:style-name="ro1">
          <table:table-cell office:value-type="time" office:time-value="PT17H13M1S" table:style-name="ce3">
            <text:p>17:13:01</text:p>
          </table:table-cell>
          <table:table-cell office:value-type="time" office:time-value="PT17H13M2S" table:style-name="ce3">
            <text:p>17:13:02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20.11" table:style-name="ce1">
            <text:p>520,11</text:p>
          </table:table-cell>
          <table:table-cell office:value-type="float" office:value="2.8662637968000002" table:formula="of:=[.C421]/1000 * [.D421]*[.E421]/1000" table:style-name="ce6">
            <text:p>2,866263797</text:p>
          </table:table-cell>
          <table:table-cell table:number-columns-repeated="2" table:style-name="ce1"/>
          <table:table-cell office:value-type="float" office:value="0.15151941021361104" table:formula="of:=[.F421]-([.$J$3]*[.C421]/1000)" table:style-name="ce1">
            <text:p>0,15151941</text:p>
          </table:table-cell>
          <table:table-cell table:number-columns-repeated="16375"/>
        </table:table-row>
        <table:table-row table:style-name="ro1">
          <table:table-cell office:value-type="time" office:time-value="PT17H13M2S" table:style-name="ce3">
            <text:p>17:13:02</text:p>
          </table:table-cell>
          <table:table-cell office:value-type="time" office:time-value="PT17H13M3S" table:style-name="ce3">
            <text:p>17:13:03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56.73" table:style-name="ce1">
            <text:p>556,73</text:p>
          </table:table-cell>
          <table:table-cell office:value-type="float" office:value="3.0594540420000005" table:formula="of:=[.C422]/1000 * [.D422]*[.E422]/1000" table:style-name="ce6">
            <text:p>3,059454042</text:p>
          </table:table-cell>
          <table:table-cell table:number-columns-repeated="2" table:style-name="ce1"/>
          <table:table-cell office:value-type="float" office:value="0.35233534189278659" table:formula="of:=[.F422]-([.$J$3]*[.C422]/1000)" table:style-name="ce1">
            <text:p>0,352335342</text:p>
          </table:table-cell>
          <table:table-cell table:number-columns-repeated="16375"/>
        </table:table-row>
        <table:table-row table:style-name="ro1">
          <table:table-cell office:value-type="time" office:time-value="PT17H13M3S" table:style-name="ce3">
            <text:p>17:13:03</text:p>
          </table:table-cell>
          <table:table-cell office:value-type="time" office:time-value="PT17H13M4S" table:style-name="ce3">
            <text:p>17:13:04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3.49" table:style-name="ce1">
            <text:p>543,49</text:p>
          </table:table-cell>
          <table:table-cell office:value-type="float" office:value="2.978433898" table:formula="of:=[.C423]/1000 * [.D423]*[.E423]/1000" table:style-name="ce6">
            <text:p>2,978433898</text:p>
          </table:table-cell>
          <table:table-cell table:number-columns-repeated="2" table:style-name="ce1"/>
          <table:table-cell office:value-type="float" office:value="0.28402467535807796" table:formula="of:=[.F423]-([.$J$3]*[.C423]/1000)" table:style-name="ce1">
            <text:p>0,284024675</text:p>
          </table:table-cell>
          <table:table-cell table:number-columns-repeated="16375"/>
        </table:table-row>
        <table:table-row table:style-name="ro1">
          <table:table-cell office:value-type="time" office:time-value="PT17H13M4S" table:style-name="ce3">
            <text:p>17:13:04</text:p>
          </table:table-cell>
          <table:table-cell office:value-type="time" office:time-value="PT17H13M5S" table:style-name="ce3">
            <text:p>17:13:05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26.66999999999996" table:style-name="ce1">
            <text:p>526,67</text:p>
          </table:table-cell>
          <table:table-cell office:value-type="float" office:value="2.9080400052000002" table:formula="of:=[.C424]/1000 * [.D424]*[.E424]/1000" table:style-name="ce6">
            <text:p>2,908040005</text:p>
          </table:table-cell>
          <table:table-cell table:number-columns-repeated="2" table:style-name="ce1"/>
          <table:table-cell office:value-type="float" office:value="0.193295618613611" table:formula="of:=[.F424]-([.$J$3]*[.C424]/1000)" table:style-name="ce1">
            <text:p>0,193295619</text:p>
          </table:table-cell>
          <table:table-cell table:number-columns-repeated="16375"/>
        </table:table-row>
        <table:table-row table:style-name="ro1">
          <table:table-cell office:value-type="time" office:time-value="PT17H13M5S" table:style-name="ce3">
            <text:p>17:13:05</text:p>
          </table:table-cell>
          <table:table-cell office:value-type="time" office:time-value="PT17H13M6S" table:style-name="ce3">
            <text:p>17:13:06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3.26" table:style-name="ce1">
            <text:p>523,26</text:p>
          </table:table-cell>
          <table:table-cell office:value-type="float" office:value="2.8675694519999997" table:formula="of:=[.C425]/1000 * [.D425]*[.E425]/1000" table:style-name="ce6">
            <text:p>2,867569452</text:p>
          </table:table-cell>
          <table:table-cell table:number-columns-repeated="2" table:style-name="ce1"/>
          <table:table-cell office:value-type="float" office:value="0.17316022935807762" table:formula="of:=[.F425]-([.$J$3]*[.C425]/1000)" table:style-name="ce1">
            <text:p>0,173160229</text:p>
          </table:table-cell>
          <table:table-cell table:number-columns-repeated="16375"/>
        </table:table-row>
        <table:table-row table:style-name="ro1">
          <table:table-cell office:value-type="time" office:time-value="PT17H13M6S" table:style-name="ce3">
            <text:p>17:13:06</text:p>
          </table:table-cell>
          <table:table-cell office:value-type="time" office:time-value="PT17H13M7S" table:style-name="ce3">
            <text:p>17:13:07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59.74" table:style-name="ce1">
            <text:p>559,74</text:p>
          </table:table-cell>
          <table:table-cell office:value-type="float" office:value="3.0673304208000003" table:formula="of:=[.C426]/1000 * [.D426]*[.E426]/1000" table:style-name="ce6">
            <text:p>3,067330421</text:p>
          </table:table-cell>
          <table:table-cell table:number-columns-repeated="2" table:style-name="ce1"/>
          <table:table-cell office:value-type="float" office:value="0.36783740717196123" table:formula="of:=[.F426]-([.$J$3]*[.C426]/1000)" table:style-name="ce1">
            <text:p>0,367837407</text:p>
          </table:table-cell>
          <table:table-cell table:number-columns-repeated="16375"/>
        </table:table-row>
        <table:table-row table:style-name="ro1">
          <table:table-cell office:value-type="time" office:time-value="PT17H13M7S" table:style-name="ce3">
            <text:p>17:13:07</text:p>
          </table:table-cell>
          <table:table-cell office:value-type="time" office:time-value="PT17H13M8S" table:style-name="ce3">
            <text:p>17:13:08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42.58000000000004" table:style-name="ce1">
            <text:p>542,58</text:p>
          </table:table-cell>
          <table:table-cell office:value-type="float" office:value="2.9986931634" table:formula="of:=[.C427]/1000 * [.D427]*[.E427]/1000" table:style-name="ce6">
            <text:p>2,998693163</text:p>
          </table:table-cell>
          <table:table-cell table:number-columns-repeated="2" table:style-name="ce1"/>
          <table:table-cell office:value-type="float" office:value="0.28140688132055258" table:formula="of:=[.F427]-([.$J$3]*[.C427]/1000)" table:style-name="ce1">
            <text:p>0,281406881</text:p>
          </table:table-cell>
          <table:table-cell table:number-columns-repeated="16375"/>
        </table:table-row>
        <table:table-row table:style-name="ro1">
          <table:table-cell office:value-type="time" office:time-value="PT17H13M8S" table:style-name="ce3">
            <text:p>17:13:08</text:p>
          </table:table-cell>
          <table:table-cell office:value-type="time" office:time-value="PT17H13M9S" table:style-name="ce3">
            <text:p>17:13:09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1.28" table:style-name="ce1">
            <text:p>521,28</text:p>
          </table:table-cell>
          <table:table-cell office:value-type="float" office:value="2.8594136735999998" table:formula="of:=[.C428]/1000 * [.D428]*[.E428]/1000" table:style-name="ce6">
            <text:p>2,859413674</text:p>
          </table:table-cell>
          <table:table-cell table:number-columns-repeated="2" table:style-name="ce1"/>
          <table:table-cell office:value-type="float" office:value="0.16246255546501942" table:formula="of:=[.F428]-([.$J$3]*[.C428]/1000)" table:style-name="ce1">
            <text:p>0,162462555</text:p>
          </table:table-cell>
          <table:table-cell table:number-columns-repeated="16375"/>
        </table:table-row>
        <table:table-row table:style-name="ro1">
          <table:table-cell office:value-type="time" office:time-value="PT17H13M9S" table:style-name="ce3">
            <text:p>17:13:09</text:p>
          </table:table-cell>
          <table:table-cell office:value-type="time" office:time-value="PT17H13M10S" table:style-name="ce3">
            <text:p>17:13:10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16.85" table:style-name="ce1">
            <text:p>516,85</text:p>
          </table:table-cell>
          <table:table-cell office:value-type="float" office:value="2.8351134845000003" table:formula="of:=[.C429]/1000 * [.D429]*[.E429]/1000" table:style-name="ce6">
            <text:p>2,835113485</text:p>
          </table:table-cell>
          <table:table-cell table:number-columns-repeated="2" table:style-name="ce1"/>
          <table:table-cell office:value-type="float" office:value="0.13816236636502" table:formula="of:=[.F429]-([.$J$3]*[.C429]/1000)" table:style-name="ce1">
            <text:p>0,138162366</text:p>
          </table:table-cell>
          <table:table-cell table:number-columns-repeated="16375"/>
        </table:table-row>
        <table:table-row table:style-name="ro1">
          <table:table-cell office:value-type="time" office:time-value="PT17H13M10S" table:style-name="ce3">
            <text:p>17:13:10</text:p>
          </table:table-cell>
          <table:table-cell office:value-type="time" office:time-value="PT17H13M11S" table:style-name="ce3">
            <text:p>17:13:11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23.30999999999995" table:style-name="ce1">
            <text:p>523,31</text:p>
          </table:table-cell>
          <table:table-cell office:value-type="float" office:value="2.8892991719999999" table:formula="of:=[.C430]/1000 * [.D430]*[.E430]/1000" table:style-name="ce6">
            <text:p>2,889299172</text:p>
          </table:table-cell>
          <table:table-cell table:number-columns-repeated="2" table:style-name="ce1"/>
          <table:table-cell office:value-type="float" office:value="0.16947099442749369" table:formula="of:=[.F430]-([.$J$3]*[.C430]/1000)" table:style-name="ce1">
            <text:p>0,169470994</text:p>
          </table:table-cell>
          <table:table-cell table:number-columns-repeated="16375"/>
        </table:table-row>
        <table:table-row table:style-name="ro1">
          <table:table-cell office:value-type="time" office:time-value="PT17H13M11S" table:style-name="ce3">
            <text:p>17:13:11</text:p>
          </table:table-cell>
          <table:table-cell office:value-type="time" office:time-value="PT17H13M12S" table:style-name="ce3">
            <text:p>17:13:12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18.69000000000005" table:style-name="ce1">
            <text:p>518,69</text:p>
          </table:table-cell>
          <table:table-cell office:value-type="float" office:value="2.8397032644000002" table:formula="of:=[.C431]/1000 * [.D431]*[.E431]/1000" table:style-name="ce6">
            <text:p>2,839703264</text:p>
          </table:table-cell>
          <table:table-cell table:number-columns-repeated="2" table:style-name="ce1"/>
          <table:table-cell office:value-type="float" office:value="0.14275214626501986" table:formula="of:=[.F431]-([.$J$3]*[.C431]/1000)" table:style-name="ce1">
            <text:p>0,142752146</text:p>
          </table:table-cell>
          <table:table-cell table:number-columns-repeated="16375"/>
        </table:table-row>
        <table:table-row table:style-name="ro1">
          <table:table-cell office:value-type="time" office:time-value="PT17H13M12S" table:style-name="ce3">
            <text:p>17:13:12</text:p>
          </table:table-cell>
          <table:table-cell office:value-type="time" office:time-value="PT17H13M14S" table:style-name="ce3">
            <text:p>17:13:14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12.9" table:style-name="ce1">
            <text:p>512,9</text:p>
          </table:table-cell>
          <table:table-cell office:value-type="float" office:value="2.8081428869999994" table:formula="of:=[.C432]/1000 * [.D432]*[.E432]/1000" table:style-name="ce6">
            <text:p>2,808142887</text:p>
          </table:table-cell>
          <table:table-cell table:number-columns-repeated="2" table:style-name="ce1"/>
          <table:table-cell office:value-type="float" office:value="0.11627555985113558" table:formula="of:=[.F432]-([.$J$3]*[.C432]/1000)" table:style-name="ce1">
            <text:p>0,11627556</text:p>
          </table:table-cell>
          <table:table-cell table:number-columns-repeated="16375"/>
        </table:table-row>
        <table:table-row table:style-name="ro1">
          <table:table-cell office:value-type="time" office:time-value="PT17H13M14S" table:style-name="ce3">
            <text:p>17:13:14</text:p>
          </table:table-cell>
          <table:table-cell office:value-type="time" office:time-value="PT17H13M15S" table:style-name="ce3">
            <text:p>17:13:15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1.42999999999995" table:style-name="ce1">
            <text:p>521,43</text:p>
          </table:table-cell>
          <table:table-cell office:value-type="float" office:value="2.8575406859999997" table:formula="of:=[.C433]/1000 * [.D433]*[.E433]/1000" table:style-name="ce6">
            <text:p>2,857540686</text:p>
          </table:table-cell>
          <table:table-cell table:number-columns-repeated="2" table:style-name="ce1"/>
          <table:table-cell office:value-type="float" office:value="0.1631314633580776" table:formula="of:=[.F433]-([.$J$3]*[.C433]/1000)" table:style-name="ce1">
            <text:p>0,163131463</text:p>
          </table:table-cell>
          <table:table-cell table:number-columns-repeated="16375"/>
        </table:table-row>
        <table:table-row table:style-name="ro1">
          <table:table-cell office:value-type="time" office:time-value="PT17H13M15S" table:style-name="ce3">
            <text:p>17:13:15</text:p>
          </table:table-cell>
          <table:table-cell office:value-type="time" office:time-value="PT17H13M16S" table:style-name="ce3">
            <text:p>17:13:16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22.03" table:style-name="ce1">
            <text:p>522,03</text:p>
          </table:table-cell>
          <table:table-cell office:value-type="float" office:value="2.8581299108999998" table:formula="of:=[.C434]/1000 * [.D434]*[.E434]/1000" table:style-name="ce6">
            <text:p>2,858129911</text:p>
          </table:table-cell>
          <table:table-cell table:number-columns-repeated="2" table:style-name="ce1"/>
          <table:table-cell office:value-type="float" office:value="0.16626258375113601" table:formula="of:=[.F434]-([.$J$3]*[.C434]/1000)" table:style-name="ce1">
            <text:p>0,166262584</text:p>
          </table:table-cell>
          <table:table-cell table:number-columns-repeated="16375"/>
        </table:table-row>
        <table:table-row table:style-name="ro1">
          <table:table-cell office:value-type="time" office:time-value="PT17H13M16S" table:style-name="ce3">
            <text:p>17:13:16</text:p>
          </table:table-cell>
          <table:table-cell office:value-type="time" office:time-value="PT17H13M17S" table:style-name="ce3">
            <text:p>17:13:17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30.46" table:style-name="ce1">
            <text:p>530,46</text:p>
          </table:table-cell>
          <table:table-cell office:value-type="float" office:value="2.9041411895999998" table:formula="of:=[.C435]/1000 * [.D435]*[.E435]/1000" table:style-name="ce6">
            <text:p>2,90414119</text:p>
          </table:table-cell>
          <table:table-cell table:number-columns-repeated="2" table:style-name="ce1"/>
          <table:table-cell office:value-type="float" office:value="0.20719007146501944" table:formula="of:=[.F435]-([.$J$3]*[.C435]/1000)" table:style-name="ce1">
            <text:p>0,207190071</text:p>
          </table:table-cell>
          <table:table-cell table:number-columns-repeated="16375"/>
        </table:table-row>
        <table:table-row table:style-name="ro1">
          <table:table-cell office:value-type="time" office:time-value="PT17H13M17S" table:style-name="ce3">
            <text:p>17:13:17</text:p>
          </table:table-cell>
          <table:table-cell office:value-type="time" office:time-value="PT17H13M18S" table:style-name="ce3">
            <text:p>17:13:18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0.92999999999995" table:style-name="ce1">
            <text:p>520,93</text:p>
          </table:table-cell>
          <table:table-cell office:value-type="float" office:value="2.8548005859999996" table:formula="of:=[.C436]/1000 * [.D436]*[.E436]/1000" table:style-name="ce6">
            <text:p>2,854800586</text:p>
          </table:table-cell>
          <table:table-cell table:number-columns-repeated="2" table:style-name="ce1"/>
          <table:table-cell office:value-type="float" office:value="0.16039136335807758" table:formula="of:=[.F436]-([.$J$3]*[.C436]/1000)" table:style-name="ce1">
            <text:p>0,160391363</text:p>
          </table:table-cell>
          <table:table-cell table:number-columns-repeated="16375"/>
        </table:table-row>
        <table:table-row table:style-name="ro1">
          <table:table-cell office:value-type="time" office:time-value="PT17H13M18S" table:style-name="ce3">
            <text:p>17:13:18</text:p>
          </table:table-cell>
          <table:table-cell office:value-type="time" office:time-value="PT17H13M19S" table:style-name="ce3">
            <text:p>17:13:19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12.29" table:style-name="ce1">
            <text:p>512,29</text:p>
          </table:table-cell>
          <table:table-cell office:value-type="float" office:value="2.8180458152000001" table:formula="of:=[.C437]/1000 * [.D437]*[.E437]/1000" table:style-name="ce6">
            <text:p>2,818045815</text:p>
          </table:table-cell>
          <table:table-cell table:number-columns-repeated="2" table:style-name="ce1"/>
          <table:table-cell office:value-type="float" office:value="0.11346901058584447" table:formula="of:=[.F437]-([.$J$3]*[.C437]/1000)" table:style-name="ce1">
            <text:p>0,113469011</text:p>
          </table:table-cell>
          <table:table-cell table:number-columns-repeated="16375"/>
        </table:table-row>
        <table:table-row table:style-name="ro1">
          <table:table-cell office:value-type="time" office:time-value="PT17H13M19S" table:style-name="ce3">
            <text:p>17:13:19</text:p>
          </table:table-cell>
          <table:table-cell office:value-type="time" office:time-value="PT17H13M20S" table:style-name="ce3">
            <text:p>17:13:20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7.22" table:style-name="ce1">
            <text:p>527,22</text:p>
          </table:table-cell>
          <table:table-cell office:value-type="float" office:value="2.889271044" table:formula="of:=[.C438]/1000 * [.D438]*[.E438]/1000" table:style-name="ce6">
            <text:p>2,889271044</text:p>
          </table:table-cell>
          <table:table-cell table:number-columns-repeated="2" table:style-name="ce1"/>
          <table:table-cell office:value-type="float" office:value="0.19486182135807795" table:formula="of:=[.F438]-([.$J$3]*[.C438]/1000)" table:style-name="ce1">
            <text:p>0,194861821</text:p>
          </table:table-cell>
          <table:table-cell table:number-columns-repeated="16375"/>
        </table:table-row>
        <table:table-row table:style-name="ro1">
          <table:table-cell office:value-type="time" office:time-value="PT17H13M20S" table:style-name="ce3">
            <text:p>17:13:20</text:p>
          </table:table-cell>
          <table:table-cell office:value-type="time" office:time-value="PT17H13M21S" table:style-name="ce3">
            <text:p>17:13:21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8.57000000000005" table:style-name="ce1">
            <text:p>548,57</text:p>
          </table:table-cell>
          <table:table-cell office:value-type="float" office:value="3.0091094209000002" table:formula="of:=[.C439]/1000 * [.D439]*[.E439]/1000" table:style-name="ce6">
            <text:p>3,009109421</text:p>
          </table:table-cell>
          <table:table-cell table:number-columns-repeated="2" table:style-name="ce1"/>
          <table:table-cell office:value-type="float" office:value="0.31215830276501988" table:formula="of:=[.F439]-([.$J$3]*[.C439]/1000)" table:style-name="ce1">
            <text:p>0,312158303</text:p>
          </table:table-cell>
          <table:table-cell table:number-columns-repeated="16375"/>
        </table:table-row>
        <table:table-row table:style-name="ro1">
          <table:table-cell office:value-type="time" office:time-value="PT17H13M21S" table:style-name="ce3">
            <text:p>17:13:21</text:p>
          </table:table-cell>
          <table:table-cell office:value-type="time" office:time-value="PT17H13M22S" table:style-name="ce3">
            <text:p>17:13:22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33.45000000000005" table:style-name="ce1">
            <text:p>533,45</text:p>
          </table:table-cell>
          <table:table-cell office:value-type="float" office:value="2.9454761820000002" table:formula="of:=[.C440]/1000 * [.D440]*[.E440]/1000" table:style-name="ce6">
            <text:p>2,945476182</text:p>
          </table:table-cell>
          <table:table-cell table:number-columns-repeated="2" table:style-name="ce1"/>
          <table:table-cell office:value-type="float" office:value="0.230731795413611" table:formula="of:=[.F440]-([.$J$3]*[.C440]/1000)" table:style-name="ce1">
            <text:p>0,230731795</text:p>
          </table:table-cell>
          <table:table-cell table:number-columns-repeated="16375"/>
        </table:table-row>
        <table:table-row table:style-name="ro1">
          <table:table-cell office:value-type="time" office:time-value="PT17H13M22S" table:style-name="ce3">
            <text:p>17:13:22</text:p>
          </table:table-cell>
          <table:table-cell office:value-type="time" office:time-value="PT17H13M23S" table:style-name="ce3">
            <text:p>17:13:23</text:p>
          </table:table-cell>
          <table:table-cell office:value-type="float" office:value="1078" table:style-name="ce1">
            <text:p>1078</text:p>
          </table:table-cell>
          <table:table-cell office:value-type="float" office:value="5.16" table:style-name="ce1">
            <text:p>5,16</text:p>
          </table:table-cell>
          <table:table-cell office:value-type="float" office:value="560.23" table:style-name="ce1">
            <text:p>560,23</text:p>
          </table:table-cell>
          <table:table-cell office:value-type="float" office:value="3.1162681704000006" table:formula="of:=[.C441]/1000 * [.D441]*[.E441]/1000" table:style-name="ce6">
            <text:p>3,11626817</text:p>
          </table:table-cell>
          <table:table-cell table:number-columns-repeated="2" table:style-name="ce1"/>
          <table:table-cell office:value-type="float" office:value="0.37610482888302688" table:formula="of:=[.F441]-([.$J$3]*[.C441]/1000)" table:style-name="ce1">
            <text:p>0,376104829</text:p>
          </table:table-cell>
          <table:table-cell table:number-columns-repeated="16375"/>
        </table:table-row>
        <table:table-row table:style-name="ro1">
          <table:table-cell office:value-type="time" office:time-value="PT17H13M23S" table:style-name="ce3">
            <text:p>17:13:23</text:p>
          </table:table-cell>
          <table:table-cell office:value-type="time" office:time-value="PT17H13M24S" table:style-name="ce3">
            <text:p>17:13:24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8.63" table:style-name="ce1">
            <text:p>528,63</text:p>
          </table:table-cell>
          <table:table-cell office:value-type="float" office:value="2.8997311430999999" table:formula="of:=[.C442]/1000 * [.D442]*[.E442]/1000" table:style-name="ce6">
            <text:p>2,899731143</text:p>
          </table:table-cell>
          <table:table-cell table:number-columns-repeated="2" table:style-name="ce1"/>
          <table:table-cell office:value-type="float" office:value="0.20278002496501957" table:formula="of:=[.F442]-([.$J$3]*[.C442]/1000)" table:style-name="ce1">
            <text:p>0,202780025</text:p>
          </table:table-cell>
          <table:table-cell table:number-columns-repeated="16375"/>
        </table:table-row>
        <table:table-row table:style-name="ro1">
          <table:table-cell office:value-type="time" office:time-value="PT17H13M24S" table:style-name="ce3">
            <text:p>17:13:24</text:p>
          </table:table-cell>
          <table:table-cell office:value-type="time" office:time-value="PT17H13M26S" table:style-name="ce3">
            <text:p>17:13:26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31.91999999999996" table:style-name="ce1">
            <text:p>531,92</text:p>
          </table:table-cell>
          <table:table-cell office:value-type="float" office:value="2.9397782215999997" table:formula="of:=[.C443]/1000 * [.D443]*[.E443]/1000" table:style-name="ce6">
            <text:p>2,939778222</text:p>
          </table:table-cell>
          <table:table-cell table:number-columns-repeated="2" table:style-name="ce1"/>
          <table:table-cell office:value-type="float" office:value="0.22249193952055224" table:formula="of:=[.F443]-([.$J$3]*[.C443]/1000)" table:style-name="ce1">
            <text:p>0,22249194</text:p>
          </table:table-cell>
          <table:table-cell table:number-columns-repeated="16375"/>
        </table:table-row>
        <table:table-row table:style-name="ro1">
          <table:table-cell office:value-type="time" office:time-value="PT17H13M26S" table:style-name="ce3">
            <text:p>17:13:26</text:p>
          </table:table-cell>
          <table:table-cell office:value-type="time" office:time-value="PT17H13M27S" table:style-name="ce3">
            <text:p>17:13:27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27.62" table:style-name="ce1">
            <text:p>527,62</text:p>
          </table:table-cell>
          <table:table-cell office:value-type="float" office:value="2.8969187148" table:formula="of:=[.C444]/1000 * [.D444]*[.E444]/1000" table:style-name="ce6">
            <text:p>2,896918715</text:p>
          </table:table-cell>
          <table:table-cell table:number-columns-repeated="2" table:style-name="ce1"/>
          <table:table-cell office:value-type="float" office:value="0.1974257011719609" table:formula="of:=[.F444]-([.$J$3]*[.C444]/1000)" table:style-name="ce1">
            <text:p>0,197425701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string" table:style-name="ce5">
            <text:p>Total energy</text:p>
          </table:table-cell>
          <table:table-cell office:value-type="float" office:value="554.86798201559986" table:formula="of:=SUM([.F255:.F444])" table:style-name="ce4">
            <text:p>554,867982</text:p>
          </table:table-cell>
          <table:table-cell table:style-name="ce1"/>
          <table:table-cell office:value-type="string" table:style-name="ce5">
            <text:p>Total energy without SO</text:p>
          </table:table-cell>
          <table:table-cell office:value-type="float" office:value="41.857549815564148" table:formula="of:=SUM([.I255:.I444])" table:style-name="ce5">
            <text:p>41,85754982</text:p>
          </table:table-cell>
          <table:table-cell table:number-columns-repeated="16375"/>
        </table:table-row>
        <table:table-row table:number-rows-repeated="10481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jennifer</dc:creator>
    <meta:creation-date>2024-04-24T00:29:45Z</meta:creation-date>
    <dc:date>2024-04-30T11:10:45Z</dc:date>
    <meta:editing-cycles>3</meta:editing-cycles>
    <meta:editing-duration>PT630S</meta:editing-duration>
  </office:meta>
</office:document-meta>
</file>